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72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2.2819in"/>
    </style:style>
    <style:style style:name="co5" style:family="table-column">
      <style:table-column-properties fo:break-before="auto" style:column-width="1.598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4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5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Arial" fo:font-size="10pt" style:font-size-asian="10pt" style:font-name-complex="Arial1" style:font-size-complex="10pt"/>
    </style:style>
    <style:style style:name="ce7" style:family="table-cell" style:parent-style-name="Default" style:data-style-name="N104">
      <style:text-properties style:font-name="Arial" fo:font-size="10pt" style:font-size-asian="10pt" style:font-name-complex="Arial1" style:font-size-complex="10pt"/>
    </style:style>
    <style:style style:name="ce8" style:family="table-cell" style:parent-style-name="Default">
      <style:text-properties style:font-name="Arial" fo:font-size="10pt" style:font-size-asian="10pt" style:font-name-complex="Times New Roman" style:font-size-complex="10pt"/>
    </style:style>
    <style:style style:name="ce9" style:family="table-cell" style:parent-style-name="Defaul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T1" style:family="text">
      <style:text-properties style:use-window-font-color="true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super 58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1010" table:default-cell-style-name="ce2"/>
        <table:table-row table:style-name="ro1">
          <table:table-cell table:style-name="ce1" office:value-type="string">
            <text:p>ANO</text:p>
          </table:table-cell>
          <table:table-cell table:style-name="ce3" office:value-type="string">
            <text:p>ESTADO</text:p>
          </table:table-cell>
          <table:table-cell table:style-name="ce3" office:value-type="string">
            <text:p>PUERTO</text:p>
          </table:table-cell>
          <table:table-cell table:style-name="ce3" office:value-type="string">
            <text:p>BENEFICIARIO</text:p>
          </table:table-cell>
          <table:table-cell table:style-name="ce1" office:value-type="string">
            <text:p>RNPA</text:p>
          </table:table-cell>
          <table:table-cell table:style-name="ce3" office:value-type="string">
            <text:p>EMBARCACION</text:p>
          </table:table-cell>
          <table:table-cell table:style-name="ce1" office:value-type="string">
            <text:p>MONTO TOTAL DEL PROYECTO</text:p>
          </table:table-cell>
          <table:table-cell table:style-name="ce1" office:value-type="string">
            <text:p>APORTACION PRODUCTOR</text:p>
          </table:table-cell>
          <table:table-cell table:style-name="ce1" office:value-type="string">
            <text:p>APORTACION CONAPESCA</text:p>
          </table:table-cell>
          <table:table-cell table:style-name="ce1" office:value-type="string">
            <text:p>PAGADO POR CONCEPTO</text:p>
          </table:table-cell>
          <table:table-cell table:style-name="ce1" office:value-type="string">
            <text:p>PAGADO REEMBOLSO</text:p>
          </table:table-cell>
          <table:table-cell table:style-name="ce1" office:value-type="string">
            <text:p>PASIVOS</text:p>
          </table:table-cell>
          <table:table-cell table:style-name="ce1" office:value-type="string">
            <text:p>DESISTIDO-ECONOMIA</text:p>
          </table:table-cell>
          <table:table-cell table:style-name="ce1" office:value-type="string">
            <text:p>SALDO</text:p>
          </table:table-cell>
          <table:table-cell table:style-name="ce1"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JOSE CRISTOBAL ASCOLANI ROMO</text:p>
          </table:table-cell>
          <table:table-cell office:value-type="float" office:value="203007208">
            <text:p>203007208</text:p>
          </table:table-cell>
          <table:table-cell table:style-name="ce4" office:value-type="string">
            <text:p>VENCEDOR</text:p>
          </table:table-cell>
          <table:table-cell office:value-type="float" office:value="1001419">
            <text:p>1001419</text:p>
          </table:table-cell>
          <table:table-cell office:value-type="float" office:value="630203.34">
            <text:p>630203.34</text:p>
          </table:table-cell>
          <table:table-cell office:value-type="float" office:value="371215.66">
            <text:p>371215.66</text:p>
          </table:table-cell>
          <table:table-cell table:number-columns-repeated="3"/>
          <table:table-cell office:value-type="float" office:value="273944.92">
            <text:p>273944.92</text:p>
          </table:table-cell>
          <table:table-cell office:value-type="float" office:value="97270.74">
            <text:p>97270.74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DENEBOLA, S.A. DE C.V.</text:p>
          </table:table-cell>
          <table:table-cell office:value-type="float" office:value="203014741">
            <text:p>203014741</text:p>
          </table:table-cell>
          <table:table-cell table:style-name="ce4" office:value-type="string">
            <text:p>DONNICO</text:p>
          </table:table-cell>
          <table:table-cell office:value-type="float" office:value="262740">
            <text:p>262740</text:p>
          </table:table-cell>
          <table:table-cell office:value-type="float" office:value="149490">
            <text:p>149490</text:p>
          </table:table-cell>
          <table:table-cell office:value-type="float" office:value="113250">
            <text:p>113250</text:p>
          </table:table-cell>
          <table:table-cell office:value-type="float" office:value="99797.51">
            <text:p>99797.51</text:p>
          </table:table-cell>
          <table:table-cell table:number-columns-repeated="3"/>
          <table:table-cell office:value-type="float" office:value="13452.49">
            <text:p>13452.49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TUNIPESCA, S.A. DE C.V.</text:p>
          </table:table-cell>
          <table:table-cell office:value-type="float" office:value="203016316">
            <text:p>203016316</text:p>
          </table:table-cell>
          <table:table-cell table:style-name="ce4" office:value-type="string">
            <text:p>RAMBLER</text:p>
          </table:table-cell>
          <table:table-cell office:value-type="float" office:value="1060183.29">
            <text:p>1060183.29</text:p>
          </table:table-cell>
          <table:table-cell office:value-type="float" office:value="666270.36">
            <text:p>666270.36</text:p>
          </table:table-cell>
          <table:table-cell office:value-type="float" office:value="393912.93">
            <text:p>393912.93</text:p>
          </table:table-cell>
          <table:table-cell/>
          <table:table-cell office:value-type="float" office:value="393911.72">
            <text:p>393911.72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CORPORACION DE ATUNEROS</text:p>
          </table:table-cell>
          <table:table-cell office:value-type="float" office:value="203015953">
            <text:p>203015953</text:p>
          </table:table-cell>
          <table:table-cell table:style-name="ce4" office:value-type="string">
            <text:p>EL GLADIADOR</text:p>
          </table:table-cell>
          <table:table-cell office:value-type="float" office:value="1084625.52">
            <text:p>1084625.52</text:p>
          </table:table-cell>
          <table:table-cell office:value-type="float" office:value="626464.74">
            <text:p>626464.74</text:p>
          </table:table-cell>
          <table:table-cell office:value-type="float" office:value="458160.78">
            <text:p>458160.78</text:p>
          </table:table-cell>
          <table:table-cell table:number-columns-repeated="4"/>
          <table:table-cell office:value-type="float" office:value="458160.78">
            <text:p>458160.78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DE ENSENADA, S.A. DE C.V.</text:p>
          </table:table-cell>
          <table:table-cell office:value-type="float" office:value="203015953">
            <text:p>203015953</text:p>
          </table:table-cell>
          <table:table-cell table:style-name="ce4" office:value-type="string">
            <text:p>CENTAURO DEL NORTE</text:p>
          </table:table-cell>
          <table:table-cell office:value-type="float" office:value="1084625.52">
            <text:p>1084625.52</text:p>
          </table:table-cell>
          <table:table-cell office:value-type="float" office:value="626464.74">
            <text:p>626464.74</text:p>
          </table:table-cell>
          <table:table-cell office:value-type="float" office:value="458160.78">
            <text:p>458160.78</text:p>
          </table:table-cell>
          <table:table-cell table:number-columns-repeated="4"/>
          <table:table-cell office:value-type="float" office:value="458160.78">
            <text:p>458160.78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l Sauzal de Rodríguez</text:p>
          </table:table-cell>
          <table:table-cell table:style-name="ce4" office:value-type="string">
            <text:p>PESCA AZUL, S.A. DE C.V.</text:p>
          </table:table-cell>
          <table:table-cell table:style-name="ce4" office:value-type="float" office:value="2508011026">
            <text:p>2508011026</text:p>
          </table:table-cell>
          <table:table-cell table:style-name="ce4" office:value-type="string">
            <text:p>ESMERALDA</text:p>
          </table:table-cell>
          <table:table-cell office:value-type="float" office:value="2101910.88">
            <text:p>2101910.88</text:p>
          </table:table-cell>
          <table:table-cell office:value-type="float" office:value="1198346.91">
            <text:p>1198346.91</text:p>
          </table:table-cell>
          <table:table-cell office:value-type="float" office:value="903563.97">
            <text:p>903563.97</text:p>
          </table:table-cell>
          <table:table-cell office:value-type="float" office:value="684274.83">
            <text:p>684274.83</text:p>
          </table:table-cell>
          <table:table-cell table:number-columns-repeated="3"/>
          <table:table-cell office:value-type="float" office:value="219289.14">
            <text:p>219289.14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MAR DE LA CORINA.S.A. DE C.V</text:p>
          </table:table-cell>
          <table:table-cell office:value-type="float" office:value="203005814">
            <text:p>203005814</text:p>
          </table:table-cell>
          <table:table-cell table:style-name="ce4" office:value-type="string">
            <text:p>FANTASMA DEL MAR</text:p>
          </table:table-cell>
          <table:table-cell office:value-type="float" office:value="562716">
            <text:p>562716</text:p>
          </table:table-cell>
          <table:table-cell office:value-type="float" office:value="325065.51">
            <text:p>325065.51</text:p>
          </table:table-cell>
          <table:table-cell office:value-type="float" office:value="237650.49">
            <text:p>237650.49</text:p>
          </table:table-cell>
          <table:table-cell/>
          <table:table-cell office:value-type="float" office:value="237650.49">
            <text:p>237650.4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l Sauzal de Rodríguez</text:p>
          </table:table-cell>
          <table:table-cell table:style-name="ce4" office:value-type="string">
            <text:p>ATUNERA PACIFICO NORTE S.A. DE C.V.</text:p>
          </table:table-cell>
          <table:table-cell office:value-type="float" office:value="203015979">
            <text:p>203015979</text:p>
          </table:table-cell>
          <table:table-cell table:style-name="ce4" office:value-type="string">
            <text:p>CONSUELO DEL MAR</text:p>
          </table:table-cell>
          <table:table-cell office:value-type="float" office:value="3622997.31">
            <text:p>3622997.31</text:p>
          </table:table-cell>
          <table:table-cell office:value-type="float" office:value="2623581.01">
            <text:p>2623581.01</text:p>
          </table:table-cell>
          <table:table-cell office:value-type="float" office:value="999416.3">
            <text:p>999416.3</text:p>
          </table:table-cell>
          <table:table-cell table:number-columns-repeated="4"/>
          <table:table-cell office:value-type="float" office:value="999416.3">
            <text:p>999416.3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NAVIERA MEXICANA, SAN BERNARDO, S.A. DE C.V.</text:p>
          </table:table-cell>
          <table:table-cell office:value-type="float" office:value="203004478">
            <text:p>203004478</text:p>
          </table:table-cell>
          <table:table-cell table:style-name="ce4" office:value-type="string">
            <text:p>DAMASTA</text:p>
          </table:table-cell>
          <table:table-cell office:value-type="float" office:value="1264078.33">
            <text:p>1264078.33</text:p>
          </table:table-cell>
          <table:table-cell office:value-type="float" office:value="732075.11">
            <text:p>732075.11</text:p>
          </table:table-cell>
          <table:table-cell office:value-type="float" office:value="532002.62">
            <text:p>532002.62</text:p>
          </table:table-cell>
          <table:table-cell/>
          <table:table-cell office:value-type="float" office:value="532002.62">
            <text:p>532002.6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NAVIERA MEXICANA, SAN BERNARDO, S.A. DE C.V.</text:p>
          </table:table-cell>
          <table:table-cell office:value-type="float" office:value="203004478">
            <text:p>203004478</text:p>
          </table:table-cell>
          <table:table-cell table:style-name="ce4" office:value-type="string">
            <text:p>VICTORIA EUGENIA</text:p>
          </table:table-cell>
          <table:table-cell office:value-type="float" office:value="381944.73">
            <text:p>381944.73</text:p>
          </table:table-cell>
          <table:table-cell office:value-type="float" office:value="220892.61">
            <text:p>220892.61</text:p>
          </table:table-cell>
          <table:table-cell office:value-type="float" office:value="161052.12">
            <text:p>161052.12</text:p>
          </table:table-cell>
          <table:table-cell/>
          <table:table-cell office:value-type="float" office:value="161052.12">
            <text:p>161052.1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PESQUERA ISLA DE LA GUARDIA, S.A. DE C.V.</text:p>
          </table:table-cell>
          <table:table-cell office:value-type="float" office:value="203007471">
            <text:p>203007471</text:p>
          </table:table-cell>
          <table:table-cell table:style-name="ce4" office:value-type="string">
            <text:p>• EDUARDO 1</text:p>
          </table:table-cell>
          <table:table-cell office:value-type="float" office:value="868532.6">
            <text:p>868532.6</text:p>
          </table:table-cell>
          <table:table-cell office:value-type="float" office:value="494165.1">
            <text:p>494165.1</text:p>
          </table:table-cell>
          <table:table-cell office:value-type="float" office:value="374367.5">
            <text:p>374367.5</text:p>
          </table:table-cell>
          <table:table-cell/>
          <table:table-cell office:value-type="float" office:value="374367.5">
            <text:p>374367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</text:p>
          </table:table-cell>
          <table:table-cell table:style-name="ce4" office:value-type="string">
            <text:p>Ensenada</text:p>
          </table:table-cell>
          <table:table-cell table:style-name="ce4" office:value-type="string">
            <text:p>PESQUERA NOR-MEX, S.A. DE C.V.</text:p>
          </table:table-cell>
          <table:table-cell office:value-type="float" office:value="203011168">
            <text:p>203011168</text:p>
          </table:table-cell>
          <table:table-cell table:style-name="ce4" office:value-type="string">
            <text:p>SWORDFISH</text:p>
          </table:table-cell>
          <table:table-cell office:value-type="float" office:value="2594435.72">
            <text:p>2594435.72</text:p>
          </table:table-cell>
          <table:table-cell office:value-type="float" office:value="1810202.56">
            <text:p>1810202.56</text:p>
          </table:table-cell>
          <table:table-cell office:value-type="float" office:value="784233.17">
            <text:p>784233.17</text:p>
          </table:table-cell>
          <table:table-cell office:value-type="float" office:value="784233.16">
            <text:p>784233.16</text:p>
          </table:table-cell>
          <table:table-cell table:number-columns-repeated="3"/>
          <table:table-cell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BAJA CALIFORNIA SUR</text:p>
          </table:table-cell>
          <table:table-cell table:style-name="ce4" office:value-type="string">
            <text:p>Bahía Asunción</text:p>
          </table:table-cell>
          <table:table-cell table:style-name="ce4" office:value-type="string">
            <text:p>TOMAS JOAQUÍN VILLAVICENCIO PERALTA</text:p>
          </table:table-cell>
          <table:table-cell office:value-type="float" office:value="313000085">
            <text:p>313000085</text:p>
          </table:table-cell>
          <table:table-cell table:style-name="ce4" office:value-type="string">
            <text:p>DON TOMY</text:p>
          </table:table-cell>
          <table:table-cell office:value-type="float" office:value="1048404.06">
            <text:p>1048404.06</text:p>
          </table:table-cell>
          <table:table-cell office:value-type="float" office:value="596505.76">
            <text:p>596505.76</text:p>
          </table:table-cell>
          <table:table-cell office:value-type="float" office:value="451898.3">
            <text:p>451898.3</text:p>
          </table:table-cell>
          <table:table-cell table:number-columns-repeated="4"/>
          <table:table-cell office:value-type="float" office:value="451898.3">
            <text:p>451898.3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FRANCISCO JORGE MARQUEZ NARVAEZ</text:p>
          </table:table-cell>
          <table:table-cell office:value-type="float" office:value="401006093">
            <text:p>401006093</text:p>
          </table:table-cell>
          <table:table-cell table:style-name="ce4" office:value-type="string">
            <text:p>PANCHOLIN II</text:p>
          </table:table-cell>
          <table:table-cell office:value-type="float" office:value="1693025.8">
            <text:p>1693025.8</text:p>
          </table:table-cell>
          <table:table-cell office:value-type="float" office:value="963273.3">
            <text:p>963273.3</text:p>
          </table:table-cell>
          <table:table-cell office:value-type="float" office:value="729752.5">
            <text:p>729752.5</text:p>
          </table:table-cell>
          <table:table-cell/>
          <table:table-cell office:value-type="float" office:value="729752.5">
            <text:p>729752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PROSPECCION PESQUERA DE MEXICO. S.A. DE C.V. -----</text:p>
          </table:table-cell>
          <table:table-cell table:style-name="ce4" office:value-type="float" office:value="401002993">
            <text:p>401002993</text:p>
          </table:table-cell>
          <table:table-cell table:style-name="ce4" office:value-type="string">
            <text:p>SEA KING 1</text:p>
          </table:table-cell>
          <table:table-cell office:value-type="float" office:value="715024">
            <text:p>715024</text:p>
          </table:table-cell>
          <table:table-cell table:style-name="ce7" office:value-type="currency" office:currency="USD" office:value="406824">
            <text:p>$406,824.00</text:p>
          </table:table-cell>
          <table:table-cell office:value-type="float" office:value="308200">
            <text:p>308200</text:p>
          </table:table-cell>
          <table:table-cell table:style-name="ce4" table:number-columns-repeated="2"/>
          <table:table-cell table:number-columns-repeated="2"/>
          <table:table-cell table:style-name="ce7" office:value-type="currency" office:currency="USD" office:value="308200">
            <text:p>$308,200.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  <table:table-cell table:style-name="ce4" office:value-type="string">
            <text:p>TRANS GULF XI</text:p>
          </table:table-cell>
          <table:table-cell office:value-type="float" office:value="1423146">
            <text:p>1423146</text:p>
          </table:table-cell>
          <table:table-cell table:style-name="ce7" office:value-type="currency" office:currency="USD" office:value="838226">
            <text:p>$838,226.00</text:p>
          </table:table-cell>
          <table:table-cell office:value-type="float" office:value="584920">
            <text:p>584920</text:p>
          </table:table-cell>
          <table:table-cell table:style-name="ce4" table:number-columns-repeated="2"/>
          <table:table-cell table:number-columns-repeated="2"/>
          <table:table-cell table:style-name="ce4" office:value-type="float" office:value="584920">
            <text:p>58492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  <table:table-cell table:style-name="ce4" office:value-type="string">
            <text:p>TRANS GULF XII</text:p>
          </table:table-cell>
          <table:table-cell office:value-type="float" office:value="744238.6">
            <text:p>744238.6</text:p>
          </table:table-cell>
          <table:table-cell table:style-name="ce7" office:value-type="currency" office:currency="USD" office:value="431444.53">
            <text:p>$431,444.53</text:p>
          </table:table-cell>
          <table:table-cell office:value-type="float" office:value="312794.07">
            <text:p>312794.07</text:p>
          </table:table-cell>
          <table:table-cell table:style-name="ce4" table:number-columns-repeated="2"/>
          <table:table-cell table:number-columns-repeated="2"/>
          <table:table-cell table:style-name="ce4" office:value-type="float" office:value="312794.07">
            <text:p>312794.07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  <table:table-cell table:style-name="ce4" office:value-type="string">
            <text:p>TRANS GULF XIV</text:p>
          </table:table-cell>
          <table:table-cell office:value-type="float" office:value="290290">
            <text:p>290290</text:p>
          </table:table-cell>
          <table:table-cell table:style-name="ce7" office:value-type="currency" office:currency="USD" office:value="170165">
            <text:p>$170,165.00</text:p>
          </table:table-cell>
          <table:table-cell office:value-type="float" office:value="120125">
            <text:p>120125</text:p>
          </table:table-cell>
          <table:table-cell table:style-name="ce4" table:number-columns-repeated="2"/>
          <table:table-cell table:number-columns-repeated="2"/>
          <table:table-cell table:style-name="ce4" office:value-type="float" office:value="120125">
            <text:p>120125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  <table:table-cell table:style-name="ce4" office:value-type="string">
            <text:p>TRANS GULF XI</text:p>
          </table:table-cell>
          <table:table-cell office:value-type="float" office:value="1423146">
            <text:p>1423146</text:p>
          </table:table-cell>
          <table:table-cell table:style-name="ce7" office:value-type="currency" office:currency="USD" office:value="838226">
            <text:p>$838,226.00</text:p>
          </table:table-cell>
          <table:table-cell office:value-type="float" office:value="584920">
            <text:p>584920</text:p>
          </table:table-cell>
          <table:table-cell table:style-name="ce4" table:number-columns-repeated="2"/>
          <table:table-cell table:number-columns-repeated="2"/>
          <table:table-cell table:style-name="ce4" office:value-type="float" office:value="584920">
            <text:p>58492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  <table:table-cell table:style-name="ce4" office:value-type="string">
            <text:p>TRANS GULF XII</text:p>
          </table:table-cell>
          <table:table-cell office:value-type="float" office:value="744238.6">
            <text:p>744238.6</text:p>
          </table:table-cell>
          <table:table-cell table:style-name="ce7" office:value-type="currency" office:currency="USD" office:value="431444.53">
            <text:p>$431,444.53</text:p>
          </table:table-cell>
          <table:table-cell office:value-type="float" office:value="312794.07">
            <text:p>312794.07</text:p>
          </table:table-cell>
          <table:table-cell table:style-name="ce4" table:number-columns-repeated="2"/>
          <table:table-cell table:number-columns-repeated="2"/>
          <table:table-cell table:style-name="ce4" office:value-type="float" office:value="312794.07">
            <text:p>312794.07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  <table:table-cell table:style-name="ce4" office:value-type="string">
            <text:p>TRANS GULF XIV</text:p>
          </table:table-cell>
          <table:table-cell office:value-type="float" office:value="290290">
            <text:p>290290</text:p>
          </table:table-cell>
          <table:table-cell table:style-name="ce7" office:value-type="currency" office:currency="USD" office:value="170165">
            <text:p>$170,165.00</text:p>
          </table:table-cell>
          <table:table-cell office:value-type="float" office:value="120125">
            <text:p>120125</text:p>
          </table:table-cell>
          <table:table-cell table:style-name="ce4" table:number-columns-repeated="2"/>
          <table:table-cell table:number-columns-repeated="2"/>
          <table:table-cell table:style-name="ce4" office:value-type="float" office:value="120125">
            <text:p>120125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PESQUERA COMERCIAL DE ALTURA DE MEXICO, S.A. DE C.V.</text:p>
          </table:table-cell>
          <table:table-cell office:value-type="float" office:value="401002951">
            <text:p>401002951</text:p>
          </table:table-cell>
          <table:table-cell table:style-name="ce4" office:value-type="string">
            <text:p>SEA KING II</text:p>
          </table:table-cell>
          <table:table-cell office:value-type="float" office:value="465044">
            <text:p>465044</text:p>
          </table:table-cell>
          <table:table-cell office:value-type="float" office:value="264594">
            <text:p>264594</text:p>
          </table:table-cell>
          <table:table-cell office:value-type="float" office:value="200450">
            <text:p>200450</text:p>
          </table:table-cell>
          <table:table-cell table:number-columns-repeated="4"/>
          <table:table-cell office:value-type="float" office:value="200450">
            <text:p>20045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CORPORACION PESQUERA CAMPECHANA, S.A. DE C.V.</text:p>
          </table:table-cell>
          <table:table-cell office:value-type="float" office:value="401002944">
            <text:p>401002944</text:p>
          </table:table-cell>
          <table:table-cell table:style-name="ce4" office:value-type="string">
            <text:p>CARIBEAN KING 1</text:p>
          </table:table-cell>
          <table:table-cell office:value-type="float" office:value="1405122.66">
            <text:p>1405122.66</text:p>
          </table:table-cell>
          <table:table-cell office:value-type="float" office:value="799466.34">
            <text:p>799466.34</text:p>
          </table:table-cell>
          <table:table-cell office:value-type="float" office:value="605656.32">
            <text:p>605656.32</text:p>
          </table:table-cell>
          <table:table-cell table:number-columns-repeated="4"/>
          <table:table-cell office:value-type="float" office:value="605656.32">
            <text:p>605656.32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CORPORACION PESQUERA CAMPECHANA, S.A. DE C.V.</text:p>
          </table:table-cell>
          <table:table-cell office:value-type="float" office:value="401002944">
            <text:p>401002944</text:p>
          </table:table-cell>
          <table:table-cell table:style-name="ce4" office:value-type="string">
            <text:p>CARIBEAN KING II</text:p>
          </table:table-cell>
          <table:table-cell office:value-type="float" office:value="441951.46">
            <text:p>441951.46</text:p>
          </table:table-cell>
          <table:table-cell office:value-type="float" office:value="251320.14">
            <text:p>251320.14</text:p>
          </table:table-cell>
          <table:table-cell office:value-type="float" office:value="190631.32">
            <text:p>190631.32</text:p>
          </table:table-cell>
          <table:table-cell table:number-columns-repeated="4"/>
          <table:table-cell office:value-type="float" office:value="190631.32">
            <text:p>190631.32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Lerma</text:p>
          </table:table-cell>
          <table:table-cell table:style-name="ce4" office:value-type="string">
            <text:p>PESCA MARINA COMERCIAL, S.A. DE C.V.</text:p>
          </table:table-cell>
          <table:table-cell office:value-type="float" office:value="401002969">
            <text:p>401002969</text:p>
          </table:table-cell>
          <table:table-cell table:style-name="ce4" office:value-type="string">
            <text:p>SAN ROMAN 1</text:p>
          </table:table-cell>
          <table:table-cell office:value-type="float" office:value="2363979.82">
            <text:p>2363979.82</text:p>
          </table:table-cell>
          <table:table-cell office:value-type="float" office:value="1368629.8">
            <text:p>1368629.8</text:p>
          </table:table-cell>
          <table:table-cell office:value-type="float" office:value="995350.02">
            <text:p>995350.02</text:p>
          </table:table-cell>
          <table:table-cell table:number-columns-repeated="4"/>
          <table:table-cell office:value-type="float" office:value="995350.02">
            <text:p>995350.02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  <table:table-cell table:style-name="ce4" office:value-type="string">
            <text:p>PANCHOLIN</text:p>
          </table:table-cell>
          <table:table-cell office:value-type="float" office:value="591254.12">
            <text:p>591254.12</text:p>
          </table:table-cell>
          <table:table-cell office:value-type="float" office:value="336403.21">
            <text:p>336403.21</text:p>
          </table:table-cell>
          <table:table-cell office:value-type="float" office:value="254850.91">
            <text:p>254850.91</text:p>
          </table:table-cell>
          <table:table-cell office:value-type="float" office:value="126784">
            <text:p>126784</text:p>
          </table:table-cell>
          <table:table-cell/>
          <table:table-cell office:value-type="float" office:value="102925">
            <text:p>102925</text:p>
          </table:table-cell>
          <table:table-cell/>
          <table:table-cell office:value-type="float" office:value="25141.91">
            <text:p>25141.91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  <table:table-cell table:style-name="ce4" office:value-type="string">
            <text:p>YORDI</text:p>
          </table:table-cell>
          <table:table-cell office:value-type="float" office:value="325672.69">
            <text:p>325672.69</text:p>
          </table:table-cell>
          <table:table-cell office:value-type="float" office:value="185296.54">
            <text:p>185296.54</text:p>
          </table:table-cell>
          <table:table-cell office:value-type="float" office:value="140376.15">
            <text:p>140376.15</text:p>
          </table:table-cell>
          <table:table-cell office:value-type="float" office:value="72384.24">
            <text:p>72384.24</text:p>
          </table:table-cell>
          <table:table-cell/>
          <table:table-cell office:value-type="float" office:value="67991.91">
            <text:p>67991.91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  <table:table-cell table:style-name="ce4" office:value-type="string">
            <text:p>DON MANUEL</text:p>
          </table:table-cell>
          <table:table-cell office:value-type="float" office:value="631846.99">
            <text:p>631846.99</text:p>
          </table:table-cell>
          <table:table-cell office:value-type="float" office:value="359499.15">
            <text:p>359499.15</text:p>
          </table:table-cell>
          <table:table-cell office:value-type="float" office:value="272347.84">
            <text:p>272347.84</text:p>
          </table:table-cell>
          <table:table-cell table:number-columns-repeated="2"/>
          <table:table-cell office:value-type="float" office:value="42850">
            <text:p>42850</text:p>
          </table:table-cell>
          <table:table-cell/>
          <table:table-cell office:value-type="float" office:value="229497.84">
            <text:p>229497.84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  <table:table-cell table:style-name="ce4" office:value-type="string">
            <text:p>JOISAFCO II</text:p>
          </table:table-cell>
          <table:table-cell office:value-type="float" office:value="534418.5">
            <text:p>534418.5</text:p>
          </table:table-cell>
          <table:table-cell office:value-type="float" office:value="304065.71">
            <text:p>304065.71</text:p>
          </table:table-cell>
          <table:table-cell office:value-type="float" office:value="230352.79">
            <text:p>230352.79</text:p>
          </table:table-cell>
          <table:table-cell office:value-type="float" office:value="205210.88">
            <text:p>205210.88</text:p>
          </table:table-cell>
          <table:table-cell/>
          <table:table-cell office:value-type="float" office:value="25141.91">
            <text:p>25141.91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  <table:table-cell table:style-name="ce4" office:value-type="string">
            <text:p>JOISAFCO III</text:p>
          </table:table-cell>
          <table:table-cell office:value-type="float" office:value="709339.26">
            <text:p>709339.26</text:p>
          </table:table-cell>
          <table:table-cell office:value-type="float" office:value="403589.58">
            <text:p>403589.58</text:p>
          </table:table-cell>
          <table:table-cell table:number-columns-repeated="2" office:value-type="float" office:value="305749.68">
            <text:p>305749.6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  <table:table-cell table:style-name="ce4" office:value-type="string">
            <text:p>JOISAFCO IV</text:p>
          </table:table-cell>
          <table:table-cell office:value-type="float" office:value="530741.76">
            <text:p>530741.76</text:p>
          </table:table-cell>
          <table:table-cell office:value-type="float" office:value="301973.76">
            <text:p>301973.76</text:p>
          </table:table-cell>
          <table:table-cell office:value-type="float" office:value="228768">
            <text:p>228768</text:p>
          </table:table-cell>
          <table:table-cell office:value-type="float" office:value="185918">
            <text:p>185918</text:p>
          </table:table-cell>
          <table:table-cell/>
          <table:table-cell office:value-type="float" office:value="42850">
            <text:p>4285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  <table:table-cell table:style-name="ce4" office:value-type="string">
            <text:p>J.A. ISAI</text:p>
          </table:table-cell>
          <table:table-cell office:value-type="float" office:value="458097.72">
            <text:p>458097.72</text:p>
          </table:table-cell>
          <table:table-cell office:value-type="float" office:value="260641.81">
            <text:p>260641.81</text:p>
          </table:table-cell>
          <table:table-cell office:value-type="float" office:value="197455.91">
            <text:p>197455.91</text:p>
          </table:table-cell>
          <table:table-cell office:value-type="float" office:value="172314">
            <text:p>172314</text:p>
          </table:table-cell>
          <table:table-cell table:number-columns-repeated="3"/>
          <table:table-cell office:value-type="float" office:value="25141.91">
            <text:p>25141.91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4" office:value-type="string">
            <text:p>JACKIE C</text:p>
          </table:table-cell>
          <table:table-cell office:value-type="float" office:value="1914000">
            <text:p>1914000</text:p>
          </table:table-cell>
          <table:table-cell office:value-type="float" office:value="1254165">
            <text:p>1254165</text:p>
          </table:table-cell>
          <table:table-cell office:value-type="float" office:value="659835">
            <text:p>659835</text:p>
          </table:table-cell>
          <table:table-cell/>
          <table:table-cell office:value-type="float" office:value="659835">
            <text:p>659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4" office:value-type="string">
            <text:p>HECHICERO</text:p>
          </table:table-cell>
          <table:table-cell office:value-type="float" office:value="1914000">
            <text:p>1914000</text:p>
          </table:table-cell>
          <table:table-cell office:value-type="float" office:value="1254165">
            <text:p>1254165</text:p>
          </table:table-cell>
          <table:table-cell office:value-type="float" office:value="659835">
            <text:p>659835</text:p>
          </table:table-cell>
          <table:table-cell/>
          <table:table-cell office:value-type="float" office:value="659835">
            <text:p>659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4" office:value-type="string">
            <text:p>DON ISAAC</text:p>
          </table:table-cell>
          <table:table-cell office:value-type="float" office:value="1914000">
            <text:p>1914000</text:p>
          </table:table-cell>
          <table:table-cell office:value-type="float" office:value="1254165">
            <text:p>1254165</text:p>
          </table:table-cell>
          <table:table-cell office:value-type="float" office:value="659835">
            <text:p>659835</text:p>
          </table:table-cell>
          <table:table-cell/>
          <table:table-cell office:value-type="float" office:value="659835">
            <text:p>659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4" office:value-type="string">
            <text:p>NINAC</text:p>
          </table:table-cell>
          <table:table-cell office:value-type="float" office:value="1914000">
            <text:p>1914000</text:p>
          </table:table-cell>
          <table:table-cell office:value-type="float" office:value="1254165">
            <text:p>1254165</text:p>
          </table:table-cell>
          <table:table-cell office:value-type="float" office:value="659835">
            <text:p>659835</text:p>
          </table:table-cell>
          <table:table-cell/>
          <table:table-cell office:value-type="float" office:value="659835">
            <text:p>659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4" office:value-type="string">
            <text:p>TORMENTA</text:p>
          </table:table-cell>
          <table:table-cell office:value-type="float" office:value="1914000">
            <text:p>1914000</text:p>
          </table:table-cell>
          <table:table-cell office:value-type="float" office:value="1254165">
            <text:p>1254165</text:p>
          </table:table-cell>
          <table:table-cell office:value-type="float" office:value="659835">
            <text:p>659835</text:p>
          </table:table-cell>
          <table:table-cell/>
          <table:table-cell office:value-type="float" office:value="659835">
            <text:p>659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  <table:table-cell table:style-name="ce4" office:value-type="string">
            <text:p>MILENA</text:p>
          </table:table-cell>
          <table:table-cell office:value-type="float" office:value="1914000">
            <text:p>1914000</text:p>
          </table:table-cell>
          <table:table-cell office:value-type="float" office:value="1254165">
            <text:p>1254165</text:p>
          </table:table-cell>
          <table:table-cell office:value-type="float" office:value="659835">
            <text:p>659835</text:p>
          </table:table-cell>
          <table:table-cell/>
          <table:table-cell office:value-type="float" office:value="659835">
            <text:p>659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  <table:table-cell table:style-name="ce4" office:value-type="string">
            <text:p>OLIMPUS II</text:p>
          </table:table-cell>
          <table:table-cell office:value-type="float" office:value="2052015.64">
            <text:p>2052015.64</text:p>
          </table:table-cell>
          <table:table-cell office:value-type="float" office:value="1212988.64">
            <text:p>1212988.64</text:p>
          </table:table-cell>
          <table:table-cell office:value-type="float" office:value="839027">
            <text:p>839027</text:p>
          </table:table-cell>
          <table:table-cell table:number-columns-repeated="4"/>
          <table:table-cell office:value-type="float" office:value="839027">
            <text:p>839027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  <table:table-cell table:style-name="ce4" office:value-type="string">
            <text:p>OLIMPUS III</text:p>
          </table:table-cell>
          <table:table-cell office:value-type="float" office:value="2052015.64">
            <text:p>2052015.64</text:p>
          </table:table-cell>
          <table:table-cell office:value-type="float" office:value="1212988.64">
            <text:p>1212988.64</text:p>
          </table:table-cell>
          <table:table-cell office:value-type="float" office:value="839027">
            <text:p>839027</text:p>
          </table:table-cell>
          <table:table-cell office:value-type="float" office:value="693227.28">
            <text:p>693227.28</text:p>
          </table:table-cell>
          <table:table-cell table:number-columns-repeated="3"/>
          <table:table-cell office:value-type="float" office:value="145799.72">
            <text:p>145799.7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  <table:table-cell table:style-name="ce4" office:value-type="string">
            <text:p>OLIMPUS IV</text:p>
          </table:table-cell>
          <table:table-cell office:value-type="float" office:value="2052015.64">
            <text:p>2052015.64</text:p>
          </table:table-cell>
          <table:table-cell office:value-type="float" office:value="1212988.64">
            <text:p>1212988.64</text:p>
          </table:table-cell>
          <table:table-cell office:value-type="float" office:value="839027">
            <text:p>839027</text:p>
          </table:table-cell>
          <table:table-cell office:value-type="float" office:value="715282.23">
            <text:p>715282.23</text:p>
          </table:table-cell>
          <table:table-cell table:number-columns-repeated="3"/>
          <table:table-cell office:value-type="float" office:value="123744.77">
            <text:p>123744.77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  <table:table-cell table:style-name="ce4" office:value-type="string">
            <text:p>OLIMPUS V</text:p>
          </table:table-cell>
          <table:table-cell office:value-type="float" office:value="2052015.64">
            <text:p>2052015.64</text:p>
          </table:table-cell>
          <table:table-cell office:value-type="float" office:value="1212988.64">
            <text:p>1212988.64</text:p>
          </table:table-cell>
          <table:table-cell office:value-type="float" office:value="839027">
            <text:p>839027</text:p>
          </table:table-cell>
          <table:table-cell office:value-type="float" office:value="715282.23">
            <text:p>715282.23</text:p>
          </table:table-cell>
          <table:table-cell table:number-columns-repeated="3"/>
          <table:table-cell office:value-type="float" office:value="123744.77">
            <text:p>123744.77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  <table:table-cell table:style-name="ce4" office:value-type="string">
            <text:p>OLIMPUS VII</text:p>
          </table:table-cell>
          <table:table-cell office:value-type="float" office:value="2052015.64">
            <text:p>2052015.64</text:p>
          </table:table-cell>
          <table:table-cell office:value-type="float" office:value="1212988.64">
            <text:p>1212988.64</text:p>
          </table:table-cell>
          <table:table-cell office:value-type="float" office:value="839027">
            <text:p>839027</text:p>
          </table:table-cell>
          <table:table-cell office:value-type="float" office:value="693227.28">
            <text:p>693227.28</text:p>
          </table:table-cell>
          <table:table-cell table:number-columns-repeated="3"/>
          <table:table-cell office:value-type="float" office:value="145799.72">
            <text:p>145799.72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NAVIERA ALEJANDRE, S.A. DE C.V.</text:p>
          </table:table-cell>
          <table:table-cell office:value-type="float" office:value="402005276">
            <text:p>402005276</text:p>
          </table:table-cell>
          <table:table-cell table:style-name="ce4" office:value-type="string">
            <text:p>KUKULKAN VII</text:p>
          </table:table-cell>
          <table:table-cell office:value-type="float" office:value="2159803.35">
            <text:p>2159803.35</text:p>
          </table:table-cell>
          <table:table-cell office:value-type="float" office:value="1228853.63">
            <text:p>1228853.63</text:p>
          </table:table-cell>
          <table:table-cell office:value-type="float" office:value="930949.72">
            <text:p>930949.72</text:p>
          </table:table-cell>
          <table:table-cell table:number-columns-repeated="2"/>
          <table:table-cell office:value-type="float" office:value="869764.27">
            <text:p>869764.27</text:p>
          </table:table-cell>
          <table:table-cell office:value-type="float" office:value="61185.45">
            <text:p>61185.4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NAVIERA Y PESQUERA CONCORDIA, S.A. DE C.V.</text:p>
          </table:table-cell>
          <table:table-cell office:value-type="float" office:value="401004486">
            <text:p>401004486</text:p>
          </table:table-cell>
          <table:table-cell table:style-name="ce4" office:value-type="string">
            <text:p>CAMPECHE 1</text:p>
          </table:table-cell>
          <table:table-cell office:value-type="float" office:value="2132575.08">
            <text:p>2132575.08</text:p>
          </table:table-cell>
          <table:table-cell office:value-type="float" office:value="1223361.72">
            <text:p>1223361.72</text:p>
          </table:table-cell>
          <table:table-cell office:value-type="float" office:value="909213.36">
            <text:p>909213.36</text:p>
          </table:table-cell>
          <table:table-cell table:number-columns-repeated="2"/>
          <table:table-cell office:value-type="float" office:value="777530.37">
            <text:p>777530.37</text:p>
          </table:table-cell>
          <table:table-cell/>
          <table:table-cell office:value-type="float" office:value="131682.99">
            <text:p>131682.99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Francisco de Campeche</text:p>
          </table:table-cell>
          <table:table-cell table:style-name="ce4" office:value-type="string">
            <text:p>LAUREANO JESUS CEBALLOS FUENTES</text:p>
          </table:table-cell>
          <table:table-cell office:value-type="float" office:value="401002837">
            <text:p>401002837</text:p>
          </table:table-cell>
          <table:table-cell table:style-name="ce4" office:value-type="string">
            <text:p>DON LAU III</text:p>
          </table:table-cell>
          <table:table-cell office:value-type="float" office:value="867872.56">
            <text:p>867872.56</text:p>
          </table:table-cell>
          <table:table-cell office:value-type="float" office:value="493789.56">
            <text:p>493789.56</text:p>
          </table:table-cell>
          <table:table-cell office:value-type="float" office:value="374083">
            <text:p>374083</text:p>
          </table:table-cell>
          <table:table-cell table:number-columns-repeated="2"/>
          <table:table-cell office:value-type="float" office:value="374083">
            <text:p>374083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LAUREANO JESUS CEBALLOS FUENTES</text:p>
          </table:table-cell>
          <table:table-cell office:value-type="float" office:value="401002837">
            <text:p>401002837</text:p>
          </table:table-cell>
          <table:table-cell table:style-name="ce4" office:value-type="string">
            <text:p>DON LAU IV</text:p>
          </table:table-cell>
          <table:table-cell office:value-type="float" office:value="2159803.35">
            <text:p>2159803.35</text:p>
          </table:table-cell>
          <table:table-cell office:value-type="float" office:value="1228859.05">
            <text:p>1228859.05</text:p>
          </table:table-cell>
          <table:table-cell office:value-type="float" office:value="930944.3">
            <text:p>930944.3</text:p>
          </table:table-cell>
          <table:table-cell table:number-columns-repeated="2"/>
          <table:table-cell office:value-type="float" office:value="930944">
            <text:p>930944</text:p>
          </table:table-cell>
          <table:table-cell/>
          <table:table-cell office:value-type="float" office:value="0.3">
            <text:p>0.3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CAMPECHE</text:p>
          </table:table-cell>
          <table:table-cell table:style-name="ce4" office:value-type="string">
            <text:p>San Francisco de Campeche</text:p>
          </table:table-cell>
          <table:table-cell table:style-name="ce4" office:value-type="string">
            <text:p>NAVIERA YARELE, S.A. DE C.V.</text:p>
          </table:table-cell>
          <table:table-cell office:value-type="float" office:value="401002894">
            <text:p>401002894</text:p>
          </table:table-cell>
          <table:table-cell table:style-name="ce4" office:value-type="string">
            <text:p>FIPESCO 111</text:p>
          </table:table-cell>
          <table:table-cell office:value-type="float" office:value="165141.08">
            <text:p>165141.08</text:p>
          </table:table-cell>
          <table:table-cell office:value-type="float" office:value="95383.21">
            <text:p>95383.21</text:p>
          </table:table-cell>
          <table:table-cell office:value-type="float" office:value="69757.87">
            <text:p>69757.87</text:p>
          </table:table-cell>
          <table:table-cell table:number-columns-repeated="4"/>
          <table:table-cell office:value-type="float" office:value="69757.87">
            <text:p>69757.87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NAYARIT</text:p>
          </table:table-cell>
          <table:table-cell table:style-name="ce4" office:value-type="string">
            <text:p>San Bias</text:p>
          </table:table-cell>
          <table:table-cell table:style-name="ce4" office:value-type="string">
            <text:p>ACUICOLA LA LAMOSA, S.P.R. DE R.L.</text:p>
          </table:table-cell>
          <table:table-cell table:style-name="ce4" office:value-type="float" office:value="1802002525">
            <text:p>1802002525</text:p>
          </table:table-cell>
          <table:table-cell table:style-name="ce4" office:value-type="string">
            <text:p>MARIO MORENO III</text:p>
          </table:table-cell>
          <table:table-cell office:value-type="float" office:value="886008">
            <text:p>886008</text:p>
          </table:table-cell>
          <table:table-cell office:value-type="float" office:value="504108">
            <text:p>504108</text:p>
          </table:table-cell>
          <table:table-cell table:number-columns-repeated="2" office:value-type="float" office:value="381900">
            <text:p>3819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OAXACA</text:p>
          </table:table-cell>
          <table:table-cell table:style-name="ce4" office:value-type="string">
            <text:p>Salina Cruz</text:p>
          </table:table-cell>
          <table:table-cell table:style-name="ce4" office:value-type="string">
            <text:p>CRUSTACEOS Y MARISCOS DEL GOLFO DE TEHUANTEPEC, S.A. DE C.V.</text:p>
          </table:table-cell>
          <table:table-cell table:style-name="ce4" office:value-type="float" office:value="2005004359">
            <text:p>2005004359</text:p>
          </table:table-cell>
          <table:table-cell table:style-name="ce4" office:value-type="string">
            <text:p>CRUSTACEOS 1</text:p>
          </table:table-cell>
          <table:table-cell office:value-type="float" office:value="1305162.97">
            <text:p>1305162.97</text:p>
          </table:table-cell>
          <table:table-cell office:value-type="float" office:value="742592.73">
            <text:p>742592.73</text:p>
          </table:table-cell>
          <table:table-cell office:value-type="float" office:value="562570.24">
            <text:p>562570.24</text:p>
          </table:table-cell>
          <table:table-cell office:value-type="float" office:value="403539.91">
            <text:p>403539.91</text:p>
          </table:table-cell>
          <table:table-cell table:number-columns-repeated="3"/>
          <table:table-cell office:value-type="float" office:value="159030.33">
            <text:p>159030.33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OAXACA</text:p>
          </table:table-cell>
          <table:table-cell table:style-name="ce4" office:value-type="string">
            <text:p>Salina Cruz</text:p>
          </table:table-cell>
          <table:table-cell table:style-name="ce4" office:value-type="string">
            <text:p>FELIPE MATA DOMINGUEZ</text:p>
          </table:table-cell>
          <table:table-cell table:style-name="ce4" office:value-type="float" office:value="2005004417">
            <text:p>2005004417</text:p>
          </table:table-cell>
          <table:table-cell table:style-name="ce4" office:value-type="string">
            <text:p>VENTOSA III</text:p>
          </table:table-cell>
          <table:table-cell office:value-type="float" office:value="744180.44">
            <text:p>744180.44</text:p>
          </table:table-cell>
          <table:table-cell office:value-type="float" office:value="423413.01">
            <text:p>423413.01</text:p>
          </table:table-cell>
          <table:table-cell office:value-type="float" office:value="320767.43">
            <text:p>320767.43</text:p>
          </table:table-cell>
          <table:table-cell table:number-columns-repeated="4"/>
          <table:table-cell office:value-type="float" office:value="320767.43">
            <text:p>320767.43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BRICEMAR, S.A. DE C.V.</text:p>
          </table:table-cell>
          <table:table-cell table:style-name="ce4" office:value-type="float" office:value="2508007941">
            <text:p>2508007941</text:p>
          </table:table-cell>
          <table:table-cell table:style-name="ce4" office:value-type="string">
            <text:p>DON GUME</text:p>
          </table:table-cell>
          <table:table-cell office:value-type="float" office:value="620603.51">
            <text:p>620603.51</text:p>
          </table:table-cell>
          <table:table-cell office:value-type="float" office:value="389998.76">
            <text:p>389998.76</text:p>
          </table:table-cell>
          <table:table-cell office:value-type="float" office:value="230604.75">
            <text:p>230604.75</text:p>
          </table:table-cell>
          <table:table-cell office:value-type="float" office:value="229953.03">
            <text:p>229953.03</text:p>
          </table:table-cell>
          <table:table-cell table:number-columns-repeated="2"/>
          <table:table-cell office:value-type="float" office:value="651.72">
            <text:p>651.7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CHELELO, S.C.L.</text:p>
          </table:table-cell>
          <table:table-cell table:style-name="ce4" office:value-type="float" office:value="2511001345">
            <text:p>2511001345</text:p>
          </table:table-cell>
          <table:table-cell table:style-name="ce4" office:value-type="string">
            <text:p>ISLA DE VENADOS II</text:p>
          </table:table-cell>
          <table:table-cell office:value-type="float" office:value="544578.43">
            <text:p>544578.43</text:p>
          </table:table-cell>
          <table:table-cell office:value-type="float" office:value="309846.35">
            <text:p>309846.35</text:p>
          </table:table-cell>
          <table:table-cell table:number-columns-repeated="2" office:value-type="float" office:value="234732.08">
            <text:p>234732.0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CHELELO, S.C.L.</text:p>
          </table:table-cell>
          <table:table-cell table:style-name="ce4" office:value-type="float" office:value="2511001345">
            <text:p>2511001345</text:p>
          </table:table-cell>
          <table:table-cell table:style-name="ce4" office:value-type="string">
            <text:p>LOBOS III</text:p>
          </table:table-cell>
          <table:table-cell office:value-type="float" office:value="544578.43">
            <text:p>544578.43</text:p>
          </table:table-cell>
          <table:table-cell office:value-type="float" office:value="309846.35">
            <text:p>309846.35</text:p>
          </table:table-cell>
          <table:table-cell table:number-columns-repeated="2" office:value-type="float" office:value="234732.08">
            <text:p>234732.0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CHELELO, S.C.L.</text:p>
          </table:table-cell>
          <table:table-cell table:style-name="ce4" office:value-type="float" office:value="2511001345">
            <text:p>2511001345</text:p>
          </table:table-cell>
          <table:table-cell table:style-name="ce4" office:value-type="string">
            <text:p>LOBOS IV</text:p>
          </table:table-cell>
          <table:table-cell office:value-type="float" office:value="544578.43">
            <text:p>544578.43</text:p>
          </table:table-cell>
          <table:table-cell office:value-type="float" office:value="309846.35">
            <text:p>309846.35</text:p>
          </table:table-cell>
          <table:table-cell table:number-columns-repeated="2" office:value-type="float" office:value="234732.08">
            <text:p>234732.0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OCIEDAD COOPERATIVA CHELELO, S.C.L.</text:p>
          </table:table-cell>
          <table:table-cell table:style-name="ce4" office:value-type="float" office:value="2511001345">
            <text:p>2511001345</text:p>
          </table:table-cell>
          <table:table-cell table:style-name="ce4" office:value-type="string">
            <text:p>REDES IV</text:p>
          </table:table-cell>
          <table:table-cell office:value-type="float" office:value="544578.43">
            <text:p>544578.43</text:p>
          </table:table-cell>
          <table:table-cell office:value-type="float" office:value="309846.35">
            <text:p>309846.35</text:p>
          </table:table-cell>
          <table:table-cell table:number-columns-repeated="2" office:value-type="float" office:value="234732.08">
            <text:p>234732.0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MANUEL LÓPEZ JIMÉNEZ</text:p>
          </table:table-cell>
          <table:table-cell table:style-name="ce4" office:value-type="float" office:value="2508005994">
            <text:p>2508005994</text:p>
          </table:table-cell>
          <table:table-cell table:style-name="ce4" office:value-type="string">
            <text:p>ROBALO 1</text:p>
          </table:table-cell>
          <table:table-cell office:value-type="float" office:value="2466392">
            <text:p>2466392</text:p>
          </table:table-cell>
          <table:table-cell office:value-type="float" office:value="1466392">
            <text:p>1466392</text:p>
          </table:table-cell>
          <table:table-cell office:value-type="float" office:value="1000000">
            <text:p>1000000</text:p>
          </table:table-cell>
          <table:table-cell office:value-type="float" office:value="796820.63">
            <text:p>796820.63</text:p>
          </table:table-cell>
          <table:table-cell table:number-columns-repeated="2"/>
          <table:table-cell office:value-type="float" office:value="203179.36">
            <text:p>203179.36</text:p>
          </table:table-cell>
          <table:table-cell office:value-type="float" office:value="0.01">
            <text:p>0.01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ABEL NOE, S.A. DE C.V.</text:p>
          </table:table-cell>
          <table:table-cell table:style-name="ce4" office:value-type="float" office:value="2508007909">
            <text:p>2508007909</text:p>
          </table:table-cell>
          <table:table-cell table:style-name="ce4" office:value-type="string">
            <text:p>ABEL NOE 1</text:p>
          </table:table-cell>
          <table:table-cell office:value-type="float" office:value="1960748">
            <text:p>1960748</text:p>
          </table:table-cell>
          <table:table-cell office:value-type="float" office:value="1115598">
            <text:p>1115598</text:p>
          </table:table-cell>
          <table:table-cell table:number-columns-repeated="2" office:value-type="float" office:value="845150">
            <text:p>84515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ABEL NOE, S.A. DE C.V.</text:p>
          </table:table-cell>
          <table:table-cell table:style-name="ce4" office:value-type="float" office:value="2508007909">
            <text:p>2508007909</text:p>
          </table:table-cell>
          <table:table-cell table:style-name="ce4" office:value-type="string">
            <text:p>ABEL NOE III</text:p>
          </table:table-cell>
          <table:table-cell office:value-type="float" office:value="2001348">
            <text:p>2001348</text:p>
          </table:table-cell>
          <table:table-cell office:value-type="float" office:value="1138698">
            <text:p>1138698</text:p>
          </table:table-cell>
          <table:table-cell table:number-columns-repeated="2" office:value-type="float" office:value="862650">
            <text:p>86265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ABEL NOE, S.A. DE C.V.</text:p>
          </table:table-cell>
          <table:table-cell table:style-name="ce4" office:value-type="float" office:value="2508007909">
            <text:p>2508007909</text:p>
          </table:table-cell>
          <table:table-cell table:style-name="ce4" office:value-type="string">
            <text:p>21 DE AGOSTO 1</text:p>
          </table:table-cell>
          <table:table-cell office:value-type="float" office:value="307400">
            <text:p>307400</text:p>
          </table:table-cell>
          <table:table-cell office:value-type="float" office:value="174900">
            <text:p>174900</text:p>
          </table:table-cell>
          <table:table-cell office:value-type="float" office:value="132500">
            <text:p>132500</text:p>
          </table:table-cell>
          <table:table-cell/>
          <table:table-cell office:value-type="float" office:value="132500">
            <text:p>1325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ABEL NOE, S.A. DE C.V.</text:p>
          </table:table-cell>
          <table:table-cell table:style-name="ce4" office:value-type="float" office:value="2508007909">
            <text:p>2508007909</text:p>
          </table:table-cell>
          <table:table-cell table:style-name="ce4" office:value-type="string">
            <text:p>21 DE AGOSTO IV</text:p>
          </table:table-cell>
          <table:table-cell office:value-type="float" office:value="307400">
            <text:p>307400</text:p>
          </table:table-cell>
          <table:table-cell office:value-type="float" office:value="174900">
            <text:p>174900</text:p>
          </table:table-cell>
          <table:table-cell office:value-type="float" office:value="132500">
            <text:p>132500</text:p>
          </table:table-cell>
          <table:table-cell/>
          <table:table-cell office:value-type="float" office:value="132500">
            <text:p>1325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MERKABA, S.A. DE C.V.</text:p>
          </table:table-cell>
          <table:table-cell table:style-name="ce4" office:value-type="float" office:value="2508006810">
            <text:p>2508006810</text:p>
          </table:table-cell>
          <table:table-cell table:style-name="ce4" office:value-type="string">
            <text:p>MICHELLE</text:p>
          </table:table-cell>
          <table:table-cell office:value-type="float" office:value="2331372.64">
            <text:p>2331372.64</text:p>
          </table:table-cell>
          <table:table-cell office:value-type="float" office:value="1331372.64">
            <text:p>1331372.64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NAVIDAD DEL PACIFICO. S.A. DE C.V.</text:p>
          </table:table-cell>
          <table:table-cell table:style-name="ce4" office:value-type="float" office:value="2508011851">
            <text:p>2508011851</text:p>
          </table:table-cell>
          <table:table-cell table:style-name="ce4" office:value-type="string">
            <text:p>BARRA DEL PACIFICO II</text:p>
          </table:table-cell>
          <table:table-cell office:value-type="float" office:value="307400">
            <text:p>307400</text:p>
          </table:table-cell>
          <table:table-cell office:value-type="float" office:value="174900">
            <text:p>174900</text:p>
          </table:table-cell>
          <table:table-cell office:value-type="float" office:value="132500">
            <text:p>132500</text:p>
          </table:table-cell>
          <table:table-cell table:number-columns-repeated="4"/>
          <table:table-cell office:value-type="float" office:value="132500">
            <text:p>1325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  <table:table-cell table:style-name="ce4" office:value-type="string">
            <text:p>SAN PEDRITO 1</text:p>
          </table:table-cell>
          <table:table-cell office:value-type="float" office:value="2360831.54">
            <text:p>2360831.54</text:p>
          </table:table-cell>
          <table:table-cell office:value-type="float" office:value="1360831.54">
            <text:p>1360831.54</text:p>
          </table:table-cell>
          <table:table-cell office:value-type="float" office:value="1000000">
            <text:p>1000000</text:p>
          </table:table-cell>
          <table:table-cell office:value-type="float" office:value="332608.81">
            <text:p>332608.81</text:p>
          </table:table-cell>
          <table:table-cell table:number-columns-repeated="2"/>
          <table:table-cell office:value-type="float" office:value="667391.19">
            <text:p>667391.1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  <table:table-cell table:style-name="ce4" office:value-type="string">
            <text:p>SAN PEDRITO II</text:p>
          </table:table-cell>
          <table:table-cell office:value-type="float" office:value="2319071.54">
            <text:p>2319071.54</text:p>
          </table:table-cell>
          <table:table-cell office:value-type="float" office:value="1319471.74">
            <text:p>1319471.74</text:p>
          </table:table-cell>
          <table:table-cell office:value-type="float" office:value="999599.8">
            <text:p>999599.8</text:p>
          </table:table-cell>
          <table:table-cell office:value-type="float" office:value="331279.8">
            <text:p>331279.8</text:p>
          </table:table-cell>
          <table:table-cell table:number-columns-repeated="2"/>
          <table:table-cell office:value-type="float" office:value="668320">
            <text:p>6683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  <table:table-cell table:style-name="ce4" office:value-type="string">
            <text:p>SAN PABLO II</text:p>
          </table:table-cell>
          <table:table-cell office:value-type="float" office:value="2411697.54">
            <text:p>2411697.54</text:p>
          </table:table-cell>
          <table:table-cell office:value-type="float" office:value="1411697.54">
            <text:p>1411697.54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  <table:table-cell table:style-name="ce4" office:value-type="string">
            <text:p>SAN PABLO VI</text:p>
          </table:table-cell>
          <table:table-cell office:value-type="float" office:value="2308341.54">
            <text:p>2308341.54</text:p>
          </table:table-cell>
          <table:table-cell office:value-type="float" office:value="1313366.74">
            <text:p>1313366.74</text:p>
          </table:table-cell>
          <table:table-cell office:value-type="float" office:value="994974.8">
            <text:p>994974.8</text:p>
          </table:table-cell>
          <table:table-cell table:number-columns-repeated="2"/>
          <table:table-cell office:value-type="float" office:value="584504.8">
            <text:p>584504.8</text:p>
          </table:table-cell>
          <table:table-cell office:value-type="float" office:value="410470">
            <text:p>41047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  <table:table-cell table:style-name="ce4" office:value-type="string">
            <text:p>AGRARISTA</text:p>
          </table:table-cell>
          <table:table-cell office:value-type="float" office:value="2378405.54">
            <text:p>2378405.54</text:p>
          </table:table-cell>
          <table:table-cell office:value-type="float" office:value="1378405.54">
            <text:p>1378405.54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  <table:table-cell table:style-name="ce4" office:value-type="string">
            <text:p>DON RAFAEL</text:p>
          </table:table-cell>
          <table:table-cell office:value-type="float" office:value="2153838.12">
            <text:p>2153838.12</text:p>
          </table:table-cell>
          <table:table-cell office:value-type="float" office:value="1225459.62">
            <text:p>1225459.62</text:p>
          </table:table-cell>
          <table:table-cell office:value-type="float" office:value="928378.5">
            <text:p>928378.5</text:p>
          </table:table-cell>
          <table:table-cell table:number-columns-repeated="3"/>
          <table:table-cell office:value-type="float" office:value="928378.5">
            <text:p>928378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IA BAHIA DE SANTIAGO, S.A. DE C.V.</text:p>
          </table:table-cell>
          <table:table-cell table:style-name="ce4" office:value-type="float" office:value="2508010556">
            <text:p>2508010556</text:p>
          </table:table-cell>
          <table:table-cell table:style-name="ce4" office:value-type="string">
            <text:p>PACIFICO</text:p>
          </table:table-cell>
          <table:table-cell office:value-type="float" office:value="718480.8">
            <text:p>718480.8</text:p>
          </table:table-cell>
          <table:table-cell office:value-type="float" office:value="408790.8">
            <text:p>408790.8</text:p>
          </table:table-cell>
          <table:table-cell office:value-type="float" office:value="309690">
            <text:p>309690</text:p>
          </table:table-cell>
          <table:table-cell/>
          <table:table-cell office:value-type="float" office:value="309690">
            <text:p>30969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SOC COOP. DE PROD. PESQ. DE ALTURA RAMON ARMENTA MONTOYA S.C.L.</text:p>
          </table:table-cell>
          <table:table-cell table:style-name="ce4" office:value-type="float" office:value="2511001972">
            <text:p>2511001972</text:p>
          </table:table-cell>
          <table:table-cell table:style-name="ce4" office:value-type="string">
            <text:p>MIGUEL HIDALGO VI</text:p>
          </table:table-cell>
          <table:table-cell office:value-type="float" office:value="2121524">
            <text:p>2121524</text:p>
          </table:table-cell>
          <table:table-cell office:value-type="float" office:value="1252274">
            <text:p>1252274</text:p>
          </table:table-cell>
          <table:table-cell office:value-type="float" office:value="869250">
            <text:p>869250</text:p>
          </table:table-cell>
          <table:table-cell office:value-type="float" office:value="442950">
            <text:p>442950</text:p>
          </table:table-cell>
          <table:table-cell/>
          <table:table-cell office:value-type="float" office:value="251800">
            <text:p>251800</text:p>
          </table:table-cell>
          <table:table-cell office:value-type="float" office:value="174500">
            <text:p>1745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  <table:table-cell table:style-name="ce4" office:value-type="string">
            <text:p>ALI1</text:p>
          </table:table-cell>
          <table:table-cell office:value-type="float" office:value="1925547.5">
            <text:p>1925547.5</text:p>
          </table:table-cell>
          <table:table-cell office:value-type="float" office:value="1095570.13">
            <text:p>1095570.13</text:p>
          </table:table-cell>
          <table:table-cell office:value-type="float" office:value="829977.37">
            <text:p>829977.37</text:p>
          </table:table-cell>
          <table:table-cell/>
          <table:table-cell office:value-type="float" office:value="829977.37">
            <text:p>829977.3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  <table:table-cell table:style-name="ce4" office:value-type="string">
            <text:p>ALIII</text:p>
          </table:table-cell>
          <table:table-cell office:value-type="float" office:value="531204.37">
            <text:p>531204.37</text:p>
          </table:table-cell>
          <table:table-cell office:value-type="float" office:value="303236.97">
            <text:p>303236.97</text:p>
          </table:table-cell>
          <table:table-cell office:value-type="float" office:value="228967.4">
            <text:p>228967.4</text:p>
          </table:table-cell>
          <table:table-cell/>
          <table:table-cell office:value-type="float" office:value="228967.4">
            <text:p>228967.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  <table:table-cell table:style-name="ce4" office:value-type="string">
            <text:p>ALI III</text:p>
          </table:table-cell>
          <table:table-cell office:value-type="float" office:value="1921023.5">
            <text:p>1921023.5</text:p>
          </table:table-cell>
          <table:table-cell office:value-type="float" office:value="1092996.13">
            <text:p>1092996.13</text:p>
          </table:table-cell>
          <table:table-cell office:value-type="float" office:value="828027.37">
            <text:p>828027.37</text:p>
          </table:table-cell>
          <table:table-cell/>
          <table:table-cell office:value-type="float" office:value="828027.37">
            <text:p>828027.3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 .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  <table:table-cell table:style-name="ce4" office:value-type="string">
            <text:p>ALI IV</text:p>
          </table:table-cell>
          <table:table-cell office:value-type="float" office:value="1174733.21">
            <text:p>1174733.21</text:p>
          </table:table-cell>
          <table:table-cell office:value-type="float" office:value="587366.6">
            <text:p>587366.6</text:p>
          </table:table-cell>
          <table:table-cell office:value-type="float" office:value="506350.52">
            <text:p>506350.52</text:p>
          </table:table-cell>
          <table:table-cell/>
          <table:table-cell office:value-type="float" office:value="506350.52">
            <text:p>506350.5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  <table:table-cell table:style-name="ce4" office:value-type="string">
            <text:p>ALI V</text:p>
          </table:table-cell>
          <table:table-cell office:value-type="float" office:value="2484100.84">
            <text:p>2484100.84</text:p>
          </table:table-cell>
          <table:table-cell office:value-type="float" office:value="1493711.23">
            <text:p>1493711.23</text:p>
          </table:table-cell>
          <table:table-cell office:value-type="float" office:value="990389.61">
            <text:p>990389.61</text:p>
          </table:table-cell>
          <table:table-cell/>
          <table:table-cell office:value-type="float" office:value="990389.61">
            <text:p>990389.6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  <table:table-cell table:style-name="ce4" office:value-type="string">
            <text:p>ALI VI</text:p>
          </table:table-cell>
          <table:table-cell office:value-type="float" office:value="577408.84">
            <text:p>577408.84</text:p>
          </table:table-cell>
          <table:table-cell office:value-type="float" office:value="328525.72">
            <text:p>328525.72</text:p>
          </table:table-cell>
          <table:table-cell office:value-type="float" office:value="248883.12">
            <text:p>248883.12</text:p>
          </table:table-cell>
          <table:table-cell/>
          <table:table-cell office:value-type="float" office:value="248883.12">
            <text:p>248883.1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ROCESADORA DE PRODUCTOS DEL MAR CALISA, S.A. DE C.V.</text:p>
          </table:table-cell>
          <table:table-cell table:style-name="ce4" office:value-type="float" office:value="2508016850">
            <text:p>2508016850</text:p>
          </table:table-cell>
          <table:table-cell table:style-name="ce4" office:value-type="string">
            <text:p>ALEJANDRA 1</text:p>
          </table:table-cell>
          <table:table-cell table:style-name="ce4" office:value-type="float" office:value="480323.03">
            <text:p>480323.03</text:p>
          </table:table-cell>
          <table:table-cell table:style-name="ce4" office:value-type="float" office:value="273287.26">
            <text:p>273287.26</text:p>
          </table:table-cell>
          <table:table-cell table:style-name="ce4" office:value-type="float" office:value="207035.77">
            <text:p>207035.77</text:p>
          </table:table-cell>
          <table:table-cell table:style-name="ce4"/>
          <table:table-cell/>
          <table:table-cell table:style-name="ce4" table:number-columns-repeated="2"/>
          <table:table-cell table:style-name="ce4" office:value-type="float" office:value="207035.77">
            <text:p>207035.77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ROCESADORA DE PRODUCTOS DEL MAR CALISA, S.A. DE C.V.</text:p>
          </table:table-cell>
          <table:table-cell table:style-name="ce4" office:value-type="float" office:value="2508016850">
            <text:p>2508016850</text:p>
          </table:table-cell>
          <table:table-cell table:style-name="ce4" office:value-type="string">
            <text:p>ALEJANDRA II</text:p>
          </table:table-cell>
          <table:table-cell office:value-type="float" office:value="480323.03">
            <text:p>480323.03</text:p>
          </table:table-cell>
          <table:table-cell office:value-type="float" office:value="273287.26">
            <text:p>273287.26</text:p>
          </table:table-cell>
          <table:table-cell office:value-type="float" office:value="207035.79">
            <text:p>207035.79</text:p>
          </table:table-cell>
          <table:table-cell table:number-columns-repeated="4"/>
          <table:table-cell office:value-type="float" office:value="207035.79">
            <text:p>207035.79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Guasave</text:p>
          </table:table-cell>
          <table:table-cell office:value-type="string">
            <text:p>SOCIEDAD COOPERATIVA DE PRODUCCION DE BIENES Y SERVICIOS GUASAVE CUATROCIENTOS, S.C.L DE C.V.</text:p>
          </table:table-cell>
          <table:table-cell office:value-type="float" office:value="2505001798">
            <text:p>2505001798</text:p>
          </table:table-cell>
          <table:table-cell table:style-name="ce4" office:value-type="string">
            <text:p>JESUS EL PIRATA</text:p>
          </table:table-cell>
          <table:table-cell office:value-type="float" office:value="2319906.06">
            <text:p>2319906.06</text:p>
          </table:table-cell>
          <table:table-cell office:value-type="float" office:value="1319946.55">
            <text:p>1319946.55</text:p>
          </table:table-cell>
          <table:table-cell office:value-type="float" office:value="999959.51">
            <text:p>999959.51</text:p>
          </table:table-cell>
          <table:table-cell office:value-type="float" office:value="739959.51">
            <text:p>739959.51</text:p>
          </table:table-cell>
          <table:table-cell/>
          <table:table-cell office:value-type="float" office:value="260000">
            <text:p>26000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Guasave</text:p>
          </table:table-cell>
          <table:table-cell office:value-type="string">
            <text:p>SOCIEDAD COOPERATIVA DE PRODUCCION DE BIENES Y SERVICIOS GUASAVE CUATROCIENTOS, S.C.L DE C.V.</text:p>
          </table:table-cell>
          <table:table-cell office:value-type="float" office:value="2505001798">
            <text:p>2505001798</text:p>
          </table:table-cell>
          <table:table-cell table:style-name="ce4" office:value-type="string">
            <text:p>CHELELO</text:p>
          </table:table-cell>
          <table:table-cell office:value-type="float" office:value="1740399.62">
            <text:p>1740399.62</text:p>
          </table:table-cell>
          <table:table-cell office:value-type="float" office:value="990227.37">
            <text:p>990227.37</text:p>
          </table:table-cell>
          <table:table-cell office:value-type="float" office:value="750172.25">
            <text:p>750172.25</text:p>
          </table:table-cell>
          <table:table-cell/>
          <table:table-cell office:value-type="float" office:value="750172.25">
            <text:p>750172.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Guasave</text:p>
          </table:table-cell>
          <table:table-cell office:value-type="string">
            <text:p>SOCIEDAD COOPERATIVA DE PRODUCCION DE BIENES Y SERVICIOS GUASAVE CUATROCIENTOS, S.C.L DE C.V.</text:p>
          </table:table-cell>
          <table:table-cell office:value-type="float" office:value="2505001798">
            <text:p>2505001798</text:p>
          </table:table-cell>
          <table:table-cell table:style-name="ce4" office:value-type="string">
            <text:p>LOBOS V</text:p>
          </table:table-cell>
          <table:table-cell office:value-type="float" office:value="609058.16">
            <text:p>609058.16</text:p>
          </table:table-cell>
          <table:table-cell office:value-type="float" office:value="346533.09">
            <text:p>346533.09</text:p>
          </table:table-cell>
          <table:table-cell office:value-type="float" office:value="262525.07">
            <text:p>262525.07</text:p>
          </table:table-cell>
          <table:table-cell office:value-type="float" office:value="187890">
            <text:p>187890</text:p>
          </table:table-cell>
          <table:table-cell/>
          <table:table-cell office:value-type="float" office:value="74635.07">
            <text:p>74635.07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Guasave</text:p>
          </table:table-cell>
          <table:table-cell office:value-type="string">
            <text:p>SOCIEDAD COOPERATIVA DE PRODUCCION DE BIENES Y SERVICIOS GUASAVE CUATROCIENTOS, S.C.L DE C.V.</text:p>
          </table:table-cell>
          <table:table-cell office:value-type="float" office:value="2505001798">
            <text:p>2505001798</text:p>
          </table:table-cell>
          <table:table-cell table:style-name="ce4" office:value-type="string">
            <text:p>L-V</text:p>
          </table:table-cell>
          <table:table-cell office:value-type="float" office:value="1047393.42">
            <text:p>1047393.42</text:p>
          </table:table-cell>
          <table:table-cell office:value-type="float" office:value="595930.74">
            <text:p>595930.74</text:p>
          </table:table-cell>
          <table:table-cell table:number-columns-repeated="2" office:value-type="float" office:value="451462.68">
            <text:p>451462.6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ADRIAN ALBERTO ELLIS ESPINOZA</text:p>
          </table:table-cell>
          <table:table-cell table:style-name="ce4" office:value-type="float" office:value="2609002015">
            <text:p>2609002015</text:p>
          </table:table-cell>
          <table:table-cell table:style-name="ce4" office:value-type="string">
            <text:p>ADRIAN IV</text:p>
          </table:table-cell>
          <table:table-cell office:value-type="float" office:value="2860275.34">
            <text:p>2860275.34</text:p>
          </table:table-cell>
          <table:table-cell office:value-type="float" office:value="1910905.72">
            <text:p>1910905.72</text:p>
          </table:table-cell>
          <table:table-cell office:value-type="float" office:value="949369.62">
            <text:p>949369.62</text:p>
          </table:table-cell>
          <table:table-cell office:value-type="float" office:value="806179.96">
            <text:p>806179.96</text:p>
          </table:table-cell>
          <table:table-cell table:number-columns-repeated="3"/>
          <table:table-cell office:value-type="float" office:value="143189.66">
            <text:p>143189.66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MAZ SARDINA, S.A. DE C.V.</text:p>
          </table:table-cell>
          <table:table-cell table:style-name="ce4" office:value-type="float" office:value="2508009525">
            <text:p>2508009525</text:p>
          </table:table-cell>
          <table:table-cell table:style-name="ce4" office:value-type="string">
            <text:p>MAZ SARDINA 1</text:p>
          </table:table-cell>
          <table:table-cell office:value-type="float" office:value="1485926.52">
            <text:p>1485926.52</text:p>
          </table:table-cell>
          <table:table-cell office:value-type="float" office:value="845440.95">
            <text:p>845440.95</text:p>
          </table:table-cell>
          <table:table-cell office:value-type="float" office:value="640485.57">
            <text:p>640485.57</text:p>
          </table:table-cell>
          <table:table-cell office:value-type="float" office:value="615111.03">
            <text:p>615111.03</text:p>
          </table:table-cell>
          <table:table-cell table:number-columns-repeated="3"/>
          <table:table-cell office:value-type="float" office:value="25374.54">
            <text:p>25374.54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  <table:table-cell table:style-name="ce4" office:value-type="string">
            <text:p>MAZ SARDINA II</text:p>
          </table:table-cell>
          <table:table-cell office:value-type="float" office:value="2316541.92">
            <text:p>2316541.92</text:p>
          </table:table-cell>
          <table:table-cell office:value-type="float" office:value="1318032.47">
            <text:p>1318032.47</text:p>
          </table:table-cell>
          <table:table-cell table:number-columns-repeated="2" office:value-type="float" office:value="998509.45">
            <text:p>998509.4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  <table:table-cell table:style-name="ce4" office:value-type="string">
            <text:p>MAZ SARDINA III</text:p>
          </table:table-cell>
          <table:table-cell office:value-type="float" office:value="2316359.27">
            <text:p>2316359.27</text:p>
          </table:table-cell>
          <table:table-cell office:value-type="float" office:value="1317928.55">
            <text:p>1317928.55</text:p>
          </table:table-cell>
          <table:table-cell office:value-type="float" office:value="998430.72">
            <text:p>998430.72</text:p>
          </table:table-cell>
          <table:table-cell office:value-type="float" office:value="998113.49">
            <text:p>998113.49</text:p>
          </table:table-cell>
          <table:table-cell table:number-columns-repeated="3"/>
          <table:table-cell office:value-type="float" office:value="317.23">
            <text:p>317.23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  <table:table-cell table:style-name="ce4" office:value-type="string">
            <text:p>MAZ SARDINA IV</text:p>
          </table:table-cell>
          <table:table-cell office:value-type="float" office:value="1685744.94">
            <text:p>1685744.94</text:p>
          </table:table-cell>
          <table:table-cell office:value-type="float" office:value="959130.74">
            <text:p>959130.74</text:p>
          </table:table-cell>
          <table:table-cell office:value-type="float" office:value="726614.2">
            <text:p>726614.2</text:p>
          </table:table-cell>
          <table:table-cell office:value-type="float" office:value="522301.77">
            <text:p>522301.77</text:p>
          </table:table-cell>
          <table:table-cell/>
          <table:table-cell office:value-type="float" office:value="167375">
            <text:p>167375</text:p>
          </table:table-cell>
          <table:table-cell/>
          <table:table-cell office:value-type="float" office:value="36937.43">
            <text:p>36937.43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  <table:table-cell table:style-name="ce4" office:value-type="string">
            <text:p>MAZ SARDINA V</text:p>
          </table:table-cell>
          <table:table-cell office:value-type="float" office:value="1635793.86">
            <text:p>1635793.86</text:p>
          </table:table-cell>
          <table:table-cell office:value-type="float" office:value="930710.3">
            <text:p>930710.3</text:p>
          </table:table-cell>
          <table:table-cell office:value-type="float" office:value="705083.56">
            <text:p>705083.56</text:p>
          </table:table-cell>
          <table:table-cell office:value-type="float" office:value="703679.77">
            <text:p>703679.77</text:p>
          </table:table-cell>
          <table:table-cell table:number-columns-repeated="3"/>
          <table:table-cell office:value-type="float" office:value="1403.79">
            <text:p>1403.79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  <table:table-cell table:style-name="ce4" office:value-type="string">
            <text:p>MAZ SARDINA VI</text:p>
          </table:table-cell>
          <table:table-cell office:value-type="float" office:value="2313979.86">
            <text:p>2313979.86</text:p>
          </table:table-cell>
          <table:table-cell office:value-type="float" office:value="1316574.75">
            <text:p>1316574.75</text:p>
          </table:table-cell>
          <table:table-cell office:value-type="float" office:value="997405.11">
            <text:p>997405.11</text:p>
          </table:table-cell>
          <table:table-cell office:value-type="float" office:value="943180.09">
            <text:p>943180.09</text:p>
          </table:table-cell>
          <table:table-cell table:number-columns-repeated="3"/>
          <table:table-cell office:value-type="float" office:value="54225.02">
            <text:p>54225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  <table:table-cell table:style-name="ce4" office:value-type="string">
            <text:p>PANCHO VILLA</text:p>
          </table:table-cell>
          <table:table-cell office:value-type="float" office:value="1286861.94">
            <text:p>1286861.94</text:p>
          </table:table-cell>
          <table:table-cell office:value-type="float" office:value="732180.07">
            <text:p>732180.07</text:p>
          </table:table-cell>
          <table:table-cell office:value-type="float" office:value="554681.87">
            <text:p>554681.87</text:p>
          </table:table-cell>
          <table:table-cell office:value-type="float" office:value="540024.97">
            <text:p>540024.97</text:p>
          </table:table-cell>
          <table:table-cell table:number-columns-repeated="3"/>
          <table:table-cell office:value-type="float" office:value="14656.9">
            <text:p>14656.9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4" office:value-type="string">
            <text:p>PORTOLA IV</text:p>
          </table:table-cell>
          <table:table-cell office:value-type="float" office:value="51122280.79">
            <text:p>51122280.79</text:p>
          </table:table-cell>
          <table:table-cell office:value-type="float" office:value="5638539.07">
            <text:p>5638539.07</text:p>
          </table:table-cell>
          <table:table-cell office:value-type="float" office:value="5483741.72">
            <text:p>5483741.72</text:p>
          </table:table-cell>
          <table:table-cell office:value-type="float" office:value="5450540.22">
            <text:p>5450540.22</text:p>
          </table:table-cell>
          <table:table-cell/>
          <table:table-cell office:value-type="float" office:value="530879">
            <text:p>530879</text:p>
          </table:table-cell>
          <table:table-cell office:value-type="float" office:value="5634.5">
            <text:p>5634.5</text:p>
          </table:table-cell>
          <table:table-cell table:style-name="ce4" office:value-type="string">
            <text:p>51,688.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PORTOLA V</text:p>
          </table:table-cell>
          <table:table-cell office:value-type="float" office:value="1243452.77">
            <text:p>1243452.77</text:p>
          </table:table-cell>
          <table:table-cell office:value-type="float" office:value="5707481.76">
            <text:p>5707481.76</text:p>
          </table:table-cell>
          <table:table-cell office:value-type="float" office:value="5535971.01">
            <text:p>5535971.01</text:p>
          </table:table-cell>
          <table:table-cell office:value-type="float" office:value="5504457.51">
            <text:p>5504457.51</text:p>
          </table:table-cell>
          <table:table-cell/>
          <table:table-cell office:value-type="float" office:value="530879">
            <text:p>530879</text:p>
          </table:table-cell>
          <table:table-cell office:value-type="float" office:value="5634.5">
            <text:p>5634.5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PORTOLA VI</text:p>
          </table:table-cell>
          <table:table-cell office:value-type="float" office:value="52317625.41">
            <text:p>52317625.41</text:p>
          </table:table-cell>
          <table:table-cell office:value-type="float" office:value="51318648.95">
            <text:p>51318648.95</text:p>
          </table:table-cell>
          <table:table-cell office:value-type="float" office:value="5998976.46">
            <text:p>5998976.46</text:p>
          </table:table-cell>
          <table:table-cell/>
          <table:table-cell office:value-type="float" office:value="5998976.46">
            <text:p>5998976.46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3">
            <text:p>COMERCIALIZADORA DE MARISCOS MARIA ELISA, S.A. DE C.V.</text:p>
          </table:table-cell>
          <table:table-cell table:style-name="ce6" office:value-type="string" table:number-columns-spanned="1" table:number-rows-spanned="3">
            <text:p>2508016017</text:p>
          </table:table-cell>
          <table:table-cell table:style-name="ce4" office:value-type="string">
            <text:p>IVANNA</text:p>
          </table:table-cell>
          <table:table-cell office:value-type="float" office:value="51788592.86">
            <text:p>51788592.86</text:p>
          </table:table-cell>
          <table:table-cell office:value-type="float" office:value="51017647.66">
            <text:p>51017647.66</text:p>
          </table:table-cell>
          <table:table-cell office:value-type="float" office:value="5770945.2">
            <text:p>5770945.2</text:p>
          </table:table-cell>
          <table:table-cell office:value-type="float" office:value="5355210">
            <text:p>5355210</text:p>
          </table:table-cell>
          <table:table-cell table:number-columns-repeated="2"/>
          <table:table-cell office:value-type="float" office:value="5415735.2">
            <text:p>5415735.2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IVANNA II</text:p>
          </table:table-cell>
          <table:table-cell office:value-type="float" office:value="51637040.02">
            <text:p>51637040.02</text:p>
          </table:table-cell>
          <table:table-cell office:value-type="float" office:value="5931419.32">
            <text:p>5931419.32</text:p>
          </table:table-cell>
          <table:table-cell office:value-type="float" office:value="5705620.7">
            <text:p>5705620.7</text:p>
          </table:table-cell>
          <table:table-cell office:value-type="float" office:value="5260885.5">
            <text:p>5260885.5</text:p>
          </table:table-cell>
          <table:table-cell table:number-columns-repeated="2"/>
          <table:table-cell office:value-type="float" office:value="5444735.2">
            <text:p>5444735.2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CAPITAN MARAVILLA</text:p>
          </table:table-cell>
          <table:table-cell office:value-type="float" office:value="51755300.86">
            <text:p>51755300.86</text:p>
          </table:table-cell>
          <table:table-cell office:value-type="float" office:value="5998705.66">
            <text:p>5998705.66</text:p>
          </table:table-cell>
          <table:table-cell office:value-type="float" office:value="5756595.2">
            <text:p>5756595.2</text:p>
          </table:table-cell>
          <table:table-cell office:value-type="float" office:value="5308360">
            <text:p>5308360</text:p>
          </table:table-cell>
          <table:table-cell table:number-columns-repeated="2"/>
          <table:table-cell office:value-type="float" office:value="5448235.2">
            <text:p>5448235.2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JESUS ELIGIO MEZA</text:p>
          </table:table-cell>
          <table:table-cell table:style-name="ce4" office:value-type="string">
            <text:p>2507002513</text:p>
          </table:table-cell>
          <table:table-cell table:style-name="ce4" office:value-type="string">
            <text:p>FIPESCO 58</text:p>
          </table:table-cell>
          <table:table-cell office:value-type="float" office:value="51907620">
            <text:p>51907620</text:p>
          </table:table-cell>
          <table:table-cell office:value-type="float" office:value="51085370">
            <text:p>51085370</text:p>
          </table:table-cell>
          <table:table-cell office:value-type="float" office:value="5822250">
            <text:p>5822250</text:p>
          </table:table-cell>
          <table:table-cell/>
          <table:table-cell office:value-type="float" office:value="5822250">
            <text:p>582225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, GAMOSO, S.A. DE C.V.</text:p>
          </table:table-cell>
          <table:table-cell table:style-name="ce4" office:value-type="string">
            <text:p>2508016041</text:p>
          </table:table-cell>
          <table:table-cell table:style-name="ce4" office:value-type="string">
            <text:p>ORION</text:p>
          </table:table-cell>
          <table:table-cell office:value-type="float" office:value="5499946.08">
            <text:p>5499946.08</text:p>
          </table:table-cell>
          <table:table-cell office:value-type="float" office:value="5314190.25">
            <text:p>5314190.25</text:p>
          </table:table-cell>
          <table:table-cell office:value-type="float" office:value="5185755.83">
            <text:p>5185755.83</text:p>
          </table:table-cell>
          <table:table-cell office:value-type="float" office:value="5179161.53">
            <text:p>5179161.53</text:p>
          </table:table-cell>
          <table:table-cell table:number-columns-repeated="2"/>
          <table:table-cell office:value-type="float" office:value="56594.3">
            <text:p>56594.3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3">
            <text:p>SOCIEDAD COOPERATIVA DE PRODUCCIÓN PESQUERA SUCETT, S. DE R. L DE C.V.</text:p>
          </table:table-cell>
          <table:table-cell table:style-name="ce6" office:value-type="string" table:number-columns-spanned="1" table:number-rows-spanned="3">
            <text:p>2501101790</text:p>
          </table:table-cell>
          <table:table-cell table:style-name="ce4" office:value-type="string">
            <text:p>EL PANZAS</text:p>
          </table:table-cell>
          <table:table-cell office:value-type="float" office:value="5521617.2">
            <text:p>5521617.2</text:p>
          </table:table-cell>
          <table:table-cell office:value-type="float" office:value="5296816.2">
            <text:p>5296816.2</text:p>
          </table:table-cell>
          <table:table-cell office:value-type="float" office:value="5224800">
            <text:p>5224800</text:p>
          </table:table-cell>
          <table:table-cell/>
          <table:table-cell office:value-type="float" office:value="5224800">
            <text:p>522480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SUCETTI</text:p>
          </table:table-cell>
          <table:table-cell office:value-type="float" office:value="5521617.2">
            <text:p>5521617.2</text:p>
          </table:table-cell>
          <table:table-cell office:value-type="float" office:value="5296816.2">
            <text:p>5296816.2</text:p>
          </table:table-cell>
          <table:table-cell office:value-type="float" office:value="5224800">
            <text:p>5224800</text:p>
          </table:table-cell>
          <table:table-cell/>
          <table:table-cell office:value-type="float" office:value="5224800">
            <text:p>522480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BENITO GARCIA</text:p>
          </table:table-cell>
          <table:table-cell office:value-type="float" office:value="5521617.2">
            <text:p>5521617.2</text:p>
          </table:table-cell>
          <table:table-cell office:value-type="float" office:value="5296816.2">
            <text:p>5296816.2</text:p>
          </table:table-cell>
          <table:table-cell office:value-type="float" office:value="5224800">
            <text:p>5224800</text:p>
          </table:table-cell>
          <table:table-cell/>
          <table:table-cell office:value-type="float" office:value="5224800">
            <text:p>522480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3">
            <text:p>FREDDIE AVILA, S.A. DE C.V.</text:p>
          </table:table-cell>
          <table:table-cell table:style-name="ce6" office:value-type="string" table:number-columns-spanned="1" table:number-rows-spanned="3">
            <text:p>2508007073</text:p>
          </table:table-cell>
          <table:table-cell table:style-name="ce4" office:value-type="string">
            <text:p>FREDDIE 1</text:p>
          </table:table-cell>
          <table:table-cell office:value-type="float" office:value="51423233">
            <text:p>51423233</text:p>
          </table:table-cell>
          <table:table-cell office:value-type="float" office:value="5809770.5">
            <text:p>5809770.5</text:p>
          </table:table-cell>
          <table:table-cell office:value-type="float" office:value="5613462.5">
            <text:p>5613462.5</text:p>
          </table:table-cell>
          <table:table-cell/>
          <table:table-cell office:value-type="float" office:value="5613462.5">
            <text:p>5613462.5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PROPEMEX A-45-A</text:p>
          </table:table-cell>
          <table:table-cell office:value-type="float" office:value="5882928.2">
            <text:p>5882928.2</text:p>
          </table:table-cell>
          <table:table-cell office:value-type="float" office:value="5502355.7">
            <text:p>5502355.7</text:p>
          </table:table-cell>
          <table:table-cell office:value-type="float" office:value="5380572.5">
            <text:p>5380572.5</text:p>
          </table:table-cell>
          <table:table-cell office:value-type="float" office:value="5233072.5">
            <text:p>5233072.5</text:p>
          </table:table-cell>
          <table:table-cell/>
          <table:table-cell office:value-type="float" office:value="5147500">
            <text:p>5147500</text:p>
          </table:table-cell>
          <table:table-cell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SANTA CATALINA III</text:p>
          </table:table-cell>
          <table:table-cell office:value-type="float" office:value="5336980.93">
            <text:p>5336980.93</text:p>
          </table:table-cell>
          <table:table-cell office:value-type="float" office:value="5191730.53">
            <text:p>5191730.53</text:p>
          </table:table-cell>
          <table:table-cell office:value-type="float" office:value="5145250.4">
            <text:p>5145250.4</text:p>
          </table:table-cell>
          <table:table-cell/>
          <table:table-cell office:value-type="float" office:value="5145250.4">
            <text:p>5145250.4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FRIGORIFICOS LIZARRAGA, S.A. DE C.V.</text:p>
          </table:table-cell>
          <table:table-cell table:style-name="ce4" office:value-type="string">
            <text:p>2508006234</text:p>
          </table:table-cell>
          <table:table-cell table:style-name="ce4" office:value-type="string">
            <text:p>DELFI</text:p>
          </table:table-cell>
          <table:table-cell office:value-type="float" office:value="52487191.96">
            <text:p>52487191.96</text:p>
          </table:table-cell>
          <table:table-cell office:value-type="float" office:value="51487191.96">
            <text:p>51487191.96</text:p>
          </table:table-cell>
          <table:table-cell table:number-columns-repeated="2" office:value-type="float" office:value="51000000">
            <text:p>5100000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2">
            <text:p>PESQUERA LENA, S.A. DE C.V.</text:p>
          </table:table-cell>
          <table:table-cell table:style-name="ce6" office:value-type="string" table:number-columns-spanned="1" table:number-rows-spanned="2">
            <text:p>2508006828</text:p>
          </table:table-cell>
          <table:table-cell table:style-name="ce4" office:value-type="string">
            <text:p>DON BENJAMIN</text:p>
          </table:table-cell>
          <table:table-cell office:value-type="float" office:value="52037341.92">
            <text:p>52037341.92</text:p>
          </table:table-cell>
          <table:table-cell office:value-type="float" office:value="51206871.38">
            <text:p>51206871.38</text:p>
          </table:table-cell>
          <table:table-cell office:value-type="float" office:value="5830470.54">
            <text:p>5830470.54</text:p>
          </table:table-cell>
          <table:table-cell office:value-type="float" office:value="5281969.1">
            <text:p>5281969.1</text:p>
          </table:table-cell>
          <table:table-cell table:number-columns-repeated="2"/>
          <table:table-cell office:value-type="float" office:value="5548501.44">
            <text:p>5548501.44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ÑA CELIA U</text:p>
          </table:table-cell>
          <table:table-cell office:value-type="float" office:value="51820151.64">
            <text:p>51820151.64</text:p>
          </table:table-cell>
          <table:table-cell office:value-type="float" office:value="51035603.52">
            <text:p>51035603.52</text:p>
          </table:table-cell>
          <table:table-cell office:value-type="float" office:value="5784548.12">
            <text:p>5784548.12</text:p>
          </table:table-cell>
          <table:table-cell office:value-type="float" office:value="5219360">
            <text:p>5219360</text:p>
          </table:table-cell>
          <table:table-cell table:number-columns-repeated="2"/>
          <table:table-cell office:value-type="float" office:value="5565188.12">
            <text:p>5565188.12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3">
            <text:p>SOCIEDAD COOPERATIVA DE PRODUCCIÓN PESQUERA PESCADORES DEL FARALLON, S.C.L.</text:p>
          </table:table-cell>
          <table:table-cell table:style-name="ce6" office:value-type="string" table:number-columns-spanned="1" table:number-rows-spanned="3">
            <text:p>2511000099</text:p>
          </table:table-cell>
          <table:table-cell table:style-name="ce4" office:value-type="string">
            <text:p>COOPERATIVA FARALLON II</text:p>
          </table:table-cell>
          <table:table-cell/>
          <table:table-cell office:value-type="float" office:value="5437422.92">
            <text:p>5437422.92</text:p>
          </table:table-cell>
          <table:table-cell office:value-type="float" office:value="5331381">
            <text:p>5331381</text:p>
          </table:table-cell>
          <table:table-cell office:value-type="float" office:value="5288736">
            <text:p>5288736</text:p>
          </table:table-cell>
          <table:table-cell table:number-columns-repeated="2"/>
          <table:table-cell office:value-type="float" office:value="542645">
            <text:p>542645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COOPERATIVA FARALLON IV</text:p>
          </table:table-cell>
          <table:table-cell office:value-type="float" office:value="5434582.4">
            <text:p>5434582.4</text:p>
          </table:table-cell>
          <table:table-cell office:value-type="float" office:value="5247262.4">
            <text:p>5247262.4</text:p>
          </table:table-cell>
          <table:table-cell office:value-type="float" office:value="187320">
            <text:p>187320</text:p>
          </table:table-cell>
          <table:table-cell table:number-columns-repeated="3"/>
          <table:table-cell office:value-type="float" office:value="5187320">
            <text:p>5187320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COOP. FARALLON V</text:p>
          </table:table-cell>
          <table:table-cell office:value-type="float" office:value="5434582.4">
            <text:p>5434582.4</text:p>
          </table:table-cell>
          <table:table-cell office:value-type="float" office:value="5247262.4">
            <text:p>5247262.4</text:p>
          </table:table-cell>
          <table:table-cell office:value-type="float" office:value="5187320">
            <text:p>5187320</text:p>
          </table:table-cell>
          <table:table-cell table:number-columns-repeated="3"/>
          <table:table-cell office:value-type="float" office:value="5187320">
            <text:p>5187320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2">
            <text:p>ATUNES, S.A. DE C.V.</text:p>
          </table:table-cell>
          <table:table-cell table:style-name="ce6" office:value-type="string" table:number-columns-spanned="1" table:number-rows-spanned="2">
            <text:p>2508016140</text:p>
          </table:table-cell>
          <table:table-cell table:style-name="ce4" office:value-type="string">
            <text:p>SANTA PAOLA</text:p>
          </table:table-cell>
          <table:table-cell office:value-type="float" office:value="52647120">
            <text:p>52647120</text:p>
          </table:table-cell>
          <table:table-cell office:value-type="float" office:value="51647120">
            <text:p>51647120</text:p>
          </table:table-cell>
          <table:table-cell office:value-type="float" office:value="51000000">
            <text:p>51000000</text:p>
          </table:table-cell>
          <table:table-cell table:number-columns-repeated="2"/>
          <table:table-cell office:value-type="float" office:value="5578327.18">
            <text:p>5578327.18</text:p>
          </table:table-cell>
          <table:table-cell office:value-type="float" office:value="552698.24">
            <text:p>552698.24</text:p>
          </table:table-cell>
          <table:table-cell office:value-type="float" office:value="5368974.58">
            <text:p>5368974.58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EMMA</text:p>
          </table:table-cell>
          <table:table-cell office:value-type="float" office:value="53718960">
            <text:p>53718960</text:p>
          </table:table-cell>
          <table:table-cell office:value-type="float" office:value="52916657.7">
            <text:p>52916657.7</text:p>
          </table:table-cell>
          <table:table-cell office:value-type="float" office:value="5802302.3">
            <text:p>5802302.3</text:p>
          </table:table-cell>
          <table:table-cell table:number-columns-repeated="4"/>
          <table:table-cell office:value-type="float" office:value="5802302.3">
            <text:p>5802302.3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PESQUERA QUICHO, SOCIEDAD COOPERATIVA DE</text:p>
          </table:table-cell>
          <table:table-cell table:style-name="ce4" office:value-type="string">
            <text:p>2507004600</text:p>
          </table:table-cell>
          <table:table-cell table:style-name="ce4" office:value-type="string">
            <text:p>PROPEMEX M-39</text:p>
          </table:table-cell>
          <table:table-cell office:value-type="float" office:value="52354916">
            <text:p>52354916</text:p>
          </table:table-cell>
          <table:table-cell office:value-type="float" office:value="51354916">
            <text:p>51354916</text:p>
          </table:table-cell>
          <table:table-cell table:style-name="ce4" office:value-type="string">
            <text:p>51,000,000.00</text:p>
          </table:table-cell>
          <table:table-cell/>
          <table:table-cell office:value-type="float" office:value="51000000">
            <text:p>5100000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NADIA, S.A. DE C.V.</text:p>
          </table:table-cell>
          <table:table-cell table:style-name="ce4" office:value-type="string">
            <text:p>2508006398</text:p>
          </table:table-cell>
          <table:table-cell table:style-name="ce4" office:value-type="string">
            <text:p>ISLA DE SOTO III</text:p>
          </table:table-cell>
          <table:table-cell office:value-type="float" office:value="51260224">
            <text:p>51260224</text:p>
          </table:table-cell>
          <table:table-cell office:value-type="float" office:value="5717024">
            <text:p>5717024</text:p>
          </table:table-cell>
          <table:table-cell office:value-type="float" office:value="5543200">
            <text:p>5543200</text:p>
          </table:table-cell>
          <table:table-cell office:value-type="float" office:value="5449154.34">
            <text:p>5449154.34</text:p>
          </table:table-cell>
          <table:table-cell table:number-columns-repeated="3"/>
          <table:table-cell office:value-type="float" office:value="594045.66">
            <text:p>594045.66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JAHAIRA,S.A. DE C.V.</text:p>
          </table:table-cell>
          <table:table-cell table:style-name="ce4" office:value-type="string">
            <text:p>2508009897</text:p>
          </table:table-cell>
          <table:table-cell table:style-name="ce4" office:value-type="string">
            <text:p>PAWLING IV</text:p>
          </table:table-cell>
          <table:table-cell office:value-type="float" office:value="51785054.46">
            <text:p>51785054.46</text:p>
          </table:table-cell>
          <table:table-cell office:value-type="float" office:value="51057054.46">
            <text:p>51057054.46</text:p>
          </table:table-cell>
          <table:table-cell office:value-type="float" office:value="5728000">
            <text:p>5728000</text:p>
          </table:table-cell>
          <table:table-cell/>
          <table:table-cell office:value-type="float" office:value="5728000">
            <text:p>572800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MARIA ROSA S.A. DE C.V.</text:p>
          </table:table-cell>
          <table:table-cell table:style-name="ce4" office:value-type="string">
            <text:p>2508011205</text:p>
          </table:table-cell>
          <table:table-cell table:style-name="ce4" office:value-type="string">
            <text:p>BALKA</text:p>
          </table:table-cell>
          <table:table-cell office:value-type="float" office:value="51354851.06">
            <text:p>51354851.06</text:p>
          </table:table-cell>
          <table:table-cell office:value-type="float" office:value="5771151.07">
            <text:p>5771151.07</text:p>
          </table:table-cell>
          <table:table-cell office:value-type="float" office:value="5583699.99">
            <text:p>5583699.99</text:p>
          </table:table-cell>
          <table:table-cell office:value-type="float" office:value="5559699.99">
            <text:p>5559699.99</text:p>
          </table:table-cell>
          <table:table-cell table:number-columns-repeated="3"/>
          <table:table-cell office:value-type="float" office:value="524000">
            <text:p>524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5" table:number-columns-spanned="1" table:number-rows-spanned="6"/>
          <table:table-cell table:style-name="ce5" table:number-columns-spanned="1" table:number-rows-spanned="6"/>
          <table:table-cell table:style-name="ce4" office:value-type="string">
            <text:p>DON ANTONIO PEREZ</text:p>
          </table:table-cell>
          <table:table-cell office:value-type="float" office:value="5678600">
            <text:p>5678600</text:p>
          </table:table-cell>
          <table:table-cell office:value-type="float" office:value="5386100">
            <text:p>5386100</text:p>
          </table:table-cell>
          <table:table-cell office:value-type="float" office:value="5292500">
            <text:p>5292500</text:p>
          </table:table-cell>
          <table:table-cell/>
          <table:table-cell office:value-type="float" office:value="5292500">
            <text:p>529250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II</text:p>
          </table:table-cell>
          <table:table-cell office:value-type="float" office:value="51017900">
            <text:p>51017900</text:p>
          </table:table-cell>
          <table:table-cell office:value-type="float" office:value="5579150">
            <text:p>5579150</text:p>
          </table:table-cell>
          <table:table-cell office:value-type="float" office:value="5438750">
            <text:p>5438750</text:p>
          </table:table-cell>
          <table:table-cell/>
          <table:table-cell office:value-type="float" office:value="5438750">
            <text:p>543875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III</text:p>
          </table:table-cell>
          <table:table-cell office:value-type="float" office:value="5678600">
            <text:p>5678600</text:p>
          </table:table-cell>
          <table:table-cell office:value-type="float" office:value="5386100">
            <text:p>5386100</text:p>
          </table:table-cell>
          <table:table-cell office:value-type="float" office:value="5292500">
            <text:p>5292500</text:p>
          </table:table-cell>
          <table:table-cell/>
          <table:table-cell office:value-type="float" office:value="5292500">
            <text:p>529250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IV</text:p>
          </table:table-cell>
          <table:table-cell office:value-type="float" office:value="5678600">
            <text:p>5678600</text:p>
          </table:table-cell>
          <table:table-cell office:value-type="float" office:value="5386100">
            <text:p>5386100</text:p>
          </table:table-cell>
          <table:table-cell office:value-type="float" office:value="5292500">
            <text:p>5292500</text:p>
          </table:table-cell>
          <table:table-cell/>
          <table:table-cell office:value-type="float" office:value="5292500">
            <text:p>529250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Vil</text:p>
          </table:table-cell>
          <table:table-cell office:value-type="float" office:value="5339300">
            <text:p>5339300</text:p>
          </table:table-cell>
          <table:table-cell office:value-type="float" office:value="5193050">
            <text:p>5193050</text:p>
          </table:table-cell>
          <table:table-cell office:value-type="float" office:value="5146250">
            <text:p>5146250</text:p>
          </table:table-cell>
          <table:table-cell/>
          <table:table-cell office:value-type="float" office:value="5146250">
            <text:p>514625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VIII</text:p>
          </table:table-cell>
          <table:table-cell office:value-type="float" office:value="5953520">
            <text:p>5953520</text:p>
          </table:table-cell>
          <table:table-cell office:value-type="float" office:value="5542520">
            <text:p>5542520</text:p>
          </table:table-cell>
          <table:table-cell office:value-type="float" office:value="5411000">
            <text:p>5411000</text:p>
          </table:table-cell>
          <table:table-cell/>
          <table:table-cell office:value-type="float" office:value="5411000">
            <text:p>5411000</text:p>
          </table:table-cell>
          <table:table-cell table:number-columns-repeated="2"/>
          <table:table-cell table:style-name="ce3" office:value-type="string">
            <text:p>5o.oo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17">
            <text:p>PESQUERA AXELS, S.A. DE C.V.</text:p>
          </table:table-cell>
          <table:table-cell table:style-name="ce6" office:value-type="string" table:number-columns-spanned="1" table:number-rows-spanned="17">
            <text:p>2508009053</text:p>
          </table:table-cell>
          <table:table-cell table:style-name="ce4" office:value-type="string">
            <text:p>DON ANTONIO PEREZ IX</text:p>
          </table:table-cell>
          <table:table-cell office:value-type="float" office:value="678600">
            <text:p>678600</text:p>
          </table:table-cell>
          <table:table-cell office:value-type="float" office:value="386100">
            <text:p>386100</text:p>
          </table:table-cell>
          <table:table-cell office:value-type="float" office:value="292500">
            <text:p>292500</text:p>
          </table:table-cell>
          <table:table-cell/>
          <table:table-cell office:value-type="float" office:value="292500">
            <text:p>2925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I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IV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V</text:p>
          </table:table-cell>
          <table:table-cell office:value-type="float" office:value="339300">
            <text:p>339300</text:p>
          </table:table-cell>
          <table:table-cell office:value-type="float" office:value="193050">
            <text:p>193050</text:p>
          </table:table-cell>
          <table:table-cell office:value-type="float" office:value="146250">
            <text:p>146250</text:p>
          </table:table-cell>
          <table:table-cell/>
          <table:table-cell office:value-type="float" office:value="146250">
            <text:p>1462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VI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 table:number-columns-repeated="2"/>
          <table:table-cell office:value-type="float" office:value="411000">
            <text:p>41100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VII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VIII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IX</text:p>
          </table:table-cell>
          <table:table-cell office:value-type="float" office:value="339300">
            <text:p>339300</text:p>
          </table:table-cell>
          <table:table-cell office:value-type="float" office:value="193050">
            <text:p>193050</text:p>
          </table:table-cell>
          <table:table-cell office:value-type="float" office:value="146250">
            <text:p>146250</text:p>
          </table:table-cell>
          <table:table-cell/>
          <table:table-cell office:value-type="float" office:value="146250">
            <text:p>1462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X XX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XI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XII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XIII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 table:number-columns-repeated="2"/>
          <table:table-cell office:value-type="float" office:value="411000">
            <text:p>41100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ANTONIO PEREZ XXIV</text:p>
          </table:table-cell>
          <table:table-cell office:value-type="float" office:value="2277857.2">
            <text:p>2277857.2</text:p>
          </table:table-cell>
          <table:table-cell office:value-type="float" office:value="1296022.2">
            <text:p>1296022.2</text:p>
          </table:table-cell>
          <table:table-cell office:value-type="float" office:value="981835">
            <text:p>981835</text:p>
          </table:table-cell>
          <table:table-cell/>
          <table:table-cell office:value-type="float" office:value="981835">
            <text:p>981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ROBERTO 1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MARIA GUADALUPE</text:p>
          </table:table-cell>
          <table:table-cell table:style-name="ce4" office:value-type="string">
            <text:p>$1.017.900.00</text:p>
          </table:table-cell>
          <table:table-cell table:style-name="ce4" office:value-type="string">
            <text:p>$579,150,00</text:p>
          </table:table-cell>
          <table:table-cell table:style-name="ce4" office:value-type="string">
            <text:p>$438.750.00</text:p>
          </table:table-cell>
          <table:table-cell table:style-name="ce4" office:value-type="string">
            <text:p>■ • -...........</text:p>
          </table:table-cell>
          <table:table-cell table:style-name="ce4" office:value-type="string">
            <text:p>_$438,750.00</text:p>
          </table:table-cell>
          <table:table-cell table:style-name="ce4" office:value-type="string">
            <text:p>—</text:p>
          </table:table-cell>
          <table:table-cell table:style-name="ce4" office:value-type="string">
            <text:p>..........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ISLA DE VENADOS III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3">
            <text:p>PESQUERA NAOMI, S.A. DE C.V.</text:p>
          </table:table-cell>
          <table:table-cell table:style-name="ce6" office:value-type="string" table:number-columns-spanned="1" table:number-rows-spanned="3">
            <text:p>2508010762</text:p>
          </table:table-cell>
          <table:table-cell table:style-name="ce4" office:value-type="string">
            <text:p>DOÑA AGRIPINA</text:p>
          </table:table-cell>
          <table:table-cell office:value-type="float" office:value="1545351.63">
            <text:p>1545351.63</text:p>
          </table:table-cell>
          <table:table-cell office:value-type="float" office:value="971127.63">
            <text:p>971127.63</text:p>
          </table:table-cell>
          <table:table-cell office:value-type="float" office:value="574224">
            <text:p>574224</text:p>
          </table:table-cell>
          <table:table-cell/>
          <table:table-cell office:value-type="float" office:value="574224">
            <text:p>57422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CAMILA</text:p>
          </table:table-cell>
          <table:table-cell office:value-type="float" office:value="1211010.4">
            <text:p>1211010.4</text:p>
          </table:table-cell>
          <table:table-cell office:value-type="float" office:value="761021.4">
            <text:p>761021.4</text:p>
          </table:table-cell>
          <table:table-cell office:value-type="float" office:value="449989">
            <text:p>449989</text:p>
          </table:table-cell>
          <table:table-cell/>
          <table:table-cell office:value-type="float" office:value="449989">
            <text:p>44998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MERCENARIO DEL MAR</text:p>
          </table:table-cell>
          <table:table-cell office:value-type="float" office:value="1211010.4">
            <text:p>1211010.4</text:p>
          </table:table-cell>
          <table:table-cell office:value-type="float" office:value="761021.4">
            <text:p>761021.4</text:p>
          </table:table-cell>
          <table:table-cell table:number-columns-repeated="2" office:value-type="float" office:value="449989">
            <text:p>44998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SAUL GABRIEL DIAZ VEGA</text:p>
          </table:table-cell>
          <table:table-cell table:style-name="ce4" office:value-type="string">
            <text:p>2511001691</text:p>
          </table:table-cell>
          <table:table-cell table:style-name="ce4" office:value-type="string">
            <text:p>COOP GABRIEL GUTIERREZ XI</text:p>
          </table:table-cell>
          <table:table-cell office:value-type="float" office:value="1955876">
            <text:p>1955876</text:p>
          </table:table-cell>
          <table:table-cell office:value-type="float" office:value="1152376">
            <text:p>1152376</text:p>
          </table:table-cell>
          <table:table-cell office:value-type="float" office:value="803500">
            <text:p>803500</text:p>
          </table:table-cell>
          <table:table-cell office:value-type="float" office:value="662000">
            <text:p>662000</text:p>
          </table:table-cell>
          <table:table-cell table:number-columns-repeated="3"/>
          <table:table-cell office:value-type="float" office:value="141500">
            <text:p>1415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SERGIO MAR, S.A. DE C.V.</text:p>
          </table:table-cell>
          <table:table-cell table:style-name="ce4" office:value-type="string">
            <text:p>2508006224</text:p>
          </table:table-cell>
          <table:table-cell table:style-name="ce4" office:value-type="string">
            <text:p>PRESIDENTE BENITO JUAREZ II</text:p>
          </table:table-cell>
          <table:table-cell office:value-type="float" office:value="1105237.56">
            <text:p>1105237.56</text:p>
          </table:table-cell>
          <table:table-cell office:value-type="float" office:value="629737.56">
            <text:p>629737.56</text:p>
          </table:table-cell>
          <table:table-cell office:value-type="float" office:value="475500">
            <text:p>475500</text:p>
          </table:table-cell>
          <table:table-cell office:value-type="float" office:value="174233.15">
            <text:p>174233.15</text:p>
          </table:table-cell>
          <table:table-cell table:number-columns-repeated="2"/>
          <table:table-cell office:value-type="float" office:value="301266.85">
            <text:p>301266.8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table:number-columns-repeated="2"/>
          <table:table-cell table:style-name="ce4" office:value-type="string">
            <text:p>MARIANO PEREZ</text:p>
          </table:table-cell>
          <table:table-cell office:value-type="float" office:value="2737617.88">
            <text:p>2737617.88</text:p>
          </table:table-cell>
          <table:table-cell office:value-type="float" office:value="1737617.88">
            <text:p>1737617.8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959322.36">
            <text:p>959322.36</text:p>
          </table:table-cell>
          <table:table-cell/>
          <table:table-cell office:value-type="float" office:value="40677.64">
            <text:p>40677.6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table:number-columns-repeated="2"/>
          <table:table-cell table:style-name="ce4" office:value-type="string">
            <text:p>MARIANO PEREZ II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table:number-columns-repeated="2"/>
          <table:table-cell table:style-name="ce4" office:value-type="string">
            <text:p>MARIANO PEREZ III</text:p>
          </table:table-cell>
          <table:table-cell office:value-type="float" office:value="2277857.2">
            <text:p>2277857.2</text:p>
          </table:table-cell>
          <table:table-cell office:value-type="float" office:value="1296022.2">
            <text:p>1296022.2</text:p>
          </table:table-cell>
          <table:table-cell office:value-type="float" office:value="981835">
            <text:p>981835</text:p>
          </table:table-cell>
          <table:table-cell/>
          <table:table-cell office:value-type="float" office:value="981835">
            <text:p>981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table:number-columns-repeated="2"/>
          <table:table-cell table:style-name="ce4" office:value-type="string">
            <text:p>MARIANO PEREZ IV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table:number-columns-repeated="2"/>
          <table:table-cell table:style-name="ce4" office:value-type="string">
            <text:p>MARIANO PEREZ Vil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table:number-columns-repeated="2"/>
          <table:table-cell table:style-name="ce4" office:value-type="string">
            <text:p>MARIANO PEREZ VIII</text:p>
          </table:table-cell>
          <table:table-cell office:value-type="float" office:value="1971420">
            <text:p>1971420</text:p>
          </table:table-cell>
          <table:table-cell office:value-type="float" office:value="1121670">
            <text:p>1121670</text:p>
          </table:table-cell>
          <table:table-cell office:value-type="float" office:value="849750">
            <text:p>849750</text:p>
          </table:table-cell>
          <table:table-cell/>
          <table:table-cell office:value-type="float" office:value="849750">
            <text:p>849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RIANO PEREZ IX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CA INTEGRA DE ALTAMAR,</text:p>
          </table:table-cell>
          <table:table-cell/>
          <table:table-cell table:style-name="ce4" office:value-type="string">
            <text:p>MARIANO PEREXX</text:p>
          </table:table-cell>
          <table:table-cell office:value-type="float" office:value="2277857.2">
            <text:p>2277857.2</text:p>
          </table:table-cell>
          <table:table-cell office:value-type="float" office:value="1296022.2">
            <text:p>1296022.2</text:p>
          </table:table-cell>
          <table:table-cell office:value-type="float" office:value="981835">
            <text:p>981835</text:p>
          </table:table-cell>
          <table:table-cell/>
          <table:table-cell office:value-type="float" office:value="981835">
            <text:p>981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S.A. DE C.V.</text:p>
          </table:table-cell>
          <table:table-cell/>
          <table:table-cell table:style-name="ce4" office:value-type="string">
            <text:p>SEBASTIAN 1</text:p>
          </table:table-cell>
          <table:table-cell office:value-type="float" office:value="339300">
            <text:p>339300</text:p>
          </table:table-cell>
          <table:table-cell office:value-type="float" office:value="193050">
            <text:p>193050</text:p>
          </table:table-cell>
          <table:table-cell office:value-type="float" office:value="146250">
            <text:p>146250</text:p>
          </table:table-cell>
          <table:table-cell/>
          <table:table-cell office:value-type="float" office:value="146250">
            <text:p>1462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II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III</text:p>
          </table:table-cell>
          <table:table-cell office:value-type="float" office:value="339300">
            <text:p>339300</text:p>
          </table:table-cell>
          <table:table-cell office:value-type="float" office:value="193050">
            <text:p>193050</text:p>
          </table:table-cell>
          <table:table-cell office:value-type="float" office:value="146250">
            <text:p>146250</text:p>
          </table:table-cell>
          <table:table-cell/>
          <table:table-cell office:value-type="float" office:value="146250">
            <text:p>1462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IV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Vil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VIII</text:p>
          </table:table-cell>
          <table:table-cell office:value-type="float" office:value="2277857.2">
            <text:p>2277857.2</text:p>
          </table:table-cell>
          <table:table-cell office:value-type="float" office:value="1296022.2">
            <text:p>1296022.2</text:p>
          </table:table-cell>
          <table:table-cell office:value-type="float" office:value="981835">
            <text:p>981835</text:p>
          </table:table-cell>
          <table:table-cell/>
          <table:table-cell office:value-type="float" office:value="981835">
            <text:p>981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IX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X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XI</text:p>
          </table:table-cell>
          <table:table-cell office:value-type="float" office:value="1017900">
            <text:p>1017900</text:p>
          </table:table-cell>
          <table:table-cell office:value-type="float" office:value="579150">
            <text:p>579150</text:p>
          </table:table-cell>
          <table:table-cell office:value-type="float" office:value="438750">
            <text:p>438750</text:p>
          </table:table-cell>
          <table:table-cell/>
          <table:table-cell office:value-type="float" office:value="438750">
            <text:p>438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XII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 table:number-columns-repeated="2"/>
          <table:table-cell office:value-type="float" office:value="411000">
            <text:p>41100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EBASTIAN XIV</text:p>
          </table:table-cell>
          <table:table-cell office:value-type="float" office:value="953520">
            <text:p>953520</text:p>
          </table:table-cell>
          <table:table-cell office:value-type="float" office:value="542520">
            <text:p>542520</text:p>
          </table:table-cell>
          <table:table-cell office:value-type="float" office:value="411000">
            <text:p>411000</text:p>
          </table:table-cell>
          <table:table-cell/>
          <table:table-cell office:value-type="float" office:value="411000">
            <text:p>411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IRIAM 1</text:p>
          </table:table-cell>
          <table:table-cell office:value-type="float" office:value="2277857.2">
            <text:p>2277857.2</text:p>
          </table:table-cell>
          <table:table-cell office:value-type="float" office:value="1296022.2">
            <text:p>1296022.2</text:p>
          </table:table-cell>
          <table:table-cell office:value-type="float" office:value="981835">
            <text:p>981835</text:p>
          </table:table-cell>
          <table:table-cell/>
          <table:table-cell office:value-type="float" office:value="981835">
            <text:p>981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BEATRIZ 1</text:p>
          </table:table-cell>
          <table:table-cell office:value-type="float" office:value="2277857.2">
            <text:p>2277857.2</text:p>
          </table:table-cell>
          <table:table-cell office:value-type="float" office:value="1296022.2">
            <text:p>1296022.2</text:p>
          </table:table-cell>
          <table:table-cell office:value-type="float" office:value="981835">
            <text:p>981835</text:p>
          </table:table-cell>
          <table:table-cell/>
          <table:table-cell office:value-type="float" office:value="981835">
            <text:p>981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RBEA II</text:p>
          </table:table-cell>
          <table:table-cell office:value-type="float" office:value="2277857.2">
            <text:p>2277857.2</text:p>
          </table:table-cell>
          <table:table-cell office:value-type="float" office:value="1296022.2">
            <text:p>1296022.2</text:p>
          </table:table-cell>
          <table:table-cell office:value-type="float" office:value="981835">
            <text:p>981835</text:p>
          </table:table-cell>
          <table:table-cell/>
          <table:table-cell office:value-type="float" office:value="981835">
            <text:p>98183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DON AGUSTIN II</text:p>
          </table:table-cell>
          <table:table-cell office:value-type="float" office:value="1181242.85">
            <text:p>1181242.85</text:p>
          </table:table-cell>
          <table:table-cell office:value-type="float" office:value="672086.45">
            <text:p>672086.45</text:p>
          </table:table-cell>
          <table:table-cell office:value-type="float" office:value="509156.4">
            <text:p>509156.4</text:p>
          </table:table-cell>
          <table:table-cell office:value-type="float" office:value="314771.4">
            <text:p>314771.4</text:p>
          </table:table-cell>
          <table:table-cell table:number-columns-repeated="2"/>
          <table:table-cell office:value-type="float" office:value="194385">
            <text:p>19438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DON AGUSTIN V</text:p>
          </table:table-cell>
          <table:table-cell office:value-type="float" office:value="787483.17">
            <text:p>787483.17</text:p>
          </table:table-cell>
          <table:table-cell office:value-type="float" office:value="448050.77">
            <text:p>448050.77</text:p>
          </table:table-cell>
          <table:table-cell office:value-type="float" office:value="339432.4">
            <text:p>339432.4</text:p>
          </table:table-cell>
          <table:table-cell/>
          <table:table-cell office:value-type="float" office:value="339432.4">
            <text:p>339432.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DON AGUSTIN Vil</text:p>
          </table:table-cell>
          <table:table-cell office:value-type="float" office:value="1883289.23">
            <text:p>1883289.23</text:p>
          </table:table-cell>
          <table:table-cell office:value-type="float" office:value="1071526.63">
            <text:p>1071526.63</text:p>
          </table:table-cell>
          <table:table-cell office:value-type="float" office:value="811762.6">
            <text:p>811762.6</text:p>
          </table:table-cell>
          <table:table-cell office:value-type="float" office:value="531537.6">
            <text:p>531537.6</text:p>
          </table:table-cell>
          <table:table-cell table:number-columns-repeated="2"/>
          <table:table-cell office:value-type="float" office:value="280225">
            <text:p>2802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. Mazatlán</text:p>
          </table:table-cell>
          <table:table-cell table:number-columns-repeated="2"/>
          <table:table-cell table:style-name="ce4" office:value-type="string">
            <text:p>DON AGUSTIN VIII</text:p>
          </table:table-cell>
          <table:table-cell office:value-type="float" office:value="1351992.53">
            <text:p>1351992.53</text:p>
          </table:table-cell>
          <table:table-cell table:style-name="ce4" office:value-type="string">
            <text:p>$769,2370.3</text:p>
          </table:table-cell>
          <table:table-cell office:value-type="float" office:value="582755.4">
            <text:p>582755.4</text:p>
          </table:table-cell>
          <table:table-cell/>
          <table:table-cell office:value-type="float" office:value="582755.4">
            <text:p>582755.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JUSAJELI, S.A. DE</text:p>
          </table:table-cell>
          <table:table-cell/>
          <table:table-cell table:style-name="ce4" office:value-type="string">
            <text:p>PEZ DE ACERO II</text:p>
          </table:table-cell>
          <table:table-cell office:value-type="float" office:value="1357421.33">
            <text:p>1357421.33</text:p>
          </table:table-cell>
          <table:table-cell office:value-type="float" office:value="772325.93">
            <text:p>772325.93</text:p>
          </table:table-cell>
          <table:table-cell office:value-type="float" office:value="585095.4">
            <text:p>585095.4</text:p>
          </table:table-cell>
          <table:table-cell/>
          <table:table-cell office:value-type="float" office:value="585095.4">
            <text:p>585095.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C.V.</text:p>
          </table:table-cell>
          <table:table-cell/>
          <table:table-cell table:style-name="ce4" office:value-type="string">
            <text:p>PEZ DE ACERO VIII</text:p>
          </table:table-cell>
          <table:table-cell office:value-type="float" office:value="919013.25">
            <text:p>919013.25</text:p>
          </table:table-cell>
          <table:table-cell office:value-type="float" office:value="522886.85">
            <text:p>522886.85</text:p>
          </table:table-cell>
          <table:table-cell office:value-type="float" office:value="396126.4">
            <text:p>396126.4</text:p>
          </table:table-cell>
          <table:table-cell/>
          <table:table-cell office:value-type="float" office:value="396126.4">
            <text:p>396126.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PEZ DE ACERO X</text:p>
          </table:table-cell>
          <table:table-cell office:value-type="float" office:value="743386.93">
            <text:p>743386.93</text:p>
          </table:table-cell>
          <table:table-cell office:value-type="float" office:value="422961.53">
            <text:p>422961.53</text:p>
          </table:table-cell>
          <table:table-cell office:value-type="float" office:value="320425.4">
            <text:p>320425.4</text:p>
          </table:table-cell>
          <table:table-cell/>
          <table:table-cell office:value-type="float" office:value="320425.4">
            <text:p>320425.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RIO ELOTA</text:p>
          </table:table-cell>
          <table:table-cell office:value-type="float" office:value="1469111.7">
            <text:p>1469111.7</text:p>
          </table:table-cell>
          <table:table-cell office:value-type="float" office:value="835873.9">
            <text:p>835873.9</text:p>
          </table:table-cell>
          <table:table-cell office:value-type="float" office:value="633237.8">
            <text:p>633237.8</text:p>
          </table:table-cell>
          <table:table-cell/>
          <table:table-cell office:value-type="float" office:value="633237.8">
            <text:p>633237.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EL CHICUY</text:p>
          </table:table-cell>
          <table:table-cell office:value-type="float" office:value="2359768.05">
            <text:p>2359768.05</text:p>
          </table:table-cell>
          <table:table-cell office:value-type="float" office:value="1359768.05">
            <text:p>1359768.05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DOÑA LUZ</text:p>
          </table:table-cell>
          <table:table-cell office:value-type="float" office:value="1711136.88">
            <text:p>1711136.88</text:p>
          </table:table-cell>
          <table:table-cell office:value-type="float" office:value="973577.88">
            <text:p>973577.88</text:p>
          </table:table-cell>
          <table:table-cell office:value-type="float" office:value="737559">
            <text:p>737559</text:p>
          </table:table-cell>
          <table:table-cell/>
          <table:table-cell office:value-type="float" office:value="737559">
            <text:p>73755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EXPORTACION MARINA, S.A. DE C.V.</text:p>
          </table:table-cell>
          <table:table-cell table:style-name="ce4" office:value-type="string">
            <text:p>2508003593</text:p>
          </table:table-cell>
          <table:table-cell table:style-name="ce4" office:value-type="string">
            <text:p>EXMAR 1</text:p>
          </table:table-cell>
          <table:table-cell office:value-type="float" office:value="1499395.82">
            <text:p>1499395.82</text:p>
          </table:table-cell>
          <table:table-cell office:value-type="float" office:value="853104.52">
            <text:p>853104.52</text:p>
          </table:table-cell>
          <table:table-cell office:value-type="float" office:value="646291.3">
            <text:p>646291.3</text:p>
          </table:table-cell>
          <table:table-cell table:number-columns-repeated="2"/>
          <table:table-cell office:value-type="float" office:value="498938.3">
            <text:p>498938.3</text:p>
          </table:table-cell>
          <table:table-cell office:value-type="float" office:value="147353">
            <text:p>14735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CERRO DÉ LACRÜZ, S.A. DE C.V.</text:p>
          </table:table-cell>
          <table:table-cell table:style-name="ce4" office:value-type="string">
            <text:p>2508007685</text:p>
          </table:table-cell>
          <table:table-cell table:style-name="ce4" office:value-type="string">
            <text:p>OSCAR DANIEL</text:p>
          </table:table-cell>
          <table:table-cell office:value-type="float" office:value="2363211.66">
            <text:p>2363211.66</text:p>
          </table:table-cell>
          <table:table-cell office:value-type="float" office:value="1412519.26">
            <text:p>1412519.26</text:p>
          </table:table-cell>
          <table:table-cell office:value-type="float" office:value="950692.4">
            <text:p>950692.4</text:p>
          </table:table-cell>
          <table:table-cell office:value-type="float" office:value="803508.28">
            <text:p>803508.28</text:p>
          </table:table-cell>
          <table:table-cell table:number-columns-repeated="2"/>
          <table:table-cell office:value-type="float" office:value="147184.12">
            <text:p>147184.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SEJOMAR, S.A. DE C.V.</text:p>
          </table:table-cell>
          <table:table-cell table:style-name="ce4" office:value-type="string">
            <text:p>2508010515</text:p>
          </table:table-cell>
          <table:table-cell table:style-name="ce4" office:value-type="string">
            <text:p>MANUEL R</text:p>
          </table:table-cell>
          <table:table-cell office:value-type="float" office:value="2400115.4">
            <text:p>2400115.4</text:p>
          </table:table-cell>
          <table:table-cell office:value-type="float" office:value="1418455.49">
            <text:p>1418455.49</text:p>
          </table:table-cell>
          <table:table-cell office:value-type="float" office:value="981659.91">
            <text:p>981659.91</text:p>
          </table:table-cell>
          <table:table-cell table:number-columns-repeated="4"/>
          <table:table-cell office:value-type="float" office:value="981659.91">
            <text:p>981659.91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BAHIA DE MATANCHEN, S.A. DE C.V.</text:p>
          </table:table-cell>
          <table:table-cell table:style-name="ce4" office:value-type="string">
            <text:p>2508006786</text:p>
          </table:table-cell>
          <table:table-cell table:style-name="ce4" office:value-type="string">
            <text:p>DONNIE LEE</text:p>
          </table:table-cell>
          <table:table-cell office:value-type="float" office:value="2337052">
            <text:p>2337052</text:p>
          </table:table-cell>
          <table:table-cell office:value-type="float" office:value="1337052">
            <text:p>1337052</text:p>
          </table:table-cell>
          <table:table-cell office:value-type="float" office:value="1000000">
            <text:p>1000000</text:p>
          </table:table-cell>
          <table:table-cell office:value-type="float" office:value="293195.01">
            <text:p>293195.01</text:p>
          </table:table-cell>
          <table:table-cell table:number-columns-repeated="3"/>
          <table:table-cell office:value-type="float" office:value="706804.99">
            <text:p>706804.99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ARMATEL, S.A. DE C.V.</text:p>
          </table:table-cell>
          <table:table-cell table:style-name="ce4" office:value-type="string">
            <text:p>2508010168</text:p>
          </table:table-cell>
          <table:table-cell table:style-name="ce4" office:value-type="string">
            <text:p>TITA</text:p>
          </table:table-cell>
          <table:table-cell office:value-type="float" office:value="2345081.29">
            <text:p>2345081.29</text:p>
          </table:table-cell>
          <table:table-cell office:value-type="float" office:value="1345081.29">
            <text:p>1345081.29</text:p>
          </table:table-cell>
          <table:table-cell office:value-type="float" office:value="1000000">
            <text:p>1000000</text:p>
          </table:table-cell>
          <table:table-cell office:value-type="float" office:value="913304">
            <text:p>913304</text:p>
          </table:table-cell>
          <table:table-cell table:number-columns-repeated="3"/>
          <table:table-cell office:value-type="float" office:value="86696">
            <text:p>86696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BECERRA S.A. DE C.V.</text:p>
          </table:table-cell>
          <table:table-cell table:style-name="ce4" office:value-type="string">
            <text:p>2508016900</text:p>
          </table:table-cell>
          <table:table-cell table:style-name="ce4" office:value-type="string">
            <text:p>PROPEMEX A -8-G</text:p>
          </table:table-cell>
          <table:table-cell office:value-type="float" office:value="921755.77">
            <text:p>921755.77</text:p>
          </table:table-cell>
          <table:table-cell office:value-type="float" office:value="524447.25">
            <text:p>524447.25</text:p>
          </table:table-cell>
          <table:table-cell office:value-type="float" office:value="397308.52">
            <text:p>397308.52</text:p>
          </table:table-cell>
          <table:table-cell office:value-type="float" office:value="319947.52">
            <text:p>319947.52</text:p>
          </table:table-cell>
          <table:table-cell table:number-columns-repeated="3"/>
          <table:table-cell office:value-type="float" office:value="77361">
            <text:p>77361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BEAGLE III</text:p>
          </table:table-cell>
          <table:table-cell office:value-type="float" office:value="836401.99">
            <text:p>836401.99</text:p>
          </table:table-cell>
          <table:table-cell office:value-type="float" office:value="475883.89">
            <text:p>475883.89</text:p>
          </table:table-cell>
          <table:table-cell office:value-type="float" office:value="360518.1">
            <text:p>360518.1</text:p>
          </table:table-cell>
          <table:table-cell/>
          <table:table-cell office:value-type="float" office:value="360518.08">
            <text:p>360518.0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CALAFIA</text:p>
          </table:table-cell>
          <table:table-cell office:value-type="float" office:value="836401.99">
            <text:p>836401.99</text:p>
          </table:table-cell>
          <table:table-cell office:value-type="float" office:value="475883.89">
            <text:p>475883.89</text:p>
          </table:table-cell>
          <table:table-cell office:value-type="float" office:value="360518.1">
            <text:p>360518.1</text:p>
          </table:table-cell>
          <table:table-cell/>
          <table:table-cell office:value-type="float" office:value="360518.08">
            <text:p>360518.0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DIPUTADO</text:p>
          </table:table-cell>
          <table:table-cell office:value-type="float" office:value="836401.99">
            <text:p>836401.99</text:p>
          </table:table-cell>
          <table:table-cell office:value-type="float" office:value="475883.89">
            <text:p>475883.89</text:p>
          </table:table-cell>
          <table:table-cell office:value-type="float" office:value="360518.1">
            <text:p>360518.1</text:p>
          </table:table-cell>
          <table:table-cell/>
          <table:table-cell office:value-type="float" office:value="360518.08">
            <text:p>360518.0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INDIO AZTECA</text:p>
          </table:table-cell>
          <table:table-cell office:value-type="float" office:value="836401.99">
            <text:p>836401.99</text:p>
          </table:table-cell>
          <table:table-cell office:value-type="float" office:value="475883.89">
            <text:p>475883.89</text:p>
          </table:table-cell>
          <table:table-cell office:value-type="float" office:value="360518.1">
            <text:p>360518.1</text:p>
          </table:table-cell>
          <table:table-cell/>
          <table:table-cell office:value-type="float" office:value="360518.08">
            <text:p>360518.0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JMCIII</text:p>
          </table:table-cell>
          <table:table-cell office:value-type="float" office:value="1118856.45">
            <text:p>1118856.45</text:p>
          </table:table-cell>
          <table:table-cell office:value-type="float" office:value="636590.75">
            <text:p>636590.75</text:p>
          </table:table-cell>
          <table:table-cell office:value-type="float" office:value="482265.72">
            <text:p>482265.72</text:p>
          </table:table-cell>
          <table:table-cell table:number-columns-repeated="2"/>
          <table:table-cell office:value-type="float" office:value="482265.74">
            <text:p>482265.74</text:p>
          </table:table-cell>
          <table:table-cell/>
          <table:table-cell table:style-name="ce4" office:value-type="string">
            <text:p>-$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JUAN MANUEL CARRANZA</text:p>
          </table:table-cell>
          <table:table-cell office:value-type="float" office:value="2776848.6">
            <text:p>2776848.6</text:p>
          </table:table-cell>
          <table:table-cell office:value-type="float" office:value="1776848.6">
            <text:p>1776848.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CURIN</text:p>
          </table:table-cell>
          <table:table-cell office:value-type="float" office:value="836401.99">
            <text:p>836401.99</text:p>
          </table:table-cell>
          <table:table-cell office:value-type="float" office:value="475883.89">
            <text:p>475883.89</text:p>
          </table:table-cell>
          <table:table-cell office:value-type="float" office:value="360518.1">
            <text:p>360518.1</text:p>
          </table:table-cell>
          <table:table-cell/>
          <table:table-cell office:value-type="float" office:value="360518.08">
            <text:p>360518.0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NUEL</text:p>
          </table:table-cell>
          <table:table-cell office:value-type="float" office:value="836401.99">
            <text:p>836401.99</text:p>
          </table:table-cell>
          <table:table-cell office:value-type="float" office:value="475883.89">
            <text:p>475883.89</text:p>
          </table:table-cell>
          <table:table-cell office:value-type="float" office:value="360518.1">
            <text:p>360518.1</text:p>
          </table:table-cell>
          <table:table-cell/>
          <table:table-cell office:value-type="float" office:value="360518.08">
            <text:p>360518.0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ROS ¡1</text:p>
          </table:table-cell>
          <table:table-cell office:value-type="float" office:value="2167440.33">
            <text:p>2167440.33</text:p>
          </table:table-cell>
          <table:table-cell office:value-type="float" office:value="1233198.81">
            <text:p>1233198.81</text:p>
          </table:table-cell>
          <table:table-cell office:value-type="float" office:value="934241.52">
            <text:p>934241.52</text:p>
          </table:table-cell>
          <table:table-cell office:value-type="float" office:value="141581.06">
            <text:p>141581.06</text:p>
          </table:table-cell>
          <table:table-cell/>
          <table:table-cell office:value-type="float" office:value="786385.04">
            <text:p>786385.04</text:p>
          </table:table-cell>
          <table:table-cell office:value-type="float" office:value="6275.44">
            <text:p>6275.44</text:p>
          </table:table-cell>
          <table:table-cell table:style-name="ce4" office:value-type="string">
            <text:p>-$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DccrA iMnucTDiAi n/iAonc</text:p>
          </table:table-cell>
          <table:table-cell/>
          <table:table-cell table:style-name="ce4" office:value-type="string">
            <text:p>MAROS III</text:p>
          </table:table-cell>
          <table:table-cell office:value-type="float" office:value="238145.97">
            <text:p>238145.97</text:p>
          </table:table-cell>
          <table:table-cell office:value-type="float" office:value="135496.85">
            <text:p>135496.85</text:p>
          </table:table-cell>
          <table:table-cell office:value-type="float" office:value="102649.13">
            <text:p>102649.13</text:p>
          </table:table-cell>
          <table:table-cell table:number-columns-repeated="4"/>
          <table:table-cell office:value-type="float" office:value="102649.13">
            <text:p>102649.13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2">
            <text:p>S.A. DE C.V.</text:p>
          </table:table-cell>
          <table:table-cell table:style-name="ce4" office:value-type="string">
            <text:p>2508005382</text:p>
          </table:table-cell>
          <table:table-cell table:style-name="ce4" office:value-type="string">
            <text:p>MAROS IV</text:p>
          </table:table-cell>
          <table:table-cell office:value-type="float" office:value="238145.97">
            <text:p>238145.97</text:p>
          </table:table-cell>
          <table:table-cell office:value-type="float" office:value="135496.85">
            <text:p>135496.85</text:p>
          </table:table-cell>
          <table:table-cell office:value-type="float" office:value="102649.13">
            <text:p>102649.13</text:p>
          </table:table-cell>
          <table:table-cell table:number-columns-repeated="4"/>
          <table:table-cell office:value-type="float" office:value="102649.13">
            <text:p>102649.13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/>
          <table:table-cell/>
          <table:table-cell table:style-name="ce4" office:value-type="string">
            <text:p>MAROS Vil</text:p>
          </table:table-cell>
          <table:table-cell office:value-type="float" office:value="144228.6">
            <text:p>144228.6</text:p>
          </table:table-cell>
          <table:table-cell office:value-type="float" office:value="82061.1">
            <text:p>82061.1</text:p>
          </table:table-cell>
          <table:table-cell office:value-type="float" office:value="62167.5">
            <text:p>62167.5</text:p>
          </table:table-cell>
          <table:table-cell/>
          <table:table-cell office:value-type="float" office:value="62167.5">
            <text:p>62167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ROS VIII</text:p>
          </table:table-cell>
          <table:table-cell office:value-type="float" office:value="1318243.74">
            <text:p>1318243.74</text:p>
          </table:table-cell>
          <table:table-cell office:value-type="float" office:value="750035.23">
            <text:p>750035.23</text:p>
          </table:table-cell>
          <table:table-cell office:value-type="float" office:value="568208.51">
            <text:p>568208.51</text:p>
          </table:table-cell>
          <table:table-cell office:value-type="float" office:value="62167.5">
            <text:p>62167.5</text:p>
          </table:table-cell>
          <table:table-cell/>
          <table:table-cell office:value-type="float" office:value="506041.01">
            <text:p>506041.01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ROS IX</text:p>
          </table:table-cell>
          <table:table-cell office:value-type="float" office:value="144228.6">
            <text:p>144228.6</text:p>
          </table:table-cell>
          <table:table-cell office:value-type="float" office:value="82061.1">
            <text:p>82061.1</text:p>
          </table:table-cell>
          <table:table-cell office:value-type="float" office:value="62167.5">
            <text:p>62167.5</text:p>
          </table:table-cell>
          <table:table-cell/>
          <table:table-cell office:value-type="float" office:value="62167.5">
            <text:p>62167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ROS X</text:p>
          </table:table-cell>
          <table:table-cell office:value-type="float" office:value="340323.7">
            <text:p>340323.7</text:p>
          </table:table-cell>
          <table:table-cell office:value-type="float" office:value="193632.45">
            <text:p>193632.45</text:p>
          </table:table-cell>
          <table:table-cell office:value-type="float" office:value="146691.25">
            <text:p>146691.25</text:p>
          </table:table-cell>
          <table:table-cell/>
          <table:table-cell office:value-type="float" office:value="146691.25">
            <text:p>146691.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ROS XI</text:p>
          </table:table-cell>
          <table:table-cell office:value-type="float" office:value="340323.7">
            <text:p>340323.7</text:p>
          </table:table-cell>
          <table:table-cell office:value-type="float" office:value="193632.45">
            <text:p>193632.45</text:p>
          </table:table-cell>
          <table:table-cell office:value-type="float" office:value="146691.25">
            <text:p>146691.25</text:p>
          </table:table-cell>
          <table:table-cell/>
          <table:table-cell office:value-type="float" office:value="146691.25">
            <text:p>146691.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ROS XII</text:p>
          </table:table-cell>
          <table:table-cell office:value-type="float" office:value="1681365.76">
            <text:p>1681365.76</text:p>
          </table:table-cell>
          <table:table-cell office:value-type="float" office:value="956639.14">
            <text:p>956639.14</text:p>
          </table:table-cell>
          <table:table-cell office:value-type="float" office:value="724726.62">
            <text:p>724726.62</text:p>
          </table:table-cell>
          <table:table-cell/>
          <table:table-cell office:value-type="float" office:value="146691.25">
            <text:p>146691.25</text:p>
          </table:table-cell>
          <table:table-cell office:value-type="float" office:value="578035.38">
            <text:p>578035.38</text:p>
          </table:table-cell>
          <table:table-cell/>
          <table:table-cell table:style-name="ce4" office:value-type="string">
            <text:p>-$0.01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ZATLAN XX</text:p>
          </table:table-cell>
          <table:table-cell office:value-type="float" office:value="836401.99">
            <text:p>836401.99</text:p>
          </table:table-cell>
          <table:table-cell office:value-type="float" office:value="475883.89">
            <text:p>475883.89</text:p>
          </table:table-cell>
          <table:table-cell office:value-type="float" office:value="360518.1">
            <text:p>360518.1</text:p>
          </table:table-cell>
          <table:table-cell/>
          <table:table-cell office:value-type="float" office:value="360518.08">
            <text:p>360518.0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NORMA PATRICIA</text:p>
          </table:table-cell>
          <table:table-cell office:value-type="float" office:value="1151084.6">
            <text:p>1151084.6</text:p>
          </table:table-cell>
          <table:table-cell office:value-type="float" office:value="654927.45">
            <text:p>654927.45</text:p>
          </table:table-cell>
          <table:table-cell office:value-type="float" office:value="496157.16">
            <text:p>496157.16</text:p>
          </table:table-cell>
          <table:table-cell office:value-type="float" office:value="360518.08">
            <text:p>360518.08</text:p>
          </table:table-cell>
          <table:table-cell/>
          <table:table-cell office:value-type="float" office:value="135639.06">
            <text:p>135639.06</text:p>
          </table:table-cell>
          <table:table-cell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PANCHO VILLA</text:p>
          </table:table-cell>
          <table:table-cell office:value-type="float" office:value="836401.99">
            <text:p>836401.99</text:p>
          </table:table-cell>
          <table:table-cell office:value-type="float" office:value="475883.89">
            <text:p>475883.89</text:p>
          </table:table-cell>
          <table:table-cell office:value-type="float" office:value="360518.1">
            <text:p>360518.1</text:p>
          </table:table-cell>
          <table:table-cell/>
          <table:table-cell office:value-type="float" office:value="360518.08">
            <text:p>360518.0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SAN JOSE DEL CABO II</text:p>
          </table:table-cell>
          <table:table-cell office:value-type="float" office:value="836401.99">
            <text:p>836401.99</text:p>
          </table:table-cell>
          <table:table-cell table:style-name="ce4" office:value-type="string">
            <text:p>$475,883.89 .</text:p>
          </table:table-cell>
          <table:table-cell office:value-type="float" office:value="360518.1">
            <text:p>360518.1</text:p>
          </table:table-cell>
          <table:table-cell/>
          <table:table-cell office:value-type="float" office:value="360518.08">
            <text:p>360518.0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ALLENDE XIV</text:p>
          </table:table-cell>
          <table:table-cell office:value-type="float" office:value="1120193.44">
            <text:p>1120193.44</text:p>
          </table:table-cell>
          <table:table-cell office:value-type="float" office:value="637351.44">
            <text:p>637351.44</text:p>
          </table:table-cell>
          <table:table-cell office:value-type="float" office:value="482842">
            <text:p>482842</text:p>
          </table:table-cell>
          <table:table-cell/>
          <table:table-cell office:value-type="float" office:value="482842">
            <text:p>48284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ALLENDE XV</text:p>
          </table:table-cell>
          <table:table-cell office:value-type="float" office:value="1929566.04">
            <text:p>1929566.04</text:p>
          </table:table-cell>
          <table:table-cell office:value-type="float" office:value="1097856.54">
            <text:p>1097856.54</text:p>
          </table:table-cell>
          <table:table-cell office:value-type="float" office:value="831709.5">
            <text:p>831709.5</text:p>
          </table:table-cell>
          <table:table-cell/>
          <table:table-cell office:value-type="float" office:value="831709.5">
            <text:p>831709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FIPESCO 19</text:p>
          </table:table-cell>
          <table:table-cell office:value-type="float" office:value="738618.4">
            <text:p>738618.4</text:p>
          </table:table-cell>
          <table:table-cell office:value-type="float" office:value="420448070">
            <text:p>420448070</text:p>
          </table:table-cell>
          <table:table-cell office:value-type="float" office:value="318370">
            <text:p>318370</text:p>
          </table:table-cell>
          <table:table-cell/>
          <table:table-cell office:value-type="float" office:value="318370">
            <text:p>31837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JOSE MARIA MERCADO 1</text:p>
          </table:table-cell>
          <table:table-cell office:value-type="float" office:value="372631.44">
            <text:p>372631.44</text:p>
          </table:table-cell>
          <table:table-cell office:value-type="float" office:value="212014.44">
            <text:p>212014.44</text:p>
          </table:table-cell>
          <table:table-cell table:number-columns-repeated="2" office:value-type="float" office:value="160617">
            <text:p>16061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JUAN TORRES SÁNCHEZ</text:p>
          </table:table-cell>
          <table:table-cell office:value-type="float" office:value="1014248.32">
            <text:p>1014248.32</text:p>
          </table:table-cell>
          <table:table-cell office:value-type="float" office:value="577072.32">
            <text:p>577072.32</text:p>
          </table:table-cell>
          <table:table-cell office:value-type="float" office:value="437176">
            <text:p>437176</text:p>
          </table:table-cell>
          <table:table-cell/>
          <table:table-cell office:value-type="float" office:value="437176">
            <text:p>43717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KUKULKÁN 11</text:p>
          </table:table-cell>
          <table:table-cell office:value-type="float" office:value="21262.8">
            <text:p>21262.8</text:p>
          </table:table-cell>
          <table:table-cell office:value-type="float" office:value="12097.8">
            <text:p>12097.8</text:p>
          </table:table-cell>
          <table:table-cell office:value-type="float" office:value="9165">
            <text:p>9165</text:p>
          </table:table-cell>
          <table:table-cell/>
          <table:table-cell office:value-type="float" office:value="9165">
            <text:p>916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KUKULKAN IV</text:p>
          </table:table-cell>
          <table:table-cell office:value-type="float" office:value="768283.08">
            <text:p>768283.08</text:p>
          </table:table-cell>
          <table:table-cell office:value-type="float" office:value="437126.58">
            <text:p>437126.58</text:p>
          </table:table-cell>
          <table:table-cell office:value-type="float" office:value="331156.5">
            <text:p>331156.5</text:p>
          </table:table-cell>
          <table:table-cell/>
          <table:table-cell office:value-type="float" office:value="331156.5">
            <text:p>331156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IKE</text:p>
          </table:table-cell>
          <table:table-cell office:value-type="float" office:value="21262.8">
            <text:p>21262.8</text:p>
          </table:table-cell>
          <table:table-cell office:value-type="float" office:value="12097.8">
            <text:p>12097.8</text:p>
          </table:table-cell>
          <table:table-cell office:value-type="float" office:value="9165">
            <text:p>9165</text:p>
          </table:table-cell>
          <table:table-cell/>
          <table:table-cell office:value-type="float" office:value="9165">
            <text:p>916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ZATLÁN XV</text:p>
          </table:table-cell>
          <table:table-cell office:value-type="float" office:value="376257.6">
            <text:p>376257.6</text:p>
          </table:table-cell>
          <table:table-cell office:value-type="float" office:value="214007.6">
            <text:p>214007.6</text:p>
          </table:table-cell>
          <table:table-cell office:value-type="float" office:value="162180">
            <text:p>162180</text:p>
          </table:table-cell>
          <table:table-cell office:value-type="float" office:value="138180">
            <text:p>138180</text:p>
          </table:table-cell>
          <table:table-cell table:number-columns-repeated="3"/>
          <table:table-cell office:value-type="float" office:value="24000">
            <text:p>24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MAZATLAN XIX</text:p>
          </table:table-cell>
          <table:table-cell office:value-type="float" office:value="133748">
            <text:p>133748</text:p>
          </table:table-cell>
          <table:table-cell office:value-type="float" office:value="76098">
            <text:p>76098</text:p>
          </table:table-cell>
          <table:table-cell office:value-type="float" office:value="57650">
            <text:p>57650</text:p>
          </table:table-cell>
          <table:table-cell office:value-type="float" office:value="33650">
            <text:p>33650</text:p>
          </table:table-cell>
          <table:table-cell table:number-columns-repeated="3"/>
          <table:table-cell office:value-type="float" office:value="24000">
            <text:p>24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PALOMA</text:p>
          </table:table-cell>
          <table:table-cell office:value-type="float" office:value="1305000">
            <text:p>1305000</text:p>
          </table:table-cell>
          <table:table-cell office:value-type="float" office:value="742500">
            <text:p>742500</text:p>
          </table:table-cell>
          <table:table-cell office:value-type="float" office:value="562500">
            <text:p>562500</text:p>
          </table:table-cell>
          <table:table-cell/>
          <table:table-cell office:value-type="float" office:value="562500">
            <text:p>5625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OPERADORA MARITIMA, S.A.</text:p>
          </table:table-cell>
          <table:table-cell/>
          <table:table-cell table:style-name="ce4" office:value-type="string">
            <text:p>VICTORIA 1</text:p>
          </table:table-cell>
          <table:table-cell office:value-type="float" office:value="372631.44">
            <text:p>372631.44</text:p>
          </table:table-cell>
          <table:table-cell office:value-type="float" office:value="212014.44">
            <text:p>212014.44</text:p>
          </table:table-cell>
          <table:table-cell office:value-type="float" office:value="160617">
            <text:p>160617</text:p>
          </table:table-cell>
          <table:table-cell/>
          <table:table-cell office:value-type="float" office:value="160617">
            <text:p>16061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DE C.V.</text:p>
          </table:table-cell>
          <table:table-cell/>
          <table:table-cell table:style-name="ce4" office:value-type="string">
            <text:p>VICTORIA III</text:p>
          </table:table-cell>
          <table:table-cell office:value-type="float" office:value="99330.8">
            <text:p>99330.8</text:p>
          </table:table-cell>
          <table:table-cell office:value-type="float" office:value="56515.8">
            <text:p>56515.8</text:p>
          </table:table-cell>
          <table:table-cell office:value-type="float" office:value="42815">
            <text:p>42815</text:p>
          </table:table-cell>
          <table:table-cell/>
          <table:table-cell office:value-type="float" office:value="42815">
            <text:p>428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IV</text:p>
          </table:table-cell>
          <table:table-cell office:value-type="float" office:value="268948.32">
            <text:p>268948.32</text:p>
          </table:table-cell>
          <table:table-cell office:value-type="float" office:value="153022.32">
            <text:p>153022.32</text:p>
          </table:table-cell>
          <table:table-cell office:value-type="float" office:value="115926">
            <text:p>115926</text:p>
          </table:table-cell>
          <table:table-cell/>
          <table:table-cell office:value-type="float" office:value="115926">
            <text:p>11592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Vil</text:p>
          </table:table-cell>
          <table:table-cell office:value-type="float" office:value="381191.08">
            <text:p>381191.08</text:p>
          </table:table-cell>
          <table:table-cell office:value-type="float" office:value="216884.58">
            <text:p>216884.58</text:p>
          </table:table-cell>
          <table:table-cell office:value-type="float" office:value="164306.5">
            <text:p>164306.5</text:p>
          </table:table-cell>
          <table:table-cell/>
          <table:table-cell office:value-type="float" office:value="164306.5">
            <text:p>164306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VIII</text:p>
          </table:table-cell>
          <table:table-cell office:value-type="float" office:value="268948.32">
            <text:p>268948.32</text:p>
          </table:table-cell>
          <table:table-cell office:value-type="float" office:value="153022.32">
            <text:p>153022.32</text:p>
          </table:table-cell>
          <table:table-cell office:value-type="float" office:value="115926">
            <text:p>115926</text:p>
          </table:table-cell>
          <table:table-cell/>
          <table:table-cell office:value-type="float" office:value="115926">
            <text:p>11592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.</text:p>
          </table:table-cell>
          <table:table-cell table:style-name="ce4" office:value-type="string">
            <text:p>—</text:p>
          </table:table-cell>
          <table:table-cell table:style-name="ce4" office:value-type="string">
            <text:p>VICTO RIAlX</text:p>
          </table:table-cell>
          <table:table-cell office:value-type="float" office:value="4677308.32">
            <text:p>4677308.32</text:p>
          </table:table-cell>
          <table:table-cell table:style-name="ce4" office:value-type="string">
            <text:p>$265,882:32</text:p>
          </table:table-cell>
          <table:table-cell table:number-columns-repeated="2" office:value-type="float" office:value="201426">
            <text:p>201426</text:p>
          </table:table-cell>
          <table:table-cell/>
          <table:table-cell table:style-name="ce4" office:value-type="string">
            <text:p>‘ ‘</text:p>
          </table:table-cell>
          <table:table-cell table:style-name="ce4" office:value-type="string">
            <text:p>..... .....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XI</text:p>
          </table:table-cell>
          <table:table-cell office:value-type="float" office:value="268948.32">
            <text:p>268948.32</text:p>
          </table:table-cell>
          <table:table-cell office:value-type="float" office:value="153022.32">
            <text:p>153022.32</text:p>
          </table:table-cell>
          <table:table-cell office:value-type="float" office:value="115926">
            <text:p>115926</text:p>
          </table:table-cell>
          <table:table-cell/>
          <table:table-cell office:value-type="float" office:value="115926">
            <text:p>11592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XII</text:p>
          </table:table-cell>
          <table:table-cell office:value-type="float" office:value="661629.2">
            <text:p>661629.2</text:p>
          </table:table-cell>
          <table:table-cell office:value-type="float" office:value="376444.2">
            <text:p>376444.2</text:p>
          </table:table-cell>
          <table:table-cell office:value-type="float" office:value="285185">
            <text:p>285185</text:p>
          </table:table-cell>
          <table:table-cell/>
          <table:table-cell office:value-type="float" office:value="285185">
            <text:p>28518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XIII</text:p>
          </table:table-cell>
          <table:table-cell office:value-type="float" office:value="467331.52">
            <text:p>467331.52</text:p>
          </table:table-cell>
          <table:table-cell office:value-type="float" office:value="265895.62">
            <text:p>265895.62</text:p>
          </table:table-cell>
          <table:table-cell office:value-type="float" office:value="201436">
            <text:p>201436</text:p>
          </table:table-cell>
          <table:table-cell/>
          <table:table-cell office:value-type="float" office:value="201436">
            <text:p>20143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XV</text:p>
          </table:table-cell>
          <table:table-cell office:value-type="float" office:value="106314">
            <text:p>106314</text:p>
          </table:table-cell>
          <table:table-cell office:value-type="float" office:value="60489">
            <text:p>60489</text:p>
          </table:table-cell>
          <table:table-cell office:value-type="float" office:value="45825">
            <text:p>45825</text:p>
          </table:table-cell>
          <table:table-cell/>
          <table:table-cell office:value-type="float" office:value="45825">
            <text:p>458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XVI</text:p>
          </table:table-cell>
          <table:table-cell office:value-type="float" office:value="776030.72">
            <text:p>776030.72</text:p>
          </table:table-cell>
          <table:table-cell office:value-type="float" office:value="441534.72">
            <text:p>441534.72</text:p>
          </table:table-cell>
          <table:table-cell table:number-columns-repeated="2" office:value-type="float" office:value="334496">
            <text:p>33449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XVIII</text:p>
          </table:table-cell>
          <table:table-cell office:value-type="float" office:value="19000.8">
            <text:p>19000.8</text:p>
          </table:table-cell>
          <table:table-cell office:value-type="float" office:value="10810.8">
            <text:p>10810.8</text:p>
          </table:table-cell>
          <table:table-cell office:value-type="float" office:value="8190">
            <text:p>8190</text:p>
          </table:table-cell>
          <table:table-cell/>
          <table:table-cell office:value-type="float" office:value="8190">
            <text:p>819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XIX</text:p>
          </table:table-cell>
          <table:table-cell office:value-type="float" office:value="422400.08">
            <text:p>422400.08</text:p>
          </table:table-cell>
          <table:table-cell office:value-type="float" office:value="240331.08">
            <text:p>240331.08</text:p>
          </table:table-cell>
          <table:table-cell office:value-type="float" office:value="182069">
            <text:p>182069</text:p>
          </table:table-cell>
          <table:table-cell/>
          <table:table-cell office:value-type="float" office:value="182069">
            <text:p>18206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XX</text:p>
          </table:table-cell>
          <table:table-cell office:value-type="float" office:value="697055.6">
            <text:p>697055.6</text:p>
          </table:table-cell>
          <table:table-cell office:value-type="float" office:value="396600.6">
            <text:p>396600.6</text:p>
          </table:table-cell>
          <table:table-cell office:value-type="float" office:value="300455">
            <text:p>300455</text:p>
          </table:table-cell>
          <table:table-cell/>
          <table:table-cell office:value-type="float" office:value="300455">
            <text:p>30045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VICTORIA XXI</text:p>
          </table:table-cell>
          <table:table-cell office:value-type="float" office:value="422400.08">
            <text:p>422400.08</text:p>
          </table:table-cell>
          <table:table-cell office:value-type="float" office:value="240331.08">
            <text:p>240331.08</text:p>
          </table:table-cell>
          <table:table-cell office:value-type="float" office:value="182069">
            <text:p>182069</text:p>
          </table:table-cell>
          <table:table-cell/>
          <table:table-cell office:value-type="float" office:value="182069">
            <text:p>18206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ANDRES 1</text:p>
          </table:table-cell>
          <table:table-cell office:value-type="float" office:value="2079416">
            <text:p>2079416</text:p>
          </table:table-cell>
          <table:table-cell office:value-type="float" office:value="1183116">
            <text:p>1183116</text:p>
          </table:table-cell>
          <table:table-cell office:value-type="float" office:value="896300">
            <text:p>896300</text:p>
          </table:table-cell>
          <table:table-cell/>
          <table:table-cell office:value-type="float" office:value="896300">
            <text:p>8963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DOÑA DELFINA 1</text:p>
          </table:table-cell>
          <table:table-cell office:value-type="float" office:value="469075">
            <text:p>469075</text:p>
          </table:table-cell>
          <table:table-cell office:value-type="float" office:value="266887.5">
            <text:p>266887.5</text:p>
          </table:table-cell>
          <table:table-cell office:value-type="float" office:value="202187.5">
            <text:p>202187.5</text:p>
          </table:table-cell>
          <table:table-cell office:value-type="float" office:value="162125">
            <text:p>162125</text:p>
          </table:table-cell>
          <table:table-cell/>
          <table:table-cell office:value-type="float" office:value="40062.5">
            <text:p>40062.5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DANIEL FRANCISCO UTO</text:p>
          </table:table-cell>
          <table:table-cell office:value-type="float" office:value="777432">
            <text:p>777432</text:p>
          </table:table-cell>
          <table:table-cell office:value-type="float" office:value="442332">
            <text:p>442332</text:p>
          </table:table-cell>
          <table:table-cell office:value-type="float" office:value="335100">
            <text:p>335100</text:p>
          </table:table-cell>
          <table:table-cell table:number-columns-repeated="3"/>
          <table:table-cell table:style-name="ce4" office:value-type="string">
            <text:p>$335,100.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EL GORILA 1</text:p>
          </table:table-cell>
          <table:table-cell office:value-type="float" office:value="358933">
            <text:p>358933</text:p>
          </table:table-cell>
          <table:table-cell office:value-type="float" office:value="204220.5">
            <text:p>204220.5</text:p>
          </table:table-cell>
          <table:table-cell office:value-type="float" office:value="154712.5">
            <text:p>154712.5</text:p>
          </table:table-cell>
          <table:table-cell office:value-type="float" office:value="115400">
            <text:p>115400</text:p>
          </table:table-cell>
          <table:table-cell/>
          <table:table-cell office:value-type="float" office:value="39312.5">
            <text:p>39312.5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EL GORILA II</text:p>
          </table:table-cell>
          <table:table-cell office:value-type="float" office:value="117421">
            <text:p>117421</text:p>
          </table:table-cell>
          <table:table-cell office:value-type="float" office:value="66808.5">
            <text:p>66808.5</text:p>
          </table:table-cell>
          <table:table-cell office:value-type="float" office:value="50612.5">
            <text:p>50612.5</text:p>
          </table:table-cell>
          <table:table-cell table:number-columns-repeated="3"/>
          <table:table-cell office:value-type="float" office:value="50612.5">
            <text:p>50612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EL MOFLES</text:p>
          </table:table-cell>
          <table:table-cell office:value-type="float" office:value="37879.8">
            <text:p>37879.8</text:p>
          </table:table-cell>
          <table:table-cell office:value-type="float" office:value="21552.3">
            <text:p>21552.3</text:p>
          </table:table-cell>
          <table:table-cell office:value-type="float" office:value="16327.5">
            <text:p>16327.5</text:p>
          </table:table-cell>
          <table:table-cell/>
          <table:table-cell office:value-type="float" office:value="16327.5">
            <text:p>16327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number-columns-repeated="2"/>
          <table:table-cell table:style-name="ce4" office:value-type="string">
            <text:p>EL MOFLES III</text:p>
          </table:table-cell>
          <table:table-cell office:value-type="float" office:value="870908.12">
            <text:p>870908.12</text:p>
          </table:table-cell>
          <table:table-cell office:value-type="float" office:value="495516.69">
            <text:p>495516.69</text:p>
          </table:table-cell>
          <table:table-cell office:value-type="float" office:value="375391.43">
            <text:p>375391.43</text:p>
          </table:table-cell>
          <table:table-cell office:value-type="float" office:value="152203.23">
            <text:p>152203.23</text:p>
          </table:table-cell>
          <table:table-cell table:number-columns-repeated="2"/>
          <table:table-cell office:value-type="float" office:value="223188.2">
            <text:p>223188.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8">
            <text:p>PESQUERA JALILI, S.A. DE C.V.</text:p>
          </table:table-cell>
          <table:table-cell table:style-name="ce6" office:value-type="string" table:number-columns-spanned="1" table:number-rows-spanned="8">
            <text:p>2508005879</text:p>
          </table:table-cell>
          <table:table-cell table:style-name="ce4" office:value-type="string">
            <text:p>JALILI 1</text:p>
          </table:table-cell>
          <table:table-cell office:value-type="float" office:value="343093.2">
            <text:p>343093.2</text:p>
          </table:table-cell>
          <table:table-cell office:value-type="float" office:value="195208.2">
            <text:p>195208.2</text:p>
          </table:table-cell>
          <table:table-cell office:value-type="float" office:value="147885">
            <text:p>147885</text:p>
          </table:table-cell>
          <table:table-cell/>
          <table:table-cell office:value-type="float" office:value="147885">
            <text:p>14788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JAVIER GALDINO</text:p>
          </table:table-cell>
          <table:table-cell office:value-type="float" office:value="823832">
            <text:p>823832</text:p>
          </table:table-cell>
          <table:table-cell office:value-type="float" office:value="468732">
            <text:p>468732</text:p>
          </table:table-cell>
          <table:table-cell office:value-type="float" office:value="355100">
            <text:p>355100</text:p>
          </table:table-cell>
          <table:table-cell table:number-columns-repeated="3"/>
          <table:table-cell office:value-type="float" office:value="355100">
            <text:p>3551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LORENA GUADALUPE</text:p>
          </table:table-cell>
          <table:table-cell office:value-type="float" office:value="37879.8">
            <text:p>37879.8</text:p>
          </table:table-cell>
          <table:table-cell office:value-type="float" office:value="21552.3">
            <text:p>21552.3</text:p>
          </table:table-cell>
          <table:table-cell office:value-type="float" office:value="16327.5">
            <text:p>16327.5</text:p>
          </table:table-cell>
          <table:table-cell/>
          <table:table-cell office:value-type="float" office:value="16327.5">
            <text:p>16327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MARUS</text:p>
          </table:table-cell>
          <table:table-cell office:value-type="float" office:value="37879.8">
            <text:p>37879.8</text:p>
          </table:table-cell>
          <table:table-cell office:value-type="float" office:value="21552.3">
            <text:p>21552.3</text:p>
          </table:table-cell>
          <table:table-cell office:value-type="float" office:value="16327.5">
            <text:p>16327.5</text:p>
          </table:table-cell>
          <table:table-cell/>
          <table:table-cell office:value-type="float" office:value="16327.5">
            <text:p>16327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MAZATLAN XVIII</text:p>
          </table:table-cell>
          <table:table-cell office:value-type="float" office:value="137883.4">
            <text:p>137883.4</text:p>
          </table:table-cell>
          <table:table-cell office:value-type="float" office:value="78450.9">
            <text:p>78450.9</text:p>
          </table:table-cell>
          <table:table-cell office:value-type="float" office:value="59432.5">
            <text:p>59432.5</text:p>
          </table:table-cell>
          <table:table-cell office:value-type="float" office:value="52630">
            <text:p>52630</text:p>
          </table:table-cell>
          <table:table-cell table:number-columns-repeated="2"/>
          <table:table-cell office:value-type="float" office:value="6802.5">
            <text:p>6802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MOFLES IV</text:p>
          </table:table-cell>
          <table:table-cell office:value-type="float" office:value="2326673.32">
            <text:p>2326673.32</text:p>
          </table:table-cell>
          <table:table-cell office:value-type="float" office:value="1326673.32">
            <text:p>1326673.32</text:p>
          </table:table-cell>
          <table:table-cell office:value-type="float" office:value="1000000">
            <text:p>1000000</text:p>
          </table:table-cell>
          <table:table-cell table:number-columns-repeated="2"/>
          <table:table-cell office:value-type="float" office:value="449108.57">
            <text:p>449108.57</text:p>
          </table:table-cell>
          <table:table-cell office:value-type="float" office:value="550891.43">
            <text:p>550891.4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MORELOS 1</text:p>
          </table:table-cell>
          <table:table-cell office:value-type="float" office:value="1021708.12">
            <text:p>1021708.12</text:p>
          </table:table-cell>
          <table:table-cell office:value-type="float" office:value="581316.69">
            <text:p>581316.69</text:p>
          </table:table-cell>
          <table:table-cell office:value-type="float" office:value="440391.43">
            <text:p>440391.43</text:p>
          </table:table-cell>
          <table:table-cell office:value-type="float" office:value="284703.23">
            <text:p>284703.23</text:p>
          </table:table-cell>
          <table:table-cell table:number-columns-repeated="2"/>
          <table:table-cell office:value-type="float" office:value="155688.2">
            <text:p>155688.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MORELOS VI</text:p>
          </table:table-cell>
          <table:table-cell office:value-type="float" office:value="908787.92">
            <text:p>908787.92</text:p>
          </table:table-cell>
          <table:table-cell office:value-type="float" office:value="517068.99">
            <text:p>517068.99</text:p>
          </table:table-cell>
          <table:table-cell office:value-type="float" office:value="391718.93">
            <text:p>391718.93</text:p>
          </table:table-cell>
          <table:table-cell office:value-type="float" office:value="132500">
            <text:p>132500</text:p>
          </table:table-cell>
          <table:table-cell table:number-columns-repeated="2"/>
          <table:table-cell office:value-type="float" office:value="259218.93">
            <text:p>259218.9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3">
            <text:p>ALMACENES CONGELADOS S.A. DE C.V</text:p>
          </table:table-cell>
          <table:table-cell table:style-name="ce6" office:value-type="string" table:number-columns-spanned="1" table:number-rows-spanned="3">
            <text:p>2508005069</text:p>
          </table:table-cell>
          <table:table-cell table:style-name="ce4" office:value-type="string">
            <text:p>CORONEL ESTEBAN CANTU</text:p>
          </table:table-cell>
          <table:table-cell office:value-type="float" office:value="1036590.85">
            <text:p>1036590.85</text:p>
          </table:table-cell>
          <table:table-cell office:value-type="float" office:value="589784.45">
            <text:p>589784.45</text:p>
          </table:table-cell>
          <table:table-cell office:value-type="float" office:value="446806.4">
            <text:p>446806.4</text:p>
          </table:table-cell>
          <table:table-cell table:number-columns-repeated="2"/>
          <table:table-cell office:value-type="float" office:value="220270">
            <text:p>220270</text:p>
          </table:table-cell>
          <table:table-cell office:value-type="float" office:value="93670">
            <text:p>93670</text:p>
          </table:table-cell>
          <table:table-cell office:value-type="float" office:value="132866.4">
            <text:p>132866.4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SAN PEDRO V</text:p>
          </table:table-cell>
          <table:table-cell office:value-type="float" office:value="1042970.85">
            <text:p>1042970.85</text:p>
          </table:table-cell>
          <table:table-cell office:value-type="float" office:value="593414.45">
            <text:p>593414.45</text:p>
          </table:table-cell>
          <table:table-cell office:value-type="float" office:value="449556.4">
            <text:p>449556.4</text:p>
          </table:table-cell>
          <table:table-cell table:number-columns-repeated="2"/>
          <table:table-cell office:value-type="float" office:value="312770">
            <text:p>312770</text:p>
          </table:table-cell>
          <table:table-cell office:value-type="float" office:value="8920">
            <text:p>8920</text:p>
          </table:table-cell>
          <table:table-cell office:value-type="float" office:value="127866.4">
            <text:p>127866.4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SANTO SAN BLAS II</text:p>
          </table:table-cell>
          <table:table-cell office:value-type="float" office:value="1039838.85">
            <text:p>1039838.85</text:p>
          </table:table-cell>
          <table:table-cell office:value-type="float" office:value="591632.45">
            <text:p>591632.45</text:p>
          </table:table-cell>
          <table:table-cell office:value-type="float" office:value="448206.4">
            <text:p>448206.4</text:p>
          </table:table-cell>
          <table:table-cell table:number-columns-repeated="2"/>
          <table:table-cell office:value-type="float" office:value="312770">
            <text:p>312770</text:p>
          </table:table-cell>
          <table:table-cell office:value-type="float" office:value="7570">
            <text:p>7570</text:p>
          </table:table-cell>
          <table:table-cell office:value-type="float" office:value="127866.4">
            <text:p>127866.4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3">
            <text:p>EUROPESCA S.A. DE C.V.</text:p>
          </table:table-cell>
          <table:table-cell table:style-name="ce6" office:value-type="string" table:number-columns-spanned="1" table:number-rows-spanned="3">
            <text:p>2508011240</text:p>
          </table:table-cell>
          <table:table-cell table:style-name="ce4" office:value-type="string">
            <text:p>EUROPESCA V</text:p>
          </table:table-cell>
          <table:table-cell office:value-type="float" office:value="749940">
            <text:p>749940</text:p>
          </table:table-cell>
          <table:table-cell office:value-type="float" office:value="426690">
            <text:p>426690</text:p>
          </table:table-cell>
          <table:table-cell office:value-type="float" office:value="323250">
            <text:p>323250</text:p>
          </table:table-cell>
          <table:table-cell/>
          <table:table-cell office:value-type="float" office:value="323250">
            <text:p>3232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EUROPESCA III</text:p>
          </table:table-cell>
          <table:table-cell office:value-type="float" office:value="829284">
            <text:p>829284</text:p>
          </table:table-cell>
          <table:table-cell office:value-type="float" office:value="471834">
            <text:p>471834</text:p>
          </table:table-cell>
          <table:table-cell office:value-type="float" office:value="357450">
            <text:p>357450</text:p>
          </table:table-cell>
          <table:table-cell office:value-type="float" office:value="115500">
            <text:p>115500</text:p>
          </table:table-cell>
          <table:table-cell table:number-columns-repeated="3"/>
          <table:table-cell office:value-type="float" office:value="241950">
            <text:p>2419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EUROPESCA 1</text:p>
          </table:table-cell>
          <table:table-cell office:value-type="float" office:value="640088">
            <text:p>640088</text:p>
          </table:table-cell>
          <table:table-cell office:value-type="float" office:value="364188">
            <text:p>364188</text:p>
          </table:table-cell>
          <table:table-cell office:value-type="float" office:value="275900">
            <text:p>275900</text:p>
          </table:table-cell>
          <table:table-cell office:value-type="float" office:value="234000">
            <text:p>234000</text:p>
          </table:table-cell>
          <table:table-cell table:number-columns-repeated="3"/>
          <table:table-cell office:value-type="float" office:value="41900">
            <text:p>419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CAMIL, S.A. DE C.V.</text:p>
          </table:table-cell>
          <table:table-cell table:style-name="ce4" office:value-type="string">
            <text:p>2508005861</text:p>
          </table:table-cell>
          <table:table-cell table:style-name="ce4" office:value-type="string">
            <text:p>ZOE</text:p>
          </table:table-cell>
          <table:table-cell office:value-type="float" office:value="240975.5">
            <text:p>240975.5</text:p>
          </table:table-cell>
          <table:table-cell office:value-type="float" office:value="137106.75">
            <text:p>137106.75</text:p>
          </table:table-cell>
          <table:table-cell office:value-type="float" office:value="103868.75">
            <text:p>103868.75</text:p>
          </table:table-cell>
          <table:table-cell/>
          <table:table-cell table:style-name="ce4" office:value-type="string">
            <text:p>. $103,868.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6" office:value-type="string" table:number-columns-spanned="1" table:number-rows-spanned="2">
            <text:p>ACUICOLA DON CHICO S.P.R. DE R.l.</text:p>
          </table:table-cell>
          <table:table-cell table:style-name="ce6" office:value-type="string" table:number-columns-spanned="1" table:number-rows-spanned="2">
            <text:p>2505004263</text:p>
          </table:table-cell>
          <table:table-cell table:style-name="ce4" office:value-type="string">
            <text:p>DON CHICO 1</text:p>
          </table:table-cell>
          <table:table-cell office:value-type="float" office:value="2762365.99">
            <text:p>2762365.99</text:p>
          </table:table-cell>
          <table:table-cell office:value-type="float" office:value="1762365.99">
            <text:p>1762365.99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covered-table-cell table:number-columns-repeated="2"/>
          <table:table-cell table:style-name="ce4" office:value-type="string">
            <text:p>DON CHICO II</text:p>
          </table:table-cell>
          <table:table-cell office:value-type="float" office:value="2697735.44">
            <text:p>2697735.44</text:p>
          </table:table-cell>
          <table:table-cell office:value-type="float" office:value="1697735.44">
            <text:p>1697735.4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999999.98">
            <text:p>999999.98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6">
            <text:p>PESQUERA DON FILEMON,S.A. DE C.V.</text:p>
          </table:table-cell>
          <table:table-cell table:style-name="ce6" office:value-type="string" table:number-columns-spanned="1" table:number-rows-spanned="6">
            <text:p>2508005705</text:p>
          </table:table-cell>
          <table:table-cell table:style-name="ce4" office:value-type="string">
            <text:p>EL CLARITO</text:p>
          </table:table-cell>
          <table:table-cell office:value-type="float" office:value="1053358.65">
            <text:p>1053358.65</text:p>
          </table:table-cell>
          <table:table-cell office:value-type="float" office:value="599324.75">
            <text:p>599324.75</text:p>
          </table:table-cell>
          <table:table-cell office:value-type="float" office:value="454033.9">
            <text:p>454033.9</text:p>
          </table:table-cell>
          <table:table-cell office:value-type="float" office:value="18022.5">
            <text:p>18022.5</text:p>
          </table:table-cell>
          <table:table-cell table:number-columns-repeated="2"/>
          <table:table-cell office:value-type="float" office:value="308145">
            <text:p>308145</text:p>
          </table:table-cell>
          <table:table-cell office:value-type="float" office:value="127866.4">
            <text:p>127866.4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JORGE M II</text:p>
          </table:table-cell>
          <table:table-cell office:value-type="float" office:value="869742.25">
            <text:p>869742.25</text:p>
          </table:table-cell>
          <table:table-cell office:value-type="float" office:value="494853.35">
            <text:p>494853.35</text:p>
          </table:table-cell>
          <table:table-cell office:value-type="float" office:value="374888.9">
            <text:p>374888.9</text:p>
          </table:table-cell>
          <table:table-cell table:number-columns-repeated="3"/>
          <table:table-cell office:value-type="float" office:value="233125.5">
            <text:p>233125.5</text:p>
          </table:table-cell>
          <table:table-cell office:value-type="float" office:value="141763.4">
            <text:p>141763.4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PROPEMEX A-9-A</text:p>
          </table:table-cell>
          <table:table-cell office:value-type="float" office:value="827094.85">
            <text:p>827094.85</text:p>
          </table:table-cell>
          <table:table-cell office:value-type="float" office:value="470588.45">
            <text:p>470588.45</text:p>
          </table:table-cell>
          <table:table-cell office:value-type="float" office:value="356506.4">
            <text:p>356506.4</text:p>
          </table:table-cell>
          <table:table-cell office:value-type="float" office:value="10770">
            <text:p>10770</text:p>
          </table:table-cell>
          <table:table-cell table:number-columns-repeated="2"/>
          <table:table-cell office:value-type="float" office:value="217870">
            <text:p>217870</text:p>
          </table:table-cell>
          <table:table-cell office:value-type="float" office:value="127866.4">
            <text:p>127866.4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PROPEMEX A-27-A</text:p>
          </table:table-cell>
          <table:table-cell office:value-type="float" office:value="1053358.65">
            <text:p>1053358.65</text:p>
          </table:table-cell>
          <table:table-cell office:value-type="float" office:value="599324.75">
            <text:p>599324.75</text:p>
          </table:table-cell>
          <table:table-cell office:value-type="float" office:value="454033.9">
            <text:p>454033.9</text:p>
          </table:table-cell>
          <table:table-cell office:value-type="float" office:value="145888.9">
            <text:p>145888.9</text:p>
          </table:table-cell>
          <table:table-cell table:number-columns-repeated="2"/>
          <table:table-cell office:value-type="float" office:value="308145">
            <text:p>30814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PROPEMEX A- 34-A</text:p>
          </table:table-cell>
          <table:table-cell office:value-type="float" office:value="1098244.85">
            <text:p>1098244.85</text:p>
          </table:table-cell>
          <table:table-cell office:value-type="float" office:value="624863.45">
            <text:p>624863.45</text:p>
          </table:table-cell>
          <table:table-cell office:value-type="float" office:value="473381.4">
            <text:p>473381.4</text:p>
          </table:table-cell>
          <table:table-cell office:value-type="float" office:value="460361.4">
            <text:p>460361.4</text:p>
          </table:table-cell>
          <table:table-cell table:number-columns-repeated="2"/>
          <table:table-cell office:value-type="float" office:value="13020">
            <text:p>130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PROPEMEX Y-8-A</text:p>
          </table:table-cell>
          <table:table-cell table:style-name="ce4" office:value-type="string">
            <text:p>$1,043,788:65-</text:p>
          </table:table-cell>
          <table:table-cell table:style-name="ce4" office:value-type="string">
            <text:p>$593,879.75 "</text:p>
          </table:table-cell>
          <table:table-cell table:style-name="ce4" office:value-type="string">
            <text:p>"$■449,908:90</text:p>
          </table:table-cell>
          <table:table-cell table:style-name="ce4" office:value-type="string">
            <text:p>$140,166.40 ~~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------- . -—---</text:p>
          </table:table-cell>
          <table:table-cell table:style-name="ce7" office:value-type="currency" office:currency="USD" office:value="308145">
            <text:p>$308,145.00</text:p>
          </table:table-cell>
          <table:table-cell table:style-name="ce4" office:value-type="string">
            <text:p>$£597.50"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10">
            <text:p>PESQUERIA 15 DE SEPTIEMBRE, S.A. DE C.V.</text:p>
          </table:table-cell>
          <table:table-cell table:style-name="ce6" office:value-type="string" table:number-columns-spanned="1" table:number-rows-spanned="10">
            <text:p>2508005648</text:p>
          </table:table-cell>
          <table:table-cell table:style-name="ce4" office:value-type="string">
            <text:p>DOÑA DELFINA M</text:p>
          </table:table-cell>
          <table:table-cell office:value-type="float" office:value="632780">
            <text:p>632780</text:p>
          </table:table-cell>
          <table:table-cell office:value-type="float" office:value="360030">
            <text:p>360030</text:p>
          </table:table-cell>
          <table:table-cell office:value-type="float" office:value="272750">
            <text:p>272750</text:p>
          </table:table-cell>
          <table:table-cell table:number-columns-repeated="3"/>
          <table:table-cell office:value-type="float" office:value="272750">
            <text:p>27275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ÑA DELFINA M II</text:p>
          </table:table-cell>
          <table:table-cell office:value-type="float" office:value="632780">
            <text:p>632780</text:p>
          </table:table-cell>
          <table:table-cell office:value-type="float" office:value="360030">
            <text:p>360030</text:p>
          </table:table-cell>
          <table:table-cell office:value-type="float" office:value="272750">
            <text:p>272750</text:p>
          </table:table-cell>
          <table:table-cell/>
          <table:table-cell office:value-type="float" office:value="272750">
            <text:p>2727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ÑA DELFINA VI</text:p>
          </table:table-cell>
          <table:table-cell office:value-type="float" office:value="632780">
            <text:p>632780</text:p>
          </table:table-cell>
          <table:table-cell office:value-type="float" office:value="360030">
            <text:p>360030</text:p>
          </table:table-cell>
          <table:table-cell office:value-type="float" office:value="272750">
            <text:p>272750</text:p>
          </table:table-cell>
          <table:table-cell table:number-columns-repeated="3"/>
          <table:table-cell office:value-type="float" office:value="272750">
            <text:p>27275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RODO II</text:p>
          </table:table-cell>
          <table:table-cell office:value-type="float" office:value="632780">
            <text:p>632780</text:p>
          </table:table-cell>
          <table:table-cell office:value-type="float" office:value="360030">
            <text:p>360030</text:p>
          </table:table-cell>
          <table:table-cell office:value-type="float" office:value="272750">
            <text:p>272750</text:p>
          </table:table-cell>
          <table:table-cell table:number-columns-repeated="3"/>
          <table:table-cell office:value-type="float" office:value="272750">
            <text:p>27275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RODO III</text:p>
          </table:table-cell>
          <table:table-cell office:value-type="float" office:value="632780">
            <text:p>632780</text:p>
          </table:table-cell>
          <table:table-cell office:value-type="float" office:value="360030">
            <text:p>360030</text:p>
          </table:table-cell>
          <table:table-cell office:value-type="float" office:value="272750">
            <text:p>272750</text:p>
          </table:table-cell>
          <table:table-cell table:number-columns-repeated="3"/>
          <table:table-cell office:value-type="float" office:value="272750">
            <text:p>27275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RODO Vil</text:p>
          </table:table-cell>
          <table:table-cell office:value-type="float" office:value="1416879.68">
            <text:p>1416879.68</text:p>
          </table:table-cell>
          <table:table-cell office:value-type="float" office:value="806155.68">
            <text:p>806155.68</text:p>
          </table:table-cell>
          <table:table-cell office:value-type="float" office:value="610724">
            <text:p>610724</text:p>
          </table:table-cell>
          <table:table-cell office:value-type="float" office:value="298460">
            <text:p>298460</text:p>
          </table:table-cell>
          <table:table-cell table:number-columns-repeated="2"/>
          <table:table-cell office:value-type="float" office:value="312264">
            <text:p>31226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DON RODO VIII</text:p>
          </table:table-cell>
          <table:table-cell office:value-type="float" office:value="2222875.29">
            <text:p>2222875.29</text:p>
          </table:table-cell>
          <table:table-cell office:value-type="float" office:value="1264739.39">
            <text:p>1264739.39</text:p>
          </table:table-cell>
          <table:table-cell office:value-type="float" office:value="958135.9">
            <text:p>958135.9</text:p>
          </table:table-cell>
          <table:table-cell office:value-type="float" office:value="928375.9">
            <text:p>928375.9</text:p>
          </table:table-cell>
          <table:table-cell table:number-columns-repeated="2"/>
          <table:table-cell office:value-type="float" office:value="29760">
            <text:p>2976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RONALD</text:p>
          </table:table-cell>
          <table:table-cell office:value-type="float" office:value="1711721.29">
            <text:p>1711721.29</text:p>
          </table:table-cell>
          <table:table-cell office:value-type="float" office:value="973910.39">
            <text:p>973910.39</text:p>
          </table:table-cell>
          <table:table-cell office:value-type="float" office:value="737810.9">
            <text:p>737810.9</text:p>
          </table:table-cell>
          <table:table-cell office:value-type="float" office:value="260320.9">
            <text:p>260320.9</text:p>
          </table:table-cell>
          <table:table-cell/>
          <table:table-cell office:value-type="float" office:value="177840">
            <text:p>177840</text:p>
          </table:table-cell>
          <table:table-cell office:value-type="float" office:value="299650">
            <text:p>29965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PAMPANO II</text:p>
          </table:table-cell>
          <table:table-cell office:value-type="float" office:value="342200">
            <text:p>342200</text:p>
          </table:table-cell>
          <table:table-cell office:value-type="float" office:value="194700">
            <text:p>194700</text:p>
          </table:table-cell>
          <table:table-cell office:value-type="float" office:value="147500">
            <text:p>147500</text:p>
          </table:table-cell>
          <table:table-cell table:number-columns-repeated="3"/>
          <table:table-cell office:value-type="float" office:value="147500">
            <text:p>1475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PROPEMEX Y-7-A</text:p>
          </table:table-cell>
          <table:table-cell office:value-type="float" office:value="342200">
            <text:p>342200</text:p>
          </table:table-cell>
          <table:table-cell office:value-type="float" office:value="194700">
            <text:p>194700</text:p>
          </table:table-cell>
          <table:table-cell office:value-type="float" office:value="147500">
            <text:p>147500</text:p>
          </table:table-cell>
          <table:table-cell table:number-columns-repeated="3"/>
          <table:table-cell office:value-type="float" office:value="147500">
            <text:p>1475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Topolobampo</text:p>
          </table:table-cell>
          <table:table-cell table:style-name="ce4" office:value-type="string">
            <text:p>MAXIMINO SOBERANES CASTRO</text:p>
          </table:table-cell>
          <table:table-cell table:style-name="ce4" office:value-type="string">
            <text:p>2511001436</text:p>
          </table:table-cell>
          <table:table-cell table:style-name="ce4" office:value-type="string">
            <text:p>FIPESCO 38</text:p>
          </table:table-cell>
          <table:table-cell office:value-type="float" office:value="2233610.16">
            <text:p>2233610.16</text:p>
          </table:table-cell>
          <table:table-cell office:value-type="float" office:value="1270847.16">
            <text:p>1270847.16</text:p>
          </table:table-cell>
          <table:table-cell office:value-type="float" office:value="962763">
            <text:p>962763</text:p>
          </table:table-cell>
          <table:table-cell/>
          <table:table-cell office:value-type="float" office:value="962763">
            <text:p>96276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TRABAJADORES DEL OCEANO PACIFICO, S.C. DE P. DE R.L. DE C.V.</text:p>
          </table:table-cell>
          <table:table-cell table:style-name="ce4" office:value-type="string">
            <text:p>2508016298</text:p>
          </table:table-cell>
          <table:table-cell table:style-name="ce4" office:value-type="string">
            <text:p>ROSA IMPERIA</text:p>
          </table:table-cell>
          <table:table-cell office:value-type="float" office:value="1428656">
            <text:p>1428656</text:p>
          </table:table-cell>
          <table:table-cell office:value-type="float" office:value="812856">
            <text:p>812856</text:p>
          </table:table-cell>
          <table:table-cell office:value-type="float" office:value="615800">
            <text:p>615800</text:p>
          </table:table-cell>
          <table:table-cell table:number-columns-repeated="2"/>
          <table:table-cell office:value-type="float" office:value="389300">
            <text:p>389300</text:p>
          </table:table-cell>
          <table:table-cell office:value-type="float" office:value="226500">
            <text:p>2265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2">
            <text:p>PESQUERA CARRILLO, S.A. DE C.V.</text:p>
          </table:table-cell>
          <table:table-cell table:style-name="ce6" office:value-type="string" table:number-columns-spanned="1" table:number-rows-spanned="2">
            <text:p>2508008485</text:p>
          </table:table-cell>
          <table:table-cell table:style-name="ce4" office:value-type="string">
            <text:p>ANIBAL</text:p>
          </table:table-cell>
          <table:table-cell office:value-type="float" office:value="1458851.96">
            <text:p>1458851.96</text:p>
          </table:table-cell>
          <table:table-cell office:value-type="float" office:value="830036.46">
            <text:p>830036.46</text:p>
          </table:table-cell>
          <table:table-cell office:value-type="float" office:value="628815.5">
            <text:p>628815.5</text:p>
          </table:table-cell>
          <table:table-cell office:value-type="float" office:value="620756">
            <text:p>620756</text:p>
          </table:table-cell>
          <table:table-cell table:number-columns-repeated="2"/>
          <table:table-cell office:value-type="float" office:value="8059.5">
            <text:p>8059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 table:number-columns-repeated="2"/>
          <table:table-cell table:style-name="ce4" office:value-type="string">
            <text:p>JESUS RUBEN</text:p>
          </table:table-cell>
          <table:table-cell office:value-type="float" office:value="2107957.8">
            <text:p>2107957.8</text:p>
          </table:table-cell>
          <table:table-cell office:value-type="float" office:value="1190355.3">
            <text:p>1190355.3</text:p>
          </table:table-cell>
          <table:table-cell office:value-type="float" office:value="908602.5">
            <text:p>908602.5</text:p>
          </table:table-cell>
          <table:table-cell/>
          <table:table-cell office:value-type="float" office:value="908602.5">
            <text:p>908602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TAPILU, S.A. DE C.V.</text:p>
          </table:table-cell>
          <table:table-cell table:style-name="ce4" office:value-type="string">
            <text:p>2508006752</text:p>
          </table:table-cell>
          <table:table-cell table:style-name="ce4" office:value-type="string">
            <text:p>TAPILU III</text:p>
          </table:table-cell>
          <table:table-cell office:value-type="float" office:value="2536264.77">
            <text:p>2536264.77</text:p>
          </table:table-cell>
          <table:table-cell office:value-type="float" office:value="1546264.77">
            <text:p>1546264.77</text:p>
          </table:table-cell>
          <table:table-cell office:value-type="float" office:value="990000">
            <text:p>990000</text:p>
          </table:table-cell>
          <table:table-cell office:value-type="float" office:value="609093.32">
            <text:p>609093.32</text:p>
          </table:table-cell>
          <table:table-cell table:number-columns-repeated="2"/>
          <table:table-cell office:value-type="float" office:value="380906.68">
            <text:p>380906.6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number-columns-repeated="1023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IRliBli Mazatlán</text:p>
          </table:table-cell>
          <table:table-cell/>
          <table:table-cell table:style-name="ce6" office:value-type="string" table:number-columns-spanned="1" table:number-rows-spanned="2">
            <text:p><text:s/>CEC» . ■ 2508008477</text:p>
          </table:table-cell>
          <table:table-cell table:style-name="ce4" office:value-type="string">
            <text:p>PROPEMEX A-36</text:p>
          </table:table-cell>
          <table:table-cell office:value-type="float" office:value="1485499.94">
            <text:p>1485499.94</text:p>
          </table:table-cell>
          <table:table-cell office:value-type="float" office:value="845198.24">
            <text:p>845198.24</text:p>
          </table:table-cell>
          <table:table-cell table:style-name="ce4" office:value-type="string">
            <text:p>^ $640,301^70 "</text:p>
          </table:table-cell>
          <table:table-cell table:style-name="ce4" office:value-type="string">
            <text:p>:K: . L. : ,V. L*JÉ $69,200.00</text:p>
          </table:table-cell>
          <table:table-cell/>
          <table:table-cell table:style-name="ce4" office:value-type="string">
            <text:p>jffiS $571,101.7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CINDY,S.A. DE C.V</text:p>
          </table:table-cell>
          <table:covered-table-cell/>
          <table:table-cell table:style-name="ce4" office:value-type="string">
            <text:p>ANDREAS</text:p>
          </table:table-cell>
          <table:table-cell office:value-type="float" office:value="160544">
            <text:p>160544</text:p>
          </table:table-cell>
          <table:table-cell office:value-type="float" office:value="91344">
            <text:p>91344</text:p>
          </table:table-cell>
          <table:table-cell office:value-type="float" office:value="69200">
            <text:p>69200</text:p>
          </table:table-cell>
          <table:table-cell/>
          <table:table-cell office:value-type="float" office:value="69200">
            <text:p>692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4" office:value-type="string">
            <text:p>PESQUERA ZULEMA, S.A. DE C.V.</text:p>
          </table:table-cell>
          <table:table-cell table:style-name="ce4" office:value-type="string">
            <text:p>25080008S0</text:p>
          </table:table-cell>
          <table:table-cell table:style-name="ce4" office:value-type="string">
            <text:p>EL COCACHI</text:p>
          </table:table-cell>
          <table:table-cell office:value-type="float" office:value="1900770.08">
            <text:p>1900770.08</text:p>
          </table:table-cell>
          <table:table-cell office:value-type="float" office:value="1081472.63">
            <text:p>1081472.63</text:p>
          </table:table-cell>
          <table:table-cell office:value-type="float" office:value="819297.45">
            <text:p>819297.45</text:p>
          </table:table-cell>
          <table:table-cell office:value-type="float" office:value="818797.45">
            <text:p>818797.45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/>
          <table:table-cell table:style-name="ce6" office:value-type="string" table:number-columns-spanned="1" table:number-rows-spanned="2">
            <text:p>PESQUERA LESLIE, S.A. DE C.V.</text:p>
          </table:table-cell>
          <table:table-cell/>
          <table:table-cell table:style-name="ce4" office:value-type="string">
            <text:p>JOSE P.C.</text:p>
          </table:table-cell>
          <table:table-cell office:value-type="float" office:value="1450140.36">
            <text:p>1450140.36</text:p>
          </table:table-cell>
          <table:table-cell office:value-type="float" office:value="825084.86">
            <text:p>825084.86</text:p>
          </table:table-cell>
          <table:table-cell office:value-type="float" office:value="625055.5">
            <text:p>625055.5</text:p>
          </table:table-cell>
          <table:table-cell office:value-type="float" office:value="619085.5">
            <text:p>619085.5</text:p>
          </table:table-cell>
          <table:table-cell table:number-columns-repeated="2"/>
          <table:table-cell office:value-type="float" office:value="5970">
            <text:p>597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/>
          <table:table-cell/>
          <table:table-cell table:style-name="ce4" office:value-type="string">
            <text:p>RAFAELITO</text:p>
          </table:table-cell>
          <table:table-cell office:value-type="float" office:value="1810060.2">
            <text:p>1810060.2</text:p>
          </table:table-cell>
          <table:table-cell office:value-type="float" office:value="1029861.84">
            <text:p>1029861.84</text:p>
          </table:table-cell>
          <table:table-cell office:value-type="float" office:value="780198.36">
            <text:p>780198.36</text:p>
          </table:table-cell>
          <table:table-cell office:value-type="float" office:value="755138.86">
            <text:p>755138.86</text:p>
          </table:table-cell>
          <table:table-cell table:number-columns-repeated="2"/>
          <table:table-cell office:value-type="float" office:value="25059.5">
            <text:p>25059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table-cell table:style-name="ce6" office:value-type="string" table:number-columns-spanned="1" table:number-rows-spanned="2">
            <text:p>PESQUERA MAZATLECOS, S.A. DE C.V.</text:p>
          </table:table-cell>
          <table:table-cell/>
          <table:table-cell table:style-name="ce4" office:value-type="string">
            <text:p>ARTURO 1</text:p>
          </table:table-cell>
          <table:table-cell office:value-type="float" office:value="1846259.94">
            <text:p>1846259.94</text:p>
          </table:table-cell>
          <table:table-cell office:value-type="float" office:value="1050458.35">
            <text:p>1050458.35</text:p>
          </table:table-cell>
          <table:table-cell office:value-type="float" office:value="795801.59">
            <text:p>795801.59</text:p>
          </table:table-cell>
          <table:table-cell office:value-type="float" office:value="772101.59">
            <text:p>772101.59</text:p>
          </table:table-cell>
          <table:table-cell table:number-columns-repeated="2"/>
          <table:table-cell office:value-type="float" office:value="23700">
            <text:p>237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INALOA</text:p>
          </table:table-cell>
          <table:table-cell table:style-name="ce4" office:value-type="string">
            <text:p>Mazatlán</text:p>
          </table:table-cell>
          <table:covered-table-cell/>
          <table:table-cell table:style-name="ce4" office:value-type="string">
            <text:p>2508009070</text:p>
          </table:table-cell>
          <table:table-cell table:style-name="ce4" office:value-type="string">
            <text:p>GRISELDA HIPOLITA</text:p>
          </table:table-cell>
          <table:table-cell office:value-type="float" office:value="1889347.24">
            <text:p>1889347.24</text:p>
          </table:table-cell>
          <table:table-cell office:value-type="float" office:value="1074973.43">
            <text:p>1074973.43</text:p>
          </table:table-cell>
          <table:table-cell office:value-type="float" office:value="814373.81">
            <text:p>814373.81</text:p>
          </table:table-cell>
          <table:table-cell office:value-type="float" office:value="529180.31">
            <text:p>529180.31</text:p>
          </table:table-cell>
          <table:table-cell table:number-columns-repeated="2"/>
          <table:table-cell office:value-type="float" office:value="285193.5">
            <text:p>285193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EL ALMEJÓN AUSTRAL, S.C. DE R.L. DE C.V.</text:p>
          </table:table-cell>
          <table:table-cell table:style-name="ce4" office:value-type="string">
            <text:p>2607100043</text:p>
          </table:table-cell>
          <table:table-cell table:style-name="ce4" office:value-type="string">
            <text:p>KENNETH</text:p>
          </table:table-cell>
          <table:table-cell office:value-type="float" office:value="2766600">
            <text:p>2766600</text:p>
          </table:table-cell>
          <table:table-cell office:value-type="float" office:value="76">
            <text:p>76</text:p>
          </table:table-cell>
          <table:table-cell office:value-type="float" office:value="954000">
            <text:p>954000</text:p>
          </table:table-cell>
          <table:table-cell office:value-type="float" office:value="552000">
            <text:p>552000</text:p>
          </table:table-cell>
          <table:table-cell table:number-columns-repeated="3"/>
          <table:table-cell office:value-type="float" office:value="402000">
            <text:p>402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NU VILEZA</text:p>
          </table:table-cell>
          <table:table-cell office:value-type="float" office:value="2960436">
            <text:p>2960436</text:p>
          </table:table-cell>
          <table:table-cell office:value-type="float" office:value="1966436">
            <text:p>1966436</text:p>
          </table:table-cell>
          <table:table-cell office:value-type="float" office:value="994000">
            <text:p>994000</text:p>
          </table:table-cell>
          <table:table-cell/>
          <table:table-cell office:value-type="float" office:value="994000">
            <text:p>994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BM BARCOS CAMARONEROS,</text:p>
          </table:table-cell>
          <table:table-cell/>
          <table:table-cell table:style-name="ce4" office:value-type="string">
            <text:p>DON ESTEBAN</text:p>
          </table:table-cell>
          <table:table-cell office:value-type="float" office:value="2958730.8">
            <text:p>2958730.8</text:p>
          </table:table-cell>
          <table:table-cell office:value-type="float" office:value="1958730.8">
            <text:p>1958730.8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/>
          <table:table-cell table:style-name="ce4" office:value-type="string">
            <text:p>2607603707</text:p>
          </table:table-cell>
          <table:table-cell table:style-name="ce4" office:value-type="string">
            <text:p>LINDA</text:p>
          </table:table-cell>
          <table:table-cell office:value-type="float" office:value="2965342.8">
            <text:p>2965342.8</text:p>
          </table:table-cell>
          <table:table-cell office:value-type="float" office:value="1965342.8">
            <text:p>1965342.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JORGE IVAN</text:p>
          </table:table-cell>
          <table:table-cell office:value-type="float" office:value="2914244.8">
            <text:p>2914244.8</text:p>
          </table:table-cell>
          <table:table-cell office:value-type="float" office:value="1914244.8">
            <text:p>1914244.8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VLADIMIR</text:p>
          </table:table-cell>
          <table:table-cell office:value-type="float" office:value="2965342.8">
            <text:p>2965342.8</text:p>
          </table:table-cell>
          <table:table-cell office:value-type="float" office:value="1965342.8">
            <text:p>1965342.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REGORIO HERNANDEZ JAIME</text:p>
          </table:table-cell>
          <table:table-cell table:style-name="ce4" office:value-type="string">
            <text:p>2607004054</text:p>
          </table:table-cell>
          <table:table-cell table:style-name="ce4" office:value-type="string">
            <text:p>LUISITO 1</text:p>
          </table:table-cell>
          <table:table-cell office:value-type="float" office:value="2930171.6">
            <text:p>2930171.6</text:p>
          </table:table-cell>
          <table:table-cell office:value-type="float" office:value="1930171.6">
            <text:p>1930171.6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ANA GABRIELA MORENO OZUNA</text:p>
          </table:table-cell>
          <table:table-cell table:style-name="ce4" office:value-type="string">
            <text:p>2607003528</text:p>
          </table:table-cell>
          <table:table-cell table:style-name="ce4" office:value-type="string">
            <text:p>KEIKO II</text:p>
          </table:table-cell>
          <table:table-cell office:value-type="float" office:value="2929394.4">
            <text:p>2929394.4</text:p>
          </table:table-cell>
          <table:table-cell office:value-type="float" office:value="1929394.4">
            <text:p>1929394.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ADRIANA OLIVIA GARCIA GARCIA •</text:p>
          </table:table-cell>
          <table:table-cell table:style-name="ce4" office:value-type="string">
            <text:p>2607003916</text:p>
          </table:table-cell>
          <table:table-cell table:style-name="ce4" office:value-type="string">
            <text:p>CAYITA</text:p>
          </table:table-cell>
          <table:table-cell office:value-type="float" office:value="2963591.2">
            <text:p>2963591.2</text:p>
          </table:table-cell>
          <table:table-cell office:value-type="float" office:value="1963591.2">
            <text:p>1963591.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OJEDA Y PAYAN,</text:p>
          </table:table-cell>
          <table:table-cell/>
          <table:table-cell table:style-name="ce4" office:value-type="string">
            <text:p>INDEPENDIENTE 1</text:p>
          </table:table-cell>
          <table:table-cell office:value-type="float" office:value="2193560">
            <text:p>2193560</text:p>
          </table:table-cell>
          <table:table-cell office:value-type="float" office:value="1437160">
            <text:p>1437160</text:p>
          </table:table-cell>
          <table:table-cell table:number-columns-repeated="2" office:value-type="float" office:value="756400">
            <text:p>7564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.A. DE C.V.</text:p>
          </table:table-cell>
          <table:table-cell/>
          <table:table-cell table:style-name="ce4" office:value-type="string">
            <text:p>JUNIOR II</text:p>
          </table:table-cell>
          <table:table-cell office:value-type="float" office:value="2974472">
            <text:p>2974472</text:p>
          </table:table-cell>
          <table:table-cell office:value-type="float" office:value="1974472">
            <text:p>197447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MONICA ANGELINA HERNANDEZ SILLAS</text:p>
          </table:table-cell>
          <table:table-cell table:style-name="ce4" office:value-type="string">
            <text:p>2607004401</text:p>
          </table:table-cell>
          <table:table-cell table:style-name="ce4" office:value-type="string">
            <text:p>BORRASCOSA IV</text:p>
          </table:table-cell>
          <table:table-cell office:value-type="float" office:value="2963440.4">
            <text:p>2963440.4</text:p>
          </table:table-cell>
          <table:table-cell office:value-type="float" office:value="1963440.4">
            <text:p>1963440.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JORGE OCTAVIO GONZALEZ MACIAS</text:p>
          </table:table-cell>
          <table:table-cell table:style-name="ce4" office:value-type="string">
            <text:p>2607003874</text:p>
          </table:table-cell>
          <table:table-cell table:style-name="ce4" office:value-type="string">
            <text:p>JORGE OCTAVIO</text:p>
          </table:table-cell>
          <table:table-cell office:value-type="float" office:value="2971699.6">
            <text:p>2971699.6</text:p>
          </table:table-cell>
          <table:table-cell office:value-type="float" office:value="1971699.6">
            <text:p>1971699.6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HUGO ALBERTO GONZALEZ MACIAS_______</text:p>
          </table:table-cell>
          <table:table-cell table:style-name="ce4" office:value-type="string">
            <text:p>2607004179</text:p>
          </table:table-cell>
          <table:table-cell table:style-name="ce4" office:value-type="string">
            <text:p>GALERNA</text:p>
          </table:table-cell>
          <table:table-cell office:value-type="float" office:value="2914755.2">
            <text:p>2914755.2</text:p>
          </table:table-cell>
          <table:table-cell office:value-type="float" office:value="1914755.2">
            <text:p>1914755.2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3">
            <text:p>JOSE ALFREDO MUNGUIA FERNANDEZ</text:p>
          </table:table-cell>
          <table:table-cell/>
          <table:table-cell table:style-name="ce4" office:value-type="string">
            <text:p>MEZDE 1</text:p>
          </table:table-cell>
          <table:table-cell office:value-type="float" office:value="2981826.4">
            <text:p>2981826.4</text:p>
          </table:table-cell>
          <table:table-cell office:value-type="float" office:value="1981826.4">
            <text:p>1981826.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/>
          <table:table-cell table:style-name="ce4" office:value-type="string">
            <text:p>2607003890</text:p>
          </table:table-cell>
          <table:table-cell table:style-name="ce4" office:value-type="string">
            <text:p>TRANQUILO</text:p>
          </table:table-cell>
          <table:table-cell office:value-type="float" office:value="2981826.4">
            <text:p>2981826.4</text:p>
          </table:table-cell>
          <table:table-cell office:value-type="float" office:value="1987826.4">
            <text:p>1987826.4</text:p>
          </table:table-cell>
          <table:table-cell office:value-type="float" office:value="994000">
            <text:p>994000</text:p>
          </table:table-cell>
          <table:table-cell/>
          <table:table-cell office:value-type="float" office:value="994000">
            <text:p>994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/>
          <table:table-cell/>
          <table:table-cell table:style-name="ce4" office:value-type="string">
            <text:p>GETSEMANI</text:p>
          </table:table-cell>
          <table:table-cell office:value-type="float" office:value="2934312.8">
            <text:p>2934312.8</text:p>
          </table:table-cell>
          <table:table-cell office:value-type="float" office:value="1934312.8">
            <text:p>1934312.8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JORGE FRANCISCO MENDOZA</text:p>
          </table:table-cell>
          <table:table-cell/>
          <table:table-cell table:style-name="ce4" office:value-type="string">
            <text:p>CAPITAN SANABRIA</text:p>
          </table:table-cell>
          <table:table-cell office:value-type="float" office:value="2978543.6">
            <text:p>2978543.6</text:p>
          </table:table-cell>
          <table:table-cell office:value-type="float" office:value="1978543.6">
            <text:p>1978543.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RAMIREZ</text:p>
          </table:table-cell>
          <table:table-cell/>
          <table:table-cell table:style-name="ce4" office:value-type="string">
            <text:p>BAHIA DE LOS ANGELES 1</text:p>
          </table:table-cell>
          <table:table-cell office:value-type="float" office:value="2965192">
            <text:p>2965192</text:p>
          </table:table-cell>
          <table:table-cell office:value-type="float" office:value="1965192">
            <text:p>196519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SQUERA PROESA, S.A. DE C.V.</text:p>
          </table:table-cell>
          <table:table-cell office:value-type="float" office:value="203012414">
            <text:p>203012414</text:p>
          </table:table-cell>
          <table:table-cell table:style-name="ce4" office:value-type="string">
            <text:p>PROESA 1</text:p>
          </table:table-cell>
          <table:table-cell office:value-type="float" office:value="2641455.72">
            <text:p>2641455.72</text:p>
          </table:table-cell>
          <table:table-cell office:value-type="float" office:value="1641455.72">
            <text:p>1641455.72</text:p>
          </table:table-cell>
          <table:table-cell office:value-type="float" office:value="1000000">
            <text:p>1000000</text:p>
          </table:table-cell>
          <table:table-cell office:value-type="float" office:value="378259.2">
            <text:p>378259.2</text:p>
          </table:table-cell>
          <table:table-cell/>
          <table:table-cell office:value-type="float" office:value="621740.8">
            <text:p>621740.8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HERNANDEZ Y PTANIK, S.A. DE C.V.</text:p>
          </table:table-cell>
          <table:table-cell office:value-type="float" office:value="203126560">
            <text:p>203126560</text:p>
          </table:table-cell>
          <table:table-cell table:style-name="ce4" office:value-type="string">
            <text:p>DON ISAAC</text:p>
          </table:table-cell>
          <table:table-cell office:value-type="float" office:value="2526847.62">
            <text:p>2526847.62</text:p>
          </table:table-cell>
          <table:table-cell office:value-type="float" office:value="1546610.7">
            <text:p>1546610.7</text:p>
          </table:table-cell>
          <table:table-cell office:value-type="float" office:value="980236.92">
            <text:p>980236.92</text:p>
          </table:table-cell>
          <table:table-cell office:value-type="float" office:value="682628.5">
            <text:p>682628.5</text:p>
          </table:table-cell>
          <table:table-cell/>
          <table:table-cell office:value-type="float" office:value="297608.42">
            <text:p>297608.42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3">
            <text:p>ORFESA DEL MAR DE CORTEZ, S.A. DE C.V.</text:p>
          </table:table-cell>
          <table:table-cell/>
          <table:table-cell table:style-name="ce4" office:value-type="string">
            <text:p>PAPA NENE</text:p>
          </table:table-cell>
          <table:table-cell office:value-type="float" office:value="2901160">
            <text:p>2901160</text:p>
          </table:table-cell>
          <table:table-cell office:value-type="float" office:value="1901160">
            <text:p>1901160</text:p>
          </table:table-cell>
          <table:table-cell office:value-type="float" office:value="1000000">
            <text:p>1000000</text:p>
          </table:table-cell>
          <table:table-cell office:value-type="float" office:value="249600">
            <text:p>249600</text:p>
          </table:table-cell>
          <table:table-cell table:number-columns-repeated="3"/>
          <table:table-cell office:value-type="float" office:value="750400">
            <text:p>7504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/>
          <table:table-cell table:style-name="ce4" office:value-type="string">
            <text:p>2607003700</text:p>
          </table:table-cell>
          <table:table-cell table:style-name="ce4" office:value-type="string">
            <text:p>CHINO ORTEGA</text:p>
          </table:table-cell>
          <table:table-cell office:value-type="float" office:value="2901160">
            <text:p>2901160</text:p>
          </table:table-cell>
          <table:table-cell office:value-type="float" office:value="1901160">
            <text:p>1901160</text:p>
          </table:table-cell>
          <table:table-cell office:value-type="float" office:value="1000000">
            <text:p>1000000</text:p>
          </table:table-cell>
          <table:table-cell office:value-type="float" office:value="699200">
            <text:p>699200</text:p>
          </table:table-cell>
          <table:table-cell table:number-columns-repeated="3"/>
          <table:table-cell office:value-type="float" office:value="300800">
            <text:p>3008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/>
          <table:table-cell/>
          <table:table-cell table:style-name="ce4" office:value-type="string">
            <text:p>DOÑA MATILDE</text:p>
          </table:table-cell>
          <table:table-cell office:value-type="float" office:value="2561280">
            <text:p>2561280</text:p>
          </table:table-cell>
          <table:table-cell office:value-type="float" office:value="1678080">
            <text:p>1678080</text:p>
          </table:table-cell>
          <table:table-cell office:value-type="float" office:value="883200">
            <text:p>883200</text:p>
          </table:table-cell>
          <table:table-cell office:value-type="float" office:value="686800">
            <text:p>686800</text:p>
          </table:table-cell>
          <table:table-cell table:number-columns-repeated="3"/>
          <table:table-cell office:value-type="float" office:value="196400">
            <text:p>1964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SAUL CARRILLO GUZMAN</text:p>
          </table:table-cell>
          <table:table-cell table:style-name="ce4" office:value-type="string">
            <text:p>2607100100</text:p>
          </table:table-cell>
          <table:table-cell table:style-name="ce4" office:value-type="string">
            <text:p>UN NUEVO SONORA</text:p>
          </table:table-cell>
          <table:table-cell office:value-type="float" office:value="2167413.6">
            <text:p>2167413.6</text:p>
          </table:table-cell>
          <table:table-cell office:value-type="float" office:value="1420029.6">
            <text:p>1420029.6</text:p>
          </table:table-cell>
          <table:table-cell office:value-type="float" office:value="747384">
            <text:p>747384</text:p>
          </table:table-cell>
          <table:table-cell table:number-columns-repeated="2"/>
          <table:table-cell office:value-type="float" office:value="747384">
            <text:p>747384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. Puerto Peñasco</text:p>
          </table:table-cell>
          <table:table-cell table:style-name="ce4" office:value-type="string">
            <text:p>MIGUEL ANGEL ANGULO ANGULO</text:p>
          </table:table-cell>
          <table:table-cell table:style-name="ce4" office:value-type="string">
            <text:p>2607004369</text:p>
          </table:table-cell>
          <table:table-cell table:style-name="ce4" office:value-type="string">
            <text:p>KEYKO</text:p>
          </table:table-cell>
          <table:table-cell office:value-type="float" office:value="3005641.2">
            <text:p>3005641.2</text:p>
          </table:table-cell>
          <table:table-cell office:value-type="float" office:value="2005641.2">
            <text:p>2005641.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DANIEL BELLOT GORTAREZ</text:p>
          </table:table-cell>
          <table:table-cell table:style-name="ce4" office:value-type="string">
            <text:p>2607603111</text:p>
          </table:table-cell>
          <table:table-cell table:style-name="ce4" office:value-type="string">
            <text:p>SAN JOSE</text:p>
          </table:table-cell>
          <table:table-cell table:style-name="ce7" office:value-type="currency" office:currency="USD" office:value="2924081.6">
            <text:p>$2,924,081.60</text:p>
          </table:table-cell>
          <table:table-cell office:value-type="float" office:value="1924081.6">
            <text:p>1924081.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OCCnilCDA DIAVTI A CA r»C</text:p>
          </table:table-cell>
          <table:table-cell/>
          <table:table-cell table:style-name="ce4" office:value-type="string">
            <text:p>BAHIA ADAIR Vil</text:p>
          </table:table-cell>
          <table:table-cell office:value-type="float" office:value="1344440">
            <text:p>1344440</text:p>
          </table:table-cell>
          <table:table-cell office:value-type="float" office:value="881240">
            <text:p>881240</text:p>
          </table:table-cell>
          <table:table-cell office:value-type="float" office:value="463200">
            <text:p>463200</text:p>
          </table:table-cell>
          <table:table-cell office:value-type="float" office:value="234800">
            <text:p>234800</text:p>
          </table:table-cell>
          <table:table-cell table:number-columns-repeated="3"/>
          <table:table-cell office:value-type="float" office:value="228400">
            <text:p>2284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2">
            <text:p>C.V.</text:p>
          </table:table-cell>
          <table:table-cell table:style-name="ce6" office:value-type="string" table:number-columns-spanned="1" table:number-rows-spanned="2">
            <text:p>2607004385</text:p>
          </table:table-cell>
          <table:table-cell table:style-name="ce4" office:value-type="string">
            <text:p>PUERTO ARISTA</text:p>
          </table:table-cell>
          <table:table-cell office:value-type="float" office:value="733120">
            <text:p>733120</text:p>
          </table:table-cell>
          <table:table-cell office:value-type="float" office:value="480720">
            <text:p>480720</text:p>
          </table:table-cell>
          <table:table-cell office:value-type="float" office:value="252400">
            <text:p>252400</text:p>
          </table:table-cell>
          <table:table-cell office:value-type="float" office:value="38800">
            <text:p>38800</text:p>
          </table:table-cell>
          <table:table-cell table:number-columns-repeated="3"/>
          <table:table-cell office:value-type="float" office:value="213600">
            <text:p>2136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MISTER 1</text:p>
          </table:table-cell>
          <table:table-cell office:value-type="float" office:value="1878040">
            <text:p>1878040</text:p>
          </table:table-cell>
          <table:table-cell office:value-type="float" office:value="1230440">
            <text:p>1230440</text:p>
          </table:table-cell>
          <table:table-cell office:value-type="float" office:value="647600">
            <text:p>647600</text:p>
          </table:table-cell>
          <table:table-cell office:value-type="float" office:value="400640">
            <text:p>400640</text:p>
          </table:table-cell>
          <table:table-cell table:number-columns-repeated="3"/>
          <table:table-cell office:value-type="float" office:value="246960">
            <text:p>24696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6" office:value-type="string" table:number-columns-spanned="1" table:number-rows-spanned="8">
            <text:p>PESQUERA MERAZ, S.A. DE C.V.</text:p>
          </table:table-cell>
          <table:table-cell table:style-name="ce6" office:value-type="string" table:number-columns-spanned="1" table:number-rows-spanned="8">
            <text:p>2603007499</text:p>
          </table:table-cell>
          <table:table-cell table:style-name="ce4" office:value-type="string">
            <text:p>VICTOR MANUEL CALZA SAAVEDRA</text:p>
          </table:table-cell>
          <table:table-cell office:value-type="float" office:value="2900928">
            <text:p>2900928</text:p>
          </table:table-cell>
          <table:table-cell office:value-type="float" office:value="1900928">
            <text:p>190092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JOSE ISAAC</text:p>
          </table:table-cell>
          <table:table-cell office:value-type="float" office:value="2604548">
            <text:p>2604548</text:p>
          </table:table-cell>
          <table:table-cell office:value-type="float" office:value="1706548">
            <text:p>1706548</text:p>
          </table:table-cell>
          <table:table-cell table:number-columns-repeated="2" office:value-type="float" office:value="898000">
            <text:p>898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NINO</text:p>
          </table:table-cell>
          <table:table-cell office:value-type="float" office:value="1730720">
            <text:p>1730720</text:p>
          </table:table-cell>
          <table:table-cell office:value-type="float" office:value="1133920">
            <text:p>1133920</text:p>
          </table:table-cell>
          <table:table-cell table:number-columns-repeated="2" office:value-type="float" office:value="596800">
            <text:p>5968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BRASILEÑO</text:p>
          </table:table-cell>
          <table:table-cell office:value-type="float" office:value="2902320">
            <text:p>2902320</text:p>
          </table:table-cell>
          <table:table-cell office:value-type="float" office:value="1902320">
            <text:p>1902320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TIBURÓN MACO</text:p>
          </table:table-cell>
          <table:table-cell office:value-type="float" office:value="1137264">
            <text:p>1137264</text:p>
          </table:table-cell>
          <table:table-cell office:value-type="float" office:value="745104">
            <text:p>745104</text:p>
          </table:table-cell>
          <table:table-cell office:value-type="float" office:value="392160">
            <text:p>392160</text:p>
          </table:table-cell>
          <table:table-cell/>
          <table:table-cell office:value-type="float" office:value="392160">
            <text:p>39216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JESÚS NEVAREZ</text:p>
          </table:table-cell>
          <table:table-cell office:value-type="float" office:value="2508500">
            <text:p>2508500</text:p>
          </table:table-cell>
          <table:table-cell office:value-type="float" office:value="1643700">
            <text:p>1643700</text:p>
          </table:table-cell>
          <table:table-cell table:number-columns-repeated="2" office:value-type="float" office:value="864800">
            <text:p>8648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JESÚS GARCIA</text:p>
          </table:table-cell>
          <table:table-cell office:value-type="float" office:value="2750360">
            <text:p>2750360</text:p>
          </table:table-cell>
          <table:table-cell office:value-type="float" office:value="1802360">
            <text:p>1802360</text:p>
          </table:table-cell>
          <table:table-cell table:number-columns-repeated="2" office:value-type="float" office:value="948000">
            <text:p>948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covered-table-cell table:number-columns-repeated="2"/>
          <table:table-cell table:style-name="ce4" office:value-type="string">
            <text:p>JUANITA ENRIQUEZ</text:p>
          </table:table-cell>
          <table:table-cell office:value-type="float" office:value="1795680">
            <text:p>1795680</text:p>
          </table:table-cell>
          <table:table-cell office:value-type="float" office:value="1176480">
            <text:p>1176480</text:p>
          </table:table-cell>
          <table:table-cell table:number-columns-repeated="2" office:value-type="float" office:value="619200">
            <text:p>6192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6">
            <text:p>PESQUERA SELECTA DE GUAYMAS, S.A. DE C.V.</text:p>
          </table:table-cell>
          <table:table-cell table:style-name="ce6" office:value-type="string" table:number-columns-spanned="1" table:number-rows-spanned="6">
            <text:p>2604007720</text:p>
          </table:table-cell>
          <table:table-cell table:style-name="ce4" office:value-type="string">
            <text:p>CHUYITO II</text:p>
          </table:table-cell>
          <table:table-cell office:value-type="float" office:value="1123700.05">
            <text:p>1123700.05</text:p>
          </table:table-cell>
          <table:table-cell office:value-type="float" office:value="639346.58">
            <text:p>639346.58</text:p>
          </table:table-cell>
          <table:table-cell table:number-columns-repeated="2" office:value-type="float" office:value="484353.47">
            <text:p>484353.4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CHUYITO III</text:p>
          </table:table-cell>
          <table:table-cell office:value-type="float" office:value="909347.15">
            <text:p>909347.15</text:p>
          </table:table-cell>
          <table:table-cell office:value-type="float" office:value="517387.17">
            <text:p>517387.17</text:p>
          </table:table-cell>
          <table:table-cell table:number-columns-repeated="2" office:value-type="float" office:value="391959.98">
            <text:p>391959.9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CHUYITO V</text:p>
          </table:table-cell>
          <table:table-cell office:value-type="float" office:value="318791.2">
            <text:p>318791.2</text:p>
          </table:table-cell>
          <table:table-cell office:value-type="float" office:value="181381.2">
            <text:p>181381.2</text:p>
          </table:table-cell>
          <table:table-cell office:value-type="float" office:value="137410">
            <text:p>137410</text:p>
          </table:table-cell>
          <table:table-cell/>
          <table:table-cell office:value-type="float" office:value="137410">
            <text:p>13741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CHUYITO VI</text:p>
          </table:table-cell>
          <table:table-cell office:value-type="float" office:value="905904.32">
            <text:p>905904.32</text:p>
          </table:table-cell>
          <table:table-cell office:value-type="float" office:value="515428.32">
            <text:p>515428.32</text:p>
          </table:table-cell>
          <table:table-cell table:number-columns-repeated="2" office:value-type="float" office:value="390476">
            <text:p>39047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CHUYITO XXI</text:p>
          </table:table-cell>
          <table:table-cell office:value-type="float" office:value="1461623.15">
            <text:p>1461623.15</text:p>
          </table:table-cell>
          <table:table-cell office:value-type="float" office:value="831613.17">
            <text:p>831613.17</text:p>
          </table:table-cell>
          <table:table-cell table:number-columns-repeated="2" office:value-type="float" office:value="630009.98">
            <text:p>630009.9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L-VII</text:p>
          </table:table-cell>
          <table:table-cell office:value-type="float" office:value="1216006.05">
            <text:p>1216006.05</text:p>
          </table:table-cell>
          <table:table-cell office:value-type="float" office:value="691865.51">
            <text:p>691865.51</text:p>
          </table:table-cell>
          <table:table-cell table:number-columns-repeated="2" office:value-type="float" office:value="524140.54">
            <text:p>524140.5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14">
            <text:p>PESQUERA SON MAR DEL PACIFICO, S.A. DE C.V.</text:p>
          </table:table-cell>
          <table:table-cell table:style-name="ce6" office:value-type="string" table:number-columns-spanned="1" table:number-rows-spanned="14">
            <text:p>2604009171</text:p>
          </table:table-cell>
          <table:table-cell table:style-name="ce4" office:value-type="string">
            <text:p>DORADO DE VILLA II</text:p>
          </table:table-cell>
          <table:table-cell office:value-type="float" office:value="909339.2">
            <text:p>909339.2</text:p>
          </table:table-cell>
          <table:table-cell office:value-type="float" office:value="517386.08">
            <text:p>517386.08</text:p>
          </table:table-cell>
          <table:table-cell table:number-columns-repeated="2" office:value-type="float" office:value="391953.14">
            <text:p>391953.1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DORADO DE VILLA V</text:p>
          </table:table-cell>
          <table:table-cell office:value-type="float" office:value="1546874.73">
            <text:p>1546874.73</text:p>
          </table:table-cell>
          <table:table-cell table:style-name="ce7" office:value-type="currency" office:currency="USD" office:value="880118.38">
            <text:p>$880,118.38</text:p>
          </table:table-cell>
          <table:table-cell table:number-columns-repeated="2" office:value-type="float" office:value="666756.35">
            <text:p>666756.35</text:p>
          </table:table-cell>
          <table:table-cell table:number-columns-repeated="3"/>
          <table:table-cell table:style-name="ce7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DORADO DE VILLA VI</text:p>
          </table:table-cell>
          <table:table-cell office:value-type="float" office:value="1666597.42">
            <text:p>1666597.42</text:p>
          </table:table-cell>
          <table:table-cell office:value-type="float" office:value="948236.46">
            <text:p>948236.46</text:p>
          </table:table-cell>
          <table:table-cell table:number-columns-repeated="2" office:value-type="float" office:value="718360.96">
            <text:p>718360.96</text:p>
          </table:table-cell>
          <table:table-cell table:number-columns-repeated="3"/>
          <table:table-cell table:style-name="ce4" office:value-type="string">
            <text:p>-$0.01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DORADO DE VILLA Vil</text:p>
          </table:table-cell>
          <table:table-cell office:value-type="float" office:value="1863011.19">
            <text:p>1863011.19</text:p>
          </table:table-cell>
          <table:table-cell office:value-type="float" office:value="1059989.12">
            <text:p>1059989.12</text:p>
          </table:table-cell>
          <table:table-cell table:number-columns-repeated="2" office:value-type="float" office:value="803022.06">
            <text:p>803022.0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DORADO DE VILLA VIII</text:p>
          </table:table-cell>
          <table:table-cell office:value-type="float" office:value="1720397.25">
            <text:p>1720397.25</text:p>
          </table:table-cell>
          <table:table-cell office:value-type="float" office:value="978846.71">
            <text:p>978846.71</text:p>
          </table:table-cell>
          <table:table-cell office:value-type="float" office:value="741550.54">
            <text:p>741550.54</text:p>
          </table:table-cell>
          <table:table-cell/>
          <table:table-cell office:value-type="float" office:value="741550.54">
            <text:p>741550.5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—.SONORA.....-</text:p>
          </table:table-cell>
          <table:table-cell table:style-name="ce4" office:value-type="string">
            <text:p>—Heroica Guaymas.</text:p>
          </table:table-cell>
          <table:covered-table-cell table:number-columns-repeated="2"/>
          <table:table-cell table:style-name="ce4" office:value-type="string">
            <text:p>DORADO DE VILLA IX</text:p>
          </table:table-cell>
          <table:table-cell table:style-name="ce4" office:value-type="string">
            <text:p>--$909,347.11</text:p>
          </table:table-cell>
          <table:table-cell table:style-name="ce4" office:value-type="string">
            <text:p>$517,387.15_</text:p>
          </table:table-cell>
          <table:table-cell table:style-name="ce4" office:value-type="string">
            <text:p>-$391,959.96</text:p>
          </table:table-cell>
          <table:table-cell table:style-name="ce4" office:value-type="string">
            <text:p>_ $391,959.96--</text:p>
          </table:table-cell>
          <table:table-cell/>
          <table:table-cell table:style-name="ce8" office:value-type="string">
            <text:p><text:span text:style-name="T3">— </text:span><text:span text:style-name="T1">—</text:span></text:p>
          </table:table-cell>
          <table:table-cell table:style-name="ce4" office:value-type="string">
            <text:p><text:span text:style-name="T1">... </text:span><text:span text:style-name="T3">— </text:span><text:span text:style-name="T1">—</text:span></text:p>
          </table:table-cell>
          <table:table-cell table:style-name="ce4" office:value-type="string">
            <text:p>---$0.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EMANCIPACIÓN IV</text:p>
          </table:table-cell>
          <table:table-cell office:value-type="float" office:value="1873347.71">
            <text:p>1873347.71</text:p>
          </table:table-cell>
          <table:table-cell office:value-type="float" office:value="1065870.25">
            <text:p>1065870.25</text:p>
          </table:table-cell>
          <table:table-cell table:number-columns-repeated="2" office:value-type="float" office:value="807477.46">
            <text:p>807477.4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EMANCIPACIÓN V</text:p>
          </table:table-cell>
          <table:table-cell office:value-type="float" office:value="1228138.3">
            <text:p>1228138.3</text:p>
          </table:table-cell>
          <table:table-cell office:value-type="float" office:value="698768.35">
            <text:p>698768.35</text:p>
          </table:table-cell>
          <table:table-cell office:value-type="float" office:value="529369.96">
            <text:p>529369.96</text:p>
          </table:table-cell>
          <table:table-cell/>
          <table:table-cell office:value-type="float" office:value="529369.96">
            <text:p>529369.9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LÁZARO CÁRDENAS 1</text:p>
          </table:table-cell>
          <table:table-cell office:value-type="float" office:value="1228138.3">
            <text:p>1228138.3</text:p>
          </table:table-cell>
          <table:table-cell office:value-type="float" office:value="698768.35">
            <text:p>698768.35</text:p>
          </table:table-cell>
          <table:table-cell table:number-columns-repeated="2" office:value-type="float" office:value="529369.96">
            <text:p>529369.9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ADOLFO RUIZ CORTINES III</text:p>
          </table:table-cell>
          <table:table-cell office:value-type="float" office:value="1256308">
            <text:p>1256308</text:p>
          </table:table-cell>
          <table:table-cell office:value-type="float" office:value="714795.93">
            <text:p>714795.93</text:p>
          </table:table-cell>
          <table:table-cell office:value-type="float" office:value="541512.07">
            <text:p>541512.07</text:p>
          </table:table-cell>
          <table:table-cell/>
          <table:table-cell office:value-type="float" office:value="541512.07">
            <text:p>541512.0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ADOLFO RUIZ CORTINES IV</text:p>
          </table:table-cell>
          <table:table-cell office:value-type="float" office:value="318791.2">
            <text:p>318791.2</text:p>
          </table:table-cell>
          <table:table-cell office:value-type="float" office:value="181381.2">
            <text:p>181381.2</text:p>
          </table:table-cell>
          <table:table-cell office:value-type="float" office:value="137410">
            <text:p>137410</text:p>
          </table:table-cell>
          <table:table-cell/>
          <table:table-cell office:value-type="float" office:value="137410">
            <text:p>13741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UNIDOS DE LA COSTA III</text:p>
          </table:table-cell>
          <table:table-cell office:value-type="float" office:value="933121.4">
            <text:p>933121.4</text:p>
          </table:table-cell>
          <table:table-cell office:value-type="float" office:value="530913.9">
            <text:p>530913.9</text:p>
          </table:table-cell>
          <table:table-cell table:number-columns-repeated="2" office:value-type="float" office:value="402207.5">
            <text:p>402207.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DON EMILIANO</text:p>
          </table:table-cell>
          <table:table-cell office:value-type="float" office:value="1163069.12">
            <text:p>1163069.12</text:p>
          </table:table-cell>
          <table:table-cell office:value-type="float" office:value="661746.23">
            <text:p>661746.23</text:p>
          </table:table-cell>
          <table:table-cell office:value-type="float" office:value="501322.89">
            <text:p>501322.89</text:p>
          </table:table-cell>
          <table:table-cell office:value-type="float" office:value="501322.9">
            <text:p>501322.9</text:p>
          </table:table-cell>
          <table:table-cell table:number-columns-repeated="3"/>
          <table:table-cell table:style-name="ce4" office:value-type="string">
            <text:p>-$0.01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ENRIQUE BURKE</text:p>
          </table:table-cell>
          <table:table-cell office:value-type="float" office:value="1330450.31">
            <text:p>1330450.31</text:p>
          </table:table-cell>
          <table:table-cell office:value-type="float" office:value="756980.35">
            <text:p>756980.35</text:p>
          </table:table-cell>
          <table:table-cell table:number-columns-repeated="2" office:value-type="float" office:value="573469.96">
            <text:p>573469.9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4">
            <text:p>PESQUERA NUEVA, S.A. DE C.V.</text:p>
          </table:table-cell>
          <table:table-cell table:style-name="ce6" office:value-type="string" table:number-columns-spanned="1" table:number-rows-spanned="4">
            <text:p>2604011300</text:p>
          </table:table-cell>
          <table:table-cell table:style-name="ce4" office:value-type="string">
            <text:p>CHUYITO Vil</text:p>
          </table:table-cell>
          <table:table-cell office:value-type="float" office:value="1656866.58">
            <text:p>1656866.58</text:p>
          </table:table-cell>
          <table:table-cell office:value-type="float" office:value="942700.79">
            <text:p>942700.79</text:p>
          </table:table-cell>
          <table:table-cell table:number-columns-repeated="2" office:value-type="float" office:value="714165.84">
            <text:p>714165.8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CHUYITO XXV</text:p>
          </table:table-cell>
          <table:table-cell office:value-type="float" office:value="869768.92">
            <text:p>869768.92</text:p>
          </table:table-cell>
          <table:table-cell office:value-type="float" office:value="494868.53">
            <text:p>494868.53</text:p>
          </table:table-cell>
          <table:table-cell table:number-columns-repeated="2" office:value-type="float" office:value="374900.4">
            <text:p>374900.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SELECTA 19</text:p>
          </table:table-cell>
          <table:table-cell office:value-type="float" office:value="1967977.94">
            <text:p>1967977.94</text:p>
          </table:table-cell>
          <table:table-cell office:value-type="float" office:value="1119711.59">
            <text:p>1119711.59</text:p>
          </table:table-cell>
          <table:table-cell table:number-columns-repeated="2" office:value-type="float" office:value="848266.36">
            <text:p>848266.3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SELECTA 20</text:p>
          </table:table-cell>
          <table:table-cell office:value-type="float" office:value="1441602.53">
            <text:p>1441602.53</text:p>
          </table:table-cell>
          <table:table-cell office:value-type="float" office:value="820222.13">
            <text:p>820222.13</text:p>
          </table:table-cell>
          <table:table-cell table:number-columns-repeated="2" office:value-type="float" office:value="621380.4">
            <text:p>621380.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2">
            <text:p>SELECTA DE GUAYMAS, S.A. DE r \/</text:p>
          </table:table-cell>
          <table:table-cell table:style-name="ce6" office:value-type="string" table:number-columns-spanned="1" table:number-rows-spanned="2">
            <text:p>2604007704</text:p>
          </table:table-cell>
          <table:table-cell table:style-name="ce4" office:value-type="string">
            <text:p>SELECTA V</text:p>
          </table:table-cell>
          <table:table-cell office:value-type="float" office:value="1377042.8">
            <text:p>1377042.8</text:p>
          </table:table-cell>
          <table:table-cell office:value-type="float" office:value="783489.87">
            <text:p>783489.87</text:p>
          </table:table-cell>
          <table:table-cell office:value-type="float" office:value="593552.93">
            <text:p>593552.93</text:p>
          </table:table-cell>
          <table:table-cell/>
          <table:table-cell office:value-type="float" office:value="593552.18">
            <text:p>593552.18</text:p>
          </table:table-cell>
          <table:table-cell table:number-columns-repeated="2"/>
          <table:table-cell office:value-type="float" office:value="0.75">
            <text:p>0.75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SARDINA IX</text:p>
          </table:table-cell>
          <table:table-cell office:value-type="float" office:value="2137565.72">
            <text:p>2137565.72</text:p>
          </table:table-cell>
          <table:table-cell office:value-type="float" office:value="1216201.19">
            <text:p>1216201.19</text:p>
          </table:table-cell>
          <table:table-cell office:value-type="float" office:value="921364.54">
            <text:p>921364.54</text:p>
          </table:table-cell>
          <table:table-cell office:value-type="float" office:value="847455.05">
            <text:p>847455.05</text:p>
          </table:table-cell>
          <table:table-cell/>
          <table:table-cell office:value-type="float" office:value="73909.5">
            <text:p>73909.5</text:p>
          </table:table-cell>
          <table:table-cell/>
          <table:table-cell table:style-name="ce4" office:value-type="string">
            <text:p>-$0.01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PROPEMEX PP-2S</text:p>
          </table:table-cell>
          <table:table-cell office:value-type="float" office:value="1934765.62">
            <text:p>1934765.62</text:p>
          </table:table-cell>
          <table:table-cell office:value-type="float" office:value="1100814.92">
            <text:p>1100814.92</text:p>
          </table:table-cell>
          <table:table-cell office:value-type="float" office:value="833950.7">
            <text:p>833950.7</text:p>
          </table:table-cell>
          <table:table-cell/>
          <table:table-cell office:value-type="float" office:value="833950.7">
            <text:p>833950.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_ 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SELECTA</text:p>
          </table:table-cell>
          <table:table-cell office:value-type="float" office:value="2296054.76">
            <text:p>2296054.76</text:p>
          </table:table-cell>
          <table:table-cell office:value-type="float" office:value="1306375.98">
            <text:p>1306375.98</text:p>
          </table:table-cell>
          <table:table-cell office:value-type="float" office:value="989678.77">
            <text:p>989678.77</text:p>
          </table:table-cell>
          <table:table-cell office:value-type="float" office:value="989678.79">
            <text:p>989678.79</text:p>
          </table:table-cell>
          <table:table-cell table:number-columns-repeated="3"/>
          <table:table-cell table:style-name="ce4" office:value-type="string">
            <text:p>-$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2">
            <text:p>SARDINEROS LA PITAHAYOSA,</text:p>
          </table:table-cell>
          <table:table-cell/>
          <table:table-cell table:style-name="ce4" office:value-type="string">
            <text:p>SELECTA 1</text:p>
          </table:table-cell>
          <table:table-cell office:value-type="float" office:value="2424603.17">
            <text:p>2424603.17</text:p>
          </table:table-cell>
          <table:table-cell office:value-type="float" office:value="1424603.17">
            <text:p>1424603.17</text:p>
          </table:table-cell>
          <table:table-cell office:value-type="float" office:value="1000000">
            <text:p>1000000</text:p>
          </table:table-cell>
          <table:table-cell office:value-type="float" office:value="1000000.02">
            <text:p>1000000.02</text:p>
          </table:table-cell>
          <table:table-cell table:number-columns-repeated="3"/>
          <table:table-cell table:style-name="ce4" office:value-type="string">
            <text:p>-$0.0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/>
          <table:table-cell table:style-name="ce4" office:value-type="string">
            <text:p>2604610010</text:p>
          </table:table-cell>
          <table:table-cell table:style-name="ce4" office:value-type="string">
            <text:p>SELECTA II</text:p>
          </table:table-cell>
          <table:table-cell office:value-type="float" office:value="2201492.37">
            <text:p>2201492.37</text:p>
          </table:table-cell>
          <table:table-cell office:value-type="float" office:value="1252573.24">
            <text:p>1252573.24</text:p>
          </table:table-cell>
          <table:table-cell office:value-type="float" office:value="948919.12">
            <text:p>948919.12</text:p>
          </table:table-cell>
          <table:table-cell office:value-type="float" office:value="719438.49">
            <text:p>719438.49</text:p>
          </table:table-cell>
          <table:table-cell/>
          <table:table-cell office:value-type="float" office:value="229480.66">
            <text:p>229480.66</text:p>
          </table:table-cell>
          <table:table-cell/>
          <table:table-cell table:style-name="ce4" office:value-type="string">
            <text:p>-$0.03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SELECTA III</text:p>
          </table:table-cell>
          <table:table-cell office:value-type="float" office:value="1934765.62">
            <text:p>1934765.62</text:p>
          </table:table-cell>
          <table:table-cell office:value-type="float" office:value="1100814.92">
            <text:p>1100814.92</text:p>
          </table:table-cell>
          <table:table-cell office:value-type="float" office:value="833950.7">
            <text:p>833950.7</text:p>
          </table:table-cell>
          <table:table-cell/>
          <table:table-cell office:value-type="float" office:value="833950.7">
            <text:p>833950.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PROPEMEX PP-1S</text:p>
          </table:table-cell>
          <table:table-cell office:value-type="float" office:value="1934765.62">
            <text:p>1934765.62</text:p>
          </table:table-cell>
          <table:table-cell office:value-type="float" office:value="1100814.92">
            <text:p>1100814.92</text:p>
          </table:table-cell>
          <table:table-cell office:value-type="float" office:value="833950.7">
            <text:p>833950.7</text:p>
          </table:table-cell>
          <table:table-cell/>
          <table:table-cell office:value-type="float" office:value="833950.7">
            <text:p>833950.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NETO</text:p>
          </table:table-cell>
          <table:table-cell office:value-type="float" office:value="2095926.65">
            <text:p>2095926.65</text:p>
          </table:table-cell>
          <table:table-cell office:value-type="float" office:value="1192509.99">
            <text:p>1192509.99</text:p>
          </table:table-cell>
          <table:table-cell office:value-type="float" office:value="903416.66">
            <text:p>903416.66</text:p>
          </table:table-cell>
          <table:table-cell office:value-type="float" office:value="463916.66">
            <text:p>463916.66</text:p>
          </table:table-cell>
          <table:table-cell table:number-columns-repeated="3"/>
          <table:table-cell office:value-type="float" office:value="439500">
            <text:p>4395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SQUERA DELLY, S.A. DE C.V.</text:p>
          </table:table-cell>
          <table:table-cell table:style-name="ce4" office:value-type="string">
            <text:p>2604007811</text:p>
          </table:table-cell>
          <table:table-cell table:style-name="ce4" office:value-type="string">
            <text:p>DELLY IV</text:p>
          </table:table-cell>
          <table:table-cell office:value-type="float" office:value="2095926.56">
            <text:p>2095926.56</text:p>
          </table:table-cell>
          <table:table-cell office:value-type="float" office:value="1192509.98">
            <text:p>1192509.98</text:p>
          </table:table-cell>
          <table:table-cell office:value-type="float" office:value="903416.58">
            <text:p>903416.58</text:p>
          </table:table-cell>
          <table:table-cell office:value-type="float" office:value="659250">
            <text:p>659250</text:p>
          </table:table-cell>
          <table:table-cell table:number-columns-repeated="3"/>
          <table:table-cell office:value-type="float" office:value="244166.58">
            <text:p>244166.58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DELLY V</text:p>
          </table:table-cell>
          <table:table-cell office:value-type="float" office:value="2095926.65">
            <text:p>2095926.65</text:p>
          </table:table-cell>
          <table:table-cell office:value-type="float" office:value="1192509.99">
            <text:p>1192509.99</text:p>
          </table:table-cell>
          <table:table-cell office:value-type="float" office:value="903416.66">
            <text:p>903416.66</text:p>
          </table:table-cell>
          <table:table-cell/>
          <table:table-cell office:value-type="float" office:value="903416.66">
            <text:p>903416.6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COZAR III</text:p>
          </table:table-cell>
          <table:table-cell office:value-type="float" office:value="2408371.7">
            <text:p>2408371.7</text:p>
          </table:table-cell>
          <table:table-cell office:value-type="float" office:value="1408371.7">
            <text:p>1408371.7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CHUYITO XXX</text:p>
          </table:table-cell>
          <table:table-cell office:value-type="float" office:value="2333696.7">
            <text:p>2333696.7</text:p>
          </table:table-cell>
          <table:table-cell office:value-type="float" office:value="1336446.7">
            <text:p>1336446.7</text:p>
          </table:table-cell>
          <table:table-cell office:value-type="float" office:value="997250">
            <text:p>997250</text:p>
          </table:table-cell>
          <table:table-cell/>
          <table:table-cell office:value-type="float" office:value="997250">
            <text:p>9972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COZAR XI</text:p>
          </table:table-cell>
          <table:table-cell office:value-type="float" office:value="2340033.2">
            <text:p>2340033.2</text:p>
          </table:table-cell>
          <table:table-cell office:value-type="float" office:value="1343533.2">
            <text:p>1343533.2</text:p>
          </table:table-cell>
          <table:table-cell office:value-type="float" office:value="996500">
            <text:p>996500</text:p>
          </table:table-cell>
          <table:table-cell/>
          <table:table-cell office:value-type="float" office:value="996500">
            <text:p>9965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KORE</text:p>
          </table:table-cell>
          <table:table-cell office:value-type="float" office:value="2369700.2">
            <text:p>2369700.2</text:p>
          </table:table-cell>
          <table:table-cell office:value-type="float" office:value="1369700.2">
            <text:p>1369700.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SQUERA SIGLO, S.A. DE C.V.</text:p>
          </table:table-cell>
          <table:table-cell table:style-name="ce4" office:value-type="string">
            <text:p>2604009452</text:p>
          </table:table-cell>
          <table:table-cell table:style-name="ce4" office:value-type="string">
            <text:p>JUAN PABLO 1</text:p>
          </table:table-cell>
          <table:table-cell office:value-type="float" office:value="2356540">
            <text:p>2356540</text:p>
          </table:table-cell>
          <table:table-cell office:value-type="float" office:value="1359290">
            <text:p>1359290</text:p>
          </table:table-cell>
          <table:table-cell office:value-type="float" office:value="997250">
            <text:p>997250</text:p>
          </table:table-cell>
          <table:table-cell office:value-type="float" office:value="907244.13">
            <text:p>907244.13</text:p>
          </table:table-cell>
          <table:table-cell/>
          <table:table-cell office:value-type="float" office:value="55398.59">
            <text:p>55398.59</text:p>
          </table:table-cell>
          <table:table-cell/>
          <table:table-cell office:value-type="float" office:value="34607.28">
            <text:p>34607.28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MANOLO</text:p>
          </table:table-cell>
          <table:table-cell office:value-type="float" office:value="2390145.2">
            <text:p>2390145.2</text:p>
          </table:table-cell>
          <table:table-cell office:value-type="float" office:value="1390145.2">
            <text:p>1390145.2</text:p>
          </table:table-cell>
          <table:table-cell office:value-type="float" office:value="1000000">
            <text:p>1000000</text:p>
          </table:table-cell>
          <table:table-cell office:value-type="float" office:value="921729.13">
            <text:p>921729.13</text:p>
          </table:table-cell>
          <table:table-cell/>
          <table:table-cell office:value-type="float" office:value="55398.59">
            <text:p>55398.59</text:p>
          </table:table-cell>
          <table:table-cell/>
          <table:table-cell office:value-type="float" office:value="22872.28">
            <text:p>22872.28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ISMAR II</text:p>
          </table:table-cell>
          <table:table-cell office:value-type="float" office:value="846800">
            <text:p>846800</text:p>
          </table:table-cell>
          <table:table-cell office:value-type="float" office:value="481800">
            <text:p>481800</text:p>
          </table:table-cell>
          <table:table-cell office:value-type="float" office:value="365000">
            <text:p>365000</text:p>
          </table:table-cell>
          <table:table-cell/>
          <table:table-cell office:value-type="float" office:value="365000">
            <text:p>365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ISMAR 6</text:p>
          </table:table-cell>
          <table:table-cell office:value-type="float" office:value="2358164">
            <text:p>2358164</text:p>
          </table:table-cell>
          <table:table-cell office:value-type="float" office:value="1358164">
            <text:p>135816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ISMAR 8</text:p>
          </table:table-cell>
          <table:table-cell office:value-type="float" office:value="2337168">
            <text:p>2337168</text:p>
          </table:table-cell>
          <table:table-cell office:value-type="float" office:value="1337168">
            <text:p>1337168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RICARDO ASTORGA</text:p>
          </table:table-cell>
          <table:table-cell office:value-type="float" office:value="1319268">
            <text:p>1319268</text:p>
          </table:table-cell>
          <table:table-cell office:value-type="float" office:value="864868">
            <text:p>864868</text:p>
          </table:table-cell>
          <table:table-cell office:value-type="float" office:value="454400">
            <text:p>454400</text:p>
          </table:table-cell>
          <table:table-cell/>
          <table:table-cell office:value-type="float" office:value="454400">
            <text:p>4544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SAMURAY</text:p>
          </table:table-cell>
          <table:table-cell office:value-type="float" office:value="2453980">
            <text:p>2453980</text:p>
          </table:table-cell>
          <table:table-cell office:value-type="float" office:value="1607980">
            <text:p>1607980</text:p>
          </table:table-cell>
          <table:table-cell table:style-name="ce4" office:value-type="string">
            <text:p>$846,000.00 .</text:p>
          </table:table-cell>
          <table:table-cell/>
          <table:table-cell office:value-type="float" office:value="846000">
            <text:p>846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KAREN GARCIA</text:p>
          </table:table-cell>
          <table:table-cell office:value-type="float" office:value="2535412">
            <text:p>2535412</text:p>
          </table:table-cell>
          <table:table-cell office:value-type="float" office:value="1661132">
            <text:p>1661132</text:p>
          </table:table-cell>
          <table:table-cell office:value-type="float" office:value="874280">
            <text:p>874280</text:p>
          </table:table-cell>
          <table:table-cell/>
          <table:table-cell office:value-type="float" office:value="874280">
            <text:p>87428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PESQUERA ASTORGA, S.A. DE</text:p>
          </table:table-cell>
          <table:table-cell/>
          <table:table-cell table:style-name="ce4" office:value-type="string">
            <text:p>MACAPULE III</text:p>
          </table:table-cell>
          <table:table-cell office:value-type="float" office:value="2361760">
            <text:p>2361760</text:p>
          </table:table-cell>
          <table:table-cell office:value-type="float" office:value="1547360">
            <text:p>1547360</text:p>
          </table:table-cell>
          <table:table-cell office:value-type="float" office:value="814400">
            <text:p>814400</text:p>
          </table:table-cell>
          <table:table-cell/>
          <table:table-cell office:value-type="float" office:value="814400">
            <text:p>8144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C.V.</text:p>
          </table:table-cell>
          <table:table-cell/>
          <table:table-cell table:style-name="ce4" office:value-type="string">
            <text:p>TELE</text:p>
          </table:table-cell>
          <table:table-cell office:value-type="float" office:value="2761380">
            <text:p>2761380</text:p>
          </table:table-cell>
          <table:table-cell office:value-type="float" office:value="1809380">
            <text:p>1809380</text:p>
          </table:table-cell>
          <table:table-cell office:value-type="float" office:value="952000">
            <text:p>952000</text:p>
          </table:table-cell>
          <table:table-cell/>
          <table:table-cell office:value-type="float" office:value="952000">
            <text:p>952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LUZ MERAZ</text:p>
          </table:table-cell>
          <table:table-cell office:value-type="float" office:value="2505716">
            <text:p>2505716</text:p>
          </table:table-cell>
          <table:table-cell office:value-type="float" office:value="1641716">
            <text:p>1641716</text:p>
          </table:table-cell>
          <table:table-cell office:value-type="float" office:value="864000">
            <text:p>864000</text:p>
          </table:table-cell>
          <table:table-cell/>
          <table:table-cell office:value-type="float" office:value="864000">
            <text:p>864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FRANCISCO GARCIA</text:p>
          </table:table-cell>
          <table:table-cell office:value-type="float" office:value="2755000">
            <text:p>2755000</text:p>
          </table:table-cell>
          <table:table-cell office:value-type="float" office:value="1805000">
            <text:p>1805000</text:p>
          </table:table-cell>
          <table:table-cell table:number-columns-repeated="2" office:value-type="float" office:value="950000">
            <text:p>95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number-columns-repeated="2"/>
          <table:table-cell table:style-name="ce4" office:value-type="string">
            <text:p>ESTHER ASTORGA</text:p>
          </table:table-cell>
          <table:table-cell office:value-type="float" office:value="2670900">
            <text:p>2670900</text:p>
          </table:table-cell>
          <table:table-cell office:value-type="float" office:value="1750900">
            <text:p>1750900</text:p>
          </table:table-cell>
          <table:table-cell table:number-columns-repeated="2" office:value-type="float" office:value="920000">
            <text:p>92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-SONORA</text:p>
          </table:table-cell>
          <table:table-cell table:style-name="ce4" office:value-type="string">
            <text:p><text:span text:style-name="T1">Heroica Guaymas</text:span><text:span text:style-name="T2">-</text:span></text:p>
          </table:table-cell>
          <table:table-cell table:style-name="ce4" office:value-type="string">
            <text:p>JAIME OTHON VENTURA . MICHEL</text:p>
          </table:table-cell>
          <table:table-cell table:style-name="ce4" office:value-type="string">
            <text:p><text:span text:style-name="T2">—</text:span><text:span text:style-name="T1"> </text:span><text:span text:style-name="T1">2604001848</text:span></text:p>
          </table:table-cell>
          <table:table-cell table:style-name="ce4" office:value-type="string">
            <text:p><text:span text:style-name="T1">KOLSILLO</text:span><text:span text:style-name="T2">-</text:span></text:p>
          </table:table-cell>
          <table:table-cell table:style-name="ce4" office:value-type="string">
            <text:p><text:span text:style-name="T2">—</text:span><text:span text:style-name="T1"> </text:span><text:span text:style-name="T1">$2,978,555.20</text:span></text:p>
          </table:table-cell>
          <table:table-cell table:style-name="ce4" office:value-type="string">
            <text:p>$1,978,555720</text:p>
          </table:table-cell>
          <table:table-cell table:style-name="ce4" office:value-type="string">
            <text:p>$1,000,000:00</text:p>
          </table:table-cell>
          <table:table-cell table:style-name="ce4" office:value-type="string">
            <text:p>—$1,000,000.00</text:p>
          </table:table-cell>
          <table:table-cell table:style-name="ce4" office:value-type="string">
            <text:p>• —.....— -</text:p>
          </table:table-cell>
          <table:table-cell table:style-name="ce4" office:value-type="string">
            <text:p>—</text:p>
          </table:table-cell>
          <table:table-cell table:style-name="ce9" office:value-type="string">
            <text:p><text:span text:style-name="T4">~</text:span><text:span text:style-name="T1"> ■ — —</text:span></text:p>
          </table:table-cell>
          <table:table-cell table:style-name="ce4" office:value-type="string">
            <text:p>$0.00 ■ ■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SQUERA MARTINEZ LARA, S.A. DE C.V.</text:p>
          </table:table-cell>
          <table:table-cell table:style-name="ce4" office:value-type="string">
            <text:p>2604007860</text:p>
          </table:table-cell>
          <table:table-cell table:style-name="ce4" office:value-type="string">
            <text:p>PUNTA BAJA IV</text:p>
          </table:table-cell>
          <table:table-cell office:value-type="float" office:value="2904524">
            <text:p>2904524</text:p>
          </table:table-cell>
          <table:table-cell office:value-type="float" office:value="1910524">
            <text:p>1910524</text:p>
          </table:table-cell>
          <table:table-cell table:number-columns-repeated="2" office:value-type="float" office:value="994000">
            <text:p>994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NAINARI</text:p>
          </table:table-cell>
          <table:table-cell office:value-type="float" office:value="2345848.28">
            <text:p>2345848.28</text:p>
          </table:table-cell>
          <table:table-cell office:value-type="float" office:value="1345848.28">
            <text:p>1345848.28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JUAN LOPEZ VENTURA</text:p>
          </table:table-cell>
          <table:table-cell office:value-type="float" office:value="2335602">
            <text:p>2335602</text:p>
          </table:table-cell>
          <table:table-cell office:value-type="float" office:value="1335602">
            <text:p>1335602</text:p>
          </table:table-cell>
          <table:table-cell table:number-columns-repeated="2" office:value-type="float" office:value="1000000">
            <text:p>1000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MANTITO 1</text:p>
          </table:table-cell>
          <table:table-cell office:value-type="float" office:value="1151027.03">
            <text:p>1151027.03</text:p>
          </table:table-cell>
          <table:table-cell office:value-type="float" office:value="654894.75">
            <text:p>654894.75</text:p>
          </table:table-cell>
          <table:table-cell office:value-type="float" office:value="496132.28">
            <text:p>496132.28</text:p>
          </table:table-cell>
          <table:table-cell office:value-type="float" office:value="414982.28">
            <text:p>414982.28</text:p>
          </table:table-cell>
          <table:table-cell table:number-columns-repeated="3"/>
          <table:table-cell office:value-type="float" office:value="81150">
            <text:p>811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NANDO</text:p>
          </table:table-cell>
          <table:table-cell office:value-type="float" office:value="1046589.07">
            <text:p>1046589.07</text:p>
          </table:table-cell>
          <table:table-cell office:value-type="float" office:value="595473.09">
            <text:p>595473.09</text:p>
          </table:table-cell>
          <table:table-cell office:value-type="float" office:value="451115.98">
            <text:p>451115.98</text:p>
          </table:table-cell>
          <table:table-cell office:value-type="float" office:value="450667.05">
            <text:p>450667.05</text:p>
          </table:table-cell>
          <table:table-cell table:number-columns-repeated="2"/>
          <table:table-cell office:value-type="float" office:value="448.93">
            <text:p>448.9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COZAR 1</text:p>
          </table:table-cell>
          <table:table-cell office:value-type="float" office:value="475566.59">
            <text:p>475566.59</text:p>
          </table:table-cell>
          <table:table-cell office:value-type="float" office:value="270580.99">
            <text:p>270580.99</text:p>
          </table:table-cell>
          <table:table-cell office:value-type="float" office:value="204985.6">
            <text:p>204985.6</text:p>
          </table:table-cell>
          <table:table-cell/>
          <table:table-cell office:value-type="float" office:value="204985.6">
            <text:p>204985.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INVERSIONES BACOCHIBAMPO,</text:p>
          </table:table-cell>
          <table:table-cell/>
          <table:table-cell table:style-name="ce4" office:value-type="string">
            <text:p>CHUYITO XXIX</text:p>
          </table:table-cell>
          <table:table-cell office:value-type="float" office:value="846800">
            <text:p>846800</text:p>
          </table:table-cell>
          <table:table-cell office:value-type="float" office:value="481800">
            <text:p>481800</text:p>
          </table:table-cell>
          <table:table-cell office:value-type="float" office:value="365000">
            <text:p>365000</text:p>
          </table:table-cell>
          <table:table-cell/>
          <table:table-cell office:value-type="float" office:value="365000">
            <text:p>365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S.A. DE C.V.</text:p>
          </table:table-cell>
          <table:table-cell/>
          <table:table-cell table:style-name="ce4" office:value-type="string">
            <text:p>DAGIO 1</text:p>
          </table:table-cell>
          <table:table-cell office:value-type="float" office:value="1338459.92">
            <text:p>1338459.92</text:p>
          </table:table-cell>
          <table:table-cell office:value-type="float" office:value="761537.54">
            <text:p>761537.54</text:p>
          </table:table-cell>
          <table:table-cell office:value-type="float" office:value="576922.38">
            <text:p>576922.38</text:p>
          </table:table-cell>
          <table:table-cell office:value-type="float" office:value="572482.38">
            <text:p>572482.38</text:p>
          </table:table-cell>
          <table:table-cell table:number-columns-repeated="3"/>
          <table:table-cell office:value-type="float" office:value="4440">
            <text:p>444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COZAR Vil</text:p>
          </table:table-cell>
          <table:table-cell office:value-type="float" office:value="2099600">
            <text:p>2099600</text:p>
          </table:table-cell>
          <table:table-cell office:value-type="float" office:value="1194600">
            <text:p>1194600</text:p>
          </table:table-cell>
          <table:table-cell office:value-type="float" office:value="905000">
            <text:p>905000</text:p>
          </table:table-cell>
          <table:table-cell office:value-type="float" office:value="835000">
            <text:p>835000</text:p>
          </table:table-cell>
          <table:table-cell table:number-columns-repeated="3"/>
          <table:table-cell office:value-type="float" office:value="70000">
            <text:p>70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ESTRELLA DE LOS MARES</text:p>
          </table:table-cell>
          <table:table-cell office:value-type="float" office:value="389365.6">
            <text:p>389365.6</text:p>
          </table:table-cell>
          <table:table-cell office:value-type="float" office:value="221535.6">
            <text:p>221535.6</text:p>
          </table:table-cell>
          <table:table-cell office:value-type="float" office:value="167830">
            <text:p>167830</text:p>
          </table:table-cell>
          <table:table-cell/>
          <table:table-cell office:value-type="float" office:value="167830">
            <text:p>16783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LUIS II</text:p>
          </table:table-cell>
          <table:table-cell office:value-type="float" office:value="1606218.08">
            <text:p>1606218.08</text:p>
          </table:table-cell>
          <table:table-cell office:value-type="float" office:value="913882.7">
            <text:p>913882.7</text:p>
          </table:table-cell>
          <table:table-cell office:value-type="float" office:value="692335.38">
            <text:p>692335.38</text:p>
          </table:table-cell>
          <table:table-cell office:value-type="float" office:value="689446.79">
            <text:p>689446.79</text:p>
          </table:table-cell>
          <table:table-cell table:number-columns-repeated="2"/>
          <table:table-cell office:value-type="float" office:value="2888.59">
            <text:p>2888.5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COZAR IX</text:p>
          </table:table-cell>
          <table:table-cell office:value-type="float" office:value="351392.72">
            <text:p>351392.72</text:p>
          </table:table-cell>
          <table:table-cell office:value-type="float" office:value="199930.34">
            <text:p>199930.34</text:p>
          </table:table-cell>
          <table:table-cell table:number-columns-repeated="2" office:value-type="float" office:value="151462.38">
            <text:p>151462.3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number-columns-repeated="2"/>
          <table:table-cell table:style-name="ce4" office:value-type="string">
            <text:p>RENE</text:p>
          </table:table-cell>
          <table:table-cell office:value-type="float" office:value="188268">
            <text:p>188268</text:p>
          </table:table-cell>
          <table:table-cell office:value-type="float" office:value="107118">
            <text:p>107118</text:p>
          </table:table-cell>
          <table:table-cell office:value-type="float" office:value="81150">
            <text:p>81150</text:p>
          </table:table-cell>
          <table:table-cell table:number-columns-repeated="4"/>
          <table:table-cell office:value-type="float" office:value="81150">
            <text:p>811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MARIA DEL ROSARIO SALAS GALAVIZ</text:p>
          </table:table-cell>
          <table:table-cell table:style-name="ce4" office:value-type="string">
            <text:p>2604001400</text:p>
          </table:table-cell>
          <table:table-cell table:style-name="ce4" office:value-type="string">
            <text:p>DOÑA CHAYITO’S</text:p>
          </table:table-cell>
          <table:table-cell office:value-type="float" office:value="2285202.32">
            <text:p>2285202.32</text:p>
          </table:table-cell>
          <table:table-cell office:value-type="float" office:value="1300201.32">
            <text:p>1300201.32</text:p>
          </table:table-cell>
          <table:table-cell office:value-type="float" office:value="985001">
            <text:p>985001</text:p>
          </table:table-cell>
          <table:table-cell office:value-type="float" office:value="354388">
            <text:p>354388</text:p>
          </table:table-cell>
          <table:table-cell table:number-columns-repeated="3"/>
          <table:table-cell office:value-type="float" office:value="630613">
            <text:p>630613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ROSA MARIA CARREON HIGUERA</text:p>
          </table:table-cell>
          <table:table-cell table:style-name="ce4" office:value-type="string">
            <text:p>2604006003</text:p>
          </table:table-cell>
          <table:table-cell table:style-name="ce4" office:value-type="string">
            <text:p>BACOCHIBAMPO III</text:p>
          </table:table-cell>
          <table:table-cell office:value-type="float" office:value="2357236">
            <text:p>2357236</text:p>
          </table:table-cell>
          <table:table-cell office:value-type="float" office:value="1357236">
            <text:p>1357236</text:p>
          </table:table-cell>
          <table:table-cell office:value-type="float" office:value="1000000">
            <text:p>1000000</text:p>
          </table:table-cell>
          <table:table-cell office:value-type="float" office:value="724350">
            <text:p>724350</text:p>
          </table:table-cell>
          <table:table-cell/>
          <table:table-cell office:value-type="float" office:value="108950">
            <text:p>108950</text:p>
          </table:table-cell>
          <table:table-cell office:value-type="float" office:value="166700">
            <text:p>1667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MIGUEL FRANCISCO RODRIGUEZ ENCINAS</text:p>
          </table:table-cell>
          <table:table-cell table:style-name="ce4" office:value-type="string">
            <text:p>2604006599</text:p>
          </table:table-cell>
          <table:table-cell table:style-name="ce4" office:value-type="string">
            <text:p>ABELARDO</text:p>
          </table:table-cell>
          <table:table-cell office:value-type="float" office:value="2367790.84">
            <text:p>2367790.84</text:p>
          </table:table-cell>
          <table:table-cell office:value-type="float" office:value="1367790.84">
            <text:p>1367790.84</text:p>
          </table:table-cell>
          <table:table-cell office:value-type="float" office:value="1000000">
            <text:p>1000000</text:p>
          </table:table-cell>
          <table:table-cell office:value-type="float" office:value="805525">
            <text:p>805525</text:p>
          </table:table-cell>
          <table:table-cell/>
          <table:table-cell office:value-type="float" office:value="159600">
            <text:p>159600</text:p>
          </table:table-cell>
          <table:table-cell office:value-type="float" office:value="34875">
            <text:p>348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SILVIA LILLIAN PEREZ ESQUIVEL</text:p>
          </table:table-cell>
          <table:table-cell table:style-name="ce4" office:value-type="string">
            <text:p>2604011133</text:p>
          </table:table-cell>
          <table:table-cell table:style-name="ce4" office:value-type="string">
            <text:p>DON SIXTO 1</text:p>
          </table:table-cell>
          <table:table-cell office:value-type="float" office:value="1607470">
            <text:p>1607470</text:p>
          </table:table-cell>
          <table:table-cell office:value-type="float" office:value="953970">
            <text:p>953970</text:p>
          </table:table-cell>
          <table:table-cell office:value-type="float" office:value="653500">
            <text:p>653500</text:p>
          </table:table-cell>
          <table:table-cell office:value-type="float" office:value="545500">
            <text:p>545500</text:p>
          </table:table-cell>
          <table:table-cell table:number-columns-repeated="2"/>
          <table:table-cell office:value-type="float" office:value="108000">
            <text:p>1080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3">
            <text:p>PESQUERA CASTA, S.A. DE C.V.</text:p>
          </table:table-cell>
          <table:table-cell table:style-name="ce6" office:value-type="string" table:number-columns-spanned="1" table:number-rows-spanned="3">
            <text:p>2604008322</text:p>
          </table:table-cell>
          <table:table-cell table:style-name="ce4" office:value-type="string">
            <text:p>COCORIT</text:p>
          </table:table-cell>
          <table:table-cell office:value-type="float" office:value="2416512">
            <text:p>2416512</text:p>
          </table:table-cell>
          <table:table-cell office:value-type="float" office:value="1416512">
            <text:p>141651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RESURRECCIÓN 1</text:p>
          </table:table-cell>
          <table:table-cell office:value-type="float" office:value="2084886.56">
            <text:p>2084886.56</text:p>
          </table:table-cell>
          <table:table-cell office:value-type="float" office:value="1192.56">
            <text:p>1192.56</text:p>
          </table:table-cell>
          <table:table-cell office:value-type="float" office:value="892000">
            <text:p>892000</text:p>
          </table:table-cell>
          <table:table-cell office:value-type="float" office:value="833000">
            <text:p>833000</text:p>
          </table:table-cell>
          <table:table-cell table:number-columns-repeated="2"/>
          <table:table-cell office:value-type="float" office:value="59000">
            <text:p>590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FRANCISCO J.C.</text:p>
          </table:table-cell>
          <table:table-cell office:value-type="float" office:value="1150836">
            <text:p>1150836</text:p>
          </table:table-cell>
          <table:table-cell office:value-type="float" office:value="665736">
            <text:p>665736</text:p>
          </table:table-cell>
          <table:table-cell office:value-type="float" office:value="485100">
            <text:p>485100</text:p>
          </table:table-cell>
          <table:table-cell/>
          <table:table-cell office:value-type="float" office:value="485100">
            <text:p>4851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SOFIA BENCOMO PEREZ</text:p>
          </table:table-cell>
          <table:table-cell table:style-name="ce4" office:value-type="string">
            <text:p>2604609947</text:p>
          </table:table-cell>
          <table:table-cell table:style-name="ce4" office:value-type="string">
            <text:p>PUERTO CHALE II</text:p>
          </table:table-cell>
          <table:table-cell office:value-type="float" office:value="2016196">
            <text:p>2016196</text:p>
          </table:table-cell>
          <table:table-cell office:value-type="float" office:value="1197196">
            <text:p>1197196</text:p>
          </table:table-cell>
          <table:table-cell office:value-type="float" office:value="819000">
            <text:p>819000</text:p>
          </table:table-cell>
          <table:table-cell office:value-type="float" office:value="716625">
            <text:p>716625</text:p>
          </table:table-cell>
          <table:table-cell table:number-columns-repeated="2"/>
          <table:table-cell office:value-type="float" office:value="102375">
            <text:p>1023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3">
            <text:p>SARDISON, S.A. DE C.V.</text:p>
          </table:table-cell>
          <table:table-cell table:style-name="ce6" office:value-type="string" table:number-columns-spanned="1" table:number-rows-spanned="3">
            <text:p>2604611638</text:p>
          </table:table-cell>
          <table:table-cell table:style-name="ce4" office:value-type="string">
            <text:p>PORTOLA 1</text:p>
          </table:table-cell>
          <table:table-cell office:value-type="float" office:value="1943151.21">
            <text:p>1943151.21</text:p>
          </table:table-cell>
          <table:table-cell office:value-type="float" office:value="1105586.02">
            <text:p>1105586.02</text:p>
          </table:table-cell>
          <table:table-cell office:value-type="float" office:value="837565.19">
            <text:p>837565.19</text:p>
          </table:table-cell>
          <table:table-cell office:value-type="float" office:value="574879.07">
            <text:p>574879.07</text:p>
          </table:table-cell>
          <table:table-cell table:number-columns-repeated="2"/>
          <table:table-cell office:value-type="float" office:value="247735.4">
            <text:p>247735.4</text:p>
          </table:table-cell>
          <table:table-cell office:value-type="float" office:value="14950.72">
            <text:p>14950.7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PORTOLA II</text:p>
          </table:table-cell>
          <table:table-cell office:value-type="float" office:value="2318712.4">
            <text:p>2318712.4</text:p>
          </table:table-cell>
          <table:table-cell office:value-type="float" office:value="1319267.4">
            <text:p>1319267.4</text:p>
          </table:table-cell>
          <table:table-cell office:value-type="float" office:value="999445">
            <text:p>999445</text:p>
          </table:table-cell>
          <table:table-cell office:value-type="float" office:value="324445">
            <text:p>324445</text:p>
          </table:table-cell>
          <table:table-cell/>
          <table:table-cell office:value-type="float" office:value="675000">
            <text:p>67500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PORTOLA III</text:p>
          </table:table-cell>
          <table:table-cell office:value-type="float" office:value="2048600.95">
            <text:p>2048600.95</text:p>
          </table:table-cell>
          <table:table-cell office:value-type="float" office:value="1165583.3">
            <text:p>1165583.3</text:p>
          </table:table-cell>
          <table:table-cell office:value-type="float" office:value="883017.65">
            <text:p>883017.65</text:p>
          </table:table-cell>
          <table:table-cell office:value-type="float" office:value="502284.98">
            <text:p>502284.98</text:p>
          </table:table-cell>
          <table:table-cell/>
          <table:table-cell office:value-type="float" office:value="60578.03">
            <text:p>60578.03</text:p>
          </table:table-cell>
          <table:table-cell office:value-type="float" office:value="320154.64">
            <text:p>320154.6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ONZALO MENDEZ DE LA CRUZ</text:p>
          </table:table-cell>
          <table:table-cell table:style-name="ce4" office:value-type="string">
            <text:p>2607003692</text:p>
          </table:table-cell>
          <table:table-cell table:style-name="ce4" office:value-type="string">
            <text:p>PUENTE TREVIÑO</text:p>
          </table:table-cell>
          <table:table-cell office:value-type="float" office:value="2890882.4">
            <text:p>2890882.4</text:p>
          </table:table-cell>
          <table:table-cell office:value-type="float" office:value="1896882.4">
            <text:p>1896882.4</text:p>
          </table:table-cell>
          <table:table-cell office:value-type="float" office:value="994000">
            <text:p>994000</text:p>
          </table:table-cell>
          <table:table-cell/>
          <table:table-cell office:value-type="float" office:value="994000">
            <text:p>994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JOSE L. MONTIJO DOMINGUEZ</text:p>
          </table:table-cell>
          <table:table-cell table:style-name="ce4" office:value-type="string">
            <text:p>2607003130</text:p>
          </table:table-cell>
          <table:table-cell table:style-name="ce4" office:value-type="string">
            <text:p>BORRASCOSO II</text:p>
          </table:table-cell>
          <table:table-cell office:value-type="float" office:value="2853716">
            <text:p>2853716</text:p>
          </table:table-cell>
          <table:table-cell office:value-type="float" office:value="1859716">
            <text:p>1859716</text:p>
          </table:table-cell>
          <table:table-cell table:number-columns-repeated="2" office:value-type="float" office:value="994000">
            <text:p>9940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Puerto Peñasco</text:p>
          </table:table-cell>
          <table:table-cell table:style-name="ce4" office:value-type="string">
            <text:p>GREGORIO ESCOBEDO MONTANO</text:p>
          </table:table-cell>
          <table:table-cell table:style-name="ce4" office:value-type="string">
            <text:p>2607004393</text:p>
          </table:table-cell>
          <table:table-cell table:style-name="ce4" office:value-type="string">
            <text:p>CAROEL</text:p>
          </table:table-cell>
          <table:table-cell office:value-type="float" office:value="2913224">
            <text:p>2913224</text:p>
          </table:table-cell>
          <table:table-cell office:value-type="float" office:value="1913224">
            <text:p>191322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HIRAM CERVANTES SANCHEZ</text:p>
          </table:table-cell>
          <table:table-cell table:style-name="ce4" office:value-type="string">
            <text:p>2604009049</text:p>
          </table:table-cell>
          <table:table-cell table:style-name="ce4" office:value-type="string">
            <text:p>HIRAMY</text:p>
          </table:table-cell>
          <table:table-cell office:value-type="float" office:value="2071296">
            <text:p>2071296</text:p>
          </table:table-cell>
          <table:table-cell table:style-name="ce4" office:value-type="string">
            <text:p>• $1,178&gt;496.00</text:p>
          </table:table-cell>
          <table:table-cell office:value-type="float" office:value="892800">
            <text:p>892800</text:p>
          </table:table-cell>
          <table:table-cell table:number-columns-repeated="2"/>
          <table:table-cell office:value-type="float" office:value="489900">
            <text:p>489900</text:p>
          </table:table-cell>
          <table:table-cell/>
          <table:table-cell office:value-type="float" office:value="402900">
            <text:p>4029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SQUERA PTACNIK PTACNIK, S.A. DE C.V.</text:p>
          </table:table-cell>
          <table:table-cell office:value-type="float" office:value="203126784">
            <text:p>203126784</text:p>
          </table:table-cell>
          <table:table-cell table:style-name="ce4" office:value-type="string">
            <text:p>ONTAGOTA</text:p>
          </table:table-cell>
          <table:table-cell office:value-type="float" office:value="1909360">
            <text:p>1909360</text:p>
          </table:table-cell>
          <table:table-cell office:value-type="float" office:value="1199934">
            <text:p>1199934</text:p>
          </table:table-cell>
          <table:table-cell office:value-type="float" office:value="709426">
            <text:p>709426</text:p>
          </table:table-cell>
          <table:table-cell/>
          <table:table-cell office:value-type="float" office:value="709426">
            <text:p>70942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6">
            <text:p>PESQUERA COSTA ROCA, S.A. DE C.V.</text:p>
          </table:table-cell>
          <table:table-cell table:style-name="ce6" office:value-type="string" table:number-columns-spanned="1" table:number-rows-spanned="6">
            <text:p>2604011565</text:p>
          </table:table-cell>
          <table:table-cell table:style-name="ce4" office:value-type="string">
            <text:p>BARATETE</text:p>
          </table:table-cell>
          <table:table-cell office:value-type="float" office:value="2329697.65">
            <text:p>2329697.65</text:p>
          </table:table-cell>
          <table:table-cell office:value-type="float" office:value="1505511.25">
            <text:p>1505511.25</text:p>
          </table:table-cell>
          <table:table-cell office:value-type="float" office:value="824186.4">
            <text:p>824186.4</text:p>
          </table:table-cell>
          <table:table-cell/>
          <table:table-cell office:value-type="float" office:value="824186.4">
            <text:p>824186.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DELTA YAQUI</text:p>
          </table:table-cell>
          <table:table-cell office:value-type="float" office:value="2386120.05">
            <text:p>2386120.05</text:p>
          </table:table-cell>
          <table:table-cell office:value-type="float" office:value="1538018.91">
            <text:p>1538018.91</text:p>
          </table:table-cell>
          <table:table-cell office:value-type="float" office:value="848101.13">
            <text:p>848101.13</text:p>
          </table:table-cell>
          <table:table-cell/>
          <table:table-cell office:value-type="float" office:value="848101.13">
            <text:p>848101.1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DON BETO</text:p>
          </table:table-cell>
          <table:table-cell office:value-type="float" office:value="1704040">
            <text:p>1704040</text:p>
          </table:table-cell>
          <table:table-cell office:value-type="float" office:value="1098371.3">
            <text:p>1098371.3</text:p>
          </table:table-cell>
          <table:table-cell office:value-type="float" office:value="605668.7">
            <text:p>605668.7</text:p>
          </table:table-cell>
          <table:table-cell/>
          <table:table-cell office:value-type="float" office:value="605668.7">
            <text:p>605668.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LAZARO CARDENAS III</text:p>
          </table:table-cell>
          <table:table-cell office:value-type="float" office:value="2111200">
            <text:p>2111200</text:p>
          </table:table-cell>
          <table:table-cell office:value-type="float" office:value="1369550">
            <text:p>1369550</text:p>
          </table:table-cell>
          <table:table-cell office:value-type="float" office:value="741650">
            <text:p>741650</text:p>
          </table:table-cell>
          <table:table-cell table:number-columns-repeated="2"/>
          <table:table-cell office:value-type="float" office:value="741650">
            <text:p>74165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PESCADOR II</text:p>
          </table:table-cell>
          <table:table-cell office:value-type="float" office:value="2610000">
            <text:p>2610000</text:p>
          </table:table-cell>
          <table:table-cell table:style-name="ce4" office:value-type="string">
            <text:p>—$1,682;325.00</text:p>
          </table:table-cell>
          <table:table-cell table:style-name="ce4" office:value-type="string">
            <text:p>$927,675.00—</text:p>
          </table:table-cell>
          <table:table-cell table:style-name="ce4" office:value-type="string">
            <text:p>“$613,502.40</text:p>
          </table:table-cell>
          <table:table-cell table:style-name="ce4" office:value-type="string">
            <text:p>— <text:s/>- ---</text:p>
          </table:table-cell>
          <table:table-cell table:style-name="ce4" office:value-type="string">
            <text:p>$314,172.60—</text:p>
          </table:table-cell>
          <table:table-cell table:style-name="ce4" office:value-type="string">
            <text:p>—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SALGARI</text:p>
          </table:table-cell>
          <table:table-cell office:value-type="float" office:value="2111200">
            <text:p>2111200</text:p>
          </table:table-cell>
          <table:table-cell office:value-type="float" office:value="1360814">
            <text:p>1360814</text:p>
          </table:table-cell>
          <table:table-cell office:value-type="float" office:value="750386">
            <text:p>750386</text:p>
          </table:table-cell>
          <table:table-cell/>
          <table:table-cell office:value-type="float" office:value="750386">
            <text:p>75038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SQUERA GLEDAMAR, S.A. DE C.V.</text:p>
          </table:table-cell>
          <table:table-cell table:style-name="ce4" office:value-type="string">
            <text:p>2604011581</text:p>
          </table:table-cell>
          <table:table-cell table:style-name="ce4" office:value-type="string">
            <text:p>PAWLING III</text:p>
          </table:table-cell>
          <table:table-cell office:value-type="float" office:value="2092454.4">
            <text:p>2092454.4</text:p>
          </table:table-cell>
          <table:table-cell office:value-type="float" office:value="1190534.4">
            <text:p>1190534.4</text:p>
          </table:table-cell>
          <table:table-cell table:number-columns-repeated="2" office:value-type="float" office:value="901920">
            <text:p>90192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2">
            <text:p>LORENZO DE CIMA DWORAK</text:p>
          </table:table-cell>
          <table:table-cell table:style-name="ce6" office:value-type="string" table:number-columns-spanned="1" table:number-rows-spanned="2">
            <text:p>2604006458</text:p>
          </table:table-cell>
          <table:table-cell table:style-name="ce4" office:value-type="string">
            <text:p>VAGABUNDO</text:p>
          </table:table-cell>
          <table:table-cell office:value-type="float" office:value="2945008">
            <text:p>2945008</text:p>
          </table:table-cell>
          <table:table-cell office:value-type="float" office:value="1945008">
            <text:p>1945008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PEGASO</text:p>
          </table:table-cell>
          <table:table-cell office:value-type="float" office:value="2926726.4">
            <text:p>2926726.4</text:p>
          </table:table-cell>
          <table:table-cell office:value-type="float" office:value="1926726.4">
            <text:p>1926726.4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SQUERA DENNY, S.A. DE C.V.</text:p>
          </table:table-cell>
          <table:table-cell table:style-name="ce4" office:value-type="string">
            <text:p>2604007803</text:p>
          </table:table-cell>
          <table:table-cell table:style-name="ce4" office:value-type="string">
            <text:p>BACOCHIBAMPO XI</text:p>
          </table:table-cell>
          <table:table-cell office:value-type="float" office:value="2946156.4">
            <text:p>2946156.4</text:p>
          </table:table-cell>
          <table:table-cell office:value-type="float" office:value="1946156.4">
            <text:p>1946156.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DRO HERNANDEZ ROBLES</text:p>
          </table:table-cell>
          <table:table-cell table:style-name="ce4" office:value-type="string">
            <text:p>2604010609</text:p>
          </table:table-cell>
          <table:table-cell table:style-name="ce4" office:value-type="string">
            <text:p>COCONACO</text:p>
          </table:table-cell>
          <table:table-cell office:value-type="float" office:value="2917168">
            <text:p>2917168</text:p>
          </table:table-cell>
          <table:table-cell office:value-type="float" office:value="1917168">
            <text:p>191716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2">
            <text:p>PESQUERA HIPON, S.A. DE C.V.</text:p>
          </table:table-cell>
          <table:table-cell table:style-name="ce6" office:value-type="string" table:number-columns-spanned="1" table:number-rows-spanned="2">
            <text:p>2604011458</text:p>
          </table:table-cell>
          <table:table-cell table:style-name="ce4" office:value-type="string">
            <text:p>EL PONCHO</text:p>
          </table:table-cell>
          <table:table-cell office:value-type="float" office:value="2249878">
            <text:p>2249878</text:p>
          </table:table-cell>
          <table:table-cell office:value-type="float" office:value="1287378">
            <text:p>1287378</text:p>
          </table:table-cell>
          <table:table-cell office:value-type="float" office:value="962500">
            <text:p>962500</text:p>
          </table:table-cell>
          <table:table-cell office:value-type="float" office:value="727925">
            <text:p>727925</text:p>
          </table:table-cell>
          <table:table-cell table:number-columns-repeated="3"/>
          <table:table-cell office:value-type="float" office:value="234575">
            <text:p>234575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EL PONCHO 1</text:p>
          </table:table-cell>
          <table:table-cell office:value-type="float" office:value="2343316">
            <text:p>2343316</text:p>
          </table:table-cell>
          <table:table-cell office:value-type="float" office:value="1343316">
            <text:p>1343316</text:p>
          </table:table-cell>
          <table:table-cell office:value-type="float" office:value="1000000">
            <text:p>1000000</text:p>
          </table:table-cell>
          <table:table-cell office:value-type="float" office:value="484550">
            <text:p>484550</text:p>
          </table:table-cell>
          <table:table-cell table:number-columns-repeated="3"/>
          <table:table-cell office:value-type="float" office:value="515450">
            <text:p>51545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ANTONIA APODACA RIVERA</text:p>
          </table:table-cell>
          <table:table-cell table:style-name="ce4" office:value-type="string">
            <text:p>2604010716</text:p>
          </table:table-cell>
          <table:table-cell table:style-name="ce4" office:value-type="string">
            <text:p>MAR DE CORTEZ IV</text:p>
          </table:table-cell>
          <table:table-cell office:value-type="float" office:value="2378116">
            <text:p>2378116</text:p>
          </table:table-cell>
          <table:table-cell office:value-type="float" office:value="1378116">
            <text:p>1378116</text:p>
          </table:table-cell>
          <table:table-cell office:value-type="float" office:value="1000000">
            <text:p>1000000</text:p>
          </table:table-cell>
          <table:table-cell office:value-type="float" office:value="446160">
            <text:p>446160</text:p>
          </table:table-cell>
          <table:table-cell table:number-columns-repeated="3"/>
          <table:table-cell office:value-type="float" office:value="553840">
            <text:p>55384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ENEDINA GASTELUM COTA</text:p>
          </table:table-cell>
          <table:table-cell table:style-name="ce4" office:value-type="string">
            <text:p>2604008082</text:p>
          </table:table-cell>
          <table:table-cell table:style-name="ce4" office:value-type="string">
            <text:p>PESCADOR A</text:p>
          </table:table-cell>
          <table:table-cell office:value-type="float" office:value="2191695.18">
            <text:p>2191695.18</text:p>
          </table:table-cell>
          <table:table-cell office:value-type="float" office:value="1251684.51">
            <text:p>1251684.51</text:p>
          </table:table-cell>
          <table:table-cell office:value-type="float" office:value="940010.67">
            <text:p>940010.67</text:p>
          </table:table-cell>
          <table:table-cell office:value-type="float" office:value="773582.67">
            <text:p>773582.67</text:p>
          </table:table-cell>
          <table:table-cell table:number-columns-repeated="2"/>
          <table:table-cell office:value-type="float" office:value="166428">
            <text:p>16642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6" office:value-type="string" table:number-columns-spanned="1" table:number-rows-spanned="5">
            <text:p>PESQUERA EL MORROÑO, S.A. DE C.V.</text:p>
          </table:table-cell>
          <table:table-cell table:style-name="ce6" office:value-type="string" table:number-columns-spanned="1" table:number-rows-spanned="5">
            <text:p>2604010641</text:p>
          </table:table-cell>
          <table:table-cell table:style-name="ce4" office:value-type="string">
            <text:p>INDIO CAJEME</text:p>
          </table:table-cell>
          <table:table-cell office:value-type="float" office:value="1018562.94">
            <text:p>1018562.94</text:p>
          </table:table-cell>
          <table:table-cell office:value-type="float" office:value="579527.19">
            <text:p>579527.19</text:p>
          </table:table-cell>
          <table:table-cell office:value-type="float" office:value="439035.75">
            <text:p>439035.75</text:p>
          </table:table-cell>
          <table:table-cell/>
          <table:table-cell office:value-type="float" office:value="439035.75">
            <text:p>439035.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MINERVA</text:p>
          </table:table-cell>
          <table:table-cell office:value-type="float" office:value="810806.94">
            <text:p>810806.94</text:p>
          </table:table-cell>
          <table:table-cell office:value-type="float" office:value="461321.19">
            <text:p>461321.19</text:p>
          </table:table-cell>
          <table:table-cell office:value-type="float" office:value="349485.75">
            <text:p>349485.75</text:p>
          </table:table-cell>
          <table:table-cell/>
          <table:table-cell office:value-type="float" office:value="349485.75">
            <text:p>349485.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PADRE EUSEBIO KINO</text:p>
          </table:table-cell>
          <table:table-cell office:value-type="float" office:value="1172610.94">
            <text:p>1172610.94</text:p>
          </table:table-cell>
          <table:table-cell office:value-type="float" office:value="667175.19">
            <text:p>667175.19</text:p>
          </table:table-cell>
          <table:table-cell office:value-type="float" office:value="505435.75">
            <text:p>505435.75</text:p>
          </table:table-cell>
          <table:table-cell office:value-type="float" office:value="233785.75">
            <text:p>233785.75</text:p>
          </table:table-cell>
          <table:table-cell table:number-columns-repeated="2"/>
          <table:table-cell office:value-type="float" office:value="270650">
            <text:p>270650</text:p>
          </table:table-cell>
          <table:table-cell office:value-type="float" office:value="1000">
            <text:p>1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RESURRECCION III</text:p>
          </table:table-cell>
          <table:table-cell office:value-type="float" office:value="959890.14">
            <text:p>959890.14</text:p>
          </table:table-cell>
          <table:table-cell office:value-type="float" office:value="546144.39">
            <text:p>546144.39</text:p>
          </table:table-cell>
          <table:table-cell office:value-type="float" office:value="413745.75">
            <text:p>413745.75</text:p>
          </table:table-cell>
          <table:table-cell/>
          <table:table-cell office:value-type="float" office:value="413745.75">
            <text:p>413745.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covered-table-cell table:number-columns-repeated="2"/>
          <table:table-cell table:style-name="ce4" office:value-type="string">
            <text:p>SAN VICENTE</text:p>
          </table:table-cell>
          <table:table-cell office:value-type="float" office:value="1138414.14">
            <text:p>1138414.14</text:p>
          </table:table-cell>
          <table:table-cell office:value-type="float" office:value="647718.39">
            <text:p>647718.39</text:p>
          </table:table-cell>
          <table:table-cell office:value-type="float" office:value="490695.75">
            <text:p>490695.75</text:p>
          </table:table-cell>
          <table:table-cell/>
          <table:table-cell office:value-type="float" office:value="490695.75">
            <text:p>490695.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Ciudad Obregón</text:p>
          </table:table-cell>
          <table:table-cell table:style-name="ce4" office:value-type="string">
            <text:p>MANUEL DEJESUS SOTO NAVARRO</text:p>
          </table:table-cell>
          <table:table-cell table:style-name="ce4" office:value-type="string">
            <text:p>Z609003534</text:p>
          </table:table-cell>
          <table:table-cell table:style-name="ce4" office:value-type="string">
            <text:p>BARDA III</text:p>
          </table:table-cell>
          <table:table-cell office:value-type="float" office:value="2328856.58">
            <text:p>2328856.58</text:p>
          </table:table-cell>
          <table:table-cell office:value-type="float" office:value="1329054.35">
            <text:p>1329054.35</text:p>
          </table:table-cell>
          <table:table-cell office:value-type="float" office:value="999802.23">
            <text:p>999802.23</text:p>
          </table:table-cell>
          <table:table-cell/>
          <table:table-cell office:value-type="float" office:value="999802.23">
            <text:p>999802.2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Ciudad Obregón</text:p>
          </table:table-cell>
          <table:table-cell table:style-name="ce4" office:value-type="string">
            <text:p>GERARDO BARNETCHE VALDEZ</text:p>
          </table:table-cell>
          <table:table-cell table:style-name="ce4" office:value-type="string">
            <text:p>2609003526</text:p>
          </table:table-cell>
          <table:table-cell table:style-name="ce4" office:value-type="string">
            <text:p>BARDA 1</text:p>
          </table:table-cell>
          <table:table-cell office:value-type="float" office:value="2335080">
            <text:p>2335080</text:p>
          </table:table-cell>
          <table:table-cell office:value-type="float" office:value="1335080">
            <text:p>133508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SOCIEDAD COOPERATIVA DE PRODUCCION PESQUERA DE ALTA MAR DE LAS 200 MILLAS DE MAR PATRIMONIAL L.E.A. S.C. DE R.L</text:p>
          </table:table-cell>
          <table:table-cell office:value-type="float" office:value="305000242">
            <text:p>305000242</text:p>
          </table:table-cell>
          <table:table-cell table:style-name="ce4" office:value-type="string">
            <text:p>200 MILLAS 1</text:p>
          </table:table-cell>
          <table:table-cell office:value-type="float" office:value="2366400">
            <text:p>2366400</text:p>
          </table:table-cell>
          <table:table-cell office:value-type="float" office:value="1366400">
            <text:p>136640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SQUERA AGUA AZUL, S.A. DE C.V.</text:p>
          </table:table-cell>
          <table:table-cell table:style-name="ce4" office:value-type="string">
            <text:p>2604006433</text:p>
          </table:table-cell>
          <table:table-cell table:style-name="ce4" office:value-type="string">
            <text:p>DAVID</text:p>
          </table:table-cell>
          <table:table-cell office:value-type="float" office:value="2335850.24">
            <text:p>2335850.24</text:p>
          </table:table-cell>
          <table:table-cell office:value-type="float" office:value="1395850.24">
            <text:p>1395850.24</text:p>
          </table:table-cell>
          <table:table-cell office:value-type="float" office:value="940000">
            <text:p>940000</text:p>
          </table:table-cell>
          <table:table-cell office:value-type="float" office:value="413207">
            <text:p>413207</text:p>
          </table:table-cell>
          <table:table-cell/>
          <table:table-cell office:value-type="float" office:value="230668">
            <text:p>230668</text:p>
          </table:table-cell>
          <table:table-cell office:value-type="float" office:value="131125">
            <text:p>131125</text:p>
          </table:table-cell>
          <table:table-cell office:value-type="float" office:value="165000">
            <text:p>165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JULIAN GARCIA GAXIOLA</text:p>
          </table:table-cell>
          <table:table-cell table:style-name="ce4" office:value-type="string">
            <text:p>2508004971</text:p>
          </table:table-cell>
          <table:table-cell table:style-name="ce4" office:value-type="string">
            <text:p>PROPEMEX A-28-A</text:p>
          </table:table-cell>
          <table:table-cell office:value-type="float" office:value="2320000">
            <text:p>2320000</text:p>
          </table:table-cell>
          <table:table-cell office:value-type="float" office:value="1320000">
            <text:p>1320000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SONORA</text:p>
          </table:table-cell>
          <table:table-cell table:style-name="ce4" office:value-type="string">
            <text:p>Heroica Guaymas</text:p>
          </table:table-cell>
          <table:table-cell table:style-name="ce4" office:value-type="string">
            <text:p>PESQUERA EL MAREÑO, S.A. DE C.V.</text:p>
          </table:table-cell>
          <table:table-cell table:style-name="ce4" office:value-type="string">
            <text:p>2604001616</text:p>
          </table:table-cell>
          <table:table-cell table:style-name="ce4" office:value-type="string">
            <text:p>EL MAREÑO</text:p>
          </table:table-cell>
          <table:table-cell office:value-type="float" office:value="2313040">
            <text:p>2313040</text:p>
          </table:table-cell>
          <table:table-cell office:value-type="float" office:value="1341041">
            <text:p>1341041</text:p>
          </table:table-cell>
          <table:table-cell office:value-type="float" office:value="971999">
            <text:p>971999</text:p>
          </table:table-cell>
          <table:table-cell office:value-type="float" office:value="694460">
            <text:p>694460</text:p>
          </table:table-cell>
          <table:table-cell table:number-columns-repeated="2"/>
          <table:table-cell office:value-type="float" office:value="277539">
            <text:p>27753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6" office:value-type="string" table:number-columns-spanned="1" table:number-rows-spanned="2">
            <text:p>ANDREA LARA ROMAN</text:p>
          </table:table-cell>
          <table:table-cell table:style-name="ce6" office:value-type="string" table:number-columns-spanned="1" table:number-rows-spanned="2">
            <text:p>2701001758</text:p>
          </table:table-cell>
          <table:table-cell table:style-name="ce4" office:value-type="string">
            <text:p>PROPEMEX A-14- G</text:p>
          </table:table-cell>
          <table:table-cell office:value-type="float" office:value="1172357.6">
            <text:p>1172357.6</text:p>
          </table:table-cell>
          <table:table-cell office:value-type="float" office:value="736571.45">
            <text:p>736571.45</text:p>
          </table:table-cell>
          <table:table-cell office:value-type="float" office:value="435786.15">
            <text:p>435786.15</text:p>
          </table:table-cell>
          <table:table-cell/>
          <table:table-cell office:value-type="float" office:value="435786.15">
            <text:p>435786.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covered-table-cell table:number-columns-repeated="2"/>
          <table:table-cell table:style-name="ce4" office:value-type="string">
            <text:p>PROPEMEX A-38-G</text:p>
          </table:table-cell>
          <table:table-cell office:value-type="float" office:value="1120072.8">
            <text:p>1120072.8</text:p>
          </table:table-cell>
          <table:table-cell office:value-type="float" office:value="702933.76">
            <text:p>702933.76</text:p>
          </table:table-cell>
          <table:table-cell office:value-type="float" office:value="417139.04">
            <text:p>417139.04</text:p>
          </table:table-cell>
          <table:table-cell/>
          <table:table-cell office:value-type="float" office:value="417139.04">
            <text:p>417139.0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4" office:value-type="string">
            <text:p>MARIA ONELIA DEL CARMEN SANLUCAS GURIGUTIA</text:p>
          </table:table-cell>
          <table:table-cell table:style-name="ce4" office:value-type="string">
            <text:p>2701004877</text:p>
          </table:table-cell>
          <table:table-cell table:style-name="ce4" office:value-type="string">
            <text:p>CANDELARIA</text:p>
          </table:table-cell>
          <table:table-cell office:value-type="float" office:value="1278586.8">
            <text:p>1278586.8</text:p>
          </table:table-cell>
          <table:table-cell office:value-type="float" office:value="803415.45">
            <text:p>803415.45</text:p>
          </table:table-cell>
          <table:table-cell office:value-type="float" office:value="475171.35">
            <text:p>475171.35</text:p>
          </table:table-cell>
          <table:table-cell office:value-type="float" office:value="475171.36">
            <text:p>475171.36</text:p>
          </table:table-cell>
          <table:table-cell table:number-columns-repeated="3"/>
          <table:table-cell table:style-name="ce4" office:value-type="string">
            <text:p>-$0.01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4" office:value-type="string">
            <text:p>JAVIER VAZQUEZ GUTIERREZ</text:p>
          </table:table-cell>
          <table:table-cell table:style-name="ce4" office:value-type="string">
            <text:p>2701005171</text:p>
          </table:table-cell>
          <table:table-cell table:style-name="ce4" office:value-type="string">
            <text:p>FIPESCO 206</text:p>
          </table:table-cell>
          <table:table-cell office:value-type="float" office:value="1217025.6">
            <text:p>1217025.6</text:p>
          </table:table-cell>
          <table:table-cell office:value-type="float" office:value="764732.72">
            <text:p>764732.72</text:p>
          </table:table-cell>
          <table:table-cell table:number-columns-repeated="2" office:value-type="float" office:value="452292.88">
            <text:p>452292.8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4" office:value-type="string">
            <text:p>DON CHANCHOMON S.C. DE R.L. DE C.V.</text:p>
          </table:table-cell>
          <table:table-cell table:style-name="ce4" office:value-type="string">
            <text:p>2701005130</text:p>
          </table:table-cell>
          <table:table-cell table:style-name="ce4" office:value-type="string">
            <text:p>PEREGRINA</text:p>
          </table:table-cell>
          <table:table-cell office:value-type="float" office:value="758930">
            <text:p>758930</text:p>
          </table:table-cell>
          <table:table-cell office:value-type="float" office:value="476882.85">
            <text:p>476882.85</text:p>
          </table:table-cell>
          <table:table-cell office:value-type="float" office:value="282047.15">
            <text:p>282047.15</text:p>
          </table:table-cell>
          <table:table-cell/>
          <table:table-cell office:value-type="float" office:value="282047.15">
            <text:p>282047.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4" office:value-type="string">
            <text:p>SOCIEDAD COOPERATIVA DE PRODUCCION PESQUERA V</text:p>
          </table:table-cell>
          <table:table-cell table:style-name="ce4" office:value-type="string">
            <text:p>2701005809</text:p>
          </table:table-cell>
          <table:table-cell table:style-name="ce4" office:value-type="string">
            <text:p>SOLUCIONES 5</text:p>
          </table:table-cell>
          <table:table-cell office:value-type="float" office:value="1218757.6">
            <text:p>1218757.6</text:p>
          </table:table-cell>
          <table:table-cell office:value-type="float" office:value="693431.05">
            <text:p>693431.05</text:p>
          </table:table-cell>
          <table:table-cell office:value-type="float" office:value="525326.55">
            <text:p>525326.55</text:p>
          </table:table-cell>
          <table:table-cell/>
          <table:table-cell office:value-type="float" office:value="525326.55">
            <text:p>525326.5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Villahermosa</text:p>
          </table:table-cell>
          <table:table-cell table:style-name="ce4" office:value-type="string">
            <text:p>ARMANDO MACIAS SALA</text:p>
          </table:table-cell>
          <table:table-cell table:style-name="ce4" office:value-type="string">
            <text:p>2701002863</text:p>
          </table:table-cell>
          <table:table-cell table:style-name="ce4" office:value-type="string">
            <text:p>TABASCO 454</text:p>
          </table:table-cell>
          <table:table-cell office:value-type="float" office:value="1102152.08">
            <text:p>1102152.08</text:p>
          </table:table-cell>
          <table:table-cell office:value-type="float" office:value="692550.56">
            <text:p>692550.56</text:p>
          </table:table-cell>
          <table:table-cell table:number-columns-repeated="2" office:value-type="float" office:value="409601.52">
            <text:p>409601.5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6" office:value-type="string" table:number-columns-spanned="1" table:number-rows-spanned="3">
            <text:p>ISIDORO ANGEL BOVIO RIVERA</text:p>
          </table:table-cell>
          <table:table-cell table:style-name="ce6" office:value-type="string" table:number-columns-spanned="1" table:number-rows-spanned="3">
            <text:p>2701002566</text:p>
          </table:table-cell>
          <table:table-cell table:style-name="ce4" office:value-type="string">
            <text:p>FALLITO</text:p>
          </table:table-cell>
          <table:table-cell office:value-type="float" office:value="834852">
            <text:p>834852</text:p>
          </table:table-cell>
          <table:table-cell office:value-type="float" office:value="475002">
            <text:p>475002</text:p>
          </table:table-cell>
          <table:table-cell office:value-type="float" office:value="359850">
            <text:p>359850</text:p>
          </table:table-cell>
          <table:table-cell/>
          <table:table-cell office:value-type="float" office:value="359850">
            <text:p>3598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covered-table-cell table:number-columns-repeated="2"/>
          <table:table-cell table:style-name="ce4" office:value-type="string">
            <text:p>FLOR DE LOTO</text:p>
          </table:table-cell>
          <table:table-cell office:value-type="float" office:value="724652">
            <text:p>724652</text:p>
          </table:table-cell>
          <table:table-cell office:value-type="float" office:value="412302">
            <text:p>412302</text:p>
          </table:table-cell>
          <table:table-cell office:value-type="float" office:value="312350">
            <text:p>312350</text:p>
          </table:table-cell>
          <table:table-cell table:number-columns-repeated="3"/>
          <table:table-cell office:value-type="float" office:value="312350">
            <text:p>31235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covered-table-cell table:number-columns-repeated="2"/>
          <table:table-cell table:style-name="ce4" office:value-type="string">
            <text:p>ALVARADEÑO</text:p>
          </table:table-cell>
          <table:table-cell office:value-type="float" office:value="834852">
            <text:p>834852</text:p>
          </table:table-cell>
          <table:table-cell office:value-type="float" office:value="475002">
            <text:p>475002</text:p>
          </table:table-cell>
          <table:table-cell office:value-type="float" office:value="359850">
            <text:p>359850</text:p>
          </table:table-cell>
          <table:table-cell/>
          <table:table-cell office:value-type="float" office:value="359850">
            <text:p>35985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4" office:value-type="string">
            <text:p>LORENTE TORRUCO GRANIEL—</text:p>
          </table:table-cell>
          <table:table-cell table:style-name="ce4" office:value-type="string">
            <text:p>2701005395</text:p>
          </table:table-cell>
          <table:table-cell table:style-name="ce4" office:value-type="string">
            <text:p>■SOLUCIONES 2</text:p>
          </table:table-cell>
          <table:table-cell table:style-name="ce4" office:value-type="string">
            <text:p>$753,362.00--</text:p>
          </table:table-cell>
          <table:table-cell table:style-name="ce4" office:value-type="string">
            <text:p>-$428,637.00</text:p>
          </table:table-cell>
          <table:table-cell table:style-name="ce4" office:value-type="string">
            <text:p>— $324,725.00 —</text:p>
          </table:table-cell>
          <table:table-cell table:style-name="ce4" office:value-type="string">
            <text:p>______</text:p>
          </table:table-cell>
          <table:table-cell table:style-name="ce4" office:value-type="string">
            <text:p>_______</text:p>
          </table:table-cell>
          <table:table-cell table:style-name="ce4" office:value-type="string">
            <text:p>$324,725.00 . —</text:p>
          </table:table-cell>
          <table:table-cell table:style-name="ce4" office:value-type="string">
            <text:p>________</text:p>
          </table:table-cell>
          <table:table-cell table:style-name="ce4" office:value-type="string">
            <text:p>... —$0.00----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4" office:value-type="string">
            <text:p>LORENTE TORRUCO DORANTES</text:p>
          </table:table-cell>
          <table:table-cell table:style-name="ce4" office:value-type="string">
            <text:p>2701001394</text:p>
          </table:table-cell>
          <table:table-cell table:style-name="ce4" office:value-type="string">
            <text:p>RIO USUMACINTA</text:p>
          </table:table-cell>
          <table:table-cell office:value-type="float" office:value="2049116.8">
            <text:p>2049116.8</text:p>
          </table:table-cell>
          <table:table-cell office:value-type="float" office:value="1165876.8">
            <text:p>1165876.8</text:p>
          </table:table-cell>
          <table:table-cell office:value-type="float" office:value="883240">
            <text:p>883240</text:p>
          </table:table-cell>
          <table:table-cell table:number-columns-repeated="2"/>
          <table:table-cell office:value-type="float" office:value="763240">
            <text:p>763240</text:p>
          </table:table-cell>
          <table:table-cell/>
          <table:table-cell office:value-type="float" office:value="120000">
            <text:p>1200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3">
            <text:p>MARBELLO DE TAMPICO, S.A. DE C.V.</text:p>
          </table:table-cell>
          <table:table-cell table:style-name="ce6" office:value-type="string" table:number-columns-spanned="1" table:number-rows-spanned="3">
            <text:p>2808004226</text:p>
          </table:table-cell>
          <table:table-cell table:style-name="ce4" office:value-type="string">
            <text:p>DON HABACUC CUCO</text:p>
          </table:table-cell>
          <table:table-cell office:value-type="float" office:value="350320">
            <text:p>350320</text:p>
          </table:table-cell>
          <table:table-cell office:value-type="float" office:value="199320">
            <text:p>199320</text:p>
          </table:table-cell>
          <table:table-cell office:value-type="float" office:value="151000">
            <text:p>151000</text:p>
          </table:table-cell>
          <table:table-cell table:number-columns-repeated="4"/>
          <table:table-cell office:value-type="float" office:value="151000">
            <text:p>1510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SANTA CECILIA</text:p>
          </table:table-cell>
          <table:table-cell office:value-type="float" office:value="236350">
            <text:p>236350</text:p>
          </table:table-cell>
          <table:table-cell office:value-type="float" office:value="134475">
            <text:p>134475</text:p>
          </table:table-cell>
          <table:table-cell office:value-type="float" office:value="101875">
            <text:p>101875</text:p>
          </table:table-cell>
          <table:table-cell table:number-columns-repeated="4"/>
          <table:table-cell office:value-type="float" office:value="101875">
            <text:p>101875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MARBELLO IV</text:p>
          </table:table-cell>
          <table:table-cell office:value-type="float" office:value="228230">
            <text:p>228230</text:p>
          </table:table-cell>
          <table:table-cell office:value-type="float" office:value="129855">
            <text:p>129855</text:p>
          </table:table-cell>
          <table:table-cell office:value-type="float" office:value="98375">
            <text:p>98375</text:p>
          </table:table-cell>
          <table:table-cell table:number-columns-repeated="4"/>
          <table:table-cell office:value-type="float" office:value="98375">
            <text:p>98375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MARTIN GUADALUPE REYNAGA PEÑA</text:p>
          </table:table-cell>
          <table:table-cell table:style-name="ce6" office:value-type="string" table:number-columns-spanned="1" table:number-rows-spanned="2">
            <text:p>2808003475</text:p>
          </table:table-cell>
          <table:table-cell table:style-name="ce4" office:value-type="string">
            <text:p>FIPESCO 79</text:p>
          </table:table-cell>
          <table:table-cell office:value-type="float" office:value="2926790.2">
            <text:p>2926790.2</text:p>
          </table:table-cell>
          <table:table-cell office:value-type="float" office:value="1926790.2">
            <text:p>1926790.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ESPERANZA XI</text:p>
          </table:table-cell>
          <table:table-cell office:value-type="float" office:value="3015639.24">
            <text:p>3015639.24</text:p>
          </table:table-cell>
          <table:table-cell office:value-type="float" office:value="2015639.24">
            <text:p>2015639.2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PESQUERA FEREY, S.A. DE C.V.</text:p>
          </table:table-cell>
          <table:table-cell table:style-name="ce6" office:value-type="string" table:number-columns-spanned="1" table:number-rows-spanned="2">
            <text:p>2808005876</text:p>
          </table:table-cell>
          <table:table-cell table:style-name="ce4" office:value-type="string">
            <text:p>GIJON IX</text:p>
          </table:table-cell>
          <table:table-cell office:value-type="float" office:value="2927747.2">
            <text:p>2927747.2</text:p>
          </table:table-cell>
          <table:table-cell office:value-type="float" office:value="1927747.2">
            <text:p>1927747.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RASTREADOR</text:p>
          </table:table-cell>
          <table:table-cell office:value-type="float" office:value="2958643.8">
            <text:p>2958643.8</text:p>
          </table:table-cell>
          <table:table-cell office:value-type="float" office:value="1958643.8">
            <text:p>1958643.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JOSE ISMAEL FERNANDEZ MORALES</text:p>
          </table:table-cell>
          <table:table-cell table:style-name="ce6" office:value-type="string" table:number-columns-spanned="1" table:number-rows-spanned="2">
            <text:p>2808004283</text:p>
          </table:table-cell>
          <table:table-cell table:style-name="ce4" office:value-type="string">
            <text:p>REGIO</text:p>
          </table:table-cell>
          <table:table-cell office:value-type="float" office:value="2980179.2">
            <text:p>2980179.2</text:p>
          </table:table-cell>
          <table:table-cell office:value-type="float" office:value="1980179.2">
            <text:p>1980179.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JAIBO</text:p>
          </table:table-cell>
          <table:table-cell office:value-type="float" office:value="2950622.4">
            <text:p>2950622.4</text:p>
          </table:table-cell>
          <table:table-cell office:value-type="float" office:value="1950622.4">
            <text:p>1950622.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LILIA TERAN MARTINEZ</text:p>
          </table:table-cell>
          <table:table-cell table:style-name="ce4" office:value-type="string">
            <text:p>2808005454</text:p>
          </table:table-cell>
          <table:table-cell table:style-name="ce4" office:value-type="string">
            <text:p>ESPERANZA VI</text:p>
          </table:table-cell>
          <table:table-cell office:value-type="float" office:value="2868413.2">
            <text:p>2868413.2</text:p>
          </table:table-cell>
          <table:table-cell office:value-type="float" office:value="1911613.2">
            <text:p>1911613.2</text:p>
          </table:table-cell>
          <table:table-cell office:value-type="float" office:value="956800">
            <text:p>956800</text:p>
          </table:table-cell>
          <table:table-cell/>
          <table:table-cell office:value-type="float" office:value="956800">
            <text:p>9568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ASTUR NAVIERA, S.A. DE C.V.</text:p>
          </table:table-cell>
          <table:table-cell table:style-name="ce6" office:value-type="string" table:number-columns-spanned="1" table:number-rows-spanned="2">
            <text:p>2808002758</text:p>
          </table:table-cell>
          <table:table-cell table:style-name="ce4" office:value-type="string">
            <text:p>ASTUR1</text:p>
          </table:table-cell>
          <table:table-cell office:value-type="float" office:value="2992840.6">
            <text:p>2992840.6</text:p>
          </table:table-cell>
          <table:table-cell office:value-type="float" office:value="1992840.6">
            <text:p>1992840.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ASTUR II</text:p>
          </table:table-cell>
          <table:table-cell office:value-type="float" office:value="2988189">
            <text:p>2988189</text:p>
          </table:table-cell>
          <table:table-cell office:value-type="float" office:value="1988189">
            <text:p>1988189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BASILIO REYNAGA MARTINEZ</text:p>
          </table:table-cell>
          <table:table-cell table:style-name="ce6" office:value-type="string" table:number-columns-spanned="1" table:number-rows-spanned="2">
            <text:p>2808002543</text:p>
          </table:table-cell>
          <table:table-cell table:style-name="ce4" office:value-type="string">
            <text:p>REYNAGA II</text:p>
          </table:table-cell>
          <table:table-cell office:value-type="float" office:value="2990027.6">
            <text:p>2990027.6</text:p>
          </table:table-cell>
          <table:table-cell office:value-type="float" office:value="1990027.6">
            <text:p>1990027.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REYNAGA VI</text:p>
          </table:table-cell>
          <table:table-cell office:value-type="float" office:value="2975400">
            <text:p>2975400</text:p>
          </table:table-cell>
          <table:table-cell office:value-type="float" office:value="1975400">
            <text:p>197540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MONICA ALICIA REYNAGA PEÑA</text:p>
          </table:table-cell>
          <table:table-cell table:style-name="ce4" office:value-type="string">
            <text:p>2808006452</text:p>
          </table:table-cell>
          <table:table-cell table:style-name="ce4" office:value-type="string">
            <text:p>ESPERANZA III</text:p>
          </table:table-cell>
          <table:table-cell office:value-type="float" office:value="2957779.6">
            <text:p>2957779.6</text:p>
          </table:table-cell>
          <table:table-cell office:value-type="float" office:value="1957779.6">
            <text:p>1957779.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CONGELADORA REY MAR DE TAMPICO, S.A. DE C.V.</text:p>
          </table:table-cell>
          <table:table-cell table:style-name="ce4" office:value-type="string">
            <text:p>2808005959</text:p>
          </table:table-cell>
          <table:table-cell table:style-name="ce4" office:value-type="string">
            <text:p>MARQUEZ XX</text:p>
          </table:table-cell>
          <table:table-cell office:value-type="float" office:value="2934979.8">
            <text:p>2934979.8</text:p>
          </table:table-cell>
          <table:table-cell office:value-type="float" office:value="1934979.8">
            <text:p>1934979.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table-cell table:style-name="ce6" office:value-type="string" table:number-columns-spanned="1" table:number-rows-spanned="3">
            <text:p>2808007690</text:p>
          </table:table-cell>
          <table:table-cell table:style-name="ce4" office:value-type="string">
            <text:p>BUCANERO</text:p>
          </table:table-cell>
          <table:table-cell office:value-type="float" office:value="2933500.8">
            <text:p>2933500.8</text:p>
          </table:table-cell>
          <table:table-cell office:value-type="float" office:value="1933500.8">
            <text:p>1933500.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PORTO JAIBO, S.A. DE C.V.</text:p>
          </table:table-cell>
          <table:covered-table-cell/>
          <table:table-cell table:style-name="ce4" office:value-type="string">
            <text:p>LADY NORMA</text:p>
          </table:table-cell>
          <table:table-cell office:value-type="float" office:value="2735309">
            <text:p>2735309</text:p>
          </table:table-cell>
          <table:table-cell office:value-type="float" office:value="1811357">
            <text:p>1811357</text:p>
          </table:table-cell>
          <table:table-cell office:value-type="float" office:value="923952">
            <text:p>923952</text:p>
          </table:table-cell>
          <table:table-cell/>
          <table:table-cell office:value-type="float" office:value="923952">
            <text:p>92395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/>
          <table:covered-table-cell/>
          <table:table-cell table:style-name="ce4" office:value-type="string">
            <text:p>CHIPIRON</text:p>
          </table:table-cell>
          <table:table-cell office:value-type="float" office:value="2925812.32">
            <text:p>2925812.32</text:p>
          </table:table-cell>
          <table:table-cell office:value-type="float" office:value="1925812.32">
            <text:p>1925812.3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NARDA ROSA CECILIA REYNAGA PEÑA</text:p>
          </table:table-cell>
          <table:table-cell table:style-name="ce4" office:value-type="string">
            <text:p>2808006668</text:p>
          </table:table-cell>
          <table:table-cell table:style-name="ce4" office:value-type="string">
            <text:p>RIVERA</text:p>
          </table:table-cell>
          <table:table-cell office:value-type="float" office:value="2989846.64">
            <text:p>2989846.64</text:p>
          </table:table-cell>
          <table:table-cell office:value-type="float" office:value="1989846.64">
            <text:p>1989846.6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EDGAR ESTUARDO REYES GARCIA</text:p>
          </table:table-cell>
          <table:table-cell table:style-name="ce4" office:value-type="string">
            <text:p>2808007708</text:p>
          </table:table-cell>
          <table:table-cell table:style-name="ce4" office:value-type="string">
            <text:p>EL GALILEO II</text:p>
          </table:table-cell>
          <table:table-cell office:value-type="float" office:value="624428">
            <text:p>624428</text:p>
          </table:table-cell>
          <table:table-cell office:value-type="float" office:value="355278">
            <text:p>355278</text:p>
          </table:table-cell>
          <table:table-cell office:value-type="float" office:value="269150">
            <text:p>269150</text:p>
          </table:table-cell>
          <table:table-cell table:number-columns-repeated="4"/>
          <table:table-cell office:value-type="float" office:value="269150">
            <text:p>26915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JONATHAN PIMIENTA MONTIEL</text:p>
          </table:table-cell>
          <table:table-cell table:style-name="ce4" office:value-type="string">
            <text:p>2808006726</text:p>
          </table:table-cell>
          <table:table-cell table:style-name="ce4" office:value-type="string">
            <text:p>BANPESCA 67</text:p>
          </table:table-cell>
          <table:table-cell office:value-type="float" office:value="1418912">
            <text:p>1418912</text:p>
          </table:table-cell>
          <table:table-cell office:value-type="float" office:value="807312">
            <text:p>807312</text:p>
          </table:table-cell>
          <table:table-cell table:number-columns-repeated="2" office:value-type="float" office:value="611600">
            <text:p>6116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EDUARDO COUOH GUTIERREZ</text:p>
          </table:table-cell>
          <table:table-cell table:style-name="ce4" office:value-type="string">
            <text:p>2608004564</text:p>
          </table:table-cell>
          <table:table-cell table:style-name="ce4" office:value-type="string">
            <text:p>ASTURIANO 1</text:p>
          </table:table-cell>
          <table:table-cell office:value-type="float" office:value="487455.29">
            <text:p>487455.29</text:p>
          </table:table-cell>
          <table:table-cell office:value-type="float" office:value="277345.25">
            <text:p>277345.25</text:p>
          </table:table-cell>
          <table:table-cell office:value-type="float" office:value="210110.04">
            <text:p>210110.04</text:p>
          </table:table-cell>
          <table:table-cell/>
          <table:table-cell office:value-type="float" office:value="210110.04">
            <text:p>210110.0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3">
            <text:p>PRODUCTOS PESQUEROS DE TAMPICO S.A. DE C.V.</text:p>
          </table:table-cell>
          <table:table-cell table:style-name="ce6" office:value-type="string" table:number-columns-spanned="1" table:number-rows-spanned="3">
            <text:p>2808005553</text:p>
          </table:table-cell>
          <table:table-cell table:style-name="ce4" office:value-type="string">
            <text:p>WILDERNESS</text:p>
          </table:table-cell>
          <table:table-cell office:value-type="float" office:value="960560.01">
            <text:p>960560.01</text:p>
          </table:table-cell>
          <table:table-cell office:value-type="float" office:value="629332.41">
            <text:p>629332.41</text:p>
          </table:table-cell>
          <table:table-cell office:value-type="float" office:value="331227.6">
            <text:p>331227.6</text:p>
          </table:table-cell>
          <table:table-cell/>
          <table:table-cell office:value-type="float" office:value="331227.6">
            <text:p>331227.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LA PIMIENTA</text:p>
          </table:table-cell>
          <table:table-cell office:value-type="float" office:value="960560.01">
            <text:p>960560.01</text:p>
          </table:table-cell>
          <table:table-cell office:value-type="float" office:value="629332.41">
            <text:p>629332.41</text:p>
          </table:table-cell>
          <table:table-cell office:value-type="float" office:value="331227.6">
            <text:p>331227.6</text:p>
          </table:table-cell>
          <table:table-cell/>
          <table:table-cell office:value-type="float" office:value="331227.6">
            <text:p>331227.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DOÑA LOLA</text:p>
          </table:table-cell>
          <table:table-cell office:value-type="float" office:value="1234696.87">
            <text:p>1234696.87</text:p>
          </table:table-cell>
          <table:table-cell office:value-type="float" office:value="808939.33">
            <text:p>808939.33</text:p>
          </table:table-cell>
          <table:table-cell table:number-columns-repeated="2" office:value-type="float" office:value="425757.53">
            <text:p>425757.5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NICANOR FERNANDEZ CABRERA</text:p>
          </table:table-cell>
          <table:table-cell table:style-name="ce4" office:value-type="string">
            <text:p>2808000885</text:p>
          </table:table-cell>
          <table:table-cell table:style-name="ce4" office:value-type="string">
            <text:p>DOÑA ROSA</text:p>
          </table:table-cell>
          <table:table-cell office:value-type="float" office:value="466621.6">
            <text:p>466621.6</text:p>
          </table:table-cell>
          <table:table-cell office:value-type="float" office:value="265491.6">
            <text:p>265491.6</text:p>
          </table:table-cell>
          <table:table-cell office:value-type="float" office:value="201130">
            <text:p>201130</text:p>
          </table:table-cell>
          <table:table-cell/>
          <table:table-cell office:value-type="float" office:value="201130">
            <text:p>20113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CARLOS VAZQUEZ OROZCO</text:p>
          </table:table-cell>
          <table:table-cell table:style-name="ce6" office:value-type="string" table:number-columns-spanned="1" table:number-rows-spanned="2">
            <text:p>2808007013</text:p>
          </table:table-cell>
          <table:table-cell table:style-name="ce4" office:value-type="string">
            <text:p>CAP. LOUIS W. LAZARUS</text:p>
          </table:table-cell>
          <table:table-cell office:value-type="float" office:value="2339140">
            <text:p>2339140</text:p>
          </table:table-cell>
          <table:table-cell office:value-type="float" office:value="1494625.5">
            <text:p>1494625.5</text:p>
          </table:table-cell>
          <table:table-cell office:value-type="float" office:value="844514.5">
            <text:p>844514.5</text:p>
          </table:table-cell>
          <table:table-cell/>
          <table:table-cell office:value-type="float" office:value="844514.5">
            <text:p>844514.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ESPERANZA V</text:p>
          </table:table-cell>
          <table:table-cell office:value-type="float" office:value="2339140">
            <text:p>2339140</text:p>
          </table:table-cell>
          <table:table-cell office:value-type="float" office:value="1494625.52">
            <text:p>1494625.52</text:p>
          </table:table-cell>
          <table:table-cell office:value-type="float" office:value="844514.48">
            <text:p>844514.48</text:p>
          </table:table-cell>
          <table:table-cell/>
          <table:table-cell office:value-type="float" office:value="844514.48">
            <text:p>844514.4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<text:s/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2">
            <text:p>JORGE APPEDOLE BARRERA</text:p>
          </table:table-cell>
          <table:table-cell table:style-name="ce6" office:value-type="string" table:number-columns-spanned="1" table:number-rows-spanned="2">
            <text:p>2808004220</text:p>
          </table:table-cell>
          <table:table-cell table:style-name="ce4" office:value-type="string">
            <text:p>FENICIO 1</text:p>
          </table:table-cell>
          <table:table-cell office:value-type="float" office:value="2315940">
            <text:p>2315940</text:p>
          </table:table-cell>
          <table:table-cell table:style-name="ce4" office:value-type="string">
            <text:p>$1,479,801.S4</text:p>
          </table:table-cell>
          <table:table-cell office:value-type="float" office:value="836138.46">
            <text:p>836138.46</text:p>
          </table:table-cell>
          <table:table-cell/>
          <table:table-cell office:value-type="float" office:value="836138.46">
            <text:p>836138.4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FENICIO IV</text:p>
          </table:table-cell>
          <table:table-cell office:value-type="float" office:value="2315940">
            <text:p>2315940</text:p>
          </table:table-cell>
          <table:table-cell office:value-type="float" office:value="1479801.54">
            <text:p>1479801.54</text:p>
          </table:table-cell>
          <table:table-cell office:value-type="float" office:value="836138.46">
            <text:p>836138.46</text:p>
          </table:table-cell>
          <table:table-cell/>
          <table:table-cell office:value-type="float" office:value="836138.46">
            <text:p>836138.4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8">
            <text:p>GRUPO INDUSTRIAL ASOCIADO, S.A. DE C.V.</text:p>
          </table:table-cell>
          <table:table-cell table:style-name="ce6" office:value-type="string" table:number-columns-spanned="1" table:number-rows-spanned="8">
            <text:p>2808006866</text:p>
          </table:table-cell>
          <table:table-cell table:style-name="ce4" office:value-type="string">
            <text:p>TAMPICO STAR 7</text:p>
          </table:table-cell>
          <table:table-cell office:value-type="float" office:value="235625">
            <text:p>235625</text:p>
          </table:table-cell>
          <table:table-cell/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8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10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11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13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14</text:p>
          </table:table-cell>
          <table:table-cell office:value-type="float" office:value="819441.4">
            <text:p>819441.4</text:p>
          </table:table-cell>
          <table:table-cell office:value-type="float" office:value="501554.65">
            <text:p>501554.65</text:p>
          </table:table-cell>
          <table:table-cell office:value-type="float" office:value="317886.75">
            <text:p>317886.75</text:p>
          </table:table-cell>
          <table:table-cell table:number-columns-repeated="3"/>
          <table:table-cell office:value-type="float" office:value="317886.75">
            <text:p>317886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 •</text:p>
          </table:table-cell>
          <table:table-cell table:style-name="ce4" office:value-type="string">
            <text:p>—Tampico</text:p>
          </table:table-cell>
          <table:covered-table-cell table:number-columns-repeated="2"/>
          <table:table-cell table:style-name="ce4" office:value-type="string">
            <text:p>-TAMPICO STAR 15</text:p>
          </table:table-cell>
          <table:table-cell table:style-name="ce4" office:value-type="string">
            <text:p>$235,625.00-</text:p>
          </table:table-cell>
          <table:table-cell table:style-name="ce4" office:value-type="string">
            <text:p>- $144,218:75</text:p>
          </table:table-cell>
          <table:table-cell table:style-name="ce4" office:value-type="string">
            <text:p>$917406:25"</text:p>
          </table:table-cell>
          <table:table-cell table:style-name="ce8" office:value-type="string">
            <text:p>—</text:p>
          </table:table-cell>
          <table:table-cell table:style-name="ce4" office:value-type="string">
            <text:p>- ----</text:p>
          </table:table-cell>
          <table:table-cell table:style-name="ce4" office:value-type="string">
            <text:p>—.......</text:p>
          </table:table-cell>
          <table:table-cell table:style-name="ce4" office:value-type="string">
            <text:p>— $91,406.25</text:p>
          </table:table-cell>
          <table:table-cell table:style-name="ce4" office:value-type="string">
            <text:p>------$0:00 “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22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6">
            <text:p>GRUPO PESQUERO R &amp; A, S.A. DE C.V.</text:p>
          </table:table-cell>
          <table:table-cell table:style-name="ce6" office:value-type="string" table:number-columns-spanned="1" table:number-rows-spanned="6">
            <text:p>2808006858</text:p>
          </table:table-cell>
          <table:table-cell table:style-name="ce4" office:value-type="string">
            <text:p>TAMPICO STAR 9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17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18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19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20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AMPICO STAR 23</text:p>
          </table:table-cell>
          <table:table-cell office:value-type="float" office:value="819441.4">
            <text:p>819441.4</text:p>
          </table:table-cell>
          <table:table-cell office:value-type="float" office:value="501554.65">
            <text:p>501554.65</text:p>
          </table:table-cell>
          <table:table-cell office:value-type="float" office:value="317886.75">
            <text:p>317886.75</text:p>
          </table:table-cell>
          <table:table-cell table:number-columns-repeated="3"/>
          <table:table-cell office:value-type="float" office:value="317886.75">
            <text:p>317886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3">
            <text:p>MARCELA RUIZ VILLEGAS</text:p>
          </table:table-cell>
          <table:table-cell table:style-name="ce6" office:value-type="string" table:number-columns-spanned="1" table:number-rows-spanned="3">
            <text:p>2808004622</text:p>
          </table:table-cell>
          <table:table-cell table:style-name="ce4" office:value-type="string">
            <text:p>CARBAYON 1</text:p>
          </table:table-cell>
          <table:table-cell office:value-type="float" office:value="1280640">
            <text:p>1280640</text:p>
          </table:table-cell>
          <table:table-cell office:value-type="float" office:value="783840">
            <text:p>783840</text:p>
          </table:table-cell>
          <table:table-cell office:value-type="float" office:value="496800">
            <text:p>496800</text:p>
          </table:table-cell>
          <table:table-cell table:number-columns-repeated="3"/>
          <table:table-cell office:value-type="float" office:value="496800">
            <text:p>4968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CARBAYON II</text:p>
          </table:table-cell>
          <table:table-cell office:value-type="float" office:value="336488.51">
            <text:p>336488.51</text:p>
          </table:table-cell>
          <table:table-cell office:value-type="float" office:value="205954.2">
            <text:p>205954.2</text:p>
          </table:table-cell>
          <table:table-cell office:value-type="float" office:value="130534.31">
            <text:p>130534.31</text:p>
          </table:table-cell>
          <table:table-cell/>
          <table:table-cell office:value-type="float" office:value="130534.31">
            <text:p>130534.3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CARBAYON III</text:p>
          </table:table-cell>
          <table:table-cell office:value-type="float" office:value="336488.51">
            <text:p>336488.51</text:p>
          </table:table-cell>
          <table:table-cell office:value-type="float" office:value="205954.18">
            <text:p>205954.18</text:p>
          </table:table-cell>
          <table:table-cell office:value-type="float" office:value="130534.33">
            <text:p>130534.33</text:p>
          </table:table-cell>
          <table:table-cell/>
          <table:table-cell office:value-type="float" office:value="130534.33">
            <text:p>130534.3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6" office:value-type="string" table:number-columns-spanned="1" table:number-rows-spanned="3">
            <text:p>CAMARONERA PALMASOLA, S.A. DE C.V.</text:p>
          </table:table-cell>
          <table:table-cell table:style-name="ce6" office:value-type="string" table:number-columns-spanned="1" table:number-rows-spanned="3">
            <text:p>2808005082</text:p>
          </table:table-cell>
          <table:table-cell table:style-name="ce4" office:value-type="string">
            <text:p>GAVIOTA</text:p>
          </table:table-cell>
          <table:table-cell office:value-type="float" office:value="170733.44">
            <text:p>170733.44</text:p>
          </table:table-cell>
          <table:table-cell office:value-type="float" office:value="104500.64">
            <text:p>104500.64</text:p>
          </table:table-cell>
          <table:table-cell office:value-type="float" office:value="66232.8">
            <text:p>66232.8</text:p>
          </table:table-cell>
          <table:table-cell/>
          <table:table-cell office:value-type="float" office:value="66232.8">
            <text:p>66232.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HEKATAL1</text:p>
          </table:table-cell>
          <table:table-cell office:value-type="float" office:value="197645.44">
            <text:p>197645.44</text:p>
          </table:table-cell>
          <table:table-cell office:value-type="float" office:value="120972.64">
            <text:p>120972.64</text:p>
          </table:table-cell>
          <table:table-cell office:value-type="float" office:value="76672.8">
            <text:p>76672.8</text:p>
          </table:table-cell>
          <table:table-cell table:number-columns-repeated="4"/>
          <table:table-cell office:value-type="float" office:value="76672.8">
            <text:p>76672.8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covered-table-cell table:number-columns-repeated="2"/>
          <table:table-cell table:style-name="ce4" office:value-type="string">
            <text:p>TROYANO</text:p>
          </table:table-cell>
          <table:table-cell office:value-type="float" office:value="170733.44">
            <text:p>170733.44</text:p>
          </table:table-cell>
          <table:table-cell office:value-type="float" office:value="104500.64">
            <text:p>104500.64</text:p>
          </table:table-cell>
          <table:table-cell office:value-type="float" office:value="66232.8">
            <text:p>66232.8</text:p>
          </table:table-cell>
          <table:table-cell table:number-columns-repeated="4"/>
          <table:table-cell office:value-type="float" office:value="66232.8">
            <text:p>66232.8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MAULIPAS</text:p>
          </table:table-cell>
          <table:table-cell table:style-name="ce4" office:value-type="string">
            <text:p>Tampico</text:p>
          </table:table-cell>
          <table:table-cell table:style-name="ce4" office:value-type="string">
            <text:p>IRMA YOLANDA LONGORIA TREVIÑO</text:p>
          </table:table-cell>
          <table:table-cell table:style-name="ce4" office:value-type="string">
            <text:p>2808000679</text:p>
          </table:table-cell>
          <table:table-cell table:style-name="ce4" office:value-type="string">
            <text:p>TAMPICO STAR 21</text:p>
          </table:table-cell>
          <table:table-cell office:value-type="float" office:value="235625">
            <text:p>235625</text:p>
          </table:table-cell>
          <table:table-cell office:value-type="float" office:value="144218.75">
            <text:p>144218.75</text:p>
          </table:table-cell>
          <table:table-cell office:value-type="float" office:value="91406.25">
            <text:p>91406.25</text:p>
          </table:table-cell>
          <table:table-cell table:number-columns-repeated="3"/>
          <table:table-cell office:value-type="float" office:value="91406.25">
            <text:p>91406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4" office:value-type="string">
            <text:p>PEDRO JOSE OCHOA HERNANDEZ</text:p>
          </table:table-cell>
          <table:table-cell table:style-name="ce4" office:value-type="string">
            <text:p>3001009673</text:p>
          </table:table-cell>
          <table:table-cell table:style-name="ce4" office:value-type="string">
            <text:p>ALESS</text:p>
          </table:table-cell>
          <table:table-cell office:value-type="float" office:value="2108293.43">
            <text:p>2108293.43</text:p>
          </table:table-cell>
          <table:table-cell office:value-type="float" office:value="1246224.48">
            <text:p>1246224.48</text:p>
          </table:table-cell>
          <table:table-cell office:value-type="float" office:value="862068.95">
            <text:p>862068.95</text:p>
          </table:table-cell>
          <table:table-cell office:value-type="float" office:value="68783.62">
            <text:p>68783.62</text:p>
          </table:table-cell>
          <table:table-cell table:number-columns-repeated="3"/>
          <table:table-cell office:value-type="float" office:value="793285.33">
            <text:p>793285.33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VERACRUZ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PESCA FINA DE TUXPAM, S.A.</text:p>
          </table:table-cell>
          <table:table-cell table:style-name="ce4" office:value-type="string">
            <text:p>aninnmona</text:p>
          </table:table-cell>
          <table:table-cell table:style-name="ce4" office:value-type="string">
            <text:p>PAMPANO XI</text:p>
          </table:table-cell>
          <table:table-cell office:value-type="float" office:value="2325138.8">
            <text:p>2325138.8</text:p>
          </table:table-cell>
          <table:table-cell office:value-type="float" office:value="1325138.8">
            <text:p>1325138.8</text:p>
          </table:table-cell>
          <table:table-cell office:value-type="float" office:value="1000000">
            <text:p>1000000</text:p>
          </table:table-cell>
          <table:table-cell office:value-type="float" office:value="741723.29">
            <text:p>741723.29</text:p>
          </table:table-cell>
          <table:table-cell table:number-columns-repeated="3"/>
          <table:table-cell office:value-type="float" office:value="258276.71">
            <text:p>258276.71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VERACRUZ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DE C.V.</text:p>
          </table:table-cell>
          <table:table-cell/>
          <table:table-cell table:style-name="ce4" office:value-type="string">
            <text:p>PROPEMEX A-23-G</text:p>
          </table:table-cell>
          <table:table-cell office:value-type="float" office:value="1245608">
            <text:p>1245608</text:p>
          </table:table-cell>
          <table:table-cell office:value-type="float" office:value="708708">
            <text:p>708708</text:p>
          </table:table-cell>
          <table:table-cell office:value-type="float" office:value="536900">
            <text:p>536900</text:p>
          </table:table-cell>
          <table:table-cell table:number-columns-repeated="4"/>
          <table:table-cell office:value-type="float" office:value="536900">
            <text:p>53690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VERACRUZ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ROBALO IX, S.A. DE C.V.</text:p>
          </table:table-cell>
          <table:table-cell table:style-name="ce4" office:value-type="string">
            <text:p>3010002768</text:p>
          </table:table-cell>
          <table:table-cell table:style-name="ce4" office:value-type="string">
            <text:p>ROBALO IX</text:p>
          </table:table-cell>
          <table:table-cell office:value-type="float" office:value="1126865.76">
            <text:p>1126865.76</text:p>
          </table:table-cell>
          <table:table-cell office:value-type="float" office:value="641147.76">
            <text:p>641147.76</text:p>
          </table:table-cell>
          <table:table-cell office:value-type="float" office:value="485718">
            <text:p>485718</text:p>
          </table:table-cell>
          <table:table-cell table:number-columns-repeated="4"/>
          <table:table-cell office:value-type="float" office:value="485718">
            <text:p>485718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VERACRUZ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DORADO DEL GOLFO, S.A. DE C.V.</text:p>
          </table:table-cell>
          <table:table-cell table:style-name="ce4" office:value-type="string">
            <text:p>3010002800</text:p>
          </table:table-cell>
          <table:table-cell table:style-name="ce4" office:value-type="string">
            <text:p>DORADO</text:p>
          </table:table-cell>
          <table:table-cell office:value-type="float" office:value="1187266.96">
            <text:p>1187266.96</text:p>
          </table:table-cell>
          <table:table-cell office:value-type="float" office:value="675513.96">
            <text:p>675513.96</text:p>
          </table:table-cell>
          <table:table-cell office:value-type="float" office:value="511753">
            <text:p>511753</text:p>
          </table:table-cell>
          <table:table-cell table:number-columns-repeated="2"/>
          <table:table-cell office:value-type="float" office:value="511753">
            <text:p>511753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table-cell table:style-name="ce6" office:value-type="string" table:number-columns-spanned="1" table:number-rows-spanned="2">
            <text:p>GERARDO CRUZ GARCIA</text:p>
          </table:table-cell>
          <table:table-cell table:style-name="ce6" office:value-type="string" table:number-columns-spanned="1" table:number-rows-spanned="2">
            <text:p>3001007941</text:p>
          </table:table-cell>
          <table:table-cell table:style-name="ce4" office:value-type="string">
            <text:p>LETICIA 1</text:p>
          </table:table-cell>
          <table:table-cell office:value-type="float" office:value="1913478.93">
            <text:p>1913478.93</text:p>
          </table:table-cell>
          <table:table-cell office:value-type="float" office:value="1222644.2">
            <text:p>1222644.2</text:p>
          </table:table-cell>
          <table:table-cell office:value-type="float" office:value="690834.73">
            <text:p>690834.73</text:p>
          </table:table-cell>
          <table:table-cell office:value-type="float" office:value="568299.01">
            <text:p>568299.01</text:p>
          </table:table-cell>
          <table:table-cell table:number-columns-repeated="2"/>
          <table:table-cell office:value-type="float" office:value="109177.38">
            <text:p>109177.38</text:p>
          </table:table-cell>
          <table:table-cell office:value-type="float" office:value="13358.34">
            <text:p>13358.34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VERACRUZ</text:p>
          </table:table-cell>
          <table:table-cell table:style-name="ce4" office:value-type="string">
            <text:p>Alvarado</text:p>
          </table:table-cell>
          <table:covered-table-cell table:number-columns-repeated="2"/>
          <table:table-cell table:style-name="ce4" office:value-type="string">
            <text:p>JUNIOR</text:p>
          </table:table-cell>
          <table:table-cell office:value-type="float" office:value="1913479.72">
            <text:p>1913479.72</text:p>
          </table:table-cell>
          <table:table-cell office:value-type="float" office:value="1222644.31">
            <text:p>1222644.31</text:p>
          </table:table-cell>
          <table:table-cell office:value-type="float" office:value="690835.41">
            <text:p>690835.41</text:p>
          </table:table-cell>
          <table:table-cell office:value-type="float" office:value="568299.01">
            <text:p>568299.01</text:p>
          </table:table-cell>
          <table:table-cell table:number-columns-repeated="2"/>
          <table:table-cell office:value-type="float" office:value="38775.98">
            <text:p>38775.98</text:p>
          </table:table-cell>
          <table:table-cell office:value-type="float" office:value="83760.42">
            <text:p>83760.42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VERACRUZ</text:p>
          </table:table-cell>
          <table:table-cell table:style-name="ce4" office:value-type="string">
            <text:p>Túxpam de Rodríguez Cano</text:p>
          </table:table-cell>
          <table:table-cell table:style-name="ce4" office:value-type="string">
            <text:p>INMOBILIARIA OFFSHORE S.A. DE C.V.</text:p>
          </table:table-cell>
          <table:table-cell table:style-name="ce4" office:value-type="string">
            <text:p>3010003014</text:p>
          </table:table-cell>
          <table:table-cell table:style-name="ce4" office:value-type="string">
            <text:p>WAHOO</text:p>
          </table:table-cell>
          <table:table-cell office:value-type="float" office:value="2320726.16">
            <text:p>2320726.16</text:p>
          </table:table-cell>
          <table:table-cell office:value-type="float" office:value="1320727.16">
            <text:p>1320727.16</text:p>
          </table:table-cell>
          <table:table-cell office:value-type="float" office:value="999999">
            <text:p>999999</text:p>
          </table:table-cell>
          <table:table-cell/>
          <table:table-cell office:value-type="float" office:value="999999">
            <text:p>99999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JUAN MARTIN PECHA VALLE</text:p>
          </table:table-cell>
          <table:table-cell table:style-name="ce4" office:value-type="string">
            <text:p>310S008068</text:p>
          </table:table-cell>
          <table:table-cell table:style-name="ce4" office:value-type="string">
            <text:p>CAMPECHANO 1</text:p>
          </table:table-cell>
          <table:table-cell office:value-type="float" office:value="861880">
            <text:p>861880</text:p>
          </table:table-cell>
          <table:table-cell office:value-type="float" office:value="490380">
            <text:p>490380</text:p>
          </table:table-cell>
          <table:table-cell office:value-type="float" office:value="371500">
            <text:p>371500</text:p>
          </table:table-cell>
          <table:table-cell table:number-columns-repeated="2"/>
          <table:table-cell office:value-type="float" office:value="59000">
            <text:p>59000</text:p>
          </table:table-cell>
          <table:table-cell/>
          <table:table-cell office:value-type="float" office:value="312500">
            <text:p>3125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6">
            <text:p>CARLOS MANUEL ZACARIAS DIB</text:p>
          </table:table-cell>
          <table:table-cell table:style-name="ce6" office:value-type="string" table:number-columns-spanned="1" table:number-rows-spanned="6">
            <text:p>3105002921</text:p>
          </table:table-cell>
          <table:table-cell table:style-name="ce4" office:value-type="string">
            <text:p>JUAN PABLO</text:p>
          </table:table-cell>
          <table:table-cell office:value-type="float" office:value="1467500.99">
            <text:p>1467500.99</text:p>
          </table:table-cell>
          <table:table-cell office:value-type="float" office:value="834957.48">
            <text:p>834957.48</text:p>
          </table:table-cell>
          <table:table-cell office:value-type="float" office:value="632543.51">
            <text:p>632543.51</text:p>
          </table:table-cell>
          <table:table-cell office:value-type="float" office:value="264443.51">
            <text:p>264443.51</text:p>
          </table:table-cell>
          <table:table-cell table:number-columns-repeated="3"/>
          <table:table-cell office:value-type="float" office:value="368100">
            <text:p>3681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GLADIADOR</text:p>
          </table:table-cell>
          <table:table-cell office:value-type="float" office:value="1475873.83">
            <text:p>1475873.83</text:p>
          </table:table-cell>
          <table:table-cell office:value-type="float" office:value="839721.32">
            <text:p>839721.32</text:p>
          </table:table-cell>
          <table:table-cell office:value-type="float" office:value="636152.52">
            <text:p>636152.52</text:p>
          </table:table-cell>
          <table:table-cell table:number-columns-repeated="4"/>
          <table:table-cell office:value-type="float" office:value="636152.52">
            <text:p>636152.52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BLERIYO STABLE</text:p>
          </table:table-cell>
          <table:table-cell office:value-type="float" office:value="1413025.03">
            <text:p>1413025.03</text:p>
          </table:table-cell>
          <table:table-cell office:value-type="float" office:value="803962.52">
            <text:p>803962.52</text:p>
          </table:table-cell>
          <table:table-cell office:value-type="float" office:value="609062.52">
            <text:p>609062.52</text:p>
          </table:table-cell>
          <table:table-cell table:number-columns-repeated="4"/>
          <table:table-cell office:value-type="float" office:value="609062.52">
            <text:p>609062.52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MOISES</text:p>
          </table:table-cell>
          <table:table-cell office:value-type="float" office:value="1482892.99">
            <text:p>1482892.99</text:p>
          </table:table-cell>
          <table:table-cell office:value-type="float" office:value="843714.98">
            <text:p>843714.98</text:p>
          </table:table-cell>
          <table:table-cell office:value-type="float" office:value="639178.02">
            <text:p>639178.02</text:p>
          </table:table-cell>
          <table:table-cell office:value-type="float" office:value="315578.02">
            <text:p>315578.02</text:p>
          </table:table-cell>
          <table:table-cell table:number-columns-repeated="3"/>
          <table:table-cell office:value-type="float" office:value="323600">
            <text:p>3236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TIBURON XIV</text:p>
          </table:table-cell>
          <table:table-cell office:value-type="float" office:value="1521872.94">
            <text:p>1521872.94</text:p>
          </table:table-cell>
          <table:table-cell office:value-type="float" office:value="865893.22">
            <text:p>865893.22</text:p>
          </table:table-cell>
          <table:table-cell office:value-type="float" office:value="655979.71">
            <text:p>655979.71</text:p>
          </table:table-cell>
          <table:table-cell office:value-type="float" office:value="317979.72">
            <text:p>317979.72</text:p>
          </table:table-cell>
          <table:table-cell table:number-columns-repeated="3"/>
          <table:table-cell office:value-type="float" office:value="337999.99">
            <text:p>337999.99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TIBURON Vil</text:p>
          </table:table-cell>
          <table:table-cell office:value-type="float" office:value="1525313.03">
            <text:p>1525313.03</text:p>
          </table:table-cell>
          <table:table-cell office:value-type="float" office:value="867850.52">
            <text:p>867850.52</text:p>
          </table:table-cell>
          <table:table-cell office:value-type="float" office:value="657462.52">
            <text:p>657462.52</text:p>
          </table:table-cell>
          <table:table-cell office:value-type="float" office:value="328962.52">
            <text:p>328962.52</text:p>
          </table:table-cell>
          <table:table-cell table:number-columns-repeated="3"/>
          <table:table-cell office:value-type="float" office:value="328500">
            <text:p>3285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JAIME ORLANDO CHI MÉNDEZ</text:p>
          </table:table-cell>
          <table:table-cell table:style-name="ce4" office:value-type="string">
            <text:p>3105008175</text:p>
          </table:table-cell>
          <table:table-cell table:style-name="ce4" office:value-type="string">
            <text:p>MONTEPIO IV</text:p>
          </table:table-cell>
          <table:table-cell office:value-type="float" office:value="875104">
            <text:p>875104</text:p>
          </table:table-cell>
          <table:table-cell office:value-type="float" office:value="497904">
            <text:p>497904</text:p>
          </table:table-cell>
          <table:table-cell office:value-type="float" office:value="377200">
            <text:p>377200</text:p>
          </table:table-cell>
          <table:table-cell/>
          <table:table-cell office:value-type="float" office:value="377200">
            <text:p>3772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VICTOR ZACARIAS Y DIB</text:p>
          </table:table-cell>
          <table:table-cell table:style-name="ce6" office:value-type="string" table:number-columns-spanned="1" table:number-rows-spanned="2">
            <text:p>3105003283</text:p>
          </table:table-cell>
          <table:table-cell table:style-name="ce4" office:value-type="string">
            <text:p>ANA MARIA</text:p>
          </table:table-cell>
          <table:table-cell office:value-type="float" office:value="1332567.98">
            <text:p>1332567.98</text:p>
          </table:table-cell>
          <table:table-cell office:value-type="float" office:value="758185.23">
            <text:p>758185.23</text:p>
          </table:table-cell>
          <table:table-cell office:value-type="float" office:value="574382.75">
            <text:p>574382.75</text:p>
          </table:table-cell>
          <table:table-cell/>
          <table:table-cell office:value-type="float" office:value="574382.75">
            <text:p>574382.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ORCA</text:p>
          </table:table-cell>
          <table:table-cell office:value-type="float" office:value="1001773.8">
            <text:p>1001773.8</text:p>
          </table:table-cell>
          <table:table-cell office:value-type="float" office:value="569974.75">
            <text:p>569974.75</text:p>
          </table:table-cell>
          <table:table-cell office:value-type="float" office:value="431799.05">
            <text:p>431799.05</text:p>
          </table:table-cell>
          <table:table-cell/>
          <table:table-cell office:value-type="float" office:value="431799.05">
            <text:p>431799.0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FELIPE GOMEZ ZETINA</text:p>
          </table:table-cell>
          <table:table-cell table:style-name="ce4" office:value-type="string">
            <text:p>3105004992</text:p>
          </table:table-cell>
          <table:table-cell table:style-name="ce4" office:value-type="string">
            <text:p>FELIMAR</text:p>
          </table:table-cell>
          <table:table-cell office:value-type="float" office:value="3053700">
            <text:p>3053700</text:p>
          </table:table-cell>
          <table:table-cell office:value-type="float" office:value="2053700">
            <text:p>205370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LUIS ALBERTO CORTES RODRIGUEZ</text:p>
          </table:table-cell>
          <table:table-cell table:style-name="ce4" office:value-type="string">
            <text:p>3105006047</text:p>
          </table:table-cell>
          <table:table-cell table:style-name="ce4" office:value-type="string">
            <text:p>LOS TRES HERMANOS</text:p>
          </table:table-cell>
          <table:table-cell office:value-type="float" office:value="3039153.6">
            <text:p>3039153.6</text:p>
          </table:table-cell>
          <table:table-cell office:value-type="float" office:value="2039153.6">
            <text:p>2039153.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JUAN DOMINGUEZ VERGARA</text:p>
          </table:table-cell>
          <table:table-cell table:style-name="ce6" office:value-type="string" table:number-columns-spanned="1" table:number-rows-spanned="2">
            <text:p>3105006906</text:p>
          </table:table-cell>
          <table:table-cell table:style-name="ce4" office:value-type="string">
            <text:p>FIPESCO 207</text:p>
          </table:table-cell>
          <table:table-cell office:value-type="float" office:value="2946133.2">
            <text:p>2946133.2</text:p>
          </table:table-cell>
          <table:table-cell office:value-type="float" office:value="1946133.2">
            <text:p>1946133.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BEATRIZ</text:p>
          </table:table-cell>
          <table:table-cell office:value-type="float" office:value="2965888">
            <text:p>2965888</text:p>
          </table:table-cell>
          <table:table-cell office:value-type="float" office:value="1965888">
            <text:p>196588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JESUS ALFONSO NOVELO</text:p>
          </table:table-cell>
          <table:table-cell table:style-name="ce4" office:value-type="string">
            <text:p>3105005916</text:p>
          </table:table-cell>
          <table:table-cell table:style-name="ce4" office:value-type="string">
            <text:p>ALFONSO I</text:p>
          </table:table-cell>
          <table:table-cell office:value-type="float" office:value="2906333.6">
            <text:p>2906333.6</text:p>
          </table:table-cell>
          <table:table-cell office:value-type="float" office:value="1906333.6">
            <text:p>1906333.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JOSE EDUARDO BRICEÑO</text:p>
          </table:table-cell>
          <table:table-cell table:style-name="ce4" office:value-type="string">
            <text:p>3105004786</text:p>
          </table:table-cell>
          <table:table-cell table:style-name="ce4" office:value-type="string">
            <text:p>TAMPICO STAR II</text:p>
          </table:table-cell>
          <table:table-cell office:value-type="float" office:value="2956724">
            <text:p>2956724</text:p>
          </table:table-cell>
          <table:table-cell office:value-type="float" office:value="1956724">
            <text:p>195672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JOSE LUIS VILLANUEVA MAGAÑA</text:p>
          </table:table-cell>
          <table:table-cell table:style-name="ce4" office:value-type="string">
            <text:p>3105008324</text:p>
          </table:table-cell>
          <table:table-cell table:style-name="ce4" office:value-type="string">
            <text:p>CORSARIO</text:p>
          </table:table-cell>
          <table:table-cell office:value-type="float" office:value="2923652.4">
            <text:p>2923652.4</text:p>
          </table:table-cell>
          <table:table-cell office:value-type="float" office:value="1923652.4">
            <text:p>1923652.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MARIA SANTOS NIÑO-... . _ RODRIGUEZ</text:p>
          </table:table-cell>
          <table:table-cell table:style-name="ce4" office:value-type="string">
            <text:p>3105007953</text:p>
          </table:table-cell>
          <table:table-cell table:style-name="ce4" office:value-type="string">
            <text:p><text:s/>ELQÜIÑTQ</text:p>
          </table:table-cell>
          <table:table-cell office:value-type="float" office:value="2936818.4">
            <text:p>2936818.4</text:p>
          </table:table-cell>
          <table:table-cell table:style-name="ce4" office:value-type="string">
            <text:p>$I7936;$18.40</text:p>
          </table:table-cell>
          <table:table-cell table:style-name="ce4" office:value-type="string">
            <text:p>$1,000/000.00 “</text:p>
          </table:table-cell>
          <table:table-cell table:style-name="ce4" office:value-type="string">
            <text:p>—</text:p>
          </table:table-cell>
          <table:table-cell table:style-name="ce4" office:value-type="string">
            <text:p>$í000,000700 ~</text:p>
          </table:table-cell>
          <table:table-cell table:style-name="ce4" office:value-type="string">
            <text:p>—</text:p>
          </table:table-cell>
          <table:table-cell table:style-name="ce4" office:value-type="string">
            <text:p>.........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RAUL LEON GARCIA</text:p>
          </table:table-cell>
          <table:table-cell table:style-name="ce4" office:value-type="string">
            <text:p>3105003515</text:p>
          </table:table-cell>
          <table:table-cell table:style-name="ce4" office:value-type="string">
            <text:p>ESFUERZO OBRERO II</text:p>
          </table:table-cell>
          <table:table-cell office:value-type="float" office:value="2907308">
            <text:p>2907308</text:p>
          </table:table-cell>
          <table:table-cell office:value-type="float" office:value="1907308">
            <text:p>1907308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Mérida</text:p>
          </table:table-cell>
          <table:table-cell table:style-name="ce6" office:value-type="string" table:number-columns-spanned="1" table:number-rows-spanned="2">
            <text:p>MIGUEL ANGEL ARROYO Y GAMBOA</text:p>
          </table:table-cell>
          <table:table-cell table:style-name="ce6" office:value-type="string" table:number-columns-spanned="1" table:number-rows-spanned="2">
            <text:p>3109000185</text:p>
          </table:table-cell>
          <table:table-cell table:style-name="ce4" office:value-type="string">
            <text:p>PESCADOR 1</text:p>
          </table:table-cell>
          <table:table-cell office:value-type="float" office:value="2954172">
            <text:p>2954172</text:p>
          </table:table-cell>
          <table:table-cell office:value-type="float" office:value="1954172">
            <text:p>1954172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Mérida</text:p>
          </table:table-cell>
          <table:covered-table-cell table:number-columns-repeated="2"/>
          <table:table-cell table:style-name="ce4" office:value-type="string">
            <text:p>PESCADOR II</text:p>
          </table:table-cell>
          <table:table-cell office:value-type="float" office:value="2987232">
            <text:p>2987232</text:p>
          </table:table-cell>
          <table:table-cell office:value-type="float" office:value="1987232">
            <text:p>1987232</text:p>
          </table:table-cell>
          <table:table-cell office:value-type="float" office:value="1000000">
            <text:p>1000000</text:p>
          </table:table-cell>
          <table:table-cell table:number-columns-repeated="2"/>
          <table:table-cell office:value-type="float" office:value="1000000">
            <text:p>100000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JOSE GILBERTO PECH CARDENA</text:p>
          </table:table-cell>
          <table:table-cell table:style-name="ce6" office:value-type="string" table:number-columns-spanned="1" table:number-rows-spanned="2">
            <text:p>3105000321</text:p>
          </table:table-cell>
          <table:table-cell table:style-name="ce4" office:value-type="string">
            <text:p>CRISTO NEGRO</text:p>
          </table:table-cell>
          <table:table-cell office:value-type="float" office:value="2906960">
            <text:p>2906960</text:p>
          </table:table-cell>
          <table:table-cell office:value-type="float" office:value="1906960">
            <text:p>190696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GASPARITO</text:p>
          </table:table-cell>
          <table:table-cell office:value-type="float" office:value="2951620">
            <text:p>2951620</text:p>
          </table:table-cell>
          <table:table-cell office:value-type="float" office:value="1951620">
            <text:p>1951620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OSVALDO ESQUIVEL DORANTES</text:p>
          </table:table-cell>
          <table:table-cell table:style-name="ce6" office:value-type="string" table:number-columns-spanned="1" table:number-rows-spanned="2">
            <text:p>3105008365</text:p>
          </table:table-cell>
          <table:table-cell table:style-name="ce4" office:value-type="string">
            <text:p>TIO GERO</text:p>
          </table:table-cell>
          <table:table-cell office:value-type="float" office:value="2908468">
            <text:p>2908468</text:p>
          </table:table-cell>
          <table:table-cell office:value-type="float" office:value="1908468">
            <text:p>1908468</text:p>
          </table:table-cell>
          <table:table-cell office:value-type="float" office:value="1000000">
            <text:p>1000000</text:p>
          </table:table-cell>
          <table:table-cell table:number-columns-repeated="2"/>
          <table:table-cell office:value-type="float" office:value="323129.4">
            <text:p>323129.4</text:p>
          </table:table-cell>
          <table:table-cell office:value-type="float" office:value="790.6">
            <text:p>790.6</text:p>
          </table:table-cell>
          <table:table-cell office:value-type="float" office:value="676080">
            <text:p>67608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CHERNA8</text:p>
          </table:table-cell>
          <table:table-cell office:value-type="float" office:value="2959786.4">
            <text:p>2959786.4</text:p>
          </table:table-cell>
          <table:table-cell office:value-type="float" office:value="1959786.4">
            <text:p>1959786.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NICOLAS LEON CONTRERAS</text:p>
          </table:table-cell>
          <table:table-cell table:style-name="ce6" office:value-type="string" table:number-columns-spanned="1" table:number-rows-spanned="2">
            <text:p>3105000818</text:p>
          </table:table-cell>
          <table:table-cell table:style-name="ce4" office:value-type="string">
            <text:p>DON DIODORO</text:p>
          </table:table-cell>
          <table:table-cell office:value-type="float" office:value="2907980.8">
            <text:p>2907980.8</text:p>
          </table:table-cell>
          <table:table-cell office:value-type="float" office:value="1907980">
            <text:p>190798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SAN RAMON</text:p>
          </table:table-cell>
          <table:table-cell office:value-type="float" office:value="2959148.4">
            <text:p>2959148.4</text:p>
          </table:table-cell>
          <table:table-cell office:value-type="float" office:value="1959148.4">
            <text:p>1959148.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FELIPE DE JESUS QUINTAL CRUZ</text:p>
          </table:table-cell>
          <table:table-cell table:style-name="ce4" office:value-type="string">
            <text:p>3105008464</text:p>
          </table:table-cell>
          <table:table-cell table:style-name="ce4" office:value-type="string">
            <text:p>BRAZO FUERTE XI</text:p>
          </table:table-cell>
          <table:table-cell office:value-type="float" office:value="2963104">
            <text:p>2963104</text:p>
          </table:table-cell>
          <table:table-cell office:value-type="float" office:value="1963104">
            <text:p>196310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Telchac Puerto</text:p>
          </table:table-cell>
          <table:table-cell table:style-name="ce6" office:value-type="string" table:number-columns-spanned="1" table:number-rows-spanned="2">
            <text:p>CONGELADORA ARROYO, S.A. DE C.V.</text:p>
          </table:table-cell>
          <table:table-cell table:style-name="ce6" office:value-type="string" table:number-columns-spanned="1" table:number-rows-spanned="2">
            <text:p>3109000582</text:p>
          </table:table-cell>
          <table:table-cell table:style-name="ce4" office:value-type="string">
            <text:p>ALBERTO 1</text:p>
          </table:table-cell>
          <table:table-cell office:value-type="float" office:value="3001384">
            <text:p>3001384</text:p>
          </table:table-cell>
          <table:table-cell office:value-type="float" office:value="2001384">
            <text:p>200138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Telchac Puerto</text:p>
          </table:table-cell>
          <table:covered-table-cell table:number-columns-repeated="2"/>
          <table:table-cell table:style-name="ce4" office:value-type="string">
            <text:p>MARDE II</text:p>
          </table:table-cell>
          <table:table-cell office:value-type="float" office:value="2947792">
            <text:p>2947792</text:p>
          </table:table-cell>
          <table:table-cell office:value-type="float" office:value="1947792">
            <text:p>1947792</text:p>
          </table:table-cell>
          <table:table-cell office:value-type="float" office:value="1000000">
            <text:p>1000000</text:p>
          </table:table-cell>
          <table:table-cell table:number-columns-repeated="2"/>
          <table:table-cell office:value-type="float" office:value="1000000">
            <text:p>1000000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SANTIAGO PEREZ CACERES</text:p>
          </table:table-cell>
          <table:table-cell table:style-name="ce4" office:value-type="string">
            <text:p>3105000334</text:p>
          </table:table-cell>
          <table:table-cell table:style-name="ce4" office:value-type="string">
            <text:p>SOTAVENTO</text:p>
          </table:table-cell>
          <table:table-cell office:value-type="float" office:value="2919720">
            <text:p>2919720</text:p>
          </table:table-cell>
          <table:table-cell office:value-type="float" office:value="1919720">
            <text:p>191972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3">
            <text:p>JOSE ISABEL CORTES. GONGORA</text:p>
          </table:table-cell>
          <table:table-cell table:style-name="ce6" office:value-type="string" table:number-columns-spanned="1" table:number-rows-spanned="3">
            <text:p>3105005668</text:p>
          </table:table-cell>
          <table:table-cell table:style-name="ce4" office:value-type="string">
            <text:p>ADELITA</text:p>
          </table:table-cell>
          <table:table-cell office:value-type="float" office:value="2926169.6">
            <text:p>2926169.6</text:p>
          </table:table-cell>
          <table:table-cell office:value-type="float" office:value="1926169.6">
            <text:p>1926169.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ADELA 1.1</text:p>
          </table:table-cell>
          <table:table-cell office:value-type="float" office:value="2909349.6">
            <text:p>2909349.6</text:p>
          </table:table-cell>
          <table:table-cell office:value-type="float" office:value="1909349.6">
            <text:p>1909349.6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ADELITA II</text:p>
          </table:table-cell>
          <table:table-cell office:value-type="float" office:value="2979054">
            <text:p>2979054</text:p>
          </table:table-cell>
          <table:table-cell office:value-type="float" office:value="1979154">
            <text:p>1979154</text:p>
          </table:table-cell>
          <table:table-cell office:value-type="float" office:value="999900">
            <text:p>999900</text:p>
          </table:table-cell>
          <table:table-cell/>
          <table:table-cell office:value-type="float" office:value="999900">
            <text:p>9999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CAYO ARENAS</text:p>
          </table:table-cell>
          <table:table-cell office:value-type="float" office:value="2996106">
            <text:p>2996106</text:p>
          </table:table-cell>
          <table:table-cell office:value-type="float" office:value="1996106">
            <text:p>199610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MANUEL RAUL JIMENEZ FRIAS</text:p>
          </table:table-cell>
          <table:table-cell table:style-name="ce4" office:value-type="string">
            <text:p>3105008019</text:p>
          </table:table-cell>
          <table:table-cell table:style-name="ce4" office:value-type="string">
            <text:p>LA SULTANA DEL MAR</text:p>
          </table:table-cell>
          <table:table-cell office:value-type="float" office:value="3001384">
            <text:p>3001384</text:p>
          </table:table-cell>
          <table:table-cell office:value-type="float" office:value="2001384">
            <text:p>2001384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4" office:value-type="string">
            <text:p>OSCAR VELAZQUEZ VAZQUEZ</text:p>
          </table:table-cell>
          <table:table-cell table:style-name="ce4" office:value-type="string">
            <text:p>2701005403</text:p>
          </table:table-cell>
          <table:table-cell table:style-name="ce4" office:value-type="string">
            <text:p>DON NENE</text:p>
          </table:table-cell>
          <table:table-cell office:value-type="float" office:value="2923026">
            <text:p>2923026</text:p>
          </table:table-cell>
          <table:table-cell office:value-type="float" office:value="193026">
            <text:p>19302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TABASCO</text:p>
          </table:table-cell>
          <table:table-cell table:style-name="ce4" office:value-type="string">
            <text:p>Frontera</text:p>
          </table:table-cell>
          <table:table-cell table:style-name="ce4" office:value-type="string">
            <text:p>OMAR IVAN VELAZQUEZ ENCISO</text:p>
          </table:table-cell>
          <table:table-cell table:style-name="ce4" office:value-type="string">
            <text:p>2701004778</text:p>
          </table:table-cell>
          <table:table-cell table:style-name="ce4" office:value-type="string">
            <text:p>ROY DANIEL</text:p>
          </table:table-cell>
          <table:table-cell office:value-type="float" office:value="2923026">
            <text:p>2923026</text:p>
          </table:table-cell>
          <table:table-cell office:value-type="float" office:value="1923026">
            <text:p>1923026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TIBURON 16</text:p>
          </table:table-cell>
          <table:table-cell office:value-type="float" office:value="1178374.4">
            <text:p>1178374.4</text:p>
          </table:table-cell>
          <table:table-cell office:value-type="float" office:value="670454.4">
            <text:p>670454.4</text:p>
          </table:table-cell>
          <table:table-cell office:value-type="float" office:value="507920">
            <text:p>507920</text:p>
          </table:table-cell>
          <table:table-cell table:number-columns-repeated="4"/>
          <table:table-cell office:value-type="float" office:value="507920">
            <text:p>50792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TIBURON 17</text:p>
          </table:table-cell>
          <table:table-cell office:value-type="float" office:value="1088126.4">
            <text:p>1088126.4</text:p>
          </table:table-cell>
          <table:table-cell office:value-type="float" office:value="619106.4">
            <text:p>619106.4</text:p>
          </table:table-cell>
          <table:table-cell office:value-type="float" office:value="469020">
            <text:p>469020</text:p>
          </table:table-cell>
          <table:table-cell table:number-columns-repeated="4"/>
          <table:table-cell office:value-type="float" office:value="469020">
            <text:p>46902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GRUPO CAZA DE MEXICO S DE</text:p>
          </table:table-cell>
          <table:table-cell table:style-name="ce6" office:value-type="string" table:number-columns-spanned="1" table:number-rows-spanned="2">
            <text:p>3105008258</text:p>
          </table:table-cell>
          <table:table-cell table:style-name="ce4" office:value-type="string">
            <text:p>TIBURON 18</text:p>
          </table:table-cell>
          <table:table-cell office:value-type="float" office:value="1295186.4">
            <text:p>1295186.4</text:p>
          </table:table-cell>
          <table:table-cell office:value-type="float" office:value="736916.4">
            <text:p>736916.4</text:p>
          </table:table-cell>
          <table:table-cell office:value-type="float" office:value="558270">
            <text:p>558270</text:p>
          </table:table-cell>
          <table:table-cell office:value-type="float" office:value="510770">
            <text:p>510770</text:p>
          </table:table-cell>
          <table:table-cell table:number-columns-repeated="3"/>
          <table:table-cell office:value-type="float" office:value="47500">
            <text:p>475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4" office:value-type="string">
            <text:p>RL DE CV</text:p>
          </table:table-cell>
          <table:covered-table-cell/>
          <table:table-cell table:style-name="ce4" office:value-type="string">
            <text:p>TIBURON 19</text:p>
          </table:table-cell>
          <table:table-cell office:value-type="float" office:value="1276974.4">
            <text:p>1276974.4</text:p>
          </table:table-cell>
          <table:table-cell office:value-type="float" office:value="726554.4">
            <text:p>726554.4</text:p>
          </table:table-cell>
          <table:table-cell office:value-type="float" office:value="550420">
            <text:p>550420</text:p>
          </table:table-cell>
          <table:table-cell office:value-type="float" office:value="498320">
            <text:p>498320</text:p>
          </table:table-cell>
          <table:table-cell table:number-columns-repeated="3"/>
          <table:table-cell office:value-type="float" office:value="52100">
            <text:p>521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TIBURON 20</text:p>
          </table:table-cell>
          <table:table-cell office:value-type="float" office:value="2320000">
            <text:p>2320000</text:p>
          </table:table-cell>
          <table:table-cell office:value-type="float" office:value="1320000">
            <text:p>1320000</text:p>
          </table:table-cell>
          <table:table-cell office:value-type="float" office:value="1000000">
            <text:p>1000000</text:p>
          </table:table-cell>
          <table:table-cell office:value-type="float" office:value="787500">
            <text:p>787500</text:p>
          </table:table-cell>
          <table:table-cell table:number-columns-repeated="3"/>
          <table:table-cell office:value-type="float" office:value="212500">
            <text:p>2125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TIBURON 21</text:p>
          </table:table-cell>
          <table:table-cell office:value-type="float" office:value="2320000">
            <text:p>2320000</text:p>
          </table:table-cell>
          <table:table-cell office:value-type="float" office:value="1320000">
            <text:p>1320000</text:p>
          </table:table-cell>
          <table:table-cell office:value-type="float" office:value="1000000">
            <text:p>1000000</text:p>
          </table:table-cell>
          <table:table-cell office:value-type="float" office:value="787500">
            <text:p>787500</text:p>
          </table:table-cell>
          <table:table-cell table:number-columns-repeated="3"/>
          <table:table-cell office:value-type="float" office:value="212500">
            <text:p>2125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SAN RAFAEL X</text:p>
          </table:table-cell>
          <table:table-cell office:value-type="float" office:value="976131.3">
            <text:p>976131.3</text:p>
          </table:table-cell>
          <table:table-cell office:value-type="float" office:value="555385.05">
            <text:p>555385.05</text:p>
          </table:table-cell>
          <table:table-cell office:value-type="float" office:value="420746.25">
            <text:p>420746.25</text:p>
          </table:table-cell>
          <table:table-cell office:value-type="float" office:value="387496.25">
            <text:p>387496.25</text:p>
          </table:table-cell>
          <table:table-cell table:number-columns-repeated="3"/>
          <table:table-cell office:value-type="float" office:value="33250">
            <text:p>3325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MARTHA PATRICIA</text:p>
          </table:table-cell>
          <table:table-cell office:value-type="float" office:value="976464.22">
            <text:p>976464.22</text:p>
          </table:table-cell>
          <table:table-cell office:value-type="float" office:value="555574.47">
            <text:p>555574.47</text:p>
          </table:table-cell>
          <table:table-cell office:value-type="float" office:value="420889.75">
            <text:p>420889.75</text:p>
          </table:table-cell>
          <table:table-cell office:value-type="float" office:value="387639.75">
            <text:p>387639.75</text:p>
          </table:table-cell>
          <table:table-cell table:number-columns-repeated="3"/>
          <table:table-cell office:value-type="float" office:value="33250">
            <text:p>3325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style-name="ce6" office:value-type="string" table:number-columns-spanned="1" table:number-rows-spanned="2">
            <text:p>MARTIN VELAZQUEZ CUEVAS</text:p>
          </table:table-cell>
          <table:table-cell table:style-name="ce6" office:value-type="string" table:number-columns-spanned="1" table:number-rows-spanned="2">
            <text:p>3105002863</text:p>
          </table:table-cell>
          <table:table-cell table:style-name="ce4" office:value-type="string">
            <text:p>GILBERT II</text:p>
          </table:table-cell>
          <table:table-cell office:value-type="float" office:value="1003330.98">
            <text:p>1003330.98</text:p>
          </table:table-cell>
          <table:table-cell office:value-type="float" office:value="570860.73">
            <text:p>570860.73</text:p>
          </table:table-cell>
          <table:table-cell office:value-type="float" office:value="432470.25">
            <text:p>432470.25</text:p>
          </table:table-cell>
          <table:table-cell office:value-type="float" office:value="394470.25">
            <text:p>394470.25</text:p>
          </table:table-cell>
          <table:table-cell table:number-columns-repeated="3"/>
          <table:table-cell office:value-type="float" office:value="38000">
            <text:p>380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covered-table-cell table:number-columns-repeated="2"/>
          <table:table-cell table:style-name="ce4" office:value-type="string">
            <text:p>MARTIN</text:p>
          </table:table-cell>
          <table:table-cell office:value-type="float" office:value="961399.3">
            <text:p>961399.3</text:p>
          </table:table-cell>
          <table:table-cell office:value-type="float" office:value="547003.05">
            <text:p>547003.05</text:p>
          </table:table-cell>
          <table:table-cell office:value-type="float" office:value="414396.25">
            <text:p>414396.25</text:p>
          </table:table-cell>
          <table:table-cell office:value-type="float" office:value="385896.25">
            <text:p>385896.25</text:p>
          </table:table-cell>
          <table:table-cell table:number-columns-repeated="3"/>
          <table:table-cell office:value-type="float" office:value="28500">
            <text:p>285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number-columns-repeated="3"/>
          <table:table-cell table:style-name="ce4" office:value-type="string">
            <text:p>GILBERT VI</text:p>
          </table:table-cell>
          <table:table-cell office:value-type="float" office:value="1152582.38">
            <text:p>1152582.38</text:p>
          </table:table-cell>
          <table:table-cell office:value-type="float" office:value="655779.63">
            <text:p>655779.63</text:p>
          </table:table-cell>
          <table:table-cell office:value-type="float" office:value="496802.75">
            <text:p>496802.75</text:p>
          </table:table-cell>
          <table:table-cell office:value-type="float" office:value="209312.75">
            <text:p>209312.75</text:p>
          </table:table-cell>
          <table:table-cell table:number-columns-repeated="3"/>
          <table:table-cell office:value-type="float" office:value="287490">
            <text:p>28749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LUCIANO JESUS II</text:p>
          </table:table-cell>
          <table:table-cell office:value-type="float" office:value="529314.38">
            <text:p>529314.38</text:p>
          </table:table-cell>
          <table:table-cell office:value-type="float" office:value="301161.63">
            <text:p>301161.63</text:p>
          </table:table-cell>
          <table:table-cell office:value-type="float" office:value="228152.75">
            <text:p>228152.75</text:p>
          </table:table-cell>
          <table:table-cell office:value-type="float" office:value="199652.75">
            <text:p>199652.75</text:p>
          </table:table-cell>
          <table:table-cell table:number-columns-repeated="3"/>
          <table:table-cell office:value-type="float" office:value="28500">
            <text:p>28500</text:p>
          </table:table-cell>
          <table:table-cell table:number-columns-repeated="1010"/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string">
            <text:p>YUCATAN</text:p>
          </table:table-cell>
          <table:table-cell table:style-name="ce4" office:value-type="string">
            <text:p>Progreso</text:p>
          </table:table-cell>
          <table:table-cell table:number-columns-repeated="2"/>
          <table:table-cell table:style-name="ce4" office:value-type="string">
            <text:p>NICTE HA VI</text:p>
          </table:table-cell>
          <table:table-cell office:value-type="float" office:value="968374.38">
            <text:p>968374.38</text:p>
          </table:table-cell>
          <table:table-cell office:value-type="float" office:value="550971.63">
            <text:p>550971.63</text:p>
          </table:table-cell>
          <table:table-cell office:value-type="float" office:value="417402.75">
            <text:p>417402.75</text:p>
          </table:table-cell>
          <table:table-cell office:value-type="float" office:value="384152.75">
            <text:p>384152.75</text:p>
          </table:table-cell>
          <table:table-cell table:number-columns-repeated="3"/>
          <table:table-cell office:value-type="float" office:value="33250">
            <text:p>33250</text:p>
          </table:table-cell>
          <table:table-cell table:number-columns-repeated="1010"/>
        </table:table-row>
        <table:table-row table:style-name="ro1" table:number-rows-repeated="10480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4" table:default-cell-style-name="ce2"/>
        <table:table-column table:style-name="co3" table:default-cell-style-name="ce2"/>
        <table:table-row table:style-name="ro1">
          <table:table-cell table:style-name="ce3" office:value-type="string">
            <text:p>BENEFICIARIO</text:p>
          </table:table-cell>
          <table:table-cell table:style-name="ce1" office:value-type="string">
            <text:p>RNPA</text:p>
          </table:table-cell>
        </table:table-row>
        <table:table-row table:style-name="ro1">
          <table:table-cell table:style-name="ce4" office:value-type="string">
            <text:p>JOSE CRISTOBAL ASCOLANI ROMO</text:p>
          </table:table-cell>
          <table:table-cell office:value-type="float" office:value="203007208">
            <text:p>203007208</text:p>
          </table:table-cell>
        </table:table-row>
        <table:table-row table:style-name="ro1">
          <table:table-cell table:style-name="ce4" office:value-type="string">
            <text:p>DENEBOLA, S.A. DE C.V.</text:p>
          </table:table-cell>
          <table:table-cell office:value-type="float" office:value="203014741">
            <text:p>203014741</text:p>
          </table:table-cell>
        </table:table-row>
        <table:table-row table:style-name="ro1">
          <table:table-cell table:style-name="ce4" office:value-type="string">
            <text:p>TUNIPESCA, S.A. DE C.V.</text:p>
          </table:table-cell>
          <table:table-cell office:value-type="float" office:value="203016316">
            <text:p>203016316</text:p>
          </table:table-cell>
        </table:table-row>
        <table:table-row table:style-name="ro1">
          <table:table-cell table:style-name="ce4" office:value-type="string">
            <text:p>CORPORACION DE ATUNEROS</text:p>
          </table:table-cell>
          <table:table-cell office:value-type="float" office:value="203015953">
            <text:p>203015953</text:p>
          </table:table-cell>
        </table:table-row>
        <table:table-row table:style-name="ro1">
          <table:table-cell table:style-name="ce4" office:value-type="string">
            <text:p>DE ENSENADA, S.A. DE C.V.</text:p>
          </table:table-cell>
          <table:table-cell office:value-type="float" office:value="203015953">
            <text:p>203015953</text:p>
          </table:table-cell>
        </table:table-row>
        <table:table-row table:style-name="ro1">
          <table:table-cell table:style-name="ce4" office:value-type="string">
            <text:p>PESCA AZUL, S.A. DE C.V.</text:p>
          </table:table-cell>
          <table:table-cell table:style-name="ce4" office:value-type="float" office:value="2508011026">
            <text:p>2508011026</text:p>
          </table:table-cell>
        </table:table-row>
        <table:table-row table:style-name="ro1">
          <table:table-cell table:style-name="ce4" office:value-type="string">
            <text:p>MAR DE LA CORINA.S.A. DE C.V</text:p>
          </table:table-cell>
          <table:table-cell office:value-type="float" office:value="203005814">
            <text:p>203005814</text:p>
          </table:table-cell>
        </table:table-row>
        <table:table-row table:style-name="ro1">
          <table:table-cell table:style-name="ce4" office:value-type="string">
            <text:p>ATUNERA PACIFICO NORTE S.A. DE C.V.</text:p>
          </table:table-cell>
          <table:table-cell office:value-type="float" office:value="203015979">
            <text:p>203015979</text:p>
          </table:table-cell>
        </table:table-row>
        <table:table-row table:style-name="ro1">
          <table:table-cell table:style-name="ce4" office:value-type="string">
            <text:p>NAVIERA MEXICANA, SAN BERNARDO, S.A. DE C.V.</text:p>
          </table:table-cell>
          <table:table-cell office:value-type="float" office:value="203004478">
            <text:p>203004478</text:p>
          </table:table-cell>
        </table:table-row>
        <table:table-row table:style-name="ro1">
          <table:table-cell table:style-name="ce4" office:value-type="string">
            <text:p>NAVIERA MEXICANA, SAN BERNARDO, S.A. DE C.V.</text:p>
          </table:table-cell>
          <table:table-cell office:value-type="float" office:value="203004478">
            <text:p>203004478</text:p>
          </table:table-cell>
        </table:table-row>
        <table:table-row table:style-name="ro1">
          <table:table-cell table:style-name="ce4" office:value-type="string">
            <text:p>PESQUERA ISLA DE LA GUARDIA, S.A. DE C.V.</text:p>
          </table:table-cell>
          <table:table-cell office:value-type="float" office:value="203007471">
            <text:p>203007471</text:p>
          </table:table-cell>
        </table:table-row>
        <table:table-row table:style-name="ro1">
          <table:table-cell table:style-name="ce4" office:value-type="string">
            <text:p>PESQUERA NOR-MEX, S.A. DE C.V.</text:p>
          </table:table-cell>
          <table:table-cell office:value-type="float" office:value="203011168">
            <text:p>203011168</text:p>
          </table:table-cell>
        </table:table-row>
        <table:table-row table:style-name="ro1">
          <table:table-cell table:style-name="ce4" office:value-type="string">
            <text:p>TOMAS JOAQUÍN VILLAVICENCIO PERALTA</text:p>
          </table:table-cell>
          <table:table-cell office:value-type="float" office:value="313000085">
            <text:p>313000085</text:p>
          </table:table-cell>
        </table:table-row>
        <table:table-row table:style-name="ro1">
          <table:table-cell table:style-name="ce4" office:value-type="string">
            <text:p>FRANCISCO JORGE MARQUEZ NARVAEZ</text:p>
          </table:table-cell>
          <table:table-cell office:value-type="float" office:value="401006093">
            <text:p>401006093</text:p>
          </table:table-cell>
        </table:table-row>
        <table:table-row table:style-name="ro1">
          <table:table-cell table:style-name="ce4" office:value-type="string">
            <text:p>PROSPECCION PESQUERA DE MEXICO. S.A. DE C.V. -----</text:p>
          </table:table-cell>
          <table:table-cell table:style-name="ce4" office:value-type="float" office:value="401002993">
            <text:p>401002993</text:p>
          </table:table-cell>
        </table:table-row>
        <table:table-row table:style-name="ro1"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</table:table-row>
        <table:table-row table:style-name="ro1"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</table:table-row>
        <table:table-row table:style-name="ro1"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</table:table-row>
        <table:table-row table:style-name="ro1"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</table:table-row>
        <table:table-row table:style-name="ro1"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</table:table-row>
        <table:table-row table:style-name="ro1">
          <table:table-cell table:style-name="ce4" office:value-type="string">
            <text:p>ARMADORES INTERNACIONALES, S.A. DE C.V.</text:p>
          </table:table-cell>
          <table:table-cell table:style-name="ce4" office:value-type="float" office:value="401002910">
            <text:p>401002910</text:p>
          </table:table-cell>
        </table:table-row>
        <table:table-row table:style-name="ro1">
          <table:table-cell table:style-name="ce4" office:value-type="string">
            <text:p>PESQUERA COMERCIAL DE ALTURA DE MEXICO, S.A. DE C.V.</text:p>
          </table:table-cell>
          <table:table-cell office:value-type="float" office:value="401002951">
            <text:p>401002951</text:p>
          </table:table-cell>
        </table:table-row>
        <table:table-row table:style-name="ro1">
          <table:table-cell table:style-name="ce4" office:value-type="string">
            <text:p>CORPORACION PESQUERA CAMPECHANA, S.A. DE C.V.</text:p>
          </table:table-cell>
          <table:table-cell office:value-type="float" office:value="401002944">
            <text:p>401002944</text:p>
          </table:table-cell>
        </table:table-row>
        <table:table-row table:style-name="ro1">
          <table:table-cell table:style-name="ce4" office:value-type="string">
            <text:p>CORPORACION PESQUERA CAMPECHANA, S.A. DE C.V.</text:p>
          </table:table-cell>
          <table:table-cell office:value-type="float" office:value="401002944">
            <text:p>401002944</text:p>
          </table:table-cell>
        </table:table-row>
        <table:table-row table:style-name="ro1">
          <table:table-cell table:style-name="ce4" office:value-type="string">
            <text:p>PESCA MARINA COMERCIAL, S.A. DE C.V.</text:p>
          </table:table-cell>
          <table:table-cell office:value-type="float" office:value="401002969">
            <text:p>401002969</text:p>
          </table:table-cell>
        </table:table-row>
        <table:table-row table:style-name="ro1"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</table:table-row>
        <table:table-row table:style-name="ro1"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</table:table-row>
        <table:table-row table:style-name="ro1"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</table:table-row>
        <table:table-row table:style-name="ro1"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</table:table-row>
        <table:table-row table:style-name="ro1"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</table:table-row>
        <table:table-row table:style-name="ro1"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</table:table-row>
        <table:table-row table:style-name="ro1">
          <table:table-cell table:style-name="ce4" office:value-type="string">
            <text:p>MARNAR DE CAMPECHE, S.A. DE C.V.</text:p>
          </table:table-cell>
          <table:table-cell office:value-type="float" office:value="401002662">
            <text:p>401002662</text:p>
          </table:table-cell>
        </table:table-row>
        <table:table-row table:style-name="ro1"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</table:table-row>
        <table:table-row table:style-name="ro1"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</table:table-row>
        <table:table-row table:style-name="ro1"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</table:table-row>
        <table:table-row table:style-name="ro1"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</table:table-row>
        <table:table-row table:style-name="ro1"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</table:table-row>
        <table:table-row table:style-name="ro1">
          <table:table-cell table:style-name="ce4" office:value-type="string">
            <text:p>PESCASUR, S.A. DE C.V.</text:p>
          </table:table-cell>
          <table:table-cell office:value-type="float" office:value="401002472">
            <text:p>401002472</text:p>
          </table:table-cell>
        </table:table-row>
        <table:table-row table:style-name="ro1"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</table:table-row>
        <table:table-row table:style-name="ro1"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</table:table-row>
        <table:table-row table:style-name="ro1"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</table:table-row>
        <table:table-row table:style-name="ro1"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</table:table-row>
        <table:table-row table:style-name="ro1">
          <table:table-cell table:style-name="ce4" office:value-type="string">
            <text:p>GRUPO PESQUERO OLIMPUS, S.A. DE C.V.</text:p>
          </table:table-cell>
          <table:table-cell office:value-type="float" office:value="402006571">
            <text:p>402006571</text:p>
          </table:table-cell>
        </table:table-row>
        <table:table-row table:style-name="ro1">
          <table:table-cell table:style-name="ce4" office:value-type="string">
            <text:p>NAVIERA ALEJANDRE, S.A. DE C.V.</text:p>
          </table:table-cell>
          <table:table-cell office:value-type="float" office:value="402005276">
            <text:p>402005276</text:p>
          </table:table-cell>
        </table:table-row>
        <table:table-row table:style-name="ro1">
          <table:table-cell table:style-name="ce4" office:value-type="string">
            <text:p>NAVIERA Y PESQUERA CONCORDIA, S.A. DE C.V.</text:p>
          </table:table-cell>
          <table:table-cell office:value-type="float" office:value="401004486">
            <text:p>401004486</text:p>
          </table:table-cell>
        </table:table-row>
        <table:table-row table:style-name="ro1">
          <table:table-cell table:style-name="ce4" office:value-type="string">
            <text:p>LAUREANO JESUS CEBALLOS FUENTES</text:p>
          </table:table-cell>
          <table:table-cell office:value-type="float" office:value="401002837">
            <text:p>401002837</text:p>
          </table:table-cell>
        </table:table-row>
        <table:table-row table:style-name="ro1">
          <table:table-cell table:style-name="ce4" office:value-type="string">
            <text:p>LAUREANO JESUS CEBALLOS FUENTES</text:p>
          </table:table-cell>
          <table:table-cell office:value-type="float" office:value="401002837">
            <text:p>401002837</text:p>
          </table:table-cell>
        </table:table-row>
        <table:table-row table:style-name="ro1">
          <table:table-cell table:style-name="ce4" office:value-type="string">
            <text:p>NAVIERA YARELE, S.A. DE C.V.</text:p>
          </table:table-cell>
          <table:table-cell office:value-type="float" office:value="401002894">
            <text:p>401002894</text:p>
          </table:table-cell>
        </table:table-row>
        <table:table-row table:style-name="ro1">
          <table:table-cell table:style-name="ce4" office:value-type="string">
            <text:p>ACUICOLA LA LAMOSA, S.P.R. DE R.L.</text:p>
          </table:table-cell>
          <table:table-cell table:style-name="ce4" office:value-type="float" office:value="1802002525">
            <text:p>1802002525</text:p>
          </table:table-cell>
        </table:table-row>
        <table:table-row table:style-name="ro1">
          <table:table-cell table:style-name="ce4" office:value-type="string">
            <text:p>CRUSTACEOS Y MARISCOS DEL GOLFO DE TEHUANTEPEC, S.A. DE C.V.</text:p>
          </table:table-cell>
          <table:table-cell table:style-name="ce4" office:value-type="float" office:value="2005004359">
            <text:p>2005004359</text:p>
          </table:table-cell>
        </table:table-row>
        <table:table-row table:style-name="ro1">
          <table:table-cell table:style-name="ce4" office:value-type="string">
            <text:p>FELIPE MATA DOMINGUEZ</text:p>
          </table:table-cell>
          <table:table-cell table:style-name="ce4" office:value-type="float" office:value="2005004417">
            <text:p>2005004417</text:p>
          </table:table-cell>
        </table:table-row>
        <table:table-row table:style-name="ro1">
          <table:table-cell table:style-name="ce4" office:value-type="string">
            <text:p>PESQUERA BRICEMAR, S.A. DE C.V.</text:p>
          </table:table-cell>
          <table:table-cell table:style-name="ce4" office:value-type="float" office:value="2508007941">
            <text:p>2508007941</text:p>
          </table:table-cell>
        </table:table-row>
        <table:table-row table:style-name="ro1">
          <table:table-cell table:style-name="ce4" office:value-type="string">
            <text:p>SOCIEDAD COOPERATIVA CHELELO, S.C.L.</text:p>
          </table:table-cell>
          <table:table-cell table:style-name="ce4" office:value-type="float" office:value="2511001345">
            <text:p>2511001345</text:p>
          </table:table-cell>
        </table:table-row>
        <table:table-row table:style-name="ro1">
          <table:table-cell table:style-name="ce4" office:value-type="string">
            <text:p>SOCIEDAD COOPERATIVA CHELELO, S.C.L.</text:p>
          </table:table-cell>
          <table:table-cell table:style-name="ce4" office:value-type="float" office:value="2511001345">
            <text:p>2511001345</text:p>
          </table:table-cell>
        </table:table-row>
        <table:table-row table:style-name="ro1">
          <table:table-cell table:style-name="ce4" office:value-type="string">
            <text:p>SOCIEDAD COOPERATIVA CHELELO, S.C.L.</text:p>
          </table:table-cell>
          <table:table-cell table:style-name="ce4" office:value-type="float" office:value="2511001345">
            <text:p>2511001345</text:p>
          </table:table-cell>
        </table:table-row>
        <table:table-row table:style-name="ro1">
          <table:table-cell table:style-name="ce4" office:value-type="string">
            <text:p>SOCIEDAD COOPERATIVA CHELELO, S.C.L.</text:p>
          </table:table-cell>
          <table:table-cell table:style-name="ce4" office:value-type="float" office:value="2511001345">
            <text:p>2511001345</text:p>
          </table:table-cell>
        </table:table-row>
        <table:table-row table:style-name="ro1">
          <table:table-cell table:style-name="ce4" office:value-type="string">
            <text:p>MANUEL LÓPEZ JIMÉNEZ</text:p>
          </table:table-cell>
          <table:table-cell table:style-name="ce4" office:value-type="float" office:value="2508005994">
            <text:p>2508005994</text:p>
          </table:table-cell>
        </table:table-row>
        <table:table-row table:style-name="ro1">
          <table:table-cell table:style-name="ce4" office:value-type="string">
            <text:p>PESQUERA ABEL NOE, S.A. DE C.V.</text:p>
          </table:table-cell>
          <table:table-cell table:style-name="ce4" office:value-type="float" office:value="2508007909">
            <text:p>2508007909</text:p>
          </table:table-cell>
        </table:table-row>
        <table:table-row table:style-name="ro1">
          <table:table-cell table:style-name="ce4" office:value-type="string">
            <text:p>PESQUERA ABEL NOE, S.A. DE C.V.</text:p>
          </table:table-cell>
          <table:table-cell table:style-name="ce4" office:value-type="float" office:value="2508007909">
            <text:p>2508007909</text:p>
          </table:table-cell>
        </table:table-row>
        <table:table-row table:style-name="ro1">
          <table:table-cell table:style-name="ce4" office:value-type="string">
            <text:p>PESQUERA ABEL NOE, S.A. DE C.V.</text:p>
          </table:table-cell>
          <table:table-cell table:style-name="ce4" office:value-type="float" office:value="2508007909">
            <text:p>2508007909</text:p>
          </table:table-cell>
        </table:table-row>
        <table:table-row table:style-name="ro1">
          <table:table-cell table:style-name="ce4" office:value-type="string">
            <text:p>PESQUERA ABEL NOE, S.A. DE C.V.</text:p>
          </table:table-cell>
          <table:table-cell table:style-name="ce4" office:value-type="float" office:value="2508007909">
            <text:p>2508007909</text:p>
          </table:table-cell>
        </table:table-row>
        <table:table-row table:style-name="ro1">
          <table:table-cell table:style-name="ce4" office:value-type="string">
            <text:p>PESQUERA MERKABA, S.A. DE C.V.</text:p>
          </table:table-cell>
          <table:table-cell table:style-name="ce4" office:value-type="float" office:value="2508006810">
            <text:p>2508006810</text:p>
          </table:table-cell>
        </table:table-row>
        <table:table-row table:style-name="ro1">
          <table:table-cell table:style-name="ce4" office:value-type="string">
            <text:p>PESQUERA NAVIDAD DEL PACIFICO. S.A. DE C.V.</text:p>
          </table:table-cell>
          <table:table-cell table:style-name="ce4" office:value-type="float" office:value="2508011851">
            <text:p>2508011851</text:p>
          </table:table-cell>
        </table:table-row>
        <table:table-row table:style-name="ro1"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</table:table-row>
        <table:table-row table:style-name="ro1"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</table:table-row>
        <table:table-row table:style-name="ro1"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</table:table-row>
        <table:table-row table:style-name="ro1"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</table:table-row>
        <table:table-row table:style-name="ro1"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</table:table-row>
        <table:table-row table:style-name="ro1">
          <table:table-cell table:style-name="ce4" office:value-type="string">
            <text:p>PESCAMAR DE MANZANILLO, S.A. DE C.V.</text:p>
          </table:table-cell>
          <table:table-cell table:style-name="ce4" office:value-type="float" office:value="601001571">
            <text:p>601001571</text:p>
          </table:table-cell>
        </table:table-row>
        <table:table-row table:style-name="ro1">
          <table:table-cell table:style-name="ce4" office:value-type="string">
            <text:p>PESQUERIA BAHIA DE SANTIAGO, S.A. DE C.V.</text:p>
          </table:table-cell>
          <table:table-cell table:style-name="ce4" office:value-type="float" office:value="2508010556">
            <text:p>2508010556</text:p>
          </table:table-cell>
        </table:table-row>
        <table:table-row table:style-name="ro1">
          <table:table-cell table:style-name="ce4" office:value-type="string">
            <text:p>SOC COOP. DE PROD. PESQ. DE ALTURA RAMON ARMENTA MONTOYA S.C.L.</text:p>
          </table:table-cell>
          <table:table-cell table:style-name="ce4" office:value-type="float" office:value="2511001972">
            <text:p>2511001972</text:p>
          </table:table-cell>
        </table:table-row>
        <table:table-row table:style-name="ro1"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</table:table-row>
        <table:table-row table:style-name="ro1"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</table:table-row>
        <table:table-row table:style-name="ro1"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</table:table-row>
        <table:table-row table:style-name="ro1"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</table:table-row>
        <table:table-row table:style-name="ro1"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</table:table-row>
        <table:table-row table:style-name="ro1">
          <table:table-cell table:style-name="ce4" office:value-type="string">
            <text:p>PESQUERA MONETO, S.A. DE C.V.</text:p>
          </table:table-cell>
          <table:table-cell table:style-name="ce4" office:value-type="float" office:value="2508016843">
            <text:p>2508016843</text:p>
          </table:table-cell>
        </table:table-row>
        <table:table-row table:style-name="ro1">
          <table:table-cell table:style-name="ce6" office:value-type="string" table:number-columns-spanned="1" table:number-rows-spanned="2">
            <text:p>PROCESADORA DE PRODUCTOS DEL MAR CALISA, S.A. DE C.V.</text:p>
          </table:table-cell>
          <table:table-cell table:style-name="ce6" office:value-type="string" table:number-columns-spanned="1" table:number-rows-spanned="2">
            <text:p>2508016850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office:value-type="string">
            <text:p>SOCIEDAD COOPERATIVA DE PRODUCCION DE BIENES Y SERVICIOS GUASAVE CUATROCIENTOS, S.C.L DE C.V.</text:p>
          </table:table-cell>
          <table:table-cell office:value-type="string">
            <text:p>2505001798</text:p>
          </table:table-cell>
        </table:table-row>
        <table:table-row table:style-name="ro1">
          <table:table-cell office:value-type="string">
            <text:p>SOCIEDAD COOPERATIVA DE PRODUCCION DE BIENES Y SERVICIOS GUASAVE CUATROCIENTOS, S.C.L DE C.V.</text:p>
          </table:table-cell>
          <table:table-cell office:value-type="string">
            <text:p>2505001798</text:p>
          </table:table-cell>
        </table:table-row>
        <table:table-row table:style-name="ro1">
          <table:table-cell office:value-type="string">
            <text:p>SOCIEDAD COOPERATIVA DE PRODUCCION DE BIENES Y SERVICIOS GUASAVE CUATROCIENTOS, S.C.L DE C.V.</text:p>
          </table:table-cell>
          <table:table-cell office:value-type="string">
            <text:p>2505001798</text:p>
          </table:table-cell>
        </table:table-row>
        <table:table-row table:style-name="ro1">
          <table:table-cell office:value-type="string">
            <text:p>SOCIEDAD COOPERATIVA DE PRODUCCION DE BIENES Y SERVICIOS GUASAVE CUATROCIENTOS, S.C.L DE C.V.</text:p>
          </table:table-cell>
          <table:table-cell office:value-type="string">
            <text:p>2505001798</text:p>
          </table:table-cell>
        </table:table-row>
        <table:table-row table:style-name="ro1">
          <table:table-cell table:style-name="ce4" office:value-type="string">
            <text:p>ADRIAN ALBERTO ELLIS ESPINOZA</text:p>
          </table:table-cell>
          <table:table-cell table:style-name="ce4" office:value-type="string">
            <text:p>2609002015</text:p>
          </table:table-cell>
        </table:table-row>
        <table:table-row table:style-name="ro1"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</table:table-row>
        <table:table-row table:style-name="ro1"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</table:table-row>
        <table:table-row table:style-name="ro1"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</table:table-row>
        <table:table-row table:style-name="ro1"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</table:table-row>
        <table:table-row table:style-name="ro1"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</table:table-row>
        <table:table-row table:style-name="ro1"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</table:table-row>
        <table:table-row table:style-name="ro1">
          <table:table-cell table:style-name="ce4" office:value-type="string">
            <text:p>MAZ SARDINA, S.A. DE C.V.</text:p>
          </table:table-cell>
          <table:table-cell table:style-name="ce4" office:value-type="string">
            <text:p>2508009525</text:p>
          </table:table-cell>
        </table:table-row>
        <table:table-row table:style-name="ro1">
          <table:table-cell table:style-name="ce5" table:number-columns-spanned="1" table:number-rows-spanned="3"/>
          <table:table-cell table:style-name="ce5" table:number-columns-spanned="1" table:number-rows-spanned="3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3">
            <text:p>COMERCIALIZADORA DE MARISCOS MARIA ELISA, S.A. DE C.V.</text:p>
          </table:table-cell>
          <table:table-cell table:style-name="ce6" office:value-type="string" table:number-columns-spanned="1" table:number-rows-spanned="3">
            <text:p>2508016017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JESUS ELIGIO MEZA</text:p>
          </table:table-cell>
          <table:table-cell table:style-name="ce4" office:value-type="string">
            <text:p>2507002513</text:p>
          </table:table-cell>
        </table:table-row>
        <table:table-row table:style-name="ro1">
          <table:table-cell table:style-name="ce4" office:value-type="string">
            <text:p>PESQUERA, GAMOSO, S.A. DE C.V.</text:p>
          </table:table-cell>
          <table:table-cell table:style-name="ce4" office:value-type="string">
            <text:p>2508016041</text:p>
          </table:table-cell>
        </table:table-row>
        <table:table-row table:style-name="ro1">
          <table:table-cell table:style-name="ce6" office:value-type="string" table:number-columns-spanned="1" table:number-rows-spanned="3">
            <text:p>SOCIEDAD COOPERATIVA DE PRODUCCIÓN PESQUERA SUCETT, S. DE R. L DE C.V.</text:p>
          </table:table-cell>
          <table:table-cell table:style-name="ce6" office:value-type="string" table:number-columns-spanned="1" table:number-rows-spanned="3">
            <text:p>2501101790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3">
            <text:p>FREDDIE AVILA, S.A. DE C.V.</text:p>
          </table:table-cell>
          <table:table-cell table:style-name="ce6" office:value-type="string" table:number-columns-spanned="1" table:number-rows-spanned="3">
            <text:p>2508007073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PESQUERA FRIGORIFICOS LIZARRAGA, S.A. DE C.V.</text:p>
          </table:table-cell>
          <table:table-cell table:style-name="ce4" office:value-type="string">
            <text:p>2508006234</text:p>
          </table:table-cell>
        </table:table-row>
        <table:table-row table:style-name="ro1">
          <table:table-cell table:style-name="ce6" office:value-type="string" table:number-columns-spanned="1" table:number-rows-spanned="2">
            <text:p>PESQUERA LENA, S.A. DE C.V.</text:p>
          </table:table-cell>
          <table:table-cell table:style-name="ce6" office:value-type="string" table:number-columns-spanned="1" table:number-rows-spanned="2">
            <text:p>250800682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3">
            <text:p>SOCIEDAD COOPERATIVA DE PRODUCCIÓN PESQUERA PESCADORES DEL FARALLON, S.C.L.</text:p>
          </table:table-cell>
          <table:table-cell table:style-name="ce6" office:value-type="string" table:number-columns-spanned="1" table:number-rows-spanned="3">
            <text:p>2511000099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ATUNES, S.A. DE C.V.</text:p>
          </table:table-cell>
          <table:table-cell table:style-name="ce6" office:value-type="string" table:number-columns-spanned="1" table:number-rows-spanned="2">
            <text:p>2508016140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PESQUERA QUICHO, SOCIEDAD COOPERATIVA DE</text:p>
          </table:table-cell>
          <table:table-cell table:style-name="ce4" office:value-type="string">
            <text:p>2507004600</text:p>
          </table:table-cell>
        </table:table-row>
        <table:table-row table:style-name="ro1">
          <table:table-cell table:style-name="ce4" office:value-type="string">
            <text:p>PESQUERA NADIA, S.A. DE C.V.</text:p>
          </table:table-cell>
          <table:table-cell table:style-name="ce4" office:value-type="string">
            <text:p>2508006398</text:p>
          </table:table-cell>
        </table:table-row>
        <table:table-row table:style-name="ro1">
          <table:table-cell table:style-name="ce4" office:value-type="string">
            <text:p>PESQUERA JAHAIRA,S.A. DE C.V.</text:p>
          </table:table-cell>
          <table:table-cell table:style-name="ce4" office:value-type="string">
            <text:p>2508009897</text:p>
          </table:table-cell>
        </table:table-row>
        <table:table-row table:style-name="ro1">
          <table:table-cell table:style-name="ce4" office:value-type="string">
            <text:p>PESQUERA MARIA ROSA S.A. DE C.V.</text:p>
          </table:table-cell>
          <table:table-cell table:style-name="ce4" office:value-type="string">
            <text:p>2508011205</text:p>
          </table:table-cell>
        </table:table-row>
        <table:table-row table:style-name="ro1">
          <table:table-cell table:style-name="ce5" table:number-columns-spanned="1" table:number-rows-spanned="6"/>
          <table:table-cell table:style-name="ce5" table:number-columns-spanned="1" table:number-rows-spanned="6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17">
            <text:p>PESQUERA AXELS, S.A. DE C.V.</text:p>
          </table:table-cell>
          <table:table-cell table:style-name="ce6" office:value-type="string" table:number-columns-spanned="1" table:number-rows-spanned="17">
            <text:p>2508009053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3">
            <text:p>PESQUERA NAOMI, S.A. DE C.V.</text:p>
          </table:table-cell>
          <table:table-cell table:style-name="ce6" office:value-type="string" table:number-columns-spanned="1" table:number-rows-spanned="3">
            <text:p>2508010762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SAUL GABRIEL DIAZ VEGA</text:p>
          </table:table-cell>
          <table:table-cell table:style-name="ce4" office:value-type="string">
            <text:p>2511001691</text:p>
          </table:table-cell>
        </table:table-row>
        <table:table-row table:style-name="ro1">
          <table:table-cell table:style-name="ce4" office:value-type="string">
            <text:p>PESQUERA SERGIO MAR, S.A. DE C.V.</text:p>
          </table:table-cell>
          <table:table-cell table:style-name="ce4" office:value-type="string">
            <text:p>2508006224</text:p>
          </table:table-cell>
        </table:table-row>
        <table:table-row table:style-name="ro1" table:number-rows-repeated="6">
          <table:table-cell table:style-name="ce4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>
            <text:p>PESCA INTEGRA DE ALTAMAR,</text:p>
          </table:table-cell>
          <table:table-cell/>
        </table:table-row>
        <table:table-row table:style-name="ro1">
          <table:table-cell table:style-name="ce4" office:value-type="string">
            <text:p>S.A. DE C.V.</text:p>
          </table:table-cell>
          <table:table-cell/>
        </table:table-row>
        <table:table-row table:style-name="ro1" table:number-rows-repeated="17">
          <table:table-cell table:number-columns-repeated="2"/>
        </table:table-row>
        <table:table-row table:style-name="ro1">
          <table:table-cell table:style-name="ce4" office:value-type="string">
            <text:p>PESQUERA JUSAJELI, S.A. DE</text:p>
          </table:table-cell>
          <table:table-cell/>
        </table:table-row>
        <table:table-row table:style-name="ro1">
          <table:table-cell table:style-name="ce4" office:value-type="string">
            <text:p>C.V.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4" office:value-type="string">
            <text:p>EXPORTACION MARINA, S.A. DE C.V.</text:p>
          </table:table-cell>
          <table:table-cell table:style-name="ce4" office:value-type="string">
            <text:p>2508003593</text:p>
          </table:table-cell>
        </table:table-row>
        <table:table-row table:style-name="ro1">
          <table:table-cell table:style-name="ce4" office:value-type="string">
            <text:p>PESQUERA CERRO DÉ LACRÜZ, S.A. DE C.V.</text:p>
          </table:table-cell>
          <table:table-cell table:style-name="ce4" office:value-type="string">
            <text:p>2508007685</text:p>
          </table:table-cell>
        </table:table-row>
        <table:table-row table:style-name="ro1">
          <table:table-cell table:style-name="ce4" office:value-type="string">
            <text:p>PESQUERA SEJOMAR, S.A. DE C.V.</text:p>
          </table:table-cell>
          <table:table-cell table:style-name="ce4" office:value-type="string">
            <text:p>2508010515</text:p>
          </table:table-cell>
        </table:table-row>
        <table:table-row table:style-name="ro1">
          <table:table-cell table:style-name="ce4" office:value-type="string">
            <text:p>PESQUERA BAHIA DE MATANCHEN, S.A. DE C.V.</text:p>
          </table:table-cell>
          <table:table-cell table:style-name="ce4" office:value-type="string">
            <text:p>2508006786</text:p>
          </table:table-cell>
        </table:table-row>
        <table:table-row table:style-name="ro1">
          <table:table-cell table:style-name="ce4" office:value-type="string">
            <text:p>PESQUERA ARMATEL, S.A. DE C.V.</text:p>
          </table:table-cell>
          <table:table-cell table:style-name="ce4" office:value-type="string">
            <text:p>2508010168</text:p>
          </table:table-cell>
        </table:table-row>
        <table:table-row table:style-name="ro1">
          <table:table-cell table:style-name="ce4" office:value-type="string">
            <text:p>PESQUERA BECERRA S.A. DE C.V.</text:p>
          </table:table-cell>
          <table:table-cell table:style-name="ce4" office:value-type="string">
            <text:p>2508016900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2">
          <table:table-cell table:style-name="ce4" office:value-type="string">
            <text:p>DccrA iMnucTDiAi n/iAonc</text:p>
          </table:table-cell>
          <table:table-cell/>
        </table:table-row>
        <table:table-row table:style-name="ro1">
          <table:table-cell table:style-name="ce6" office:value-type="string" table:number-columns-spanned="1" table:number-rows-spanned="2">
            <text:p>S.A. DE C.V.</text:p>
          </table:table-cell>
          <table:table-cell table:style-name="ce4" office:value-type="string">
            <text:p>2508005382</text:p>
          </table:table-cell>
        </table:table-row>
        <table:table-row table:style-name="ro1">
          <table:covered-table-cell/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 table:style-name="ce4" office:value-type="string">
            <text:p>OPERADORA MARITIMA, S.A.</text:p>
          </table:table-cell>
          <table:table-cell/>
        </table:table-row>
        <table:table-row table:style-name="ro1">
          <table:table-cell table:style-name="ce4" office:value-type="string">
            <text:p>DE C.V.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4" office:value-type="string">
            <text:p>.</text:p>
          </table:table-cell>
          <table:table-cell table:style-name="ce4" office:value-type="string">
            <text:p>—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8">
            <text:p>PESQUERA JALILI, S.A. DE C.V.</text:p>
          </table:table-cell>
          <table:table-cell table:style-name="ce6" office:value-type="string" table:number-columns-spanned="1" table:number-rows-spanned="8">
            <text:p>2508005879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3">
            <text:p>ALMACENES CONGELADOS S.A. DE C.V</text:p>
          </table:table-cell>
          <table:table-cell table:style-name="ce6" office:value-type="string" table:number-columns-spanned="1" table:number-rows-spanned="3">
            <text:p>2508005069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3">
            <text:p>EUROPESCA S.A. DE C.V.</text:p>
          </table:table-cell>
          <table:table-cell table:style-name="ce6" office:value-type="string" table:number-columns-spanned="1" table:number-rows-spanned="3">
            <text:p>2508011240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PESCAMIL, S.A. DE C.V.</text:p>
          </table:table-cell>
          <table:table-cell table:style-name="ce4" office:value-type="string">
            <text:p>2508005861</text:p>
          </table:table-cell>
        </table:table-row>
        <table:table-row table:style-name="ro1">
          <table:table-cell table:style-name="ce6" office:value-type="string" table:number-columns-spanned="1" table:number-rows-spanned="2">
            <text:p>ACUICOLA DON CHICO S.P.R. DE R.l.</text:p>
          </table:table-cell>
          <table:table-cell table:style-name="ce6" office:value-type="string" table:number-columns-spanned="1" table:number-rows-spanned="2">
            <text:p>2505004263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6">
            <text:p>PESQUERA DON FILEMON,S.A. DE C.V.</text:p>
          </table:table-cell>
          <table:table-cell table:style-name="ce6" office:value-type="string" table:number-columns-spanned="1" table:number-rows-spanned="6">
            <text:p>2508005705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10">
            <text:p>PESQUERIA 15 DE SEPTIEMBRE, S.A. DE C.V.</text:p>
          </table:table-cell>
          <table:table-cell table:style-name="ce6" office:value-type="string" table:number-columns-spanned="1" table:number-rows-spanned="10">
            <text:p>250800564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MAXIMINO SOBERANES CASTRO</text:p>
          </table:table-cell>
          <table:table-cell table:style-name="ce4" office:value-type="string">
            <text:p>2511001436</text:p>
          </table:table-cell>
        </table:table-row>
        <table:table-row table:style-name="ro1">
          <table:table-cell table:style-name="ce4" office:value-type="string">
            <text:p>TRABAJADORES DEL OCEANO PACIFICO, S.C. DE P. DE R.L. DE C.V.</text:p>
          </table:table-cell>
          <table:table-cell table:style-name="ce4" office:value-type="string">
            <text:p>2508016298</text:p>
          </table:table-cell>
        </table:table-row>
        <table:table-row table:style-name="ro1">
          <table:table-cell table:style-name="ce6" office:value-type="string" table:number-columns-spanned="1" table:number-rows-spanned="2">
            <text:p>PESQUERA CARRILLO, S.A. DE C.V.</text:p>
          </table:table-cell>
          <table:table-cell table:style-name="ce6" office:value-type="string" table:number-columns-spanned="1" table:number-rows-spanned="2">
            <text:p>2508008485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PESQUERA TAPILU, S.A. DE C.V.</text:p>
          </table:table-cell>
          <table:table-cell table:style-name="ce4" office:value-type="string">
            <text:p>25080067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1" table:number-rows-spanned="2">
            <text:p><text:s/>CEC» . ■ 2508008477</text:p>
          </table:table-cell>
        </table:table-row>
        <table:table-row table:style-name="ro1">
          <table:table-cell table:style-name="ce4" office:value-type="string">
            <text:p>PESQUERA CINDY,S.A. DE C.V</text:p>
          </table:table-cell>
          <table:covered-table-cell/>
        </table:table-row>
        <table:table-row table:style-name="ro1">
          <table:table-cell table:style-name="ce4" office:value-type="string">
            <text:p>PESQUERA ZULEMA, S.A. DE C.V.</text:p>
          </table:table-cell>
          <table:table-cell table:style-name="ce4" office:value-type="string">
            <text:p>25080008S0</text:p>
          </table:table-cell>
        </table:table-row>
        <table:table-row table:style-name="ro1">
          <table:table-cell table:style-name="ce6" office:value-type="string" table:number-columns-spanned="1" table:number-rows-spanned="2">
            <text:p>PESQUERA LESLIE, S.A. DE C.V.</text:p>
          </table:table-cell>
          <table:table-cell/>
        </table:table-row>
        <table:table-row table:style-name="ro1">
          <table:covered-table-cell/>
          <table:table-cell/>
        </table:table-row>
        <table:table-row table:style-name="ro1">
          <table:table-cell table:style-name="ce6" office:value-type="string" table:number-columns-spanned="1" table:number-rows-spanned="2">
            <text:p>PESQUERA MAZATLECOS, S.A. DE C.V.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2508009070</text:p>
          </table:table-cell>
        </table:table-row>
        <table:table-row table:style-name="ro1">
          <table:table-cell table:style-name="ce4" office:value-type="string">
            <text:p>EL ALMEJÓN AUSTRAL, S.C. DE R.L. DE C.V.</text:p>
          </table:table-cell>
          <table:table-cell table:style-name="ce4" office:value-type="string">
            <text:p>26071000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BM BARCOS CAMARONEROS,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260760370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>
            <text:p>GREGORIO HERNANDEZ JAIME</text:p>
          </table:table-cell>
          <table:table-cell table:style-name="ce4" office:value-type="string">
            <text:p>2607004054</text:p>
          </table:table-cell>
        </table:table-row>
        <table:table-row table:style-name="ro1">
          <table:table-cell table:style-name="ce4" office:value-type="string">
            <text:p>ANA GABRIELA MORENO OZUNA</text:p>
          </table:table-cell>
          <table:table-cell table:style-name="ce4" office:value-type="string">
            <text:p>2607003528</text:p>
          </table:table-cell>
        </table:table-row>
        <table:table-row table:style-name="ro1">
          <table:table-cell table:style-name="ce4" office:value-type="string">
            <text:p>ADRIANA OLIVIA GARCIA GARCIA •</text:p>
          </table:table-cell>
          <table:table-cell table:style-name="ce4" office:value-type="string">
            <text:p>2607003916</text:p>
          </table:table-cell>
        </table:table-row>
        <table:table-row table:style-name="ro1">
          <table:table-cell table:style-name="ce4" office:value-type="string">
            <text:p>PESQUERA OJEDA Y PAYAN,</text:p>
          </table:table-cell>
          <table:table-cell/>
        </table:table-row>
        <table:table-row table:style-name="ro1">
          <table:table-cell table:style-name="ce4" office:value-type="string">
            <text:p>S.A. DE C.V.</text:p>
          </table:table-cell>
          <table:table-cell/>
        </table:table-row>
        <table:table-row table:style-name="ro1">
          <table:table-cell table:style-name="ce4" office:value-type="string">
            <text:p>MONICA ANGELINA HERNANDEZ SILLAS</text:p>
          </table:table-cell>
          <table:table-cell table:style-name="ce4" office:value-type="string">
            <text:p>2607004401</text:p>
          </table:table-cell>
        </table:table-row>
        <table:table-row table:style-name="ro1">
          <table:table-cell table:style-name="ce4" office:value-type="string">
            <text:p>JORGE OCTAVIO GONZALEZ MACIAS</text:p>
          </table:table-cell>
          <table:table-cell table:style-name="ce4" office:value-type="string">
            <text:p>2607003874</text:p>
          </table:table-cell>
        </table:table-row>
        <table:table-row table:style-name="ro1">
          <table:table-cell table:style-name="ce4" office:value-type="string">
            <text:p>HUGO ALBERTO GONZALEZ MACIAS_______</text:p>
          </table:table-cell>
          <table:table-cell table:style-name="ce4" office:value-type="string">
            <text:p>2607004179</text:p>
          </table:table-cell>
        </table:table-row>
        <table:table-row table:style-name="ro1">
          <table:table-cell table:style-name="ce6" office:value-type="string" table:number-columns-spanned="1" table:number-rows-spanned="3">
            <text:p>JOSE ALFREDO MUNGUIA FERNANDEZ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2607003890</text:p>
          </table:table-cell>
        </table:table-row>
        <table:table-row table:style-name="ro1">
          <table:covered-table-cell/>
          <table:table-cell/>
        </table:table-row>
        <table:table-row table:style-name="ro1">
          <table:table-cell table:style-name="ce4" office:value-type="string">
            <text:p>JORGE FRANCISCO MENDOZA</text:p>
          </table:table-cell>
          <table:table-cell/>
        </table:table-row>
        <table:table-row table:style-name="ro1">
          <table:table-cell table:style-name="ce4" office:value-type="string">
            <text:p>RAMIREZ</text:p>
          </table:table-cell>
          <table:table-cell/>
        </table:table-row>
        <table:table-row table:style-name="ro1">
          <table:table-cell table:style-name="ce4" office:value-type="string">
            <text:p>PESQUERA PROESA, S.A. DE C.V.</text:p>
          </table:table-cell>
          <table:table-cell office:value-type="float" office:value="203012414">
            <text:p>203012414</text:p>
          </table:table-cell>
        </table:table-row>
        <table:table-row table:style-name="ro1">
          <table:table-cell table:style-name="ce4" office:value-type="string">
            <text:p>HERNANDEZ Y PTANIK, S.A. DE C.V.</text:p>
          </table:table-cell>
          <table:table-cell office:value-type="float" office:value="203126560">
            <text:p>203126560</text:p>
          </table:table-cell>
        </table:table-row>
        <table:table-row table:style-name="ro1">
          <table:table-cell table:style-name="ce6" office:value-type="string" table:number-columns-spanned="1" table:number-rows-spanned="3">
            <text:p>ORFESA DEL MAR DE CORTEZ, S.A. DE C.V.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2607003700</text:p>
          </table:table-cell>
        </table:table-row>
        <table:table-row table:style-name="ro1">
          <table:covered-table-cell/>
          <table:table-cell/>
        </table:table-row>
        <table:table-row table:style-name="ro1">
          <table:table-cell table:style-name="ce4" office:value-type="string">
            <text:p>SAUL CARRILLO GUZMAN</text:p>
          </table:table-cell>
          <table:table-cell table:style-name="ce4" office:value-type="string">
            <text:p>2607100100</text:p>
          </table:table-cell>
        </table:table-row>
        <table:table-row table:style-name="ro1">
          <table:table-cell table:style-name="ce4" office:value-type="string">
            <text:p>MIGUEL ANGEL ANGULO ANGULO</text:p>
          </table:table-cell>
          <table:table-cell table:style-name="ce4" office:value-type="string">
            <text:p>2607004369</text:p>
          </table:table-cell>
        </table:table-row>
        <table:table-row table:style-name="ro1">
          <table:table-cell table:style-name="ce4" office:value-type="string">
            <text:p>DANIEL BELLOT GORTAREZ</text:p>
          </table:table-cell>
          <table:table-cell table:style-name="ce4" office:value-type="string">
            <text:p>2607603111</text:p>
          </table:table-cell>
        </table:table-row>
        <table:table-row table:style-name="ro2">
          <table:table-cell table:style-name="ce4" office:value-type="string">
            <text:p>OCCnilCDA DIAVTI A CA r»C</text:p>
          </table:table-cell>
          <table:table-cell/>
        </table:table-row>
        <table:table-row table:style-name="ro1">
          <table:table-cell table:style-name="ce6" office:value-type="string" table:number-columns-spanned="1" table:number-rows-spanned="2">
            <text:p>C.V.</text:p>
          </table:table-cell>
          <table:table-cell table:style-name="ce6" office:value-type="string" table:number-columns-spanned="1" table:number-rows-spanned="2">
            <text:p>2607004385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8">
            <text:p>PESQUERA MERAZ, S.A. DE C.V.</text:p>
          </table:table-cell>
          <table:table-cell table:style-name="ce6" office:value-type="string" table:number-columns-spanned="1" table:number-rows-spanned="8">
            <text:p>2603007499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6">
            <text:p>PESQUERA SELECTA DE GUAYMAS, S.A. DE C.V.</text:p>
          </table:table-cell>
          <table:table-cell table:style-name="ce6" office:value-type="string" table:number-columns-spanned="1" table:number-rows-spanned="6">
            <text:p>2604007720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14">
            <text:p>PESQUERA SON MAR DEL PACIFICO, S.A. DE C.V.</text:p>
          </table:table-cell>
          <table:table-cell table:style-name="ce6" office:value-type="string" table:number-columns-spanned="1" table:number-rows-spanned="14">
            <text:p>2604009171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4">
            <text:p>PESQUERA NUEVA, S.A. DE C.V.</text:p>
          </table:table-cell>
          <table:table-cell table:style-name="ce6" office:value-type="string" table:number-columns-spanned="1" table:number-rows-spanned="4">
            <text:p>2604011300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ELECTA DE GUAYMAS, S.A. DE r \/</text:p>
          </table:table-cell>
          <table:table-cell table:style-name="ce6" office:value-type="string" table:number-columns-spanned="1" table:number-rows-spanned="2">
            <text:p>2604007704</text:p>
          </table:table-cell>
        </table:table-row>
        <table:table-row table:style-name="ro1">
          <table:covered-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SARDINEROS LA PITAHAYOSA,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260461001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4" office:value-type="string">
            <text:p>PESQUERA DELLY, S.A. DE C.V.</text:p>
          </table:table-cell>
          <table:table-cell table:style-name="ce4" office:value-type="string">
            <text:p>2604007811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4" office:value-type="string">
            <text:p>PESQUERA SIGLO, S.A. DE C.V.</text:p>
          </table:table-cell>
          <table:table-cell table:style-name="ce4" office:value-type="string">
            <text:p>2604009452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4" office:value-type="string">
            <text:p>PESQUERA ASTORGA, S.A. DE</text:p>
          </table:table-cell>
          <table:table-cell/>
        </table:table-row>
        <table:table-row table:style-name="ro1">
          <table:table-cell table:style-name="ce4" office:value-type="string">
            <text:p>C.V.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4" office:value-type="string">
            <text:p>JAIME OTHON VENTURA . MICHEL</text:p>
          </table:table-cell>
          <table:table-cell table:style-name="ce4" office:value-type="string">
            <text:p><text:span text:style-name="T2">—</text:span><text:span text:style-name="T1"> </text:span><text:span text:style-name="T1">2604001848</text:span></text:p>
          </table:table-cell>
        </table:table-row>
        <table:table-row table:style-name="ro1">
          <table:table-cell table:style-name="ce4" office:value-type="string">
            <text:p>PESQUERA MARTINEZ LARA, S.A. DE C.V.</text:p>
          </table:table-cell>
          <table:table-cell table:style-name="ce4" office:value-type="string">
            <text:p>260400786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4" office:value-type="string">
            <text:p>INVERSIONES BACOCHIBAMPO,</text:p>
          </table:table-cell>
          <table:table-cell/>
        </table:table-row>
        <table:table-row table:style-name="ro1">
          <table:table-cell table:style-name="ce4" office:value-type="string">
            <text:p>S.A. DE C.V.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4" office:value-type="string">
            <text:p>MARIA DEL ROSARIO SALAS GALAVIZ</text:p>
          </table:table-cell>
          <table:table-cell table:style-name="ce4" office:value-type="string">
            <text:p>2604001400</text:p>
          </table:table-cell>
        </table:table-row>
        <table:table-row table:style-name="ro1">
          <table:table-cell table:style-name="ce4" office:value-type="string">
            <text:p>ROSA MARIA CARREON HIGUERA</text:p>
          </table:table-cell>
          <table:table-cell table:style-name="ce4" office:value-type="string">
            <text:p>2604006003</text:p>
          </table:table-cell>
        </table:table-row>
        <table:table-row table:style-name="ro1">
          <table:table-cell table:style-name="ce4" office:value-type="string">
            <text:p>MIGUEL FRANCISCO RODRIGUEZ ENCINAS</text:p>
          </table:table-cell>
          <table:table-cell table:style-name="ce4" office:value-type="string">
            <text:p>2604006599</text:p>
          </table:table-cell>
        </table:table-row>
        <table:table-row table:style-name="ro1">
          <table:table-cell table:style-name="ce4" office:value-type="string">
            <text:p>SILVIA LILLIAN PEREZ ESQUIVEL</text:p>
          </table:table-cell>
          <table:table-cell table:style-name="ce4" office:value-type="string">
            <text:p>2604011133</text:p>
          </table:table-cell>
        </table:table-row>
        <table:table-row table:style-name="ro1">
          <table:table-cell table:style-name="ce6" office:value-type="string" table:number-columns-spanned="1" table:number-rows-spanned="3">
            <text:p>PESQUERA CASTA, S.A. DE C.V.</text:p>
          </table:table-cell>
          <table:table-cell table:style-name="ce6" office:value-type="string" table:number-columns-spanned="1" table:number-rows-spanned="3">
            <text:p>2604008322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SOFIA BENCOMO PEREZ</text:p>
          </table:table-cell>
          <table:table-cell table:style-name="ce4" office:value-type="string">
            <text:p>2604609947</text:p>
          </table:table-cell>
        </table:table-row>
        <table:table-row table:style-name="ro1">
          <table:table-cell table:style-name="ce6" office:value-type="string" table:number-columns-spanned="1" table:number-rows-spanned="3">
            <text:p>SARDISON, S.A. DE C.V.</text:p>
          </table:table-cell>
          <table:table-cell table:style-name="ce6" office:value-type="string" table:number-columns-spanned="1" table:number-rows-spanned="3">
            <text:p>260461163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GONZALO MENDEZ DE LA CRUZ</text:p>
          </table:table-cell>
          <table:table-cell table:style-name="ce4" office:value-type="string">
            <text:p>2607003692</text:p>
          </table:table-cell>
        </table:table-row>
        <table:table-row table:style-name="ro1">
          <table:table-cell table:style-name="ce4" office:value-type="string">
            <text:p>JOSE L. MONTIJO DOMINGUEZ</text:p>
          </table:table-cell>
          <table:table-cell table:style-name="ce4" office:value-type="string">
            <text:p>2607003130</text:p>
          </table:table-cell>
        </table:table-row>
        <table:table-row table:style-name="ro1">
          <table:table-cell table:style-name="ce4" office:value-type="string">
            <text:p>GREGORIO ESCOBEDO MONTANO</text:p>
          </table:table-cell>
          <table:table-cell table:style-name="ce4" office:value-type="string">
            <text:p>2607004393</text:p>
          </table:table-cell>
        </table:table-row>
        <table:table-row table:style-name="ro1">
          <table:table-cell table:style-name="ce4" office:value-type="string">
            <text:p>HIRAM CERVANTES SANCHEZ</text:p>
          </table:table-cell>
          <table:table-cell table:style-name="ce4" office:value-type="string">
            <text:p>2604009049</text:p>
          </table:table-cell>
        </table:table-row>
        <table:table-row table:style-name="ro1">
          <table:table-cell table:style-name="ce4" office:value-type="string">
            <text:p>PESQUERA PTACNIK PTACNIK, S.A. DE C.V.</text:p>
          </table:table-cell>
          <table:table-cell office:value-type="float" office:value="203126784">
            <text:p>203126784</text:p>
          </table:table-cell>
        </table:table-row>
        <table:table-row table:style-name="ro1">
          <table:table-cell table:style-name="ce6" office:value-type="string" table:number-columns-spanned="1" table:number-rows-spanned="6">
            <text:p>PESQUERA COSTA ROCA, S.A. DE C.V.</text:p>
          </table:table-cell>
          <table:table-cell table:style-name="ce6" office:value-type="string" table:number-columns-spanned="1" table:number-rows-spanned="6">
            <text:p>2604011565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PESQUERA GLEDAMAR, S.A. DE C.V.</text:p>
          </table:table-cell>
          <table:table-cell table:style-name="ce4" office:value-type="string">
            <text:p>2604011581</text:p>
          </table:table-cell>
        </table:table-row>
        <table:table-row table:style-name="ro1">
          <table:table-cell table:style-name="ce6" office:value-type="string" table:number-columns-spanned="1" table:number-rows-spanned="2">
            <text:p>LORENZO DE CIMA DWORAK</text:p>
          </table:table-cell>
          <table:table-cell table:style-name="ce6" office:value-type="string" table:number-columns-spanned="1" table:number-rows-spanned="2">
            <text:p>260400645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PESQUERA DENNY, S.A. DE C.V.</text:p>
          </table:table-cell>
          <table:table-cell table:style-name="ce4" office:value-type="string">
            <text:p>2604007803</text:p>
          </table:table-cell>
        </table:table-row>
        <table:table-row table:style-name="ro1">
          <table:table-cell table:style-name="ce4" office:value-type="string">
            <text:p>PEDRO HERNANDEZ ROBLES</text:p>
          </table:table-cell>
          <table:table-cell table:style-name="ce4" office:value-type="string">
            <text:p>2604010609</text:p>
          </table:table-cell>
        </table:table-row>
        <table:table-row table:style-name="ro1">
          <table:table-cell table:style-name="ce6" office:value-type="string" table:number-columns-spanned="1" table:number-rows-spanned="2">
            <text:p>PESQUERA HIPON, S.A. DE C.V.</text:p>
          </table:table-cell>
          <table:table-cell table:style-name="ce6" office:value-type="string" table:number-columns-spanned="1" table:number-rows-spanned="2">
            <text:p>260401145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ANTONIA APODACA RIVERA</text:p>
          </table:table-cell>
          <table:table-cell table:style-name="ce4" office:value-type="string">
            <text:p>2604010716</text:p>
          </table:table-cell>
        </table:table-row>
        <table:table-row table:style-name="ro1">
          <table:table-cell table:style-name="ce4" office:value-type="string">
            <text:p>ENEDINA GASTELUM COTA</text:p>
          </table:table-cell>
          <table:table-cell table:style-name="ce4" office:value-type="string">
            <text:p>2604008082</text:p>
          </table:table-cell>
        </table:table-row>
        <table:table-row table:style-name="ro1">
          <table:table-cell table:style-name="ce6" office:value-type="string" table:number-columns-spanned="1" table:number-rows-spanned="5">
            <text:p>PESQUERA EL MORROÑO, S.A. DE C.V.</text:p>
          </table:table-cell>
          <table:table-cell table:style-name="ce6" office:value-type="string" table:number-columns-spanned="1" table:number-rows-spanned="5">
            <text:p>2604010641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MANUEL DEJESUS SOTO NAVARRO</text:p>
          </table:table-cell>
          <table:table-cell table:style-name="ce4" office:value-type="string">
            <text:p>Z609003534</text:p>
          </table:table-cell>
        </table:table-row>
        <table:table-row table:style-name="ro1">
          <table:table-cell table:style-name="ce4" office:value-type="string">
            <text:p>GERARDO BARNETCHE VALDEZ</text:p>
          </table:table-cell>
          <table:table-cell table:style-name="ce4" office:value-type="string">
            <text:p>2609003526</text:p>
          </table:table-cell>
        </table:table-row>
        <table:table-row table:style-name="ro1">
          <table:table-cell table:style-name="ce4" office:value-type="string">
            <text:p>SOCIEDAD COOPERATIVA DE PRODUCCION PESQUERA DE ALTA MAR DE LAS 200 MILLAS DE MAR PATRIMONIAL L.E.A. S.C. DE R.L</text:p>
          </table:table-cell>
          <table:table-cell office:value-type="float" office:value="305000242">
            <text:p>305000242</text:p>
          </table:table-cell>
        </table:table-row>
        <table:table-row table:style-name="ro1">
          <table:table-cell table:style-name="ce4" office:value-type="string">
            <text:p>PESQUERA AGUA AZUL, S.A. DE C.V.</text:p>
          </table:table-cell>
          <table:table-cell table:style-name="ce4" office:value-type="string">
            <text:p>2604006433</text:p>
          </table:table-cell>
        </table:table-row>
        <table:table-row table:style-name="ro1">
          <table:table-cell table:style-name="ce4" office:value-type="string">
            <text:p>JULIAN GARCIA GAXIOLA</text:p>
          </table:table-cell>
          <table:table-cell table:style-name="ce4" office:value-type="string">
            <text:p>2508004971</text:p>
          </table:table-cell>
        </table:table-row>
        <table:table-row table:style-name="ro1">
          <table:table-cell table:style-name="ce4" office:value-type="string">
            <text:p>PESQUERA EL MAREÑO, S.A. DE C.V.</text:p>
          </table:table-cell>
          <table:table-cell table:style-name="ce4" office:value-type="string">
            <text:p>2604001616</text:p>
          </table:table-cell>
        </table:table-row>
        <table:table-row table:style-name="ro1">
          <table:table-cell table:style-name="ce6" office:value-type="string" table:number-columns-spanned="1" table:number-rows-spanned="2">
            <text:p>ANDREA LARA ROMAN</text:p>
          </table:table-cell>
          <table:table-cell table:style-name="ce6" office:value-type="string" table:number-columns-spanned="1" table:number-rows-spanned="2">
            <text:p>270100175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MARIA ONELIA DEL CARMEN SANLUCAS GURIGUTIA</text:p>
          </table:table-cell>
          <table:table-cell table:style-name="ce4" office:value-type="string">
            <text:p>2701004877</text:p>
          </table:table-cell>
        </table:table-row>
        <table:table-row table:style-name="ro1">
          <table:table-cell table:style-name="ce4" office:value-type="string">
            <text:p>JAVIER VAZQUEZ GUTIERREZ</text:p>
          </table:table-cell>
          <table:table-cell table:style-name="ce4" office:value-type="string">
            <text:p>2701005171</text:p>
          </table:table-cell>
        </table:table-row>
        <table:table-row table:style-name="ro1">
          <table:table-cell table:style-name="ce4" office:value-type="string">
            <text:p>DON CHANCHOMON S.C. DE R.L. DE C.V.</text:p>
          </table:table-cell>
          <table:table-cell table:style-name="ce4" office:value-type="string">
            <text:p>2701005130</text:p>
          </table:table-cell>
        </table:table-row>
        <table:table-row table:style-name="ro1">
          <table:table-cell table:style-name="ce4" office:value-type="string">
            <text:p>SOCIEDAD COOPERATIVA DE PRODUCCION PESQUERA V</text:p>
          </table:table-cell>
          <table:table-cell table:style-name="ce4" office:value-type="string">
            <text:p>2701005809</text:p>
          </table:table-cell>
        </table:table-row>
        <table:table-row table:style-name="ro1">
          <table:table-cell table:style-name="ce4" office:value-type="string">
            <text:p>ARMANDO MACIAS SALA</text:p>
          </table:table-cell>
          <table:table-cell table:style-name="ce4" office:value-type="string">
            <text:p>2701002863</text:p>
          </table:table-cell>
        </table:table-row>
        <table:table-row table:style-name="ro1">
          <table:table-cell table:style-name="ce6" office:value-type="string" table:number-columns-spanned="1" table:number-rows-spanned="3">
            <text:p>ISIDORO ANGEL BOVIO RIVERA</text:p>
          </table:table-cell>
          <table:table-cell table:style-name="ce6" office:value-type="string" table:number-columns-spanned="1" table:number-rows-spanned="3">
            <text:p>2701002566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LORENTE TORRUCO GRANIEL—</text:p>
          </table:table-cell>
          <table:table-cell table:style-name="ce4" office:value-type="string">
            <text:p>2701005395</text:p>
          </table:table-cell>
        </table:table-row>
        <table:table-row table:style-name="ro1">
          <table:table-cell table:style-name="ce4" office:value-type="string">
            <text:p>LORENTE TORRUCO DORANTES</text:p>
          </table:table-cell>
          <table:table-cell table:style-name="ce4" office:value-type="string">
            <text:p>2701001394</text:p>
          </table:table-cell>
        </table:table-row>
        <table:table-row table:style-name="ro1">
          <table:table-cell table:style-name="ce6" office:value-type="string" table:number-columns-spanned="1" table:number-rows-spanned="3">
            <text:p>MARBELLO DE TAMPICO, S.A. DE C.V.</text:p>
          </table:table-cell>
          <table:table-cell table:style-name="ce6" office:value-type="string" table:number-columns-spanned="1" table:number-rows-spanned="3">
            <text:p>2808004226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MARTIN GUADALUPE REYNAGA PEÑA</text:p>
          </table:table-cell>
          <table:table-cell table:style-name="ce6" office:value-type="string" table:number-columns-spanned="1" table:number-rows-spanned="2">
            <text:p>2808003475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PESQUERA FEREY, S.A. DE C.V.</text:p>
          </table:table-cell>
          <table:table-cell table:style-name="ce6" office:value-type="string" table:number-columns-spanned="1" table:number-rows-spanned="2">
            <text:p>2808005876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JOSE ISMAEL FERNANDEZ MORALES</text:p>
          </table:table-cell>
          <table:table-cell table:style-name="ce6" office:value-type="string" table:number-columns-spanned="1" table:number-rows-spanned="2">
            <text:p>2808004283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LILIA TERAN MARTINEZ</text:p>
          </table:table-cell>
          <table:table-cell table:style-name="ce4" office:value-type="string">
            <text:p>2808005454</text:p>
          </table:table-cell>
        </table:table-row>
        <table:table-row table:style-name="ro1">
          <table:table-cell table:style-name="ce6" office:value-type="string" table:number-columns-spanned="1" table:number-rows-spanned="2">
            <text:p>ASTUR NAVIERA, S.A. DE C.V.</text:p>
          </table:table-cell>
          <table:table-cell table:style-name="ce6" office:value-type="string" table:number-columns-spanned="1" table:number-rows-spanned="2">
            <text:p>280800275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BASILIO REYNAGA MARTINEZ</text:p>
          </table:table-cell>
          <table:table-cell table:style-name="ce6" office:value-type="string" table:number-columns-spanned="1" table:number-rows-spanned="2">
            <text:p>2808002543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MONICA ALICIA REYNAGA PEÑA</text:p>
          </table:table-cell>
          <table:table-cell table:style-name="ce4" office:value-type="string">
            <text:p>2808006452</text:p>
          </table:table-cell>
        </table:table-row>
        <table:table-row table:style-name="ro1">
          <table:table-cell table:style-name="ce4" office:value-type="string">
            <text:p>CONGELADORA REY MAR DE TAMPICO, S.A. DE C.V.</text:p>
          </table:table-cell>
          <table:table-cell table:style-name="ce4" office:value-type="string">
            <text:p>2808005959</text:p>
          </table:table-cell>
        </table:table-row>
        <table:table-row table:style-name="ro1">
          <table:table-cell/>
          <table:table-cell table:style-name="ce6" office:value-type="string" table:number-columns-spanned="1" table:number-rows-spanned="3">
            <text:p>2808007690</text:p>
          </table:table-cell>
        </table:table-row>
        <table:table-row table:style-name="ro1">
          <table:table-cell table:style-name="ce4" office:value-type="string">
            <text:p>PORTO JAIBO, S.A. DE C.V.</text:p>
          </table:table-cell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 table:style-name="ce4" office:value-type="string">
            <text:p>NARDA ROSA CECILIA REYNAGA PEÑA</text:p>
          </table:table-cell>
          <table:table-cell table:style-name="ce4" office:value-type="string">
            <text:p>2808006668</text:p>
          </table:table-cell>
        </table:table-row>
        <table:table-row table:style-name="ro1">
          <table:table-cell table:style-name="ce4" office:value-type="string">
            <text:p>EDGAR ESTUARDO REYES GARCIA</text:p>
          </table:table-cell>
          <table:table-cell table:style-name="ce4" office:value-type="string">
            <text:p>2808007708</text:p>
          </table:table-cell>
        </table:table-row>
        <table:table-row table:style-name="ro1">
          <table:table-cell table:style-name="ce4" office:value-type="string">
            <text:p>JONATHAN PIMIENTA MONTIEL</text:p>
          </table:table-cell>
          <table:table-cell table:style-name="ce4" office:value-type="string">
            <text:p>2808006726</text:p>
          </table:table-cell>
        </table:table-row>
        <table:table-row table:style-name="ro1">
          <table:table-cell table:style-name="ce4" office:value-type="string">
            <text:p>EDUARDO COUOH GUTIERREZ</text:p>
          </table:table-cell>
          <table:table-cell table:style-name="ce4" office:value-type="string">
            <text:p>2608004564</text:p>
          </table:table-cell>
        </table:table-row>
        <table:table-row table:style-name="ro1">
          <table:table-cell table:style-name="ce6" office:value-type="string" table:number-columns-spanned="1" table:number-rows-spanned="3">
            <text:p>PRODUCTOS PESQUEROS DE TAMPICO S.A. DE C.V.</text:p>
          </table:table-cell>
          <table:table-cell table:style-name="ce6" office:value-type="string" table:number-columns-spanned="1" table:number-rows-spanned="3">
            <text:p>2808005553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NICANOR FERNANDEZ CABRERA</text:p>
          </table:table-cell>
          <table:table-cell table:style-name="ce4" office:value-type="string">
            <text:p>2808000885</text:p>
          </table:table-cell>
        </table:table-row>
        <table:table-row table:style-name="ro1">
          <table:table-cell table:style-name="ce6" office:value-type="string" table:number-columns-spanned="1" table:number-rows-spanned="2">
            <text:p>CARLOS VAZQUEZ OROZCO</text:p>
          </table:table-cell>
          <table:table-cell table:style-name="ce6" office:value-type="string" table:number-columns-spanned="1" table:number-rows-spanned="2">
            <text:p>2808007013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JORGE APPEDOLE BARRERA</text:p>
          </table:table-cell>
          <table:table-cell table:style-name="ce6" office:value-type="string" table:number-columns-spanned="1" table:number-rows-spanned="2">
            <text:p>2808004220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8">
            <text:p>GRUPO INDUSTRIAL ASOCIADO, S.A. DE C.V.</text:p>
          </table:table-cell>
          <table:table-cell table:style-name="ce6" office:value-type="string" table:number-columns-spanned="1" table:number-rows-spanned="8">
            <text:p>2808006866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6">
            <text:p>GRUPO PESQUERO R &amp; A, S.A. DE C.V.</text:p>
          </table:table-cell>
          <table:table-cell table:style-name="ce6" office:value-type="string" table:number-columns-spanned="1" table:number-rows-spanned="6">
            <text:p>280800685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3">
            <text:p>MARCELA RUIZ VILLEGAS</text:p>
          </table:table-cell>
          <table:table-cell table:style-name="ce6" office:value-type="string" table:number-columns-spanned="1" table:number-rows-spanned="3">
            <text:p>2808004622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3">
            <text:p>CAMARONERA PALMASOLA, S.A. DE C.V.</text:p>
          </table:table-cell>
          <table:table-cell table:style-name="ce6" office:value-type="string" table:number-columns-spanned="1" table:number-rows-spanned="3">
            <text:p>2808005082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IRMA YOLANDA LONGORIA TREVIÑO</text:p>
          </table:table-cell>
          <table:table-cell table:style-name="ce4" office:value-type="string">
            <text:p>2808000679</text:p>
          </table:table-cell>
        </table:table-row>
        <table:table-row table:style-name="ro1">
          <table:table-cell table:style-name="ce4" office:value-type="string">
            <text:p>PEDRO JOSE OCHOA HERNANDEZ</text:p>
          </table:table-cell>
          <table:table-cell table:style-name="ce4" office:value-type="string">
            <text:p>3001009673</text:p>
          </table:table-cell>
        </table:table-row>
        <table:table-row table:style-name="ro2">
          <table:table-cell table:style-name="ce4" office:value-type="string">
            <text:p>PESCA FINA DE TUXPAM, S.A.</text:p>
          </table:table-cell>
          <table:table-cell table:style-name="ce4" office:value-type="string">
            <text:p>aninnmona</text:p>
          </table:table-cell>
        </table:table-row>
        <table:table-row table:style-name="ro1">
          <table:table-cell table:style-name="ce4" office:value-type="string">
            <text:p>DE C.V.</text:p>
          </table:table-cell>
          <table:table-cell/>
        </table:table-row>
        <table:table-row table:style-name="ro1">
          <table:table-cell table:style-name="ce4" office:value-type="string">
            <text:p>ROBALO IX, S.A. DE C.V.</text:p>
          </table:table-cell>
          <table:table-cell table:style-name="ce4" office:value-type="string">
            <text:p>3010002768</text:p>
          </table:table-cell>
        </table:table-row>
        <table:table-row table:style-name="ro1">
          <table:table-cell table:style-name="ce4" office:value-type="string">
            <text:p>DORADO DEL GOLFO, S.A. DE C.V.</text:p>
          </table:table-cell>
          <table:table-cell table:style-name="ce4" office:value-type="string">
            <text:p>3010002800</text:p>
          </table:table-cell>
        </table:table-row>
        <table:table-row table:style-name="ro1">
          <table:table-cell table:style-name="ce6" office:value-type="string" table:number-columns-spanned="1" table:number-rows-spanned="2">
            <text:p>GERARDO CRUZ GARCIA</text:p>
          </table:table-cell>
          <table:table-cell table:style-name="ce6" office:value-type="string" table:number-columns-spanned="1" table:number-rows-spanned="2">
            <text:p>3001007941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INMOBILIARIA OFFSHORE S.A. DE C.V.</text:p>
          </table:table-cell>
          <table:table-cell table:style-name="ce4" office:value-type="string">
            <text:p>3010003014</text:p>
          </table:table-cell>
        </table:table-row>
        <table:table-row table:style-name="ro1">
          <table:table-cell table:style-name="ce4" office:value-type="string">
            <text:p>JUAN MARTIN PECHA VALLE</text:p>
          </table:table-cell>
          <table:table-cell table:style-name="ce4" office:value-type="string">
            <text:p>310S008068</text:p>
          </table:table-cell>
        </table:table-row>
        <table:table-row table:style-name="ro1">
          <table:table-cell table:style-name="ce6" office:value-type="string" table:number-columns-spanned="1" table:number-rows-spanned="6">
            <text:p>CARLOS MANUEL ZACARIAS DIB</text:p>
          </table:table-cell>
          <table:table-cell table:style-name="ce6" office:value-type="string" table:number-columns-spanned="1" table:number-rows-spanned="6">
            <text:p>3105002921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JAIME ORLANDO CHI MÉNDEZ</text:p>
          </table:table-cell>
          <table:table-cell table:style-name="ce4" office:value-type="string">
            <text:p>3105008175</text:p>
          </table:table-cell>
        </table:table-row>
        <table:table-row table:style-name="ro1">
          <table:table-cell table:style-name="ce6" office:value-type="string" table:number-columns-spanned="1" table:number-rows-spanned="2">
            <text:p>VICTOR ZACARIAS Y DIB</text:p>
          </table:table-cell>
          <table:table-cell table:style-name="ce6" office:value-type="string" table:number-columns-spanned="1" table:number-rows-spanned="2">
            <text:p>3105003283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FELIPE GOMEZ ZETINA</text:p>
          </table:table-cell>
          <table:table-cell table:style-name="ce4" office:value-type="string">
            <text:p>3105004992</text:p>
          </table:table-cell>
        </table:table-row>
        <table:table-row table:style-name="ro1">
          <table:table-cell table:style-name="ce4" office:value-type="string">
            <text:p>LUIS ALBERTO CORTES RODRIGUEZ</text:p>
          </table:table-cell>
          <table:table-cell table:style-name="ce4" office:value-type="string">
            <text:p>3105006047</text:p>
          </table:table-cell>
        </table:table-row>
        <table:table-row table:style-name="ro1">
          <table:table-cell table:style-name="ce6" office:value-type="string" table:number-columns-spanned="1" table:number-rows-spanned="2">
            <text:p>JUAN DOMINGUEZ VERGARA</text:p>
          </table:table-cell>
          <table:table-cell table:style-name="ce6" office:value-type="string" table:number-columns-spanned="1" table:number-rows-spanned="2">
            <text:p>3105006906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JESUS ALFONSO NOVELO</text:p>
          </table:table-cell>
          <table:table-cell table:style-name="ce4" office:value-type="string">
            <text:p>3105005916</text:p>
          </table:table-cell>
        </table:table-row>
        <table:table-row table:style-name="ro1">
          <table:table-cell table:style-name="ce4" office:value-type="string">
            <text:p>JOSE EDUARDO BRICEÑO</text:p>
          </table:table-cell>
          <table:table-cell table:style-name="ce4" office:value-type="string">
            <text:p>3105004786</text:p>
          </table:table-cell>
        </table:table-row>
        <table:table-row table:style-name="ro1">
          <table:table-cell table:style-name="ce4" office:value-type="string">
            <text:p>JOSE LUIS VILLANUEVA MAGAÑA</text:p>
          </table:table-cell>
          <table:table-cell table:style-name="ce4" office:value-type="string">
            <text:p>3105008324</text:p>
          </table:table-cell>
        </table:table-row>
        <table:table-row table:style-name="ro1">
          <table:table-cell table:style-name="ce4" office:value-type="string">
            <text:p>MARIA SANTOS NIÑO-... . _ RODRIGUEZ</text:p>
          </table:table-cell>
          <table:table-cell table:style-name="ce4" office:value-type="string">
            <text:p>3105007953</text:p>
          </table:table-cell>
        </table:table-row>
        <table:table-row table:style-name="ro1">
          <table:table-cell table:style-name="ce4" office:value-type="string">
            <text:p>RAUL LEON GARCIA</text:p>
          </table:table-cell>
          <table:table-cell table:style-name="ce4" office:value-type="string">
            <text:p>3105003515</text:p>
          </table:table-cell>
        </table:table-row>
        <table:table-row table:style-name="ro1">
          <table:table-cell table:style-name="ce6" office:value-type="string" table:number-columns-spanned="1" table:number-rows-spanned="2">
            <text:p>MIGUEL ANGEL ARROYO Y GAMBOA</text:p>
          </table:table-cell>
          <table:table-cell table:style-name="ce6" office:value-type="string" table:number-columns-spanned="1" table:number-rows-spanned="2">
            <text:p>3109000185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JOSE GILBERTO PECH CARDENA</text:p>
          </table:table-cell>
          <table:table-cell table:style-name="ce6" office:value-type="string" table:number-columns-spanned="1" table:number-rows-spanned="2">
            <text:p>3105000321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OSVALDO ESQUIVEL DORANTES</text:p>
          </table:table-cell>
          <table:table-cell table:style-name="ce6" office:value-type="string" table:number-columns-spanned="1" table:number-rows-spanned="2">
            <text:p>3105008365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NICOLAS LEON CONTRERAS</text:p>
          </table:table-cell>
          <table:table-cell table:style-name="ce6" office:value-type="string" table:number-columns-spanned="1" table:number-rows-spanned="2">
            <text:p>310500081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FELIPE DE JESUS QUINTAL CRUZ</text:p>
          </table:table-cell>
          <table:table-cell table:style-name="ce4" office:value-type="string">
            <text:p>3105008464</text:p>
          </table:table-cell>
        </table:table-row>
        <table:table-row table:style-name="ro1">
          <table:table-cell table:style-name="ce6" office:value-type="string" table:number-columns-spanned="1" table:number-rows-spanned="2">
            <text:p>CONGELADORA ARROYO, S.A. DE C.V.</text:p>
          </table:table-cell>
          <table:table-cell table:style-name="ce6" office:value-type="string" table:number-columns-spanned="1" table:number-rows-spanned="2">
            <text:p>3109000582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table-cell table:style-name="ce4" office:value-type="string">
            <text:p>SANTIAGO PEREZ CACERES</text:p>
          </table:table-cell>
          <table:table-cell table:style-name="ce4" office:value-type="string">
            <text:p>3105000334</text:p>
          </table:table-cell>
        </table:table-row>
        <table:table-row table:style-name="ro1">
          <table:table-cell table:style-name="ce6" office:value-type="string" table:number-columns-spanned="1" table:number-rows-spanned="3">
            <text:p>JOSE ISABEL CORTES. GONGORA</text:p>
          </table:table-cell>
          <table:table-cell table:style-name="ce6" office:value-type="string" table:number-columns-spanned="1" table:number-rows-spanned="3">
            <text:p>3105005668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>
            <text:p>MANUEL RAUL JIMENEZ FRIAS</text:p>
          </table:table-cell>
          <table:table-cell table:style-name="ce4" office:value-type="string">
            <text:p>3105008019</text:p>
          </table:table-cell>
        </table:table-row>
        <table:table-row table:style-name="ro1">
          <table:table-cell table:style-name="ce4" office:value-type="string">
            <text:p>OSCAR VELAZQUEZ VAZQUEZ</text:p>
          </table:table-cell>
          <table:table-cell table:style-name="ce4" office:value-type="string">
            <text:p>2701005403</text:p>
          </table:table-cell>
        </table:table-row>
        <table:table-row table:style-name="ro1">
          <table:table-cell table:style-name="ce4" office:value-type="string">
            <text:p>OMAR IVAN VELAZQUEZ ENCISO</text:p>
          </table:table-cell>
          <table:table-cell table:style-name="ce4" office:value-type="string">
            <text:p>270100477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>
            <text:p>GRUPO CAZA DE MEXICO S DE</text:p>
          </table:table-cell>
          <table:table-cell table:style-name="ce6" office:value-type="string" table:number-columns-spanned="1" table:number-rows-spanned="2">
            <text:p>3105008258</text:p>
          </table:table-cell>
        </table:table-row>
        <table:table-row table:style-name="ro1">
          <table:table-cell table:style-name="ce4" office:value-type="string">
            <text:p>RL DE CV</text:p>
          </table:table-cell>
          <table:covered-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MARTIN VELAZQUEZ CUEVAS</text:p>
          </table:table-cell>
          <table:table-cell table:style-name="ce6" office:value-type="string" table:number-columns-spanned="1" table:number-rows-spanned="2">
            <text:p>3105002863</text:p>
          </table:table-cell>
        </table:table-row>
        <table:table-row table:style-name="ro1">
          <table:covered-table-cell table:number-columns-repeated="2"/>
        </table:table-row>
        <table:table-row table:style-name="ro1" table:number-rows-repeated="1048025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10"/>
    </number:number-style>
    <number:currency-style style:name="N117P0" style:volatile="true">
      <number:currency-symbol number:language="en" number:country="NZ">$</number:currency-symbol>
      <number:number number:decimal-places="2" number:min-integer-digits="1" number:grouping="true"/>
      <number:text> </number:text>
    </number:currency-style>
    <number:currency-style style:name="N117">
      <number:text>(</number:text>
      <number:currency-symbol number:language="en" number:country="NZ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4/09/2017</text:date>, <text:time>21:2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1:28:50</dc:date>
    <dc:creator>Gabriela Rodriguez Beron</dc:creator>
    <meta:generator>OpenOffice/4.1.1$Unix OpenOffice.org_project/411m6$Build-9775</meta:generator>
    <meta:editing-duration>PT2H17M6S</meta:editing-duration>
    <meta:editing-cycles>6</meta:editing-cycles>
    <meta:document-statistic meta:table-count="2" meta:cell-count="6067" meta:object-count="0"/>
  </office:meta>
</office:document-meta>
</file>